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Basic/Standard/Phase_detecto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toolbar/standardbar.xml" manifest:media-type=""/>
  <manifest:file-entry manifest:full-path="Configurations2/popupmenu/oleobjec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465a4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ext-properties fo:color="#00a933"/>
    </style:style>
    <style:style style:name="ce7" style:family="table-cell" style:parent-style-name="Default"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ea75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3" style:family="graphic">
      <style:graphic-properties draw:stroke="solid" svg:stroke-width="0.5cm" svg:stroke-color="#ffffff" draw:marker-start-width="0.95cm" draw:marker-end-width="0.95cm" draw:fill="solid" draw:fill-color="#ffffff" draw:textarea-horizontal-align="center" draw:textarea-vertical-align="middle" fo:padding-top="0.25cm" fo:padding-bottom="0.25cm" fo:padding-left="0.25cm" fo:padding-right="0.25cm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9.325cm" svg:height="7.783cm" svg:x="22.406cm" svg:y="0.345cm">
            <draw:object draw:notify-on-update-of-ranges="Лист1.B1:Лист1.B800 Лист1.C1:Лист1.C8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276cm" svg:height="3.772cm" svg:x="22.849cm" svg:y="8.181cm">
            <draw:object draw:notify-on-update-of-ranges="Лист1.E1:Лист1.E8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3" svg:width="9.247cm" svg:height="3.83cm" svg:x="32.402cm" svg:y="7.99cm">
            <draw:object draw:notify-on-update-of-ranges="Лист1.F1:Лист1.F800" xlink:href="./Object 4" xlink:type="simple" xlink:show="embed" xlink:actuate="onLoad">
              <loext:p text:style-name="P2">3</loext:p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IN((2*PI()*[.A1] - [.$H$1]) / 100)*[.$H$2]+[.$H$3]" office:value-type="float" office:value="-0.136738412656461" calcext:value-type="float">
            <text:p>-0,136738412656461</text:p>
          </table:table-cell>
          <table:table-cell table:formula="of:=COS(2*PI()*[.A1]/100)" office:value-type="float" office:value="0.998026728428271" calcext:value-type="float">
            <text:p>0,998026728428271</text:p>
          </table:table-cell>
          <table:table-cell table:number-columns-repeated="3"/>
          <table:table-cell table:style-name="ce10" office:value-type="string" calcext:value-type="string">
            <text:p>Фаза сигнала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IN((2*PI()*[.A2] - [.$H$1]) / 100)*[.$H$2]+[.$H$3]" office:value-type="float" office:value="-0.0742678504729447" calcext:value-type="float">
            <text:p>-0,074267850472945</text:p>
          </table:table-cell>
          <table:table-cell table:formula="of:=COS(2*PI()*[.A2]/100)" office:value-type="float" office:value="0.992114701314478" calcext:value-type="float">
            <text:p>0,992114701314478</text:p>
          </table:table-cell>
          <table:table-cell table:number-columns-repeated="3"/>
          <table:table-cell table:style-name="ce10" office:value-type="string" calcext:value-type="string">
            <text:p>Усиление сигнала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IN((2*PI()*[.A3] - [.$H$1]) / 100)*[.$H$2]+[.$H$3]" office:value-type="float" office:value="-0.0115041870133648" calcext:value-type="float">
            <text:p>-0,011504187013365</text:p>
          </table:table-cell>
          <table:table-cell table:formula="of:=COS(2*PI()*[.A3]/100)" office:value-type="float" office:value="0.982287250728689" calcext:value-type="float">
            <text:p>0,982287250728689</text:p>
          </table:table-cell>
          <table:table-cell table:number-columns-repeated="3"/>
          <table:table-cell table:style-name="ce10" office:value-type="string" calcext:value-type="string">
            <text:p>Смещение сигнала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IN((2*PI()*[.A4] - [.$H$1]) / 100)*[.$H$2]+[.$H$3]" office:value-type="float" office:value="0.0513048782165936" calcext:value-type="float">
            <text:p>0,051304878216594</text:p>
          </table:table-cell>
          <table:table-cell table:formula="of:=COS(2*PI()*[.A4]/100)" office:value-type="float" office:value="0.968583161128631" calcext:value-type="float">
            <text:p>0,968583161128631</text:p>
          </table:table-cell>
          <table:table-cell table:number-columns-repeated="3"/>
          <table:table-cell office:value-type="float" office:value="-4.7722242824122E-017" calcext:value-type="float">
            <text:p>-4,7722242824122E-17</text:p>
          </table:table-cell>
          <table:table-cell office:value-type="float" office:value="-6.00214322687975E-018" calcext:value-type="float">
            <text:p>-6,00214322687975E-18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IN((2*PI()*[.A5] - [.$H$1]) / 100)*[.$H$2]+[.$H$3]" office:value-type="float" office:value="0.113911466531201" calcext:value-type="float">
            <text:p>0,113911466531201</text:p>
          </table:table-cell>
          <table:table-cell table:formula="of:=COS(2*PI()*[.A5]/100)" office:value-type="float" office:value="0.951056516295153" calcext:value-type="float">
            <text:p>0,951056516295153</text:p>
          </table:table-cell>
          <table:table-cell table:number-columns-repeated="3"/>
          <table:table-cell office:value-type="float" office:value="-1.09893728891608E-017" calcext:value-type="float">
            <text:p>-1,09893728891608E-17</text:p>
          </table:table-cell>
          <table:table-cell table:formula="of:=SUM([.B$1:.B$1048576])" office:value-type="float" office:value="-2.91433543964104E-015" calcext:value-type="float">
            <text:p>-2,91433543964104E-1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IN((2*PI()*[.A6] - [.$H$1]) / 100)*[.$H$2]+[.$H$3]" office:value-type="float" office:value="0.176068498328608" calcext:value-type="float">
            <text:p>0,176068498328608</text:p>
          </table:table-cell>
          <table:table-cell table:formula="of:=COS(2*PI()*[.A6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IN((2*PI()*[.A7] - [.$H$1]) / 100)*[.$H$2]+[.$H$3]" office:value-type="float" office:value="0.237530668201157" calcext:value-type="float">
            <text:p>0,237530668201157</text:p>
          </table:table-cell>
          <table:table-cell table:formula="of:=COS(2*PI()*[.A7]/100)" office:value-type="float" office:value="0.90482705246602" calcext:value-type="float">
            <text:p>0,90482705246602</text:p>
          </table:table-cell>
          <table:table-cell/>
          <table:table-cell office:value-type="float" office:value="-0.0000023994865631094" calcext:value-type="float">
            <text:p>-2,3994865631094E-06</text:p>
          </table:table-cell>
          <table:table-cell office:value-type="float" office:value="0.0000231270103963656" calcext:value-type="float">
            <text:p>2,31270103963656E-05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IN((2*PI()*[.A8] - [.$H$1]) / 100)*[.$H$2]+[.$H$3]" office:value-type="float" office:value="0.298055413043757" calcext:value-type="float">
            <text:p>0,298055413043757</text:p>
          </table:table-cell>
          <table:table-cell table:formula="of:=COS(2*PI()*[.A8]/100)" office:value-type="float" office:value="0.876306680043864" calcext:value-type="float">
            <text:p>0,876306680043864</text:p>
          </table:table-cell>
          <table:table-cell/>
          <table:table-cell office:value-type="float" office:value="-0.00000609606584942024" calcext:value-type="float">
            <text:p>-6,09606584942024E-06</text:p>
          </table:table-cell>
          <table:table-cell office:value-type="float" office:value="0.0000504133146900666" calcext:value-type="float">
            <text:p>5,04133146900666E-05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IN((2*PI()*[.A9] - [.$H$1]) / 100)*[.$H$2]+[.$H$3]" office:value-type="float" office:value="0.357403869339638" calcext:value-type="float">
            <text:p>0,357403869339638</text:p>
          </table:table-cell>
          <table:table-cell table:formula="of:=COS(2*PI()*[.A9]/100)" office:value-type="float" office:value="0.844327925502015" calcext:value-type="float">
            <text:p>0,844327925502015</text:p>
          </table:table-cell>
          <table:table-cell/>
          <table:table-cell office:value-type="float" office:value="-54.6951947200993" calcext:value-type="float">
            <text:p>-54,6951947200993</text:p>
          </table:table-cell>
          <table:table-cell table:style-name="ce7" office:value-type="float" office:value="396.242903093354" calcext:value-type="float">
            <text:p>396,242903093354</text:p>
          </table:table-cell>
          <table:table-cell table:formula="of:=[.E9]/[.F9]" office:value-type="float" office:value="-0.138034509370666" calcext:value-type="float">
            <text:p>-0,138034509370666</text:p>
          </table:table-cell>
          <table:table-cell office:value-type="float" office:value="0.062915098742898" calcext:value-type="float">
            <text:p>0,062915098742898</text:p>
          </table:table-cell>
          <table:table-cell table:style-name="ce8" table:formula="of:=[.H9]-[.G9]" office:value-type="float" office:value="0.200949608113564" calcext:value-type="float">
            <text:p>0,200949608113564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IN((2*PI()*[.A10] - [.$H$1]) / 100)*[.$H$2]+[.$H$3]" office:value-type="float" office:value="0.415341815845532" calcext:value-type="float">
            <text:p>0,415341815845532</text:p>
          </table:table-cell>
          <table:table-cell table:formula="of:=COS(2*PI()*[.A10]/100)" office:value-type="float" office:value="0.809016994374947" calcext:value-type="float">
            <text:p>0,809016994374947</text:p>
          </table:table-cell>
          <table:table-cell/>
          <table:table-cell office:value-type="float" office:value="0.00000889015994545717" calcext:value-type="float">
            <text:p>8,89015994545717E-06</text:p>
          </table:table-cell>
          <table:table-cell office:value-type="float" office:value="-0.0000573251546261821" calcext:value-type="float">
            <text:p>-5,73251546261821E-05</text:p>
          </table:table-cell>
          <table:table-cell table:formula="of:=[.E793]/[.F793]" office:value-type="float" office:value="0.138078431436248" calcext:value-type="float">
            <text:p>0,138078431436248</text:p>
          </table:table-cell>
          <table:table-cell office:value-type="float" office:value="-0.062872162777739" calcext:value-type="float">
            <text:p>-0,062872162777739</text:p>
          </table:table-cell>
          <table:table-cell table:style-name="ce8" table:formula="of:=[.H10]-[.G10]" office:value-type="float" office:value="-0.200950594213987" calcext:value-type="float">
            <text:p>-0,20095059421398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IN((2*PI()*[.A11] - [.$H$1]) / 100)*[.$H$2]+[.$H$3]" office:value-type="float" office:value="0.47164059795591" calcext:value-type="float">
            <text:p>0,47164059795591</text:p>
          </table:table-cell>
          <table:table-cell table:formula="of:=COS(2*PI()*[.A11]/100)" office:value-type="float" office:value="0.770513242775789" calcext:value-type="float">
            <text:p>0,770513242775789</text:p>
          </table:table-cell>
          <table:table-cell/>
          <table:table-cell office:value-type="float" office:value="0.00000518237116997611" calcext:value-type="float">
            <text:p>5,18237116997611E-06</text:p>
          </table:table-cell>
          <table:table-cell office:value-type="float" office:value="-0.0000301196214912165" calcext:value-type="float">
            <text:p>-3,01196214912165E-0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IN((2*PI()*[.A12] - [.$H$1]) / 100)*[.$H$2]+[.$H$3]" office:value-type="float" office:value="0.52607803009825" calcext:value-type="float">
            <text:p>0,52607803009825</text:p>
          </table:table-cell>
          <table:table-cell table:formula="of:=COS(2*PI()*[.A12]/100)" office:value-type="float" office:value="0.728968627421412" calcext:value-type="float">
            <text:p>0,728968627421412</text:p>
          </table:table-cell>
          <table:table-cell/>
          <table:table-cell office:value-type="float" office:value="0.00000395999475322206" calcext:value-type="float">
            <text:p>3,95999475322206E-06</text:p>
          </table:table-cell>
          <table:table-cell office:value-type="float" office:value="-0.000020957161596117" calcext:value-type="float">
            <text:p>-2,0957161596117E-0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IN((2*PI()*[.A13] - [.$H$1]) / 100)*[.$H$2]+[.$H$3]" office:value-type="float" office:value="0.578439272597981" calcext:value-type="float">
            <text:p>0,578439272597981</text:p>
          </table:table-cell>
          <table:table-cell table:formula="of:=COS(2*PI()*[.A13]/100)" office:value-type="float" office:value="0.684547105928689" calcext:value-type="float">
            <text:p>0,684547105928689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IN((2*PI()*[.A14] - [.$H$1]) / 100)*[.$H$2]+[.$H$3]" office:value-type="float" office:value="0.628517679552535" calcext:value-type="float">
            <text:p>0,628517679552535</text:p>
          </table:table-cell>
          <table:table-cell table:formula="of:=COS(2*PI()*[.A14]/100)" office:value-type="float" office:value="0.63742398974869" calcext:value-type="float">
            <text:p>0,6374239897486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(2*PI()*[.A15] - [.$H$1]) / 100)*[.$H$2]+[.$H$3]" office:value-type="float" office:value="0.67611561436831" calcext:value-type="float">
            <text:p>0,67611561436831</text:p>
          </table:table-cell>
          <table:table-cell table:formula="of:=COS(2*PI()*[.A1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IN((2*PI()*[.A16] - [.$H$1]) / 100)*[.$H$2]+[.$H$3]" office:value-type="float" office:value="0.721045229742015" calcext:value-type="float">
            <text:p>0,721045229742015</text:p>
          </table:table-cell>
          <table:table-cell table:formula="of:=COS(2*PI()*[.A16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IN((2*PI()*[.A17] - [.$H$1]) / 100)*[.$H$2]+[.$H$3]" office:value-type="float" office:value="0.76312920900816" calcext:value-type="float">
            <text:p>0,76312920900816</text:p>
          </table:table-cell>
          <table:table-cell table:formula="of:=COS(2*PI()*[.A17]/100)" office:value-type="float" office:value="0.481753674101715" calcext:value-type="float">
            <text:p>0,481753674101715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IN((2*PI()*[.A18] - [.$H$1]) / 100)*[.$H$2]+[.$H$3]" office:value-type="float" office:value="0.802201465926921" calcext:value-type="float">
            <text:p>0,802201465926921</text:p>
          </table:table-cell>
          <table:table-cell table:formula="of:=COS(2*PI()*[.A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IN((2*PI()*[.A19] - [.$H$1]) / 100)*[.$H$2]+[.$H$3]" office:value-type="float" office:value="0.838107800150658" calcext:value-type="float">
            <text:p>0,838107800150658</text:p>
          </table:table-cell>
          <table:table-cell table:formula="of:=COS(2*PI()*[.A19]/100)" office:value-type="float" office:value="0.368124552684678" calcext:value-type="float">
            <text:p>0,368124552684678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IN((2*PI()*[.A20] - [.$H$1]) / 100)*[.$H$2]+[.$H$3]" office:value-type="float" office:value="0.870706505782232" calcext:value-type="float">
            <text:p>0,870706505782232</text:p>
          </table:table-cell>
          <table:table-cell table:formula="of:=COS(2*PI()*[.A20]/100)" office:value-type="float" office:value="0.309016994374947" calcext:value-type="float">
            <text:p>0,309016994374947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IN((2*PI()*[.A21] - [.$H$1]) / 100)*[.$H$2]+[.$H$3]" office:value-type="float" office:value="0.899868930623449" calcext:value-type="float">
            <text:p>0,899868930623449</text:p>
          </table:table-cell>
          <table:table-cell table:formula="of:=COS(2*PI()*[.A21]/100)" office:value-type="float" office:value="0.248689887164855" calcext:value-type="float">
            <text:p>0,248689887164855</text:p>
          </table:table-cell>
          <table:table-cell table:number-columns-repeated="12"/>
          <table:table-cell>
            <draw:frame table:end-cell-address="Лист1.R24" table:end-x="0.373cm" table:end-y="0.189cm" draw:z-index="3" draw:style-name="gr3" draw:text-style-name="P4" svg:width="4.546cm" svg:height="1.138cm" svg:x="0.343cm" svg:y="0.405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IN((2*PI()*[.A22] - [.$H$1]) / 100)*[.$H$2]+[.$H$3]" office:value-type="float" office:value="0.925479983906503" calcext:value-type="float">
            <text:p>0,925479983906503</text:p>
          </table:table-cell>
          <table:table-cell table:formula="of:=COS(2*PI()*[.A22]/100)" office:value-type="float" office:value="0.187381314585725" calcext:value-type="float">
            <text:p>0,187381314585725</text:p>
          </table:table-cell>
          <table:table-cell table:number-columns-repeated="7"/>
          <table:table-cell>
            <draw:frame table:end-cell-address="Лист1.M24" table:end-x="2.11cm" table:end-y="0.29cm" draw:z-index="4" draw:style-name="gr3" draw:text-style-name="P4" svg:width="4.621cm" svg:height="1.138cm" svg:x="2.005cm" svg:y="0.055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IN((2*PI()*[.A23] - [.$H$1]) / 100)*[.$H$2]+[.$H$3]" office:value-type="float" office:value="0.947438590504664" calcext:value-type="float">
            <text:p>0,947438590504664</text:p>
          </table:table-cell>
          <table:table-cell table:formula="of:=COS(2*PI()*[.A23]/100)" office:value-type="float" office:value="0.125333233564304" calcext:value-type="float">
            <text:p>0,125333233564304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IN((2*PI()*[.A24] - [.$H$1]) / 100)*[.$H$2]+[.$H$3]" office:value-type="float" office:value="0.965658089829623" calcext:value-type="float">
            <text:p>0,965658089829623</text:p>
          </table:table-cell>
          <table:table-cell table:formula="of:=COS(2*PI()*[.A24]/100)" office:value-type="float" office:value="0.0627905195293135" calcext:value-type="float">
            <text:p>0,06279051952931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IN((2*PI()*[.A25] - [.$H$1]) / 100)*[.$H$2]+[.$H$3]" office:value-type="float" office:value="0.980066577841242" calcext:value-type="float">
            <text:p>0,980066577841242</text:p>
          </table:table-cell>
          <table:table-cell table:formula="of:=COS(2*PI()*[.A25]/100)" office:value-type="float" office:value="6.12323399573677E-017" calcext:value-type="float">
            <text:p>6,12323399573677E-17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IN((2*PI()*[.A26] - [.$H$1]) / 100)*[.$H$2]+[.$H$3]" office:value-type="float" office:value="0.990607190819949" calcext:value-type="float">
            <text:p>0,990607190819949</text:p>
          </table:table-cell>
          <table:table-cell table:formula="of:=COS(2*PI()*[.A26]/100)" office:value-type="float" office:value="-0.0627905195293134" calcext:value-type="float">
            <text:p>-0,062790519529313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IN((2*PI()*[.A27] - [.$H$1]) / 100)*[.$H$2]+[.$H$3]" office:value-type="float" office:value="0.997238329781867" calcext:value-type="float">
            <text:p>0,997238329781867</text:p>
          </table:table-cell>
          <table:table-cell table:formula="of:=COS(2*PI()*[.A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IN((2*PI()*[.A28] - [.$H$1]) / 100)*[.$H$2]+[.$H$3]" office:value-type="float" office:value="0.999933824650992" calcext:value-type="float">
            <text:p>0,999933824650992</text:p>
          </table:table-cell>
          <table:table-cell table:formula="of:=COS(2*PI()*[.A28]/100)" office:value-type="float" office:value="-0.187381314585725" calcext:value-type="float">
            <text:p>-0,187381314585725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IN((2*PI()*[.A29] - [.$H$1]) / 100)*[.$H$2]+[.$H$3]" office:value-type="float" office:value="0.99868303754053" calcext:value-type="float">
            <text:p>0,99868303754053</text:p>
          </table:table-cell>
          <table:table-cell table:formula="of:=COS(2*PI()*[.A29]/100)" office:value-type="float" office:value="-0.248689887164855" calcext:value-type="float">
            <text:p>-0,248689887164855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(2*PI()*[.A30] - [.$H$1]) / 100)*[.$H$2]+[.$H$3]" office:value-type="float" office:value="0.993490904735776" calcext:value-type="float">
            <text:p>0,993490904735776</text:p>
          </table:table-cell>
          <table:table-cell table:formula="of:=COS(2*PI()*[.A30]/100)" office:value-type="float" office:value="-0.309016994374947" calcext:value-type="float">
            <text:p>-0,309016994374947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IN((2*PI()*[.A31] - [.$H$1]) / 100)*[.$H$2]+[.$H$3]" office:value-type="float" office:value="0.98437791721285" calcext:value-type="float">
            <text:p>0,98437791721285</text:p>
          </table:table-cell>
          <table:table-cell table:formula="of:=COS(2*PI()*[.A31]/100)" office:value-type="float" office:value="-0.368124552684678" calcext:value-type="float">
            <text:p>-0,368124552684678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IN((2*PI()*[.A32] - [.$H$1]) / 100)*[.$H$2]+[.$H$3]" office:value-type="float" office:value="0.971380039770178" calcext:value-type="float">
            <text:p>0,971380039770178</text:p>
          </table:table-cell>
          <table:table-cell table:formula="of:=COS(2*PI()*[.A32]/100)" office:value-type="float" office:value="-0.425779291565073" calcext:value-type="float">
            <text:p>-0,425779291565073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IN((2*PI()*[.A33] - [.$H$1]) / 100)*[.$H$2]+[.$H$3]" office:value-type="float" office:value="0.954548569091859" calcext:value-type="float">
            <text:p>0,954548569091859</text:p>
          </table:table-cell>
          <table:table-cell table:formula="of:=COS(2*PI()*[.A33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IN((2*PI()*[.A34] - [.$H$1]) / 100)*[.$H$2]+[.$H$3]" office:value-type="float" office:value="0.933949931303094" calcext:value-type="float">
            <text:p>0,933949931303094</text:p>
          </table:table-cell>
          <table:table-cell table:formula="of:=COS(2*PI()*[.A34]/100)" office:value-type="float" office:value="-0.535826794978997" calcext:value-type="float">
            <text:p>-0,535826794978997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IN((2*PI()*[.A35] - [.$H$1]) / 100)*[.$H$2]+[.$H$3]" office:value-type="float" office:value="0.909665419816614" calcext:value-type="float">
            <text:p>0,909665419816614</text:p>
          </table:table-cell>
          <table:table-cell table:formula="of:=COS(2*PI()*[.A3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IN((2*PI()*[.A36] - [.$H$1]) / 100)*[.$H$2]+[.$H$3]" office:value-type="float" office:value="0.881790874504716" calcext:value-type="float">
            <text:p>0,881790874504716</text:p>
          </table:table-cell>
          <table:table-cell table:formula="of:=COS(2*PI()*[.A36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IN((2*PI()*[.A37] - [.$H$1]) / 100)*[.$H$2]+[.$H$3]" office:value-type="float" office:value="0.850436303463078" calcext:value-type="float">
            <text:p>0,850436303463078</text:p>
          </table:table-cell>
          <table:table-cell table:formula="of:=COS(2*PI()*[.A37]/100)" office:value-type="float" office:value="-0.684547105928689" calcext:value-type="float">
            <text:p>-0,684547105928689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IN((2*PI()*[.A38] - [.$H$1]) / 100)*[.$H$2]+[.$H$3]" office:value-type="float" office:value="0.815725448859062" calcext:value-type="float">
            <text:p>0,815725448859062</text:p>
          </table:table-cell>
          <table:table-cell table:formula="of:=COS(2*PI()*[.A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IN((2*PI()*[.A39] - [.$H$1]) / 100)*[.$H$2]+[.$H$3]" office:value-type="float" office:value="0.777795298577908" calcext:value-type="float">
            <text:p>0,777795298577908</text:p>
          </table:table-cell>
          <table:table-cell table:formula="of:=COS(2*PI()*[.A39]/100)" office:value-type="float" office:value="-0.770513242775789" calcext:value-type="float">
            <text:p>-0,770513242775789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IN((2*PI()*[.A40] - [.$H$1]) / 100)*[.$H$2]+[.$H$3]" office:value-type="float" office:value="0.736795545594138" calcext:value-type="float">
            <text:p>0,736795545594138</text:p>
          </table:table-cell>
          <table:table-cell table:formula="of:=COS(2*PI()*[.A40]/100)" office:value-type="float" office:value="-0.809016994374947" calcext:value-type="float">
            <text:p>-0,809016994374947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IN((2*PI()*[.A41] - [.$H$1]) / 100)*[.$H$2]+[.$H$3]" office:value-type="float" office:value="0.692887997201774" calcext:value-type="float">
            <text:p>0,692887997201774</text:p>
          </table:table-cell>
          <table:table-cell table:formula="of:=COS(2*PI()*[.A41]/100)" office:value-type="float" office:value="-0.844327925502015" calcext:value-type="float">
            <text:p>-0,844327925502015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IN((2*PI()*[.A42] - [.$H$1]) / 100)*[.$H$2]+[.$H$3]" office:value-type="float" office:value="0.646245936434869" calcext:value-type="float">
            <text:p>0,646245936434869</text:p>
          </table:table-cell>
          <table:table-cell table:formula="of:=COS(2*PI()*[.A42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IN((2*PI()*[.A43] - [.$H$1]) / 100)*[.$H$2]+[.$H$3]" office:value-type="float" office:value="0.597053438198541" calcext:value-type="float">
            <text:p>0,597053438198541</text:p>
          </table:table-cell>
          <table:table-cell table:formula="of:=COS(2*PI()*[.A43]/100)" office:value-type="float" office:value="-0.904827052466019" calcext:value-type="float">
            <text:p>-0,904827052466019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IN((2*PI()*[.A44] - [.$H$1]) / 100)*[.$H$2]+[.$H$3]" office:value-type="float" office:value="0.545504642809413" calcext:value-type="float">
            <text:p>0,545504642809413</text:p>
          </table:table-cell>
          <table:table-cell table:formula="of:=COS(2*PI()*[.A44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(2*PI()*[.A45] - [.$H$1]) / 100)*[.$H$2]+[.$H$3]" office:value-type="float" office:value="0.491802989812481" calcext:value-type="float">
            <text:p>0,491802989812481</text:p>
          </table:table-cell>
          <table:table-cell table:formula="of:=COS(2*PI()*[.A4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IN((2*PI()*[.A46] - [.$H$1]) / 100)*[.$H$2]+[.$H$3]" office:value-type="float" office:value="0.436160415098174" calcext:value-type="float">
            <text:p>0,436160415098174</text:p>
          </table:table-cell>
          <table:table-cell table:formula="of:=COS(2*PI()*[.A46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IN((2*PI()*[.A47] - [.$H$1]) / 100)*[.$H$2]+[.$H$3]" office:value-type="float" office:value="0.378796514488213" calcext:value-type="float">
            <text:p>0,378796514488213</text:p>
          </table:table-cell>
          <table:table-cell table:formula="of:=COS(2*PI()*[.A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IN((2*PI()*[.A48] - [.$H$1]) / 100)*[.$H$2]+[.$H$3]" office:value-type="float" office:value="0.319937677091234" calcext:value-type="float">
            <text:p>0,319937677091234</text:p>
          </table:table-cell>
          <table:table-cell table:formula="of:=COS(2*PI()*[.A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IN((2*PI()*[.A49] - [.$H$1]) / 100)*[.$H$2]+[.$H$3]" office:value-type="float" office:value="0.259816191848397" calcext:value-type="float">
            <text:p>0,259816191848397</text:p>
          </table:table-cell>
          <table:table-cell table:formula="of:=COS(2*PI()*[.A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IN((2*PI()*[.A50] - [.$H$1]) / 100)*[.$H$2]+[.$H$3]" office:value-type="float" office:value="0.198669330795061" calcext:value-type="float">
            <text:p>0,198669330795061</text:p>
          </table:table-cell>
          <table:table-cell table:formula="of:=COS(2*PI()*[.A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IN((2*PI()*[.A51] - [.$H$1]) / 100)*[.$H$2]+[.$H$3]" office:value-type="float" office:value="0.136738412656461" calcext:value-type="float">
            <text:p>0,136738412656461</text:p>
          </table:table-cell>
          <table:table-cell table:formula="of:=COS(2*PI()*[.A51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SIN((2*PI()*[.A52] - [.$H$1]) / 100)*[.$H$2]+[.$H$3]" office:value-type="float" office:value="0.0742678504729443" calcext:value-type="float">
            <text:p>0,074267850472944</text:p>
          </table:table-cell>
          <table:table-cell table:formula="of:=COS(2*PI()*[.A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SIN((2*PI()*[.A53] - [.$H$1]) / 100)*[.$H$2]+[.$H$3]" office:value-type="float" office:value="0.0115041870133649" calcext:value-type="float">
            <text:p>0,011504187013365</text:p>
          </table:table-cell>
          <table:table-cell table:formula="of:=COS(2*PI()*[.A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SIN((2*PI()*[.A54] - [.$H$1]) / 100)*[.$H$2]+[.$H$3]" office:value-type="float" office:value="-0.0513048782165933" calcext:value-type="float">
            <text:p>-0,051304878216593</text:p>
          </table:table-cell>
          <table:table-cell table:formula="of:=COS(2*PI()*[.A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SIN((2*PI()*[.A55] - [.$H$1]) / 100)*[.$H$2]+[.$H$3]" office:value-type="float" office:value="-0.113911466531201" calcext:value-type="float">
            <text:p>-0,113911466531201</text:p>
          </table:table-cell>
          <table:table-cell table:formula="of:=COS(2*PI()*[.A5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SIN((2*PI()*[.A56] - [.$H$1]) / 100)*[.$H$2]+[.$H$3]" office:value-type="float" office:value="-0.176068498328607" calcext:value-type="float">
            <text:p>-0,176068498328607</text:p>
          </table:table-cell>
          <table:table-cell table:formula="of:=COS(2*PI()*[.A56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SIN((2*PI()*[.A57] - [.$H$1]) / 100)*[.$H$2]+[.$H$3]" office:value-type="float" office:value="-0.237530668201157" calcext:value-type="float">
            <text:p>-0,237530668201157</text:p>
          </table:table-cell>
          <table:table-cell table:formula="of:=COS(2*PI()*[.A57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SIN((2*PI()*[.A58] - [.$H$1]) / 100)*[.$H$2]+[.$H$3]" office:value-type="float" office:value="-0.298055413043757" calcext:value-type="float">
            <text:p>-0,298055413043757</text:p>
          </table:table-cell>
          <table:table-cell table:formula="of:=COS(2*PI()*[.A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SIN((2*PI()*[.A59] - [.$H$1]) / 100)*[.$H$2]+[.$H$3]" office:value-type="float" office:value="-0.357403869339638" calcext:value-type="float">
            <text:p>-0,357403869339638</text:p>
          </table:table-cell>
          <table:table-cell table:formula="of:=COS(2*PI()*[.A59]/100)" office:value-type="float" office:value="-0.844327925502015" calcext:value-type="float">
            <text:p>-0,84432792550201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(2*PI()*[.A60] - [.$H$1]) / 100)*[.$H$2]+[.$H$3]" office:value-type="float" office:value="-0.415341815845532" calcext:value-type="float">
            <text:p>-0,415341815845532</text:p>
          </table:table-cell>
          <table:table-cell table:formula="of:=COS(2*PI()*[.A60]/100)" office:value-type="float" office:value="-0.809016994374948" calcext:value-type="float">
            <text:p>-0,809016994374948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SIN((2*PI()*[.A61] - [.$H$1]) / 100)*[.$H$2]+[.$H$3]" office:value-type="float" office:value="-0.47164059795591" calcext:value-type="float">
            <text:p>-0,47164059795591</text:p>
          </table:table-cell>
          <table:table-cell table:formula="of:=COS(2*PI()*[.A61]/100)" office:value-type="float" office:value="-0.770513242775789" calcext:value-type="float">
            <text:p>-0,770513242775789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SIN((2*PI()*[.A62] - [.$H$1]) / 100)*[.$H$2]+[.$H$3]" office:value-type="float" office:value="-0.52607803009825" calcext:value-type="float">
            <text:p>-0,52607803009825</text:p>
          </table:table-cell>
          <table:table-cell table:formula="of:=COS(2*PI()*[.A62]/100)" office:value-type="float" office:value="-0.728968627421412" calcext:value-type="float">
            <text:p>-0,728968627421412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SIN((2*PI()*[.A63] - [.$H$1]) / 100)*[.$H$2]+[.$H$3]" office:value-type="float" office:value="-0.578439272597981" calcext:value-type="float">
            <text:p>-0,578439272597981</text:p>
          </table:table-cell>
          <table:table-cell table:formula="of:=COS(2*PI()*[.A63]/100)" office:value-type="float" office:value="-0.684547105928689" calcext:value-type="float">
            <text:p>-0,684547105928689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SIN((2*PI()*[.A64] - [.$H$1]) / 100)*[.$H$2]+[.$H$3]" office:value-type="float" office:value="-0.628517679552535" calcext:value-type="float">
            <text:p>-0,628517679552535</text:p>
          </table:table-cell>
          <table:table-cell table:formula="of:=COS(2*PI()*[.A64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SIN((2*PI()*[.A65] - [.$H$1]) / 100)*[.$H$2]+[.$H$3]" office:value-type="float" office:value="-0.67611561436831" calcext:value-type="float">
            <text:p>-0,67611561436831</text:p>
          </table:table-cell>
          <table:table-cell table:formula="of:=COS(2*PI()*[.A6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SIN((2*PI()*[.A66] - [.$H$1]) / 100)*[.$H$2]+[.$H$3]" office:value-type="float" office:value="-0.721045229742015" calcext:value-type="float">
            <text:p>-0,721045229742015</text:p>
          </table:table-cell>
          <table:table-cell table:formula="of:=COS(2*PI()*[.A66]/100)" office:value-type="float" office:value="-0.535826794978996" calcext:value-type="float">
            <text:p>-0,535826794978996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SIN((2*PI()*[.A67] - [.$H$1]) / 100)*[.$H$2]+[.$H$3]" office:value-type="float" office:value="-0.763129209008159" calcext:value-type="float">
            <text:p>-0,763129209008159</text:p>
          </table:table-cell>
          <table:table-cell table:formula="of:=COS(2*PI()*[.A67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SIN((2*PI()*[.A68] - [.$H$1]) / 100)*[.$H$2]+[.$H$3]" office:value-type="float" office:value="-0.802201465926921" calcext:value-type="float">
            <text:p>-0,802201465926921</text:p>
          </table:table-cell>
          <table:table-cell table:formula="of:=COS(2*PI()*[.A68]/100)" office:value-type="float" office:value="-0.425779291565072" calcext:value-type="float">
            <text:p>-0,425779291565072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SIN((2*PI()*[.A69] - [.$H$1]) / 100)*[.$H$2]+[.$H$3]" office:value-type="float" office:value="-0.838107800150658" calcext:value-type="float">
            <text:p>-0,838107800150658</text:p>
          </table:table-cell>
          <table:table-cell table:formula="of:=COS(2*PI()*[.A69]/100)" office:value-type="float" office:value="-0.368124552684678" calcext:value-type="float">
            <text:p>-0,368124552684678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IN((2*PI()*[.A70] - [.$H$1]) / 100)*[.$H$2]+[.$H$3]" office:value-type="float" office:value="-0.870706505782232" calcext:value-type="float">
            <text:p>-0,870706505782232</text:p>
          </table:table-cell>
          <table:table-cell table:formula="of:=COS(2*PI()*[.A70]/100)" office:value-type="float" office:value="-0.309016994374948" calcext:value-type="float">
            <text:p>-0,309016994374948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SIN((2*PI()*[.A71] - [.$H$1]) / 100)*[.$H$2]+[.$H$3]" office:value-type="float" office:value="-0.899868930623449" calcext:value-type="float">
            <text:p>-0,899868930623449</text:p>
          </table:table-cell>
          <table:table-cell table:formula="of:=COS(2*PI()*[.A71]/100)" office:value-type="float" office:value="-0.248689887164854" calcext:value-type="float">
            <text:p>-0,248689887164854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SIN((2*PI()*[.A72] - [.$H$1]) / 100)*[.$H$2]+[.$H$3]" office:value-type="float" office:value="-0.925479983906503" calcext:value-type="float">
            <text:p>-0,925479983906503</text:p>
          </table:table-cell>
          <table:table-cell table:formula="of:=COS(2*PI()*[.A72]/100)" office:value-type="float" office:value="-0.187381314585725" calcext:value-type="float">
            <text:p>-0,18738131458572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SIN((2*PI()*[.A73] - [.$H$1]) / 100)*[.$H$2]+[.$H$3]" office:value-type="float" office:value="-0.947438590504664" calcext:value-type="float">
            <text:p>-0,947438590504664</text:p>
          </table:table-cell>
          <table:table-cell table:formula="of:=COS(2*PI()*[.A73]/100)" office:value-type="float" office:value="-0.125333233564305" calcext:value-type="float">
            <text:p>-0,12533323356430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SIN((2*PI()*[.A74] - [.$H$1]) / 100)*[.$H$2]+[.$H$3]" office:value-type="float" office:value="-0.965658089829623" calcext:value-type="float">
            <text:p>-0,965658089829623</text:p>
          </table:table-cell>
          <table:table-cell table:formula="of:=COS(2*PI()*[.A74]/100)" office:value-type="float" office:value="-0.0627905195293132" calcext:value-type="float">
            <text:p>-0,062790519529313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(2*PI()*[.A75] - [.$H$1]) / 100)*[.$H$2]+[.$H$3]" office:value-type="float" office:value="-0.980066577841241" calcext:value-type="float">
            <text:p>-0,980066577841241</text:p>
          </table:table-cell>
          <table:table-cell table:formula="of:=COS(2*PI()*[.A75]/100)" office:value-type="float" office:value="-1.83697019872103E-016" calcext:value-type="float">
            <text:p>-1,83697019872103E-1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SIN((2*PI()*[.A76] - [.$H$1]) / 100)*[.$H$2]+[.$H$3]" office:value-type="float" office:value="-0.990607190819949" calcext:value-type="float">
            <text:p>-0,990607190819949</text:p>
          </table:table-cell>
          <table:table-cell table:formula="of:=COS(2*PI()*[.A76]/100)" office:value-type="float" office:value="0.0627905195293128" calcext:value-type="float">
            <text:p>0,062790519529313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SIN((2*PI()*[.A77] - [.$H$1]) / 100)*[.$H$2]+[.$H$3]" office:value-type="float" office:value="-0.997238329781867" calcext:value-type="float">
            <text:p>-0,997238329781867</text:p>
          </table:table-cell>
          <table:table-cell table:formula="of:=COS(2*PI()*[.A77]/100)" office:value-type="float" office:value="0.125333233564304" calcext:value-type="float">
            <text:p>0,125333233564304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SIN((2*PI()*[.A78] - [.$H$1]) / 100)*[.$H$2]+[.$H$3]" office:value-type="float" office:value="-0.999933824650992" calcext:value-type="float">
            <text:p>-0,999933824650992</text:p>
          </table:table-cell>
          <table:table-cell table:formula="of:=COS(2*PI()*[.A78]/100)" office:value-type="float" office:value="0.187381314585724" calcext:value-type="float">
            <text:p>0,187381314585724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SIN((2*PI()*[.A79] - [.$H$1]) / 100)*[.$H$2]+[.$H$3]" office:value-type="float" office:value="-0.99868303754053" calcext:value-type="float">
            <text:p>-0,99868303754053</text:p>
          </table:table-cell>
          <table:table-cell table:formula="of:=COS(2*PI()*[.A79]/100)" office:value-type="float" office:value="0.248689887164855" calcext:value-type="float">
            <text:p>0,24868988716485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IN((2*PI()*[.A80] - [.$H$1]) / 100)*[.$H$2]+[.$H$3]" office:value-type="float" office:value="-0.993490904735776" calcext:value-type="float">
            <text:p>-0,993490904735776</text:p>
          </table:table-cell>
          <table:table-cell table:formula="of:=COS(2*PI()*[.A80]/100)" office:value-type="float" office:value="0.309016994374947" calcext:value-type="float">
            <text:p>0,309016994374947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SIN((2*PI()*[.A81] - [.$H$1]) / 100)*[.$H$2]+[.$H$3]" office:value-type="float" office:value="-0.98437791721285" calcext:value-type="float">
            <text:p>-0,98437791721285</text:p>
          </table:table-cell>
          <table:table-cell table:formula="of:=COS(2*PI()*[.A81]/100)" office:value-type="float" office:value="0.368124552684677" calcext:value-type="float">
            <text:p>0,368124552684677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SIN((2*PI()*[.A82] - [.$H$1]) / 100)*[.$H$2]+[.$H$3]" office:value-type="float" office:value="-0.971380039770178" calcext:value-type="float">
            <text:p>-0,971380039770178</text:p>
          </table:table-cell>
          <table:table-cell table:formula="of:=COS(2*PI()*[.A82]/100)" office:value-type="float" office:value="0.425779291565072" calcext:value-type="float">
            <text:p>0,425779291565072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SIN((2*PI()*[.A83] - [.$H$1]) / 100)*[.$H$2]+[.$H$3]" office:value-type="float" office:value="-0.954548569091859" calcext:value-type="float">
            <text:p>-0,954548569091859</text:p>
          </table:table-cell>
          <table:table-cell table:formula="of:=COS(2*PI()*[.A83]/100)" office:value-type="float" office:value="0.481753674101716" calcext:value-type="float">
            <text:p>0,481753674101716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SIN((2*PI()*[.A84] - [.$H$1]) / 100)*[.$H$2]+[.$H$3]" office:value-type="float" office:value="-0.933949931303094" calcext:value-type="float">
            <text:p>-0,933949931303094</text:p>
          </table:table-cell>
          <table:table-cell table:formula="of:=COS(2*PI()*[.A84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SIN((2*PI()*[.A85] - [.$H$1]) / 100)*[.$H$2]+[.$H$3]" office:value-type="float" office:value="-0.909665419816614" calcext:value-type="float">
            <text:p>-0,909665419816614</text:p>
          </table:table-cell>
          <table:table-cell table:formula="of:=COS(2*PI()*[.A8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SIN((2*PI()*[.A86] - [.$H$1]) / 100)*[.$H$2]+[.$H$3]" office:value-type="float" office:value="-0.881790874504716" calcext:value-type="float">
            <text:p>-0,881790874504716</text:p>
          </table:table-cell>
          <table:table-cell table:formula="of:=COS(2*PI()*[.A86]/100)" office:value-type="float" office:value="0.637423989748689" calcext:value-type="float">
            <text:p>0,637423989748689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SIN((2*PI()*[.A87] - [.$H$1]) / 100)*[.$H$2]+[.$H$3]" office:value-type="float" office:value="-0.850436303463078" calcext:value-type="float">
            <text:p>-0,850436303463078</text:p>
          </table:table-cell>
          <table:table-cell table:formula="of:=COS(2*PI()*[.A87]/100)" office:value-type="float" office:value="0.684547105928688" calcext:value-type="float">
            <text:p>0,684547105928688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SIN((2*PI()*[.A88] - [.$H$1]) / 100)*[.$H$2]+[.$H$3]" office:value-type="float" office:value="-0.815725448859062" calcext:value-type="float">
            <text:p>-0,815725448859062</text:p>
          </table:table-cell>
          <table:table-cell table:formula="of:=COS(2*PI()*[.A88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SIN((2*PI()*[.A89] - [.$H$1]) / 100)*[.$H$2]+[.$H$3]" office:value-type="float" office:value="-0.777795298577908" calcext:value-type="float">
            <text:p>-0,777795298577908</text:p>
          </table:table-cell>
          <table:table-cell table:formula="of:=COS(2*PI()*[.A89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(2*PI()*[.A90] - [.$H$1]) / 100)*[.$H$2]+[.$H$3]" office:value-type="float" office:value="-0.736795545594138" calcext:value-type="float">
            <text:p>-0,736795545594138</text:p>
          </table:table-cell>
          <table:table-cell table:formula="of:=COS(2*PI()*[.A9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SIN((2*PI()*[.A91] - [.$H$1]) / 100)*[.$H$2]+[.$H$3]" office:value-type="float" office:value="-0.692887997201773" calcext:value-type="float">
            <text:p>-0,692887997201773</text:p>
          </table:table-cell>
          <table:table-cell table:formula="of:=COS(2*PI()*[.A91]/100)" office:value-type="float" office:value="0.844327925502015" calcext:value-type="float">
            <text:p>0,844327925502015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SIN((2*PI()*[.A92] - [.$H$1]) / 100)*[.$H$2]+[.$H$3]" office:value-type="float" office:value="-0.646245936434869" calcext:value-type="float">
            <text:p>-0,646245936434869</text:p>
          </table:table-cell>
          <table:table-cell table:formula="of:=COS(2*PI()*[.A92]/100)" office:value-type="float" office:value="0.876306680043863" calcext:value-type="float">
            <text:p>0,876306680043863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SIN((2*PI()*[.A93] - [.$H$1]) / 100)*[.$H$2]+[.$H$3]" office:value-type="float" office:value="-0.597053438198541" calcext:value-type="float">
            <text:p>-0,597053438198541</text:p>
          </table:table-cell>
          <table:table-cell table:formula="of:=COS(2*PI()*[.A93]/100)" office:value-type="float" office:value="0.904827052466019" calcext:value-type="float">
            <text:p>0,904827052466019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SIN((2*PI()*[.A94] - [.$H$1]) / 100)*[.$H$2]+[.$H$3]" office:value-type="float" office:value="-0.545504642809413" calcext:value-type="float">
            <text:p>-0,545504642809413</text:p>
          </table:table-cell>
          <table:table-cell table:formula="of:=COS(2*PI()*[.A94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SIN((2*PI()*[.A95] - [.$H$1]) / 100)*[.$H$2]+[.$H$3]" office:value-type="float" office:value="-0.491802989812482" calcext:value-type="float">
            <text:p>-0,491802989812482</text:p>
          </table:table-cell>
          <table:table-cell table:formula="of:=COS(2*PI()*[.A9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SIN((2*PI()*[.A96] - [.$H$1]) / 100)*[.$H$2]+[.$H$3]" office:value-type="float" office:value="-0.436160415098174" calcext:value-type="float">
            <text:p>-0,436160415098174</text:p>
          </table:table-cell>
          <table:table-cell table:formula="of:=COS(2*PI()*[.A96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SIN((2*PI()*[.A97] - [.$H$1]) / 100)*[.$H$2]+[.$H$3]" office:value-type="float" office:value="-0.378796514488214" calcext:value-type="float">
            <text:p>-0,378796514488214</text:p>
          </table:table-cell>
          <table:table-cell table:formula="of:=COS(2*PI()*[.A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SIN((2*PI()*[.A98] - [.$H$1]) / 100)*[.$H$2]+[.$H$3]" office:value-type="float" office:value="-0.319937677091235" calcext:value-type="float">
            <text:p>-0,319937677091235</text:p>
          </table:table-cell>
          <table:table-cell table:formula="of:=COS(2*PI()*[.A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SIN((2*PI()*[.A99] - [.$H$1]) / 100)*[.$H$2]+[.$H$3]" office:value-type="float" office:value="-0.259816191848397" calcext:value-type="float">
            <text:p>-0,259816191848397</text:p>
          </table:table-cell>
          <table:table-cell table:formula="of:=COS(2*PI()*[.A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IN((2*PI()*[.A100] - [.$H$1]) / 100)*[.$H$2]+[.$H$3]" office:value-type="float" office:value="-0.198669330795061" calcext:value-type="float">
            <text:p>-0,198669330795061</text:p>
          </table:table-cell>
          <table:table-cell table:formula="of:=COS(2*PI()*[.A1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SIN((2*PI()*[.A101] - [.$H$1]) / 100)*[.$H$2]+[.$H$3]" office:value-type="float" office:value="-0.136738412656461" calcext:value-type="float">
            <text:p>-0,136738412656461</text:p>
          </table:table-cell>
          <table:table-cell table:formula="of:=COS(2*PI()*[.A101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SIN((2*PI()*[.A102] - [.$H$1]) / 100)*[.$H$2]+[.$H$3]" office:value-type="float" office:value="-0.0742678504729449" calcext:value-type="float">
            <text:p>-0,074267850472945</text:p>
          </table:table-cell>
          <table:table-cell table:formula="of:=COS(2*PI()*[.A1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SIN((2*PI()*[.A103] - [.$H$1]) / 100)*[.$H$2]+[.$H$3]" office:value-type="float" office:value="-0.0115041870133654" calcext:value-type="float">
            <text:p>-0,011504187013366</text:p>
          </table:table-cell>
          <table:table-cell table:formula="of:=COS(2*PI()*[.A1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SIN((2*PI()*[.A104] - [.$H$1]) / 100)*[.$H$2]+[.$H$3]" office:value-type="float" office:value="0.0513048782165936" calcext:value-type="float">
            <text:p>0,051304878216594</text:p>
          </table:table-cell>
          <table:table-cell table:formula="of:=COS(2*PI()*[.A104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(2*PI()*[.A105] - [.$H$1]) / 100)*[.$H$2]+[.$H$3]" office:value-type="float" office:value="0.113911466531201" calcext:value-type="float">
            <text:p>0,113911466531201</text:p>
          </table:table-cell>
          <table:table-cell table:formula="of:=COS(2*PI()*[.A105]/100)" office:value-type="float" office:value="0.951056516295154" calcext:value-type="float">
            <text:p>0,951056516295154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SIN((2*PI()*[.A106] - [.$H$1]) / 100)*[.$H$2]+[.$H$3]" office:value-type="float" office:value="0.176068498328608" calcext:value-type="float">
            <text:p>0,176068498328608</text:p>
          </table:table-cell>
          <table:table-cell table:formula="of:=COS(2*PI()*[.A106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SIN((2*PI()*[.A107] - [.$H$1]) / 100)*[.$H$2]+[.$H$3]" office:value-type="float" office:value="0.237530668201157" calcext:value-type="float">
            <text:p>0,237530668201157</text:p>
          </table:table-cell>
          <table:table-cell table:formula="of:=COS(2*PI()*[.A107]/100)" office:value-type="float" office:value="0.90482705246602" calcext:value-type="float">
            <text:p>0,9048270524660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SIN((2*PI()*[.A108] - [.$H$1]) / 100)*[.$H$2]+[.$H$3]" office:value-type="float" office:value="0.298055413043756" calcext:value-type="float">
            <text:p>0,298055413043756</text:p>
          </table:table-cell>
          <table:table-cell table:formula="of:=COS(2*PI()*[.A108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SIN((2*PI()*[.A109] - [.$H$1]) / 100)*[.$H$2]+[.$H$3]" office:value-type="float" office:value="0.357403869339637" calcext:value-type="float">
            <text:p>0,357403869339637</text:p>
          </table:table-cell>
          <table:table-cell table:formula="of:=COS(2*PI()*[.A109]/100)" office:value-type="float" office:value="0.844327925502016" calcext:value-type="float">
            <text:p>0,844327925502016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SIN((2*PI()*[.A110] - [.$H$1]) / 100)*[.$H$2]+[.$H$3]" office:value-type="float" office:value="0.415341815845533" calcext:value-type="float">
            <text:p>0,415341815845533</text:p>
          </table:table-cell>
          <table:table-cell table:formula="of:=COS(2*PI()*[.A11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SIN((2*PI()*[.A111] - [.$H$1]) / 100)*[.$H$2]+[.$H$3]" office:value-type="float" office:value="0.471640597955911" calcext:value-type="float">
            <text:p>0,471640597955911</text:p>
          </table:table-cell>
          <table:table-cell table:formula="of:=COS(2*PI()*[.A111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SIN((2*PI()*[.A112] - [.$H$1]) / 100)*[.$H$2]+[.$H$3]" office:value-type="float" office:value="0.526078030098249" calcext:value-type="float">
            <text:p>0,526078030098249</text:p>
          </table:table-cell>
          <table:table-cell table:formula="of:=COS(2*PI()*[.A112]/100)" office:value-type="float" office:value="0.728968627421412" calcext:value-type="float">
            <text:p>0,728968627421412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SIN((2*PI()*[.A113] - [.$H$1]) / 100)*[.$H$2]+[.$H$3]" office:value-type="float" office:value="0.578439272597981" calcext:value-type="float">
            <text:p>0,578439272597981</text:p>
          </table:table-cell>
          <table:table-cell table:formula="of:=COS(2*PI()*[.A113]/100)" office:value-type="float" office:value="0.684547105928689" calcext:value-type="float">
            <text:p>0,684547105928689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SIN((2*PI()*[.A114] - [.$H$1]) / 100)*[.$H$2]+[.$H$3]" office:value-type="float" office:value="0.628517679552535" calcext:value-type="float">
            <text:p>0,628517679552535</text:p>
          </table:table-cell>
          <table:table-cell table:formula="of:=COS(2*PI()*[.A114]/100)" office:value-type="float" office:value="0.63742398974869" calcext:value-type="float">
            <text:p>0,63742398974869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SIN((2*PI()*[.A115] - [.$H$1]) / 100)*[.$H$2]+[.$H$3]" office:value-type="float" office:value="0.67611561436831" calcext:value-type="float">
            <text:p>0,67611561436831</text:p>
          </table:table-cell>
          <table:table-cell table:formula="of:=COS(2*PI()*[.A11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SIN((2*PI()*[.A116] - [.$H$1]) / 100)*[.$H$2]+[.$H$3]" office:value-type="float" office:value="0.721045229742015" calcext:value-type="float">
            <text:p>0,721045229742015</text:p>
          </table:table-cell>
          <table:table-cell table:formula="of:=COS(2*PI()*[.A116]/100)" office:value-type="float" office:value="0.535826794978996" calcext:value-type="float">
            <text:p>0,535826794978996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SIN((2*PI()*[.A117] - [.$H$1]) / 100)*[.$H$2]+[.$H$3]" office:value-type="float" office:value="0.763129209008159" calcext:value-type="float">
            <text:p>0,763129209008159</text:p>
          </table:table-cell>
          <table:table-cell table:formula="of:=COS(2*PI()*[.A117]/100)" office:value-type="float" office:value="0.481753674101715" calcext:value-type="float">
            <text:p>0,481753674101715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SIN((2*PI()*[.A118] - [.$H$1]) / 100)*[.$H$2]+[.$H$3]" office:value-type="float" office:value="0.802201465926921" calcext:value-type="float">
            <text:p>0,802201465926921</text:p>
          </table:table-cell>
          <table:table-cell table:formula="of:=COS(2*PI()*[.A1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SIN((2*PI()*[.A119] - [.$H$1]) / 100)*[.$H$2]+[.$H$3]" office:value-type="float" office:value="0.838107800150657" calcext:value-type="float">
            <text:p>0,838107800150657</text:p>
          </table:table-cell>
          <table:table-cell table:formula="of:=COS(2*PI()*[.A119]/100)" office:value-type="float" office:value="0.368124552684679" calcext:value-type="float">
            <text:p>0,368124552684679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(2*PI()*[.A120] - [.$H$1]) / 100)*[.$H$2]+[.$H$3]" office:value-type="float" office:value="0.870706505782232" calcext:value-type="float">
            <text:p>0,870706505782232</text:p>
          </table:table-cell>
          <table:table-cell table:formula="of:=COS(2*PI()*[.A120]/100)" office:value-type="float" office:value="0.309016994374949" calcext:value-type="float">
            <text:p>0,309016994374949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SIN((2*PI()*[.A121] - [.$H$1]) / 100)*[.$H$2]+[.$H$3]" office:value-type="float" office:value="0.899868930623449" calcext:value-type="float">
            <text:p>0,899868930623449</text:p>
          </table:table-cell>
          <table:table-cell table:formula="of:=COS(2*PI()*[.A121]/100)" office:value-type="float" office:value="0.248689887164855" calcext:value-type="float">
            <text:p>0,248689887164855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SIN((2*PI()*[.A122] - [.$H$1]) / 100)*[.$H$2]+[.$H$3]" office:value-type="float" office:value="0.925479983906503" calcext:value-type="float">
            <text:p>0,925479983906503</text:p>
          </table:table-cell>
          <table:table-cell table:formula="of:=COS(2*PI()*[.A122]/100)" office:value-type="float" office:value="0.187381314585725" calcext:value-type="float">
            <text:p>0,187381314585725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SIN((2*PI()*[.A123] - [.$H$1]) / 100)*[.$H$2]+[.$H$3]" office:value-type="float" office:value="0.947438590504664" calcext:value-type="float">
            <text:p>0,947438590504664</text:p>
          </table:table-cell>
          <table:table-cell table:formula="of:=COS(2*PI()*[.A123]/100)" office:value-type="float" office:value="0.125333233564305" calcext:value-type="float">
            <text:p>0,125333233564305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SIN((2*PI()*[.A124] - [.$H$1]) / 100)*[.$H$2]+[.$H$3]" office:value-type="float" office:value="0.965658089829623" calcext:value-type="float">
            <text:p>0,965658089829623</text:p>
          </table:table-cell>
          <table:table-cell table:formula="of:=COS(2*PI()*[.A124]/100)" office:value-type="float" office:value="0.0627905195293142" calcext:value-type="float">
            <text:p>0,062790519529314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SIN((2*PI()*[.A125] - [.$H$1]) / 100)*[.$H$2]+[.$H$3]" office:value-type="float" office:value="0.980066577841241" calcext:value-type="float">
            <text:p>0,980066577841241</text:p>
          </table:table-cell>
          <table:table-cell table:formula="of:=COS(2*PI()*[.A125]/100)" office:value-type="float" office:value="1.19434011948696E-015" calcext:value-type="float">
            <text:p>1,19434011948696E-15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SIN((2*PI()*[.A126] - [.$H$1]) / 100)*[.$H$2]+[.$H$3]" office:value-type="float" office:value="0.990607190819949" calcext:value-type="float">
            <text:p>0,990607190819949</text:p>
          </table:table-cell>
          <table:table-cell table:formula="of:=COS(2*PI()*[.A126]/100)" office:value-type="float" office:value="-0.0627905195293136" calcext:value-type="float">
            <text:p>-0,062790519529314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SIN((2*PI()*[.A127] - [.$H$1]) / 100)*[.$H$2]+[.$H$3]" office:value-type="float" office:value="0.997238329781867" calcext:value-type="float">
            <text:p>0,997238329781867</text:p>
          </table:table-cell>
          <table:table-cell table:formula="of:=COS(2*PI()*[.A1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SIN((2*PI()*[.A128] - [.$H$1]) / 100)*[.$H$2]+[.$H$3]" office:value-type="float" office:value="0.999933824650992" calcext:value-type="float">
            <text:p>0,999933824650992</text:p>
          </table:table-cell>
          <table:table-cell table:formula="of:=COS(2*PI()*[.A128]/100)" office:value-type="float" office:value="-0.187381314585725" calcext:value-type="float">
            <text:p>-0,18738131458572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SIN((2*PI()*[.A129] - [.$H$1]) / 100)*[.$H$2]+[.$H$3]" office:value-type="float" office:value="0.99868303754053" calcext:value-type="float">
            <text:p>0,99868303754053</text:p>
          </table:table-cell>
          <table:table-cell table:formula="of:=COS(2*PI()*[.A129]/100)" office:value-type="float" office:value="-0.248689887164855" calcext:value-type="float">
            <text:p>-0,248689887164855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SIN((2*PI()*[.A130] - [.$H$1]) / 100)*[.$H$2]+[.$H$3]" office:value-type="float" office:value="0.993490904735776" calcext:value-type="float">
            <text:p>0,993490904735776</text:p>
          </table:table-cell>
          <table:table-cell table:formula="of:=COS(2*PI()*[.A130]/100)" office:value-type="float" office:value="-0.309016994374947" calcext:value-type="float">
            <text:p>-0,309016994374947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SIN((2*PI()*[.A131] - [.$H$1]) / 100)*[.$H$2]+[.$H$3]" office:value-type="float" office:value="0.98437791721285" calcext:value-type="float">
            <text:p>0,98437791721285</text:p>
          </table:table-cell>
          <table:table-cell table:formula="of:=COS(2*PI()*[.A131]/100)" office:value-type="float" office:value="-0.368124552684677" calcext:value-type="float">
            <text:p>-0,368124552684677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SIN((2*PI()*[.A132] - [.$H$1]) / 100)*[.$H$2]+[.$H$3]" office:value-type="float" office:value="0.971380039770178" calcext:value-type="float">
            <text:p>0,971380039770178</text:p>
          </table:table-cell>
          <table:table-cell table:formula="of:=COS(2*PI()*[.A132]/100)" office:value-type="float" office:value="-0.425779291565073" calcext:value-type="float">
            <text:p>-0,42577929156507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SIN((2*PI()*[.A133] - [.$H$1]) / 100)*[.$H$2]+[.$H$3]" office:value-type="float" office:value="0.954548569091859" calcext:value-type="float">
            <text:p>0,954548569091859</text:p>
          </table:table-cell>
          <table:table-cell table:formula="of:=COS(2*PI()*[.A133]/100)" office:value-type="float" office:value="-0.481753674101716" calcext:value-type="float">
            <text:p>-0,481753674101716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SIN((2*PI()*[.A134] - [.$H$1]) / 100)*[.$H$2]+[.$H$3]" office:value-type="float" office:value="0.933949931303095" calcext:value-type="float">
            <text:p>0,933949931303095</text:p>
          </table:table-cell>
          <table:table-cell table:formula="of:=COS(2*PI()*[.A134]/100)" office:value-type="float" office:value="-0.535826794978997" calcext:value-type="float">
            <text:p>-0,535826794978997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(2*PI()*[.A135] - [.$H$1]) / 100)*[.$H$2]+[.$H$3]" office:value-type="float" office:value="0.909665419816614" calcext:value-type="float">
            <text:p>0,909665419816614</text:p>
          </table:table-cell>
          <table:table-cell table:formula="of:=COS(2*PI()*[.A13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SIN((2*PI()*[.A136] - [.$H$1]) / 100)*[.$H$2]+[.$H$3]" office:value-type="float" office:value="0.881790874504716" calcext:value-type="float">
            <text:p>0,881790874504716</text:p>
          </table:table-cell>
          <table:table-cell table:formula="of:=COS(2*PI()*[.A136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SIN((2*PI()*[.A137] - [.$H$1]) / 100)*[.$H$2]+[.$H$3]" office:value-type="float" office:value="0.850436303463079" calcext:value-type="float">
            <text:p>0,850436303463079</text:p>
          </table:table-cell>
          <table:table-cell table:formula="of:=COS(2*PI()*[.A137]/100)" office:value-type="float" office:value="-0.684547105928689" calcext:value-type="float">
            <text:p>-0,684547105928689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SIN((2*PI()*[.A138] - [.$H$1]) / 100)*[.$H$2]+[.$H$3]" office:value-type="float" office:value="0.815725448859062" calcext:value-type="float">
            <text:p>0,815725448859062</text:p>
          </table:table-cell>
          <table:table-cell table:formula="of:=COS(2*PI()*[.A138]/100)" office:value-type="float" office:value="-0.728968627421412" calcext:value-type="float">
            <text:p>-0,728968627421412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SIN((2*PI()*[.A139] - [.$H$1]) / 100)*[.$H$2]+[.$H$3]" office:value-type="float" office:value="0.777795298577908" calcext:value-type="float">
            <text:p>0,777795298577908</text:p>
          </table:table-cell>
          <table:table-cell table:formula="of:=COS(2*PI()*[.A139]/100)" office:value-type="float" office:value="-0.770513242775789" calcext:value-type="float">
            <text:p>-0,770513242775789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SIN((2*PI()*[.A140] - [.$H$1]) / 100)*[.$H$2]+[.$H$3]" office:value-type="float" office:value="0.736795545594138" calcext:value-type="float">
            <text:p>0,736795545594138</text:p>
          </table:table-cell>
          <table:table-cell table:formula="of:=COS(2*PI()*[.A140]/100)" office:value-type="float" office:value="-0.809016994374947" calcext:value-type="float">
            <text:p>-0,809016994374947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SIN((2*PI()*[.A141] - [.$H$1]) / 100)*[.$H$2]+[.$H$3]" office:value-type="float" office:value="0.692887997201773" calcext:value-type="float">
            <text:p>0,692887997201773</text:p>
          </table:table-cell>
          <table:table-cell table:formula="of:=COS(2*PI()*[.A141]/100)" office:value-type="float" office:value="-0.844327925502015" calcext:value-type="float">
            <text:p>-0,844327925502015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SIN((2*PI()*[.A142] - [.$H$1]) / 100)*[.$H$2]+[.$H$3]" office:value-type="float" office:value="0.646245936434869" calcext:value-type="float">
            <text:p>0,646245936434869</text:p>
          </table:table-cell>
          <table:table-cell table:formula="of:=COS(2*PI()*[.A142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SIN((2*PI()*[.A143] - [.$H$1]) / 100)*[.$H$2]+[.$H$3]" office:value-type="float" office:value="0.597053438198541" calcext:value-type="float">
            <text:p>0,597053438198541</text:p>
          </table:table-cell>
          <table:table-cell table:formula="of:=COS(2*PI()*[.A143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SIN((2*PI()*[.A144] - [.$H$1]) / 100)*[.$H$2]+[.$H$3]" office:value-type="float" office:value="0.545504642809414" calcext:value-type="float">
            <text:p>0,545504642809414</text:p>
          </table:table-cell>
          <table:table-cell table:formula="of:=COS(2*PI()*[.A144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SIN((2*PI()*[.A145] - [.$H$1]) / 100)*[.$H$2]+[.$H$3]" office:value-type="float" office:value="0.491802989812483" calcext:value-type="float">
            <text:p>0,491802989812483</text:p>
          </table:table-cell>
          <table:table-cell table:formula="of:=COS(2*PI()*[.A14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SIN((2*PI()*[.A146] - [.$H$1]) / 100)*[.$H$2]+[.$H$3]" office:value-type="float" office:value="0.436160415098174" calcext:value-type="float">
            <text:p>0,436160415098174</text:p>
          </table:table-cell>
          <table:table-cell table:formula="of:=COS(2*PI()*[.A146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SIN((2*PI()*[.A147] - [.$H$1]) / 100)*[.$H$2]+[.$H$3]" office:value-type="float" office:value="0.378796514488214" calcext:value-type="float">
            <text:p>0,378796514488214</text:p>
          </table:table-cell>
          <table:table-cell table:formula="of:=COS(2*PI()*[.A1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SIN((2*PI()*[.A148] - [.$H$1]) / 100)*[.$H$2]+[.$H$3]" office:value-type="float" office:value="0.319937677091235" calcext:value-type="float">
            <text:p>0,319937677091235</text:p>
          </table:table-cell>
          <table:table-cell table:formula="of:=COS(2*PI()*[.A1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SIN((2*PI()*[.A149] - [.$H$1]) / 100)*[.$H$2]+[.$H$3]" office:value-type="float" office:value="0.259816191848398" calcext:value-type="float">
            <text:p>0,259816191848398</text:p>
          </table:table-cell>
          <table:table-cell table:formula="of:=COS(2*PI()*[.A1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(2*PI()*[.A150] - [.$H$1]) / 100)*[.$H$2]+[.$H$3]" office:value-type="float" office:value="0.198669330795061" calcext:value-type="float">
            <text:p>0,198669330795061</text:p>
          </table:table-cell>
          <table:table-cell table:formula="of:=COS(2*PI()*[.A1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SIN((2*PI()*[.A151] - [.$H$1]) / 100)*[.$H$2]+[.$H$3]" office:value-type="float" office:value="0.136738412656461" calcext:value-type="float">
            <text:p>0,136738412656461</text:p>
          </table:table-cell>
          <table:table-cell table:formula="of:=COS(2*PI()*[.A151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SIN((2*PI()*[.A152] - [.$H$1]) / 100)*[.$H$2]+[.$H$3]" office:value-type="float" office:value="0.074267850472945" calcext:value-type="float">
            <text:p>0,074267850472945</text:p>
          </table:table-cell>
          <table:table-cell table:formula="of:=COS(2*PI()*[.A1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SIN((2*PI()*[.A153] - [.$H$1]) / 100)*[.$H$2]+[.$H$3]" office:value-type="float" office:value="0.0115041870133655" calcext:value-type="float">
            <text:p>0,011504187013366</text:p>
          </table:table-cell>
          <table:table-cell table:formula="of:=COS(2*PI()*[.A1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SIN((2*PI()*[.A154] - [.$H$1]) / 100)*[.$H$2]+[.$H$3]" office:value-type="float" office:value="-0.0513048782165926" calcext:value-type="float">
            <text:p>-0,051304878216593</text:p>
          </table:table-cell>
          <table:table-cell table:formula="of:=COS(2*PI()*[.A1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SIN((2*PI()*[.A155] - [.$H$1]) / 100)*[.$H$2]+[.$H$3]" office:value-type="float" office:value="-0.113911466531201" calcext:value-type="float">
            <text:p>-0,113911466531201</text:p>
          </table:table-cell>
          <table:table-cell table:formula="of:=COS(2*PI()*[.A15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SIN((2*PI()*[.A156] - [.$H$1]) / 100)*[.$H$2]+[.$H$3]" office:value-type="float" office:value="-0.176068498328608" calcext:value-type="float">
            <text:p>-0,176068498328608</text:p>
          </table:table-cell>
          <table:table-cell table:formula="of:=COS(2*PI()*[.A156]/100)" office:value-type="float" office:value="-0.929776485888252" calcext:value-type="float">
            <text:p>-0,929776485888252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SIN((2*PI()*[.A157] - [.$H$1]) / 100)*[.$H$2]+[.$H$3]" office:value-type="float" office:value="-0.237530668201157" calcext:value-type="float">
            <text:p>-0,237530668201157</text:p>
          </table:table-cell>
          <table:table-cell table:formula="of:=COS(2*PI()*[.A157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SIN((2*PI()*[.A158] - [.$H$1]) / 100)*[.$H$2]+[.$H$3]" office:value-type="float" office:value="-0.298055413043756" calcext:value-type="float">
            <text:p>-0,298055413043756</text:p>
          </table:table-cell>
          <table:table-cell table:formula="of:=COS(2*PI()*[.A1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SIN((2*PI()*[.A159] - [.$H$1]) / 100)*[.$H$2]+[.$H$3]" office:value-type="float" office:value="-0.357403869339639" calcext:value-type="float">
            <text:p>-0,357403869339639</text:p>
          </table:table-cell>
          <table:table-cell table:formula="of:=COS(2*PI()*[.A159]/100)" office:value-type="float" office:value="-0.844327925502015" calcext:value-type="float">
            <text:p>-0,844327925502015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SIN((2*PI()*[.A160] - [.$H$1]) / 100)*[.$H$2]+[.$H$3]" office:value-type="float" office:value="-0.415341815845533" calcext:value-type="float">
            <text:p>-0,415341815845533</text:p>
          </table:table-cell>
          <table:table-cell table:formula="of:=COS(2*PI()*[.A160]/100)" office:value-type="float" office:value="-0.809016994374948" calcext:value-type="float">
            <text:p>-0,809016994374948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SIN((2*PI()*[.A161] - [.$H$1]) / 100)*[.$H$2]+[.$H$3]" office:value-type="float" office:value="-0.47164059795591" calcext:value-type="float">
            <text:p>-0,47164059795591</text:p>
          </table:table-cell>
          <table:table-cell table:formula="of:=COS(2*PI()*[.A161]/100)" office:value-type="float" office:value="-0.77051324277579" calcext:value-type="float">
            <text:p>-0,77051324277579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SIN((2*PI()*[.A162] - [.$H$1]) / 100)*[.$H$2]+[.$H$3]" office:value-type="float" office:value="-0.526078030098249" calcext:value-type="float">
            <text:p>-0,526078030098249</text:p>
          </table:table-cell>
          <table:table-cell table:formula="of:=COS(2*PI()*[.A162]/100)" office:value-type="float" office:value="-0.728968627421412" calcext:value-type="float">
            <text:p>-0,728968627421412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SIN((2*PI()*[.A163] - [.$H$1]) / 100)*[.$H$2]+[.$H$3]" office:value-type="float" office:value="-0.578439272597981" calcext:value-type="float">
            <text:p>-0,578439272597981</text:p>
          </table:table-cell>
          <table:table-cell table:formula="of:=COS(2*PI()*[.A163]/100)" office:value-type="float" office:value="-0.68454710592869" calcext:value-type="float">
            <text:p>-0,68454710592869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SIN((2*PI()*[.A164] - [.$H$1]) / 100)*[.$H$2]+[.$H$3]" office:value-type="float" office:value="-0.628517679552535" calcext:value-type="float">
            <text:p>-0,628517679552535</text:p>
          </table:table-cell>
          <table:table-cell table:formula="of:=COS(2*PI()*[.A164]/100)" office:value-type="float" office:value="-0.637423989748691" calcext:value-type="float">
            <text:p>-0,637423989748691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(2*PI()*[.A165] - [.$H$1]) / 100)*[.$H$2]+[.$H$3]" office:value-type="float" office:value="-0.676115614368309" calcext:value-type="float">
            <text:p>-0,676115614368309</text:p>
          </table:table-cell>
          <table:table-cell table:formula="of:=COS(2*PI()*[.A165]/100)" office:value-type="float" office:value="-0.587785252292475" calcext:value-type="float">
            <text:p>-0,587785252292475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SIN((2*PI()*[.A166] - [.$H$1]) / 100)*[.$H$2]+[.$H$3]" office:value-type="float" office:value="-0.721045229742015" calcext:value-type="float">
            <text:p>-0,721045229742015</text:p>
          </table:table-cell>
          <table:table-cell table:formula="of:=COS(2*PI()*[.A166]/100)" office:value-type="float" office:value="-0.535826794978996" calcext:value-type="float">
            <text:p>-0,535826794978996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SIN((2*PI()*[.A167] - [.$H$1]) / 100)*[.$H$2]+[.$H$3]" office:value-type="float" office:value="-0.763129209008159" calcext:value-type="float">
            <text:p>-0,763129209008159</text:p>
          </table:table-cell>
          <table:table-cell table:formula="of:=COS(2*PI()*[.A167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SIN((2*PI()*[.A168] - [.$H$1]) / 100)*[.$H$2]+[.$H$3]" office:value-type="float" office:value="-0.802201465926922" calcext:value-type="float">
            <text:p>-0,802201465926922</text:p>
          </table:table-cell>
          <table:table-cell table:formula="of:=COS(2*PI()*[.A168]/100)" office:value-type="float" office:value="-0.425779291565072" calcext:value-type="float">
            <text:p>-0,425779291565072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SIN((2*PI()*[.A169] - [.$H$1]) / 100)*[.$H$2]+[.$H$3]" office:value-type="float" office:value="-0.838107800150658" calcext:value-type="float">
            <text:p>-0,838107800150658</text:p>
          </table:table-cell>
          <table:table-cell table:formula="of:=COS(2*PI()*[.A169]/100)" office:value-type="float" office:value="-0.368124552684678" calcext:value-type="float">
            <text:p>-0,368124552684678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SIN((2*PI()*[.A170] - [.$H$1]) / 100)*[.$H$2]+[.$H$3]" office:value-type="float" office:value="-0.870706505782232" calcext:value-type="float">
            <text:p>-0,870706505782232</text:p>
          </table:table-cell>
          <table:table-cell table:formula="of:=COS(2*PI()*[.A170]/100)" office:value-type="float" office:value="-0.309016994374948" calcext:value-type="float">
            <text:p>-0,309016994374948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SIN((2*PI()*[.A171] - [.$H$1]) / 100)*[.$H$2]+[.$H$3]" office:value-type="float" office:value="-0.899868930623448" calcext:value-type="float">
            <text:p>-0,899868930623448</text:p>
          </table:table-cell>
          <table:table-cell table:formula="of:=COS(2*PI()*[.A171]/100)" office:value-type="float" office:value="-0.248689887164856" calcext:value-type="float">
            <text:p>-0,248689887164856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SIN((2*PI()*[.A172] - [.$H$1]) / 100)*[.$H$2]+[.$H$3]" office:value-type="float" office:value="-0.925479983906503" calcext:value-type="float">
            <text:p>-0,925479983906503</text:p>
          </table:table-cell>
          <table:table-cell table:formula="of:=COS(2*PI()*[.A172]/100)" office:value-type="float" office:value="-0.187381314585726" calcext:value-type="float">
            <text:p>-0,187381314585726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SIN((2*PI()*[.A173] - [.$H$1]) / 100)*[.$H$2]+[.$H$3]" office:value-type="float" office:value="-0.947438590504664" calcext:value-type="float">
            <text:p>-0,947438590504664</text:p>
          </table:table-cell>
          <table:table-cell table:formula="of:=COS(2*PI()*[.A173]/100)" office:value-type="float" office:value="-0.125333233564306" calcext:value-type="float">
            <text:p>-0,125333233564306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SIN((2*PI()*[.A174] - [.$H$1]) / 100)*[.$H$2]+[.$H$3]" office:value-type="float" office:value="-0.965658089829623" calcext:value-type="float">
            <text:p>-0,965658089829623</text:p>
          </table:table-cell>
          <table:table-cell table:formula="of:=COS(2*PI()*[.A174]/100)" office:value-type="float" office:value="-0.0627905195293152" calcext:value-type="float">
            <text:p>-0,062790519529315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SIN((2*PI()*[.A175] - [.$H$1]) / 100)*[.$H$2]+[.$H$3]" office:value-type="float" office:value="-0.980066577841241" calcext:value-type="float">
            <text:p>-0,980066577841241</text:p>
          </table:table-cell>
          <table:table-cell table:formula="of:=COS(2*PI()*[.A175]/100)" office:value-type="float" office:value="-2.20498321910182E-015" calcext:value-type="float">
            <text:p>-2,20498321910182E-15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SIN((2*PI()*[.A176] - [.$H$1]) / 100)*[.$H$2]+[.$H$3]" office:value-type="float" office:value="-0.990607190819949" calcext:value-type="float">
            <text:p>-0,990607190819949</text:p>
          </table:table-cell>
          <table:table-cell table:formula="of:=COS(2*PI()*[.A176]/100)" office:value-type="float" office:value="0.0627905195293126" calcext:value-type="float">
            <text:p>0,062790519529313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SIN((2*PI()*[.A177] - [.$H$1]) / 100)*[.$H$2]+[.$H$3]" office:value-type="float" office:value="-0.997238329781867" calcext:value-type="float">
            <text:p>-0,997238329781867</text:p>
          </table:table-cell>
          <table:table-cell table:formula="of:=COS(2*PI()*[.A177]/100)" office:value-type="float" office:value="0.125333233564305" calcext:value-type="float">
            <text:p>0,125333233564305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SIN((2*PI()*[.A178] - [.$H$1]) / 100)*[.$H$2]+[.$H$3]" office:value-type="float" office:value="-0.999933824650992" calcext:value-type="float">
            <text:p>-0,999933824650992</text:p>
          </table:table-cell>
          <table:table-cell table:formula="of:=COS(2*PI()*[.A178]/100)" office:value-type="float" office:value="0.187381314585725" calcext:value-type="float">
            <text:p>0,187381314585725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SIN((2*PI()*[.A179] - [.$H$1]) / 100)*[.$H$2]+[.$H$3]" office:value-type="float" office:value="-0.99868303754053" calcext:value-type="float">
            <text:p>-0,99868303754053</text:p>
          </table:table-cell>
          <table:table-cell table:formula="of:=COS(2*PI()*[.A179]/100)" office:value-type="float" office:value="0.248689887164855" calcext:value-type="float">
            <text:p>0,248689887164855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(2*PI()*[.A180] - [.$H$1]) / 100)*[.$H$2]+[.$H$3]" office:value-type="float" office:value="-0.993490904735776" calcext:value-type="float">
            <text:p>-0,993490904735776</text:p>
          </table:table-cell>
          <table:table-cell table:formula="of:=COS(2*PI()*[.A180]/100)" office:value-type="float" office:value="0.309016994374947" calcext:value-type="float">
            <text:p>0,309016994374947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SIN((2*PI()*[.A181] - [.$H$1]) / 100)*[.$H$2]+[.$H$3]" office:value-type="float" office:value="-0.98437791721285" calcext:value-type="float">
            <text:p>-0,98437791721285</text:p>
          </table:table-cell>
          <table:table-cell table:formula="of:=COS(2*PI()*[.A181]/100)" office:value-type="float" office:value="0.368124552684677" calcext:value-type="float">
            <text:p>0,368124552684677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SIN((2*PI()*[.A182] - [.$H$1]) / 100)*[.$H$2]+[.$H$3]" office:value-type="float" office:value="-0.971380039770178" calcext:value-type="float">
            <text:p>-0,971380039770178</text:p>
          </table:table-cell>
          <table:table-cell table:formula="of:=COS(2*PI()*[.A182]/100)" office:value-type="float" office:value="0.425779291565072" calcext:value-type="float">
            <text:p>0,425779291565072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SIN((2*PI()*[.A183] - [.$H$1]) / 100)*[.$H$2]+[.$H$3]" office:value-type="float" office:value="-0.954548569091859" calcext:value-type="float">
            <text:p>-0,954548569091859</text:p>
          </table:table-cell>
          <table:table-cell table:formula="of:=COS(2*PI()*[.A183]/100)" office:value-type="float" office:value="0.481753674101714" calcext:value-type="float">
            <text:p>0,481753674101714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SIN((2*PI()*[.A184] - [.$H$1]) / 100)*[.$H$2]+[.$H$3]" office:value-type="float" office:value="-0.933949931303095" calcext:value-type="float">
            <text:p>-0,933949931303095</text:p>
          </table:table-cell>
          <table:table-cell table:formula="of:=COS(2*PI()*[.A184]/100)" office:value-type="float" office:value="0.535826794978995" calcext:value-type="float">
            <text:p>0,535826794978995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SIN((2*PI()*[.A185] - [.$H$1]) / 100)*[.$H$2]+[.$H$3]" office:value-type="float" office:value="-0.909665419816614" calcext:value-type="float">
            <text:p>-0,909665419816614</text:p>
          </table:table-cell>
          <table:table-cell table:formula="of:=COS(2*PI()*[.A18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SIN((2*PI()*[.A186] - [.$H$1]) / 100)*[.$H$2]+[.$H$3]" office:value-type="float" office:value="-0.881790874504717" calcext:value-type="float">
            <text:p>-0,881790874504717</text:p>
          </table:table-cell>
          <table:table-cell table:formula="of:=COS(2*PI()*[.A186]/100)" office:value-type="float" office:value="0.637423989748689" calcext:value-type="float">
            <text:p>0,637423989748689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SIN((2*PI()*[.A187] - [.$H$1]) / 100)*[.$H$2]+[.$H$3]" office:value-type="float" office:value="-0.850436303463078" calcext:value-type="float">
            <text:p>-0,850436303463078</text:p>
          </table:table-cell>
          <table:table-cell table:formula="of:=COS(2*PI()*[.A187]/100)" office:value-type="float" office:value="0.684547105928689" calcext:value-type="float">
            <text:p>0,684547105928689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SIN((2*PI()*[.A188] - [.$H$1]) / 100)*[.$H$2]+[.$H$3]" office:value-type="float" office:value="-0.815725448859061" calcext:value-type="float">
            <text:p>-0,815725448859061</text:p>
          </table:table-cell>
          <table:table-cell table:formula="of:=COS(2*PI()*[.A188]/100)" office:value-type="float" office:value="0.728968627421412" calcext:value-type="float">
            <text:p>0,728968627421412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SIN((2*PI()*[.A189] - [.$H$1]) / 100)*[.$H$2]+[.$H$3]" office:value-type="float" office:value="-0.777795298577907" calcext:value-type="float">
            <text:p>-0,777795298577907</text:p>
          </table:table-cell>
          <table:table-cell table:formula="of:=COS(2*PI()*[.A189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SIN((2*PI()*[.A190] - [.$H$1]) / 100)*[.$H$2]+[.$H$3]" office:value-type="float" office:value="-0.736795545594137" calcext:value-type="float">
            <text:p>-0,736795545594137</text:p>
          </table:table-cell>
          <table:table-cell table:formula="of:=COS(2*PI()*[.A19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SIN((2*PI()*[.A191] - [.$H$1]) / 100)*[.$H$2]+[.$H$3]" office:value-type="float" office:value="-0.692887997201774" calcext:value-type="float">
            <text:p>-0,692887997201774</text:p>
          </table:table-cell>
          <table:table-cell table:formula="of:=COS(2*PI()*[.A191]/100)" office:value-type="float" office:value="0.844327925502015" calcext:value-type="float">
            <text:p>0,844327925502015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SIN((2*PI()*[.A192] - [.$H$1]) / 100)*[.$H$2]+[.$H$3]" office:value-type="float" office:value="-0.646245936434869" calcext:value-type="float">
            <text:p>-0,646245936434869</text:p>
          </table:table-cell>
          <table:table-cell table:formula="of:=COS(2*PI()*[.A192]/100)" office:value-type="float" office:value="0.876306680043863" calcext:value-type="float">
            <text:p>0,876306680043863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SIN((2*PI()*[.A193] - [.$H$1]) / 100)*[.$H$2]+[.$H$3]" office:value-type="float" office:value="-0.597053438198541" calcext:value-type="float">
            <text:p>-0,597053438198541</text:p>
          </table:table-cell>
          <table:table-cell table:formula="of:=COS(2*PI()*[.A193]/100)" office:value-type="float" office:value="0.904827052466019" calcext:value-type="float">
            <text:p>0,904827052466019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SIN((2*PI()*[.A194] - [.$H$1]) / 100)*[.$H$2]+[.$H$3]" office:value-type="float" office:value="-0.545504642809414" calcext:value-type="float">
            <text:p>-0,545504642809414</text:p>
          </table:table-cell>
          <table:table-cell table:formula="of:=COS(2*PI()*[.A194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SIN((2*PI()*[.A195] - [.$H$1]) / 100)*[.$H$2]+[.$H$3]" office:value-type="float" office:value="-0.491802989812483" calcext:value-type="float">
            <text:p>-0,491802989812483</text:p>
          </table:table-cell>
          <table:table-cell table:formula="of:=COS(2*PI()*[.A19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SIN((2*PI()*[.A196] - [.$H$1]) / 100)*[.$H$2]+[.$H$3]" office:value-type="float" office:value="-0.436160415098176" calcext:value-type="float">
            <text:p>-0,436160415098176</text:p>
          </table:table-cell>
          <table:table-cell table:formula="of:=COS(2*PI()*[.A196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SIN((2*PI()*[.A197] - [.$H$1]) / 100)*[.$H$2]+[.$H$3]" office:value-type="float" office:value="-0.378796514488215" calcext:value-type="float">
            <text:p>-0,378796514488215</text:p>
          </table:table-cell>
          <table:table-cell table:formula="of:=COS(2*PI()*[.A1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SIN((2*PI()*[.A198] - [.$H$1]) / 100)*[.$H$2]+[.$H$3]" office:value-type="float" office:value="-0.319937677091233" calcext:value-type="float">
            <text:p>-0,319937677091233</text:p>
          </table:table-cell>
          <table:table-cell table:formula="of:=COS(2*PI()*[.A1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SIN((2*PI()*[.A199] - [.$H$1]) / 100)*[.$H$2]+[.$H$3]" office:value-type="float" office:value="-0.259816191848396" calcext:value-type="float">
            <text:p>-0,259816191848396</text:p>
          </table:table-cell>
          <table:table-cell table:formula="of:=COS(2*PI()*[.A1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IN((2*PI()*[.A200] - [.$H$1]) / 100)*[.$H$2]+[.$H$3]" office:value-type="float" office:value="-0.198669330795061" calcext:value-type="float">
            <text:p>-0,198669330795061</text:p>
          </table:table-cell>
          <table:table-cell table:formula="of:=COS(2*PI()*[.A2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SIN((2*PI()*[.A201] - [.$H$1]) / 100)*[.$H$2]+[.$H$3]" office:value-type="float" office:value="-0.136738412656461" calcext:value-type="float">
            <text:p>-0,136738412656461</text:p>
          </table:table-cell>
          <table:table-cell table:formula="of:=COS(2*PI()*[.A201]/100)" office:value-type="float" office:value="0.998026728428272" calcext:value-type="float">
            <text:p>0,998026728428272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SIN((2*PI()*[.A202] - [.$H$1]) / 100)*[.$H$2]+[.$H$3]" office:value-type="float" office:value="-0.0742678504729451" calcext:value-type="float">
            <text:p>-0,074267850472945</text:p>
          </table:table-cell>
          <table:table-cell table:formula="of:=COS(2*PI()*[.A2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SIN((2*PI()*[.A203] - [.$H$1]) / 100)*[.$H$2]+[.$H$3]" office:value-type="float" office:value="-0.0115041870133657" calcext:value-type="float">
            <text:p>-0,011504187013366</text:p>
          </table:table-cell>
          <table:table-cell table:formula="of:=COS(2*PI()*[.A2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SIN((2*PI()*[.A204] - [.$H$1]) / 100)*[.$H$2]+[.$H$3]" office:value-type="float" office:value="0.0513048782165925" calcext:value-type="float">
            <text:p>0,051304878216593</text:p>
          </table:table-cell>
          <table:table-cell table:formula="of:=COS(2*PI()*[.A204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SIN((2*PI()*[.A205] - [.$H$1]) / 100)*[.$H$2]+[.$H$3]" office:value-type="float" office:value="0.113911466531199" calcext:value-type="float">
            <text:p>0,113911466531199</text:p>
          </table:table-cell>
          <table:table-cell table:formula="of:=COS(2*PI()*[.A205]/100)" office:value-type="float" office:value="0.951056516295154" calcext:value-type="float">
            <text:p>0,951056516295154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SIN((2*PI()*[.A206] - [.$H$1]) / 100)*[.$H$2]+[.$H$3]" office:value-type="float" office:value="0.176068498328606" calcext:value-type="float">
            <text:p>0,176068498328606</text:p>
          </table:table-cell>
          <table:table-cell table:formula="of:=COS(2*PI()*[.A206]/100)" office:value-type="float" office:value="0.929776485888252" calcext:value-type="float">
            <text:p>0,929776485888252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SIN((2*PI()*[.A207] - [.$H$1]) / 100)*[.$H$2]+[.$H$3]" office:value-type="float" office:value="0.237530668201155" calcext:value-type="float">
            <text:p>0,237530668201155</text:p>
          </table:table-cell>
          <table:table-cell table:formula="of:=COS(2*PI()*[.A207]/100)" office:value-type="float" office:value="0.90482705246602" calcext:value-type="float">
            <text:p>0,90482705246602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SIN((2*PI()*[.A208] - [.$H$1]) / 100)*[.$H$2]+[.$H$3]" office:value-type="float" office:value="0.298055413043758" calcext:value-type="float">
            <text:p>0,298055413043758</text:p>
          </table:table-cell>
          <table:table-cell table:formula="of:=COS(2*PI()*[.A208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SIN((2*PI()*[.A209] - [.$H$1]) / 100)*[.$H$2]+[.$H$3]" office:value-type="float" office:value="0.357403869339639" calcext:value-type="float">
            <text:p>0,357403869339639</text:p>
          </table:table-cell>
          <table:table-cell table:formula="of:=COS(2*PI()*[.A209]/100)" office:value-type="float" office:value="0.844327925502015" calcext:value-type="float">
            <text:p>0,844327925502015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SIN((2*PI()*[.A210] - [.$H$1]) / 100)*[.$H$2]+[.$H$3]" office:value-type="float" office:value="0.415341815845533" calcext:value-type="float">
            <text:p>0,415341815845533</text:p>
          </table:table-cell>
          <table:table-cell table:formula="of:=COS(2*PI()*[.A210]/100)" office:value-type="float" office:value="0.809016994374948" calcext:value-type="float">
            <text:p>0,809016994374948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SIN((2*PI()*[.A211] - [.$H$1]) / 100)*[.$H$2]+[.$H$3]" office:value-type="float" office:value="0.47164059795591" calcext:value-type="float">
            <text:p>0,47164059795591</text:p>
          </table:table-cell>
          <table:table-cell table:formula="of:=COS(2*PI()*[.A211]/100)" office:value-type="float" office:value="0.77051324277579" calcext:value-type="float">
            <text:p>0,77051324277579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SIN((2*PI()*[.A212] - [.$H$1]) / 100)*[.$H$2]+[.$H$3]" office:value-type="float" office:value="0.526078030098249" calcext:value-type="float">
            <text:p>0,526078030098249</text:p>
          </table:table-cell>
          <table:table-cell table:formula="of:=COS(2*PI()*[.A212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SIN((2*PI()*[.A213] - [.$H$1]) / 100)*[.$H$2]+[.$H$3]" office:value-type="float" office:value="0.578439272597981" calcext:value-type="float">
            <text:p>0,578439272597981</text:p>
          </table:table-cell>
          <table:table-cell table:formula="of:=COS(2*PI()*[.A213]/100)" office:value-type="float" office:value="0.684547105928688" calcext:value-type="float">
            <text:p>0,684547105928688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SIN((2*PI()*[.A214] - [.$H$1]) / 100)*[.$H$2]+[.$H$3]" office:value-type="float" office:value="0.628517679552534" calcext:value-type="float">
            <text:p>0,628517679552534</text:p>
          </table:table-cell>
          <table:table-cell table:formula="of:=COS(2*PI()*[.A214]/100)" office:value-type="float" office:value="0.63742398974869" calcext:value-type="float">
            <text:p>0,63742398974869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SIN((2*PI()*[.A215] - [.$H$1]) / 100)*[.$H$2]+[.$H$3]" office:value-type="float" office:value="0.676115614368309" calcext:value-type="float">
            <text:p>0,676115614368309</text:p>
          </table:table-cell>
          <table:table-cell table:formula="of:=COS(2*PI()*[.A215]/100)" office:value-type="float" office:value="0.587785252292474" calcext:value-type="float">
            <text:p>0,587785252292474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SIN((2*PI()*[.A216] - [.$H$1]) / 100)*[.$H$2]+[.$H$3]" office:value-type="float" office:value="0.721045229742014" calcext:value-type="float">
            <text:p>0,721045229742014</text:p>
          </table:table-cell>
          <table:table-cell table:formula="of:=COS(2*PI()*[.A216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SIN((2*PI()*[.A217] - [.$H$1]) / 100)*[.$H$2]+[.$H$3]" office:value-type="float" office:value="0.763129209008159" calcext:value-type="float">
            <text:p>0,763129209008159</text:p>
          </table:table-cell>
          <table:table-cell table:formula="of:=COS(2*PI()*[.A217]/100)" office:value-type="float" office:value="0.481753674101716" calcext:value-type="float">
            <text:p>0,481753674101716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SIN((2*PI()*[.A218] - [.$H$1]) / 100)*[.$H$2]+[.$H$3]" office:value-type="float" office:value="0.802201465926921" calcext:value-type="float">
            <text:p>0,802201465926921</text:p>
          </table:table-cell>
          <table:table-cell table:formula="of:=COS(2*PI()*[.A218]/100)" office:value-type="float" office:value="0.425779291565074" calcext:value-type="float">
            <text:p>0,425779291565074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SIN((2*PI()*[.A219] - [.$H$1]) / 100)*[.$H$2]+[.$H$3]" office:value-type="float" office:value="0.838107800150658" calcext:value-type="float">
            <text:p>0,838107800150658</text:p>
          </table:table-cell>
          <table:table-cell table:formula="of:=COS(2*PI()*[.A219]/100)" office:value-type="float" office:value="0.368124552684678" calcext:value-type="float">
            <text:p>0,368124552684678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SIN((2*PI()*[.A220] - [.$H$1]) / 100)*[.$H$2]+[.$H$3]" office:value-type="float" office:value="0.870706505782232" calcext:value-type="float">
            <text:p>0,870706505782232</text:p>
          </table:table-cell>
          <table:table-cell table:formula="of:=COS(2*PI()*[.A220]/100)" office:value-type="float" office:value="0.309016994374948" calcext:value-type="float">
            <text:p>0,309016994374948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SIN((2*PI()*[.A221] - [.$H$1]) / 100)*[.$H$2]+[.$H$3]" office:value-type="float" office:value="0.899868930623448" calcext:value-type="float">
            <text:p>0,899868930623448</text:p>
          </table:table-cell>
          <table:table-cell table:formula="of:=COS(2*PI()*[.A221]/100)" office:value-type="float" office:value="0.248689887164854" calcext:value-type="float">
            <text:p>0,248689887164854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SIN((2*PI()*[.A222] - [.$H$1]) / 100)*[.$H$2]+[.$H$3]" office:value-type="float" office:value="0.925479983906503" calcext:value-type="float">
            <text:p>0,925479983906503</text:p>
          </table:table-cell>
          <table:table-cell table:formula="of:=COS(2*PI()*[.A222]/100)" office:value-type="float" office:value="0.187381314585724" calcext:value-type="float">
            <text:p>0,187381314585724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SIN((2*PI()*[.A223] - [.$H$1]) / 100)*[.$H$2]+[.$H$3]" office:value-type="float" office:value="0.947438590504664" calcext:value-type="float">
            <text:p>0,947438590504664</text:p>
          </table:table-cell>
          <table:table-cell table:formula="of:=COS(2*PI()*[.A223]/100)" office:value-type="float" office:value="0.125333233564304" calcext:value-type="float">
            <text:p>0,125333233564304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SIN((2*PI()*[.A224] - [.$H$1]) / 100)*[.$H$2]+[.$H$3]" office:value-type="float" office:value="0.965658089829623" calcext:value-type="float">
            <text:p>0,965658089829623</text:p>
          </table:table-cell>
          <table:table-cell table:formula="of:=COS(2*PI()*[.A224]/100)" office:value-type="float" office:value="0.0627905195293136" calcext:value-type="float">
            <text:p>0,062790519529314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SIN((2*PI()*[.A225] - [.$H$1]) / 100)*[.$H$2]+[.$H$3]" office:value-type="float" office:value="0.980066577841241" calcext:value-type="float">
            <text:p>0,980066577841241</text:p>
          </table:table-cell>
          <table:table-cell table:formula="of:=COS(2*PI()*[.A225]/100)" office:value-type="float" office:value="5.51091059616309E-016" calcext:value-type="float">
            <text:p>5,51091059616309E-16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SIN((2*PI()*[.A226] - [.$H$1]) / 100)*[.$H$2]+[.$H$3]" office:value-type="float" office:value="0.990607190819949" calcext:value-type="float">
            <text:p>0,990607190819949</text:p>
          </table:table-cell>
          <table:table-cell table:formula="of:=COS(2*PI()*[.A226]/100)" office:value-type="float" office:value="-0.0627905195293125" calcext:value-type="float">
            <text:p>-0,062790519529313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SIN((2*PI()*[.A227] - [.$H$1]) / 100)*[.$H$2]+[.$H$3]" office:value-type="float" office:value="0.997238329781867" calcext:value-type="float">
            <text:p>0,997238329781867</text:p>
          </table:table-cell>
          <table:table-cell table:formula="of:=COS(2*PI()*[.A227]/100)" office:value-type="float" office:value="-0.125333233564303" calcext:value-type="float">
            <text:p>-0,125333233564303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SIN((2*PI()*[.A228] - [.$H$1]) / 100)*[.$H$2]+[.$H$3]" office:value-type="float" office:value="0.999933824650992" calcext:value-type="float">
            <text:p>0,999933824650992</text:p>
          </table:table-cell>
          <table:table-cell table:formula="of:=COS(2*PI()*[.A228]/100)" office:value-type="float" office:value="-0.187381314585723" calcext:value-type="float">
            <text:p>-0,187381314585723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SIN((2*PI()*[.A229] - [.$H$1]) / 100)*[.$H$2]+[.$H$3]" office:value-type="float" office:value="0.99868303754053" calcext:value-type="float">
            <text:p>0,99868303754053</text:p>
          </table:table-cell>
          <table:table-cell table:formula="of:=COS(2*PI()*[.A229]/100)" office:value-type="float" office:value="-0.248689887164853" calcext:value-type="float">
            <text:p>-0,248689887164853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SIN((2*PI()*[.A230] - [.$H$1]) / 100)*[.$H$2]+[.$H$3]" office:value-type="float" office:value="0.993490904735776" calcext:value-type="float">
            <text:p>0,993490904735776</text:p>
          </table:table-cell>
          <table:table-cell table:formula="of:=COS(2*PI()*[.A230]/100)" office:value-type="float" office:value="-0.309016994374949" calcext:value-type="float">
            <text:p>-0,309016994374949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SIN((2*PI()*[.A231] - [.$H$1]) / 100)*[.$H$2]+[.$H$3]" office:value-type="float" office:value="0.98437791721285" calcext:value-type="float">
            <text:p>0,98437791721285</text:p>
          </table:table-cell>
          <table:table-cell table:formula="of:=COS(2*PI()*[.A231]/100)" office:value-type="float" office:value="-0.368124552684679" calcext:value-type="float">
            <text:p>-0,368124552684679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SIN((2*PI()*[.A232] - [.$H$1]) / 100)*[.$H$2]+[.$H$3]" office:value-type="float" office:value="0.971380039770178" calcext:value-type="float">
            <text:p>0,971380039770178</text:p>
          </table:table-cell>
          <table:table-cell table:formula="of:=COS(2*PI()*[.A232]/100)" office:value-type="float" office:value="-0.425779291565073" calcext:value-type="float">
            <text:p>-0,425779291565073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SIN((2*PI()*[.A233] - [.$H$1]) / 100)*[.$H$2]+[.$H$3]" office:value-type="float" office:value="0.954548569091859" calcext:value-type="float">
            <text:p>0,954548569091859</text:p>
          </table:table-cell>
          <table:table-cell table:formula="of:=COS(2*PI()*[.A233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SIN((2*PI()*[.A234] - [.$H$1]) / 100)*[.$H$2]+[.$H$3]" office:value-type="float" office:value="0.933949931303095" calcext:value-type="float">
            <text:p>0,933949931303095</text:p>
          </table:table-cell>
          <table:table-cell table:formula="of:=COS(2*PI()*[.A234]/100)" office:value-type="float" office:value="-0.535826794978996" calcext:value-type="float">
            <text:p>-0,535826794978996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SIN((2*PI()*[.A235] - [.$H$1]) / 100)*[.$H$2]+[.$H$3]" office:value-type="float" office:value="0.909665419816614" calcext:value-type="float">
            <text:p>0,909665419816614</text:p>
          </table:table-cell>
          <table:table-cell table:formula="of:=COS(2*PI()*[.A23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SIN((2*PI()*[.A236] - [.$H$1]) / 100)*[.$H$2]+[.$H$3]" office:value-type="float" office:value="0.881790874504716" calcext:value-type="float">
            <text:p>0,881790874504716</text:p>
          </table:table-cell>
          <table:table-cell table:formula="of:=COS(2*PI()*[.A236]/100)" office:value-type="float" office:value="-0.637423989748689" calcext:value-type="float">
            <text:p>-0,637423989748689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SIN((2*PI()*[.A237] - [.$H$1]) / 100)*[.$H$2]+[.$H$3]" office:value-type="float" office:value="0.850436303463079" calcext:value-type="float">
            <text:p>0,850436303463079</text:p>
          </table:table-cell>
          <table:table-cell table:formula="of:=COS(2*PI()*[.A237]/100)" office:value-type="float" office:value="-0.684547105928688" calcext:value-type="float">
            <text:p>-0,684547105928688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SIN((2*PI()*[.A238] - [.$H$1]) / 100)*[.$H$2]+[.$H$3]" office:value-type="float" office:value="0.815725448859062" calcext:value-type="float">
            <text:p>0,815725448859062</text:p>
          </table:table-cell>
          <table:table-cell table:formula="of:=COS(2*PI()*[.A238]/100)" office:value-type="float" office:value="-0.72896862742141" calcext:value-type="float">
            <text:p>-0,72896862742141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SIN((2*PI()*[.A239] - [.$H$1]) / 100)*[.$H$2]+[.$H$3]" office:value-type="float" office:value="0.777795298577908" calcext:value-type="float">
            <text:p>0,777795298577908</text:p>
          </table:table-cell>
          <table:table-cell table:formula="of:=COS(2*PI()*[.A239]/100)" office:value-type="float" office:value="-0.770513242775788" calcext:value-type="float">
            <text:p>-0,770513242775788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SIN((2*PI()*[.A240] - [.$H$1]) / 100)*[.$H$2]+[.$H$3]" office:value-type="float" office:value="0.736795545594139" calcext:value-type="float">
            <text:p>0,736795545594139</text:p>
          </table:table-cell>
          <table:table-cell table:formula="of:=COS(2*PI()*[.A240]/100)" office:value-type="float" office:value="-0.809016994374946" calcext:value-type="float">
            <text:p>-0,809016994374946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SIN((2*PI()*[.A241] - [.$H$1]) / 100)*[.$H$2]+[.$H$3]" office:value-type="float" office:value="0.692887997201774" calcext:value-type="float">
            <text:p>0,692887997201774</text:p>
          </table:table-cell>
          <table:table-cell table:formula="of:=COS(2*PI()*[.A241]/100)" office:value-type="float" office:value="-0.844327925502016" calcext:value-type="float">
            <text:p>-0,844327925502016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SIN((2*PI()*[.A242] - [.$H$1]) / 100)*[.$H$2]+[.$H$3]" office:value-type="float" office:value="0.646245936434869" calcext:value-type="float">
            <text:p>0,646245936434869</text:p>
          </table:table-cell>
          <table:table-cell table:formula="of:=COS(2*PI()*[.A242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SIN((2*PI()*[.A243] - [.$H$1]) / 100)*[.$H$2]+[.$H$3]" office:value-type="float" office:value="0.597053438198542" calcext:value-type="float">
            <text:p>0,597053438198542</text:p>
          </table:table-cell>
          <table:table-cell table:formula="of:=COS(2*PI()*[.A243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SIN((2*PI()*[.A244] - [.$H$1]) / 100)*[.$H$2]+[.$H$3]" office:value-type="float" office:value="0.545504642809412" calcext:value-type="float">
            <text:p>0,545504642809412</text:p>
          </table:table-cell>
          <table:table-cell table:formula="of:=COS(2*PI()*[.A244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SIN((2*PI()*[.A245] - [.$H$1]) / 100)*[.$H$2]+[.$H$3]" office:value-type="float" office:value="0.491802989812481" calcext:value-type="float">
            <text:p>0,491802989812481</text:p>
          </table:table-cell>
          <table:table-cell table:formula="of:=COS(2*PI()*[.A24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SIN((2*PI()*[.A246] - [.$H$1]) / 100)*[.$H$2]+[.$H$3]" office:value-type="float" office:value="0.436160415098174" calcext:value-type="float">
            <text:p>0,436160415098174</text:p>
          </table:table-cell>
          <table:table-cell table:formula="of:=COS(2*PI()*[.A246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SIN((2*PI()*[.A247] - [.$H$1]) / 100)*[.$H$2]+[.$H$3]" office:value-type="float" office:value="0.378796514488214" calcext:value-type="float">
            <text:p>0,378796514488214</text:p>
          </table:table-cell>
          <table:table-cell table:formula="of:=COS(2*PI()*[.A247]/100)" office:value-type="float" office:value="-0.982287250728688" calcext:value-type="float">
            <text:p>-0,982287250728688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SIN((2*PI()*[.A248] - [.$H$1]) / 100)*[.$H$2]+[.$H$3]" office:value-type="float" office:value="0.319937677091235" calcext:value-type="float">
            <text:p>0,319937677091235</text:p>
          </table:table-cell>
          <table:table-cell table:formula="of:=COS(2*PI()*[.A2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SIN((2*PI()*[.A249] - [.$H$1]) / 100)*[.$H$2]+[.$H$3]" office:value-type="float" office:value="0.259816191848398" calcext:value-type="float">
            <text:p>0,259816191848398</text:p>
          </table:table-cell>
          <table:table-cell table:formula="of:=COS(2*PI()*[.A2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SIN((2*PI()*[.A250] - [.$H$1]) / 100)*[.$H$2]+[.$H$3]" office:value-type="float" office:value="0.198669330795063" calcext:value-type="float">
            <text:p>0,198669330795063</text:p>
          </table:table-cell>
          <table:table-cell table:formula="of:=COS(2*PI()*[.A2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SIN((2*PI()*[.A251] - [.$H$1]) / 100)*[.$H$2]+[.$H$3]" office:value-type="float" office:value="0.136738412656461" calcext:value-type="float">
            <text:p>0,136738412656461</text:p>
          </table:table-cell>
          <table:table-cell table:formula="of:=COS(2*PI()*[.A251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SIN((2*PI()*[.A252] - [.$H$1]) / 100)*[.$H$2]+[.$H$3]" office:value-type="float" office:value="0.0742678504729453" calcext:value-type="float">
            <text:p>0,074267850472945</text:p>
          </table:table-cell>
          <table:table-cell table:formula="of:=COS(2*PI()*[.A2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SIN((2*PI()*[.A253] - [.$H$1]) / 100)*[.$H$2]+[.$H$3]" office:value-type="float" office:value="0.011504187013364" calcext:value-type="float">
            <text:p>0,011504187013364</text:p>
          </table:table-cell>
          <table:table-cell table:formula="of:=COS(2*PI()*[.A2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SIN((2*PI()*[.A254] - [.$H$1]) / 100)*[.$H$2]+[.$H$3]" office:value-type="float" office:value="-0.0513048782165941" calcext:value-type="float">
            <text:p>-0,051304878216594</text:p>
          </table:table-cell>
          <table:table-cell table:formula="of:=COS(2*PI()*[.A2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SIN((2*PI()*[.A255] - [.$H$1]) / 100)*[.$H$2]+[.$H$3]" office:value-type="float" office:value="-0.113911466531201" calcext:value-type="float">
            <text:p>-0,113911466531201</text:p>
          </table:table-cell>
          <table:table-cell table:formula="of:=COS(2*PI()*[.A25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SIN((2*PI()*[.A256] - [.$H$1]) / 100)*[.$H$2]+[.$H$3]" office:value-type="float" office:value="-0.176068498328607" calcext:value-type="float">
            <text:p>-0,176068498328607</text:p>
          </table:table-cell>
          <table:table-cell table:formula="of:=COS(2*PI()*[.A256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SIN((2*PI()*[.A257] - [.$H$1]) / 100)*[.$H$2]+[.$H$3]" office:value-type="float" office:value="-0.237530668201157" calcext:value-type="float">
            <text:p>-0,237530668201157</text:p>
          </table:table-cell>
          <table:table-cell table:formula="of:=COS(2*PI()*[.A257]/100)" office:value-type="float" office:value="-0.904827052466019" calcext:value-type="float">
            <text:p>-0,904827052466019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SIN((2*PI()*[.A258] - [.$H$1]) / 100)*[.$H$2]+[.$H$3]" office:value-type="float" office:value="-0.298055413043754" calcext:value-type="float">
            <text:p>-0,298055413043754</text:p>
          </table:table-cell>
          <table:table-cell table:formula="of:=COS(2*PI()*[.A2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SIN((2*PI()*[.A259] - [.$H$1]) / 100)*[.$H$2]+[.$H$3]" office:value-type="float" office:value="-0.357403869339639" calcext:value-type="float">
            <text:p>-0,357403869339639</text:p>
          </table:table-cell>
          <table:table-cell table:formula="of:=COS(2*PI()*[.A259]/100)" office:value-type="float" office:value="-0.844327925502015" calcext:value-type="float">
            <text:p>-0,844327925502015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SIN((2*PI()*[.A260] - [.$H$1]) / 100)*[.$H$2]+[.$H$3]" office:value-type="float" office:value="-0.415341815845532" calcext:value-type="float">
            <text:p>-0,415341815845532</text:p>
          </table:table-cell>
          <table:table-cell table:formula="of:=COS(2*PI()*[.A260]/100)" office:value-type="float" office:value="-0.809016994374948" calcext:value-type="float">
            <text:p>-0,809016994374948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SIN((2*PI()*[.A261] - [.$H$1]) / 100)*[.$H$2]+[.$H$3]" office:value-type="float" office:value="-0.47164059795591" calcext:value-type="float">
            <text:p>-0,47164059795591</text:p>
          </table:table-cell>
          <table:table-cell table:formula="of:=COS(2*PI()*[.A261]/100)" office:value-type="float" office:value="-0.77051324277579" calcext:value-type="float">
            <text:p>-0,77051324277579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SIN((2*PI()*[.A262] - [.$H$1]) / 100)*[.$H$2]+[.$H$3]" office:value-type="float" office:value="-0.526078030098249" calcext:value-type="float">
            <text:p>-0,526078030098249</text:p>
          </table:table-cell>
          <table:table-cell table:formula="of:=COS(2*PI()*[.A262]/100)" office:value-type="float" office:value="-0.728968627421412" calcext:value-type="float">
            <text:p>-0,728968627421412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SIN((2*PI()*[.A263] - [.$H$1]) / 100)*[.$H$2]+[.$H$3]" office:value-type="float" office:value="-0.578439272597981" calcext:value-type="float">
            <text:p>-0,578439272597981</text:p>
          </table:table-cell>
          <table:table-cell table:formula="of:=COS(2*PI()*[.A263]/100)" office:value-type="float" office:value="-0.684547105928687" calcext:value-type="float">
            <text:p>-0,684547105928687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SIN((2*PI()*[.A264] - [.$H$1]) / 100)*[.$H$2]+[.$H$3]" office:value-type="float" office:value="-0.628517679552534" calcext:value-type="float">
            <text:p>-0,628517679552534</text:p>
          </table:table-cell>
          <table:table-cell table:formula="of:=COS(2*PI()*[.A264]/100)" office:value-type="float" office:value="-0.637423989748689" calcext:value-type="float">
            <text:p>-0,637423989748689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SIN((2*PI()*[.A265] - [.$H$1]) / 100)*[.$H$2]+[.$H$3]" office:value-type="float" office:value="-0.676115614368309" calcext:value-type="float">
            <text:p>-0,676115614368309</text:p>
          </table:table-cell>
          <table:table-cell table:formula="of:=COS(2*PI()*[.A265]/100)" office:value-type="float" office:value="-0.587785252292472" calcext:value-type="float">
            <text:p>-0,587785252292472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SIN((2*PI()*[.A266] - [.$H$1]) / 100)*[.$H$2]+[.$H$3]" office:value-type="float" office:value="-0.721045229742014" calcext:value-type="float">
            <text:p>-0,721045229742014</text:p>
          </table:table-cell>
          <table:table-cell table:formula="of:=COS(2*PI()*[.A266]/100)" office:value-type="float" office:value="-0.535826794978996" calcext:value-type="float">
            <text:p>-0,535826794978996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SIN((2*PI()*[.A267] - [.$H$1]) / 100)*[.$H$2]+[.$H$3]" office:value-type="float" office:value="-0.763129209008158" calcext:value-type="float">
            <text:p>-0,763129209008158</text:p>
          </table:table-cell>
          <table:table-cell table:formula="of:=COS(2*PI()*[.A267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SIN((2*PI()*[.A268] - [.$H$1]) / 100)*[.$H$2]+[.$H$3]" office:value-type="float" office:value="-0.802201465926922" calcext:value-type="float">
            <text:p>-0,802201465926922</text:p>
          </table:table-cell>
          <table:table-cell table:formula="of:=COS(2*PI()*[.A268]/100)" office:value-type="float" office:value="-0.425779291565073" calcext:value-type="float">
            <text:p>-0,425779291565073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SIN((2*PI()*[.A269] - [.$H$1]) / 100)*[.$H$2]+[.$H$3]" office:value-type="float" office:value="-0.838107800150658" calcext:value-type="float">
            <text:p>-0,838107800150658</text:p>
          </table:table-cell>
          <table:table-cell table:formula="of:=COS(2*PI()*[.A269]/100)" office:value-type="float" office:value="-0.368124552684678" calcext:value-type="float">
            <text:p>-0,368124552684678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SIN((2*PI()*[.A270] - [.$H$1]) / 100)*[.$H$2]+[.$H$3]" office:value-type="float" office:value="-0.870706505782232" calcext:value-type="float">
            <text:p>-0,870706505782232</text:p>
          </table:table-cell>
          <table:table-cell table:formula="of:=COS(2*PI()*[.A270]/100)" office:value-type="float" office:value="-0.309016994374948" calcext:value-type="float">
            <text:p>-0,309016994374948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SIN((2*PI()*[.A271] - [.$H$1]) / 100)*[.$H$2]+[.$H$3]" office:value-type="float" office:value="-0.899868930623448" calcext:value-type="float">
            <text:p>-0,899868930623448</text:p>
          </table:table-cell>
          <table:table-cell table:formula="of:=COS(2*PI()*[.A271]/100)" office:value-type="float" office:value="-0.248689887164856" calcext:value-type="float">
            <text:p>-0,248689887164856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SIN((2*PI()*[.A272] - [.$H$1]) / 100)*[.$H$2]+[.$H$3]" office:value-type="float" office:value="-0.925479983906503" calcext:value-type="float">
            <text:p>-0,925479983906503</text:p>
          </table:table-cell>
          <table:table-cell table:formula="of:=COS(2*PI()*[.A272]/100)" office:value-type="float" office:value="-0.187381314585723" calcext:value-type="float">
            <text:p>-0,187381314585723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SIN((2*PI()*[.A273] - [.$H$1]) / 100)*[.$H$2]+[.$H$3]" office:value-type="float" office:value="-0.947438590504664" calcext:value-type="float">
            <text:p>-0,947438590504664</text:p>
          </table:table-cell>
          <table:table-cell table:formula="of:=COS(2*PI()*[.A273]/100)" office:value-type="float" office:value="-0.125333233564302" calcext:value-type="float">
            <text:p>-0,125333233564302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SIN((2*PI()*[.A274] - [.$H$1]) / 100)*[.$H$2]+[.$H$3]" office:value-type="float" office:value="-0.965658089829623" calcext:value-type="float">
            <text:p>-0,965658089829623</text:p>
          </table:table-cell>
          <table:table-cell table:formula="of:=COS(2*PI()*[.A274]/100)" office:value-type="float" office:value="-0.0627905195293119" calcext:value-type="float">
            <text:p>-0,062790519529312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SIN((2*PI()*[.A275] - [.$H$1]) / 100)*[.$H$2]+[.$H$3]" office:value-type="float" office:value="-0.980066577841241" calcext:value-type="float">
            <text:p>-0,980066577841241</text:p>
          </table:table-cell>
          <table:table-cell table:formula="of:=COS(2*PI()*[.A275]/100)" office:value-type="float" office:value="1.10280109986921E-015" calcext:value-type="float">
            <text:p>1,10280109986921E-15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SIN((2*PI()*[.A276] - [.$H$1]) / 100)*[.$H$2]+[.$H$3]" office:value-type="float" office:value="-0.990607190819949" calcext:value-type="float">
            <text:p>-0,990607190819949</text:p>
          </table:table-cell>
          <table:table-cell table:formula="of:=COS(2*PI()*[.A276]/100)" office:value-type="float" office:value="0.0627905195293141" calcext:value-type="float">
            <text:p>0,062790519529314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SIN((2*PI()*[.A277] - [.$H$1]) / 100)*[.$H$2]+[.$H$3]" office:value-type="float" office:value="-0.997238329781867" calcext:value-type="float">
            <text:p>-0,997238329781867</text:p>
          </table:table-cell>
          <table:table-cell table:formula="of:=COS(2*PI()*[.A277]/100)" office:value-type="float" office:value="0.125333233564305" calcext:value-type="float">
            <text:p>0,125333233564305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SIN((2*PI()*[.A278] - [.$H$1]) / 100)*[.$H$2]+[.$H$3]" office:value-type="float" office:value="-0.999933824650992" calcext:value-type="float">
            <text:p>-0,999933824650992</text:p>
          </table:table-cell>
          <table:table-cell table:formula="of:=COS(2*PI()*[.A278]/100)" office:value-type="float" office:value="0.187381314585725" calcext:value-type="float">
            <text:p>0,187381314585725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SIN((2*PI()*[.A279] - [.$H$1]) / 100)*[.$H$2]+[.$H$3]" office:value-type="float" office:value="-0.99868303754053" calcext:value-type="float">
            <text:p>-0,99868303754053</text:p>
          </table:table-cell>
          <table:table-cell table:formula="of:=COS(2*PI()*[.A279]/100)" office:value-type="float" office:value="0.248689887164854" calcext:value-type="float">
            <text:p>0,248689887164854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SIN((2*PI()*[.A280] - [.$H$1]) / 100)*[.$H$2]+[.$H$3]" office:value-type="float" office:value="-0.993490904735776" calcext:value-type="float">
            <text:p>-0,993490904735776</text:p>
          </table:table-cell>
          <table:table-cell table:formula="of:=COS(2*PI()*[.A280]/100)" office:value-type="float" office:value="0.309016994374947" calcext:value-type="float">
            <text:p>0,309016994374947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SIN((2*PI()*[.A281] - [.$H$1]) / 100)*[.$H$2]+[.$H$3]" office:value-type="float" office:value="-0.98437791721285" calcext:value-type="float">
            <text:p>-0,98437791721285</text:p>
          </table:table-cell>
          <table:table-cell table:formula="of:=COS(2*PI()*[.A281]/100)" office:value-type="float" office:value="0.368124552684677" calcext:value-type="float">
            <text:p>0,368124552684677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SIN((2*PI()*[.A282] - [.$H$1]) / 100)*[.$H$2]+[.$H$3]" office:value-type="float" office:value="-0.971380039770178" calcext:value-type="float">
            <text:p>-0,971380039770178</text:p>
          </table:table-cell>
          <table:table-cell table:formula="of:=COS(2*PI()*[.A282]/100)" office:value-type="float" office:value="0.425779291565071" calcext:value-type="float">
            <text:p>0,425779291565071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SIN((2*PI()*[.A283] - [.$H$1]) / 100)*[.$H$2]+[.$H$3]" office:value-type="float" office:value="-0.954548569091859" calcext:value-type="float">
            <text:p>-0,954548569091859</text:p>
          </table:table-cell>
          <table:table-cell table:formula="of:=COS(2*PI()*[.A283]/100)" office:value-type="float" office:value="0.481753674101717" calcext:value-type="float">
            <text:p>0,481753674101717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SIN((2*PI()*[.A284] - [.$H$1]) / 100)*[.$H$2]+[.$H$3]" office:value-type="float" office:value="-0.933949931303095" calcext:value-type="float">
            <text:p>-0,933949931303095</text:p>
          </table:table-cell>
          <table:table-cell table:formula="of:=COS(2*PI()*[.A284]/100)" office:value-type="float" office:value="0.535826794978998" calcext:value-type="float">
            <text:p>0,535826794978998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SIN((2*PI()*[.A285] - [.$H$1]) / 100)*[.$H$2]+[.$H$3]" office:value-type="float" office:value="-0.909665419816614" calcext:value-type="float">
            <text:p>-0,909665419816614</text:p>
          </table:table-cell>
          <table:table-cell table:formula="of:=COS(2*PI()*[.A285]/100)" office:value-type="float" office:value="0.587785252292474" calcext:value-type="float">
            <text:p>0,587785252292474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SIN((2*PI()*[.A286] - [.$H$1]) / 100)*[.$H$2]+[.$H$3]" office:value-type="float" office:value="-0.881790874504715" calcext:value-type="float">
            <text:p>-0,881790874504715</text:p>
          </table:table-cell>
          <table:table-cell table:formula="of:=COS(2*PI()*[.A286]/100)" office:value-type="float" office:value="0.63742398974869" calcext:value-type="float">
            <text:p>0,63742398974869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SIN((2*PI()*[.A287] - [.$H$1]) / 100)*[.$H$2]+[.$H$3]" office:value-type="float" office:value="-0.850436303463078" calcext:value-type="float">
            <text:p>-0,850436303463078</text:p>
          </table:table-cell>
          <table:table-cell table:formula="of:=COS(2*PI()*[.A287]/100)" office:value-type="float" office:value="0.684547105928689" calcext:value-type="float">
            <text:p>0,684547105928689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SIN((2*PI()*[.A288] - [.$H$1]) / 100)*[.$H$2]+[.$H$3]" office:value-type="float" office:value="-0.815725448859062" calcext:value-type="float">
            <text:p>-0,815725448859062</text:p>
          </table:table-cell>
          <table:table-cell table:formula="of:=COS(2*PI()*[.A288]/100)" office:value-type="float" office:value="0.728968627421412" calcext:value-type="float">
            <text:p>0,728968627421412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SIN((2*PI()*[.A289] - [.$H$1]) / 100)*[.$H$2]+[.$H$3]" office:value-type="float" office:value="-0.777795298577907" calcext:value-type="float">
            <text:p>-0,777795298577907</text:p>
          </table:table-cell>
          <table:table-cell table:formula="of:=COS(2*PI()*[.A289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SIN((2*PI()*[.A290] - [.$H$1]) / 100)*[.$H$2]+[.$H$3]" office:value-type="float" office:value="-0.736795545594138" calcext:value-type="float">
            <text:p>-0,736795545594138</text:p>
          </table:table-cell>
          <table:table-cell table:formula="of:=COS(2*PI()*[.A29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SIN((2*PI()*[.A291] - [.$H$1]) / 100)*[.$H$2]+[.$H$3]" office:value-type="float" office:value="-0.692887997201774" calcext:value-type="float">
            <text:p>-0,692887997201774</text:p>
          </table:table-cell>
          <table:table-cell table:formula="of:=COS(2*PI()*[.A291]/100)" office:value-type="float" office:value="0.844327925502014" calcext:value-type="float">
            <text:p>0,844327925502014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SIN((2*PI()*[.A292] - [.$H$1]) / 100)*[.$H$2]+[.$H$3]" office:value-type="float" office:value="-0.64624593643487" calcext:value-type="float">
            <text:p>-0,64624593643487</text:p>
          </table:table-cell>
          <table:table-cell table:formula="of:=COS(2*PI()*[.A292]/100)" office:value-type="float" office:value="0.876306680043863" calcext:value-type="float">
            <text:p>0,876306680043863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SIN((2*PI()*[.A293] - [.$H$1]) / 100)*[.$H$2]+[.$H$3]" office:value-type="float" office:value="-0.597053438198542" calcext:value-type="float">
            <text:p>-0,597053438198542</text:p>
          </table:table-cell>
          <table:table-cell table:formula="of:=COS(2*PI()*[.A293]/100)" office:value-type="float" office:value="0.904827052466019" calcext:value-type="float">
            <text:p>0,904827052466019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SIN((2*PI()*[.A294] - [.$H$1]) / 100)*[.$H$2]+[.$H$3]" office:value-type="float" office:value="-0.545504642809414" calcext:value-type="float">
            <text:p>-0,545504642809414</text:p>
          </table:table-cell>
          <table:table-cell table:formula="of:=COS(2*PI()*[.A294]/100)" office:value-type="float" office:value="0.929776485888252" calcext:value-type="float">
            <text:p>0,929776485888252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SIN((2*PI()*[.A295] - [.$H$1]) / 100)*[.$H$2]+[.$H$3]" office:value-type="float" office:value="-0.49180298981248" calcext:value-type="float">
            <text:p>-0,49180298981248</text:p>
          </table:table-cell>
          <table:table-cell table:formula="of:=COS(2*PI()*[.A295]/100)" office:value-type="float" office:value="0.951056516295154" calcext:value-type="float">
            <text:p>0,951056516295154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SIN((2*PI()*[.A296] - [.$H$1]) / 100)*[.$H$2]+[.$H$3]" office:value-type="float" office:value="-0.436160415098173" calcext:value-type="float">
            <text:p>-0,436160415098173</text:p>
          </table:table-cell>
          <table:table-cell table:formula="of:=COS(2*PI()*[.A296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SIN((2*PI()*[.A297] - [.$H$1]) / 100)*[.$H$2]+[.$H$3]" office:value-type="float" office:value="-0.378796514488212" calcext:value-type="float">
            <text:p>-0,378796514488212</text:p>
          </table:table-cell>
          <table:table-cell table:formula="of:=COS(2*PI()*[.A2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SIN((2*PI()*[.A298] - [.$H$1]) / 100)*[.$H$2]+[.$H$3]" office:value-type="float" office:value="-0.319937677091233" calcext:value-type="float">
            <text:p>-0,319937677091233</text:p>
          </table:table-cell>
          <table:table-cell table:formula="of:=COS(2*PI()*[.A2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SIN((2*PI()*[.A299] - [.$H$1]) / 100)*[.$H$2]+[.$H$3]" office:value-type="float" office:value="-0.259816191848396" calcext:value-type="float">
            <text:p>-0,259816191848396</text:p>
          </table:table-cell>
          <table:table-cell table:formula="of:=COS(2*PI()*[.A2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SIN((2*PI()*[.A300] - [.$H$1]) / 100)*[.$H$2]+[.$H$3]" office:value-type="float" office:value="-0.198669330795061" calcext:value-type="float">
            <text:p>-0,198669330795061</text:p>
          </table:table-cell>
          <table:table-cell table:formula="of:=COS(2*PI()*[.A3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SIN((2*PI()*[.A301] - [.$H$1]) / 100)*[.$H$2]+[.$H$3]" office:value-type="float" office:value="-0.136738412656462" calcext:value-type="float">
            <text:p>-0,136738412656462</text:p>
          </table:table-cell>
          <table:table-cell table:formula="of:=COS(2*PI()*[.A301]/100)" office:value-type="float" office:value="0.998026728428272" calcext:value-type="float">
            <text:p>0,998026728428272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SIN((2*PI()*[.A302] - [.$H$1]) / 100)*[.$H$2]+[.$H$3]" office:value-type="float" office:value="-0.0742678504729454" calcext:value-type="float">
            <text:p>-0,074267850472945</text:p>
          </table:table-cell>
          <table:table-cell table:formula="of:=COS(2*PI()*[.A3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SIN((2*PI()*[.A303] - [.$H$1]) / 100)*[.$H$2]+[.$H$3]" office:value-type="float" office:value="-0.0115041870133659" calcext:value-type="float">
            <text:p>-0,011504187013366</text:p>
          </table:table-cell>
          <table:table-cell table:formula="of:=COS(2*PI()*[.A3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SIN((2*PI()*[.A304] - [.$H$1]) / 100)*[.$H$2]+[.$H$3]" office:value-type="float" office:value="0.0513048782165922" calcext:value-type="float">
            <text:p>0,051304878216592</text:p>
          </table:table-cell>
          <table:table-cell table:formula="of:=COS(2*PI()*[.A304]/100)" office:value-type="float" office:value="0.968583161128632" calcext:value-type="float">
            <text:p>0,968583161128632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SIN((2*PI()*[.A305] - [.$H$1]) / 100)*[.$H$2]+[.$H$3]" office:value-type="float" office:value="0.113911466531202" calcext:value-type="float">
            <text:p>0,113911466531202</text:p>
          </table:table-cell>
          <table:table-cell table:formula="of:=COS(2*PI()*[.A30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SIN((2*PI()*[.A306] - [.$H$1]) / 100)*[.$H$2]+[.$H$3]" office:value-type="float" office:value="0.176068498328609" calcext:value-type="float">
            <text:p>0,176068498328609</text:p>
          </table:table-cell>
          <table:table-cell table:formula="of:=COS(2*PI()*[.A306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SIN((2*PI()*[.A307] - [.$H$1]) / 100)*[.$H$2]+[.$H$3]" office:value-type="float" office:value="0.237530668201158" calcext:value-type="float">
            <text:p>0,237530668201158</text:p>
          </table:table-cell>
          <table:table-cell table:formula="of:=COS(2*PI()*[.A307]/100)" office:value-type="float" office:value="0.904827052466019" calcext:value-type="float">
            <text:p>0,904827052466019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SIN((2*PI()*[.A308] - [.$H$1]) / 100)*[.$H$2]+[.$H$3]" office:value-type="float" office:value="0.298055413043757" calcext:value-type="float">
            <text:p>0,298055413043757</text:p>
          </table:table-cell>
          <table:table-cell table:formula="of:=COS(2*PI()*[.A308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SIN((2*PI()*[.A309] - [.$H$1]) / 100)*[.$H$2]+[.$H$3]" office:value-type="float" office:value="0.357403869339638" calcext:value-type="float">
            <text:p>0,357403869339638</text:p>
          </table:table-cell>
          <table:table-cell table:formula="of:=COS(2*PI()*[.A309]/100)" office:value-type="float" office:value="0.844327925502015" calcext:value-type="float">
            <text:p>0,844327925502015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SIN((2*PI()*[.A310] - [.$H$1]) / 100)*[.$H$2]+[.$H$3]" office:value-type="float" office:value="0.415341815845532" calcext:value-type="float">
            <text:p>0,415341815845532</text:p>
          </table:table-cell>
          <table:table-cell table:formula="of:=COS(2*PI()*[.A310]/100)" office:value-type="float" office:value="0.809016994374948" calcext:value-type="float">
            <text:p>0,809016994374948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SIN((2*PI()*[.A311] - [.$H$1]) / 100)*[.$H$2]+[.$H$3]" office:value-type="float" office:value="0.47164059795591" calcext:value-type="float">
            <text:p>0,47164059795591</text:p>
          </table:table-cell>
          <table:table-cell table:formula="of:=COS(2*PI()*[.A311]/100)" office:value-type="float" office:value="0.77051324277579" calcext:value-type="float">
            <text:p>0,77051324277579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SIN((2*PI()*[.A312] - [.$H$1]) / 100)*[.$H$2]+[.$H$3]" office:value-type="float" office:value="0.526078030098249" calcext:value-type="float">
            <text:p>0,526078030098249</text:p>
          </table:table-cell>
          <table:table-cell table:formula="of:=COS(2*PI()*[.A312]/100)" office:value-type="float" office:value="0.728968627421413" calcext:value-type="float">
            <text:p>0,728968627421413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SIN((2*PI()*[.A313] - [.$H$1]) / 100)*[.$H$2]+[.$H$3]" office:value-type="float" office:value="0.578439272597981" calcext:value-type="float">
            <text:p>0,578439272597981</text:p>
          </table:table-cell>
          <table:table-cell table:formula="of:=COS(2*PI()*[.A313]/100)" office:value-type="float" office:value="0.68454710592869" calcext:value-type="float">
            <text:p>0,68454710592869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SIN((2*PI()*[.A314] - [.$H$1]) / 100)*[.$H$2]+[.$H$3]" office:value-type="float" office:value="0.628517679552534" calcext:value-type="float">
            <text:p>0,628517679552534</text:p>
          </table:table-cell>
          <table:table-cell table:formula="of:=COS(2*PI()*[.A314]/100)" office:value-type="float" office:value="0.637423989748691" calcext:value-type="float">
            <text:p>0,637423989748691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SIN((2*PI()*[.A315] - [.$H$1]) / 100)*[.$H$2]+[.$H$3]" office:value-type="float" office:value="0.676115614368311" calcext:value-type="float">
            <text:p>0,676115614368311</text:p>
          </table:table-cell>
          <table:table-cell table:formula="of:=COS(2*PI()*[.A315]/100)" office:value-type="float" office:value="0.587785252292472" calcext:value-type="float">
            <text:p>0,587785252292472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SIN((2*PI()*[.A316] - [.$H$1]) / 100)*[.$H$2]+[.$H$3]" office:value-type="float" office:value="0.721045229742016" calcext:value-type="float">
            <text:p>0,721045229742016</text:p>
          </table:table-cell>
          <table:table-cell table:formula="of:=COS(2*PI()*[.A316]/100)" office:value-type="float" office:value="0.535826794978996" calcext:value-type="float">
            <text:p>0,535826794978996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SIN((2*PI()*[.A317] - [.$H$1]) / 100)*[.$H$2]+[.$H$3]" office:value-type="float" office:value="0.76312920900816" calcext:value-type="float">
            <text:p>0,76312920900816</text:p>
          </table:table-cell>
          <table:table-cell table:formula="of:=COS(2*PI()*[.A317]/100)" office:value-type="float" office:value="0.481753674101715" calcext:value-type="float">
            <text:p>0,481753674101715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SIN((2*PI()*[.A318] - [.$H$1]) / 100)*[.$H$2]+[.$H$3]" office:value-type="float" office:value="0.802201465926922" calcext:value-type="float">
            <text:p>0,802201465926922</text:p>
          </table:table-cell>
          <table:table-cell table:formula="of:=COS(2*PI()*[.A3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SIN((2*PI()*[.A319] - [.$H$1]) / 100)*[.$H$2]+[.$H$3]" office:value-type="float" office:value="0.838107800150658" calcext:value-type="float">
            <text:p>0,838107800150658</text:p>
          </table:table-cell>
          <table:table-cell table:formula="of:=COS(2*PI()*[.A319]/100)" office:value-type="float" office:value="0.368124552684678" calcext:value-type="float">
            <text:p>0,368124552684678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SIN((2*PI()*[.A320] - [.$H$1]) / 100)*[.$H$2]+[.$H$3]" office:value-type="float" office:value="0.870706505782232" calcext:value-type="float">
            <text:p>0,870706505782232</text:p>
          </table:table-cell>
          <table:table-cell table:formula="of:=COS(2*PI()*[.A320]/100)" office:value-type="float" office:value="0.309016994374948" calcext:value-type="float">
            <text:p>0,309016994374948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SIN((2*PI()*[.A321] - [.$H$1]) / 100)*[.$H$2]+[.$H$3]" office:value-type="float" office:value="0.899868930623448" calcext:value-type="float">
            <text:p>0,899868930623448</text:p>
          </table:table-cell>
          <table:table-cell table:formula="of:=COS(2*PI()*[.A321]/100)" office:value-type="float" office:value="0.248689887164856" calcext:value-type="float">
            <text:p>0,248689887164856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SIN((2*PI()*[.A322] - [.$H$1]) / 100)*[.$H$2]+[.$H$3]" office:value-type="float" office:value="0.925479983906503" calcext:value-type="float">
            <text:p>0,925479983906503</text:p>
          </table:table-cell>
          <table:table-cell table:formula="of:=COS(2*PI()*[.A322]/100)" office:value-type="float" office:value="0.187381314585726" calcext:value-type="float">
            <text:p>0,187381314585726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SIN((2*PI()*[.A323] - [.$H$1]) / 100)*[.$H$2]+[.$H$3]" office:value-type="float" office:value="0.947438590504664" calcext:value-type="float">
            <text:p>0,947438590504664</text:p>
          </table:table-cell>
          <table:table-cell table:formula="of:=COS(2*PI()*[.A323]/100)" office:value-type="float" office:value="0.125333233564306" calcext:value-type="float">
            <text:p>0,125333233564306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SIN((2*PI()*[.A324] - [.$H$1]) / 100)*[.$H$2]+[.$H$3]" office:value-type="float" office:value="0.965658089829623" calcext:value-type="float">
            <text:p>0,965658089829623</text:p>
          </table:table-cell>
          <table:table-cell table:formula="of:=COS(2*PI()*[.A324]/100)" office:value-type="float" office:value="0.0627905195293156" calcext:value-type="float">
            <text:p>0,062790519529316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SIN((2*PI()*[.A325] - [.$H$1]) / 100)*[.$H$2]+[.$H$3]" office:value-type="float" office:value="0.980066577841241" calcext:value-type="float">
            <text:p>0,980066577841241</text:p>
          </table:table-cell>
          <table:table-cell table:formula="of:=COS(2*PI()*[.A325]/100)" office:value-type="float" office:value="2.57237725884603E-015" calcext:value-type="float">
            <text:p>2,57237725884603E-15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SIN((2*PI()*[.A326] - [.$H$1]) / 100)*[.$H$2]+[.$H$3]" office:value-type="float" office:value="0.990607190819949" calcext:value-type="float">
            <text:p>0,990607190819949</text:p>
          </table:table-cell>
          <table:table-cell table:formula="of:=COS(2*PI()*[.A326]/100)" office:value-type="float" office:value="-0.0627905195293104" calcext:value-type="float">
            <text:p>-0,062790519529311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SIN((2*PI()*[.A327] - [.$H$1]) / 100)*[.$H$2]+[.$H$3]" office:value-type="float" office:value="0.997238329781867" calcext:value-type="float">
            <text:p>0,997238329781867</text:p>
          </table:table-cell>
          <table:table-cell table:formula="of:=COS(2*PI()*[.A327]/100)" office:value-type="float" office:value="-0.125333233564305" calcext:value-type="float">
            <text:p>-0,125333233564305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SIN((2*PI()*[.A328] - [.$H$1]) / 100)*[.$H$2]+[.$H$3]" office:value-type="float" office:value="0.999933824650992" calcext:value-type="float">
            <text:p>0,999933824650992</text:p>
          </table:table-cell>
          <table:table-cell table:formula="of:=COS(2*PI()*[.A328]/100)" office:value-type="float" office:value="-0.187381314585721" calcext:value-type="float">
            <text:p>-0,187381314585721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SIN((2*PI()*[.A329] - [.$H$1]) / 100)*[.$H$2]+[.$H$3]" office:value-type="float" office:value="0.99868303754053" calcext:value-type="float">
            <text:p>0,99868303754053</text:p>
          </table:table-cell>
          <table:table-cell table:formula="of:=COS(2*PI()*[.A329]/100)" office:value-type="float" office:value="-0.248689887164854" calcext:value-type="float">
            <text:p>-0,248689887164854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SIN((2*PI()*[.A330] - [.$H$1]) / 100)*[.$H$2]+[.$H$3]" office:value-type="float" office:value="0.993490904735777" calcext:value-type="float">
            <text:p>0,993490904735777</text:p>
          </table:table-cell>
          <table:table-cell table:formula="of:=COS(2*PI()*[.A330]/100)" office:value-type="float" office:value="-0.309016994374943" calcext:value-type="float">
            <text:p>-0,309016994374943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SIN((2*PI()*[.A331] - [.$H$1]) / 100)*[.$H$2]+[.$H$3]" office:value-type="float" office:value="0.98437791721285" calcext:value-type="float">
            <text:p>0,98437791721285</text:p>
          </table:table-cell>
          <table:table-cell table:formula="of:=COS(2*PI()*[.A331]/100)" office:value-type="float" office:value="-0.368124552684677" calcext:value-type="float">
            <text:p>-0,368124552684677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SIN((2*PI()*[.A332] - [.$H$1]) / 100)*[.$H$2]+[.$H$3]" office:value-type="float" office:value="0.971380039770177" calcext:value-type="float">
            <text:p>0,971380039770177</text:p>
          </table:table-cell>
          <table:table-cell table:formula="of:=COS(2*PI()*[.A332]/100)" office:value-type="float" office:value="-0.425779291565075" calcext:value-type="float">
            <text:p>-0,425779291565075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SIN((2*PI()*[.A333] - [.$H$1]) / 100)*[.$H$2]+[.$H$3]" office:value-type="float" office:value="0.954548569091859" calcext:value-type="float">
            <text:p>0,954548569091859</text:p>
          </table:table-cell>
          <table:table-cell table:formula="of:=COS(2*PI()*[.A333]/100)" office:value-type="float" office:value="-0.481753674101714" calcext:value-type="float">
            <text:p>-0,481753674101714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SIN((2*PI()*[.A334] - [.$H$1]) / 100)*[.$H$2]+[.$H$3]" office:value-type="float" office:value="0.933949931303094" calcext:value-type="float">
            <text:p>0,933949931303094</text:p>
          </table:table-cell>
          <table:table-cell table:formula="of:=COS(2*PI()*[.A334]/100)" office:value-type="float" office:value="-0.535826794978998" calcext:value-type="float">
            <text:p>-0,535826794978998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SIN((2*PI()*[.A335] - [.$H$1]) / 100)*[.$H$2]+[.$H$3]" office:value-type="float" office:value="0.909665419816614" calcext:value-type="float">
            <text:p>0,909665419816614</text:p>
          </table:table-cell>
          <table:table-cell table:formula="of:=COS(2*PI()*[.A335]/100)" office:value-type="float" office:value="-0.587785252292471" calcext:value-type="float">
            <text:p>-0,587785252292471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SIN((2*PI()*[.A336] - [.$H$1]) / 100)*[.$H$2]+[.$H$3]" office:value-type="float" office:value="0.881790874504715" calcext:value-type="float">
            <text:p>0,881790874504715</text:p>
          </table:table-cell>
          <table:table-cell table:formula="of:=COS(2*PI()*[.A336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SIN((2*PI()*[.A337] - [.$H$1]) / 100)*[.$H$2]+[.$H$3]" office:value-type="float" office:value="0.85043630346308" calcext:value-type="float">
            <text:p>0,85043630346308</text:p>
          </table:table-cell>
          <table:table-cell table:formula="of:=COS(2*PI()*[.A337]/100)" office:value-type="float" office:value="-0.684547105928686" calcext:value-type="float">
            <text:p>-0,684547105928686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SIN((2*PI()*[.A338] - [.$H$1]) / 100)*[.$H$2]+[.$H$3]" office:value-type="float" office:value="0.815725448859062" calcext:value-type="float">
            <text:p>0,815725448859062</text:p>
          </table:table-cell>
          <table:table-cell table:formula="of:=COS(2*PI()*[.A3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SIN((2*PI()*[.A339] - [.$H$1]) / 100)*[.$H$2]+[.$H$3]" office:value-type="float" office:value="0.77779529857791" calcext:value-type="float">
            <text:p>0,77779529857791</text:p>
          </table:table-cell>
          <table:table-cell table:formula="of:=COS(2*PI()*[.A339]/100)" office:value-type="float" office:value="-0.770513242775787" calcext:value-type="float">
            <text:p>-0,770513242775787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SIN((2*PI()*[.A340] - [.$H$1]) / 100)*[.$H$2]+[.$H$3]" office:value-type="float" office:value="0.736795545594138" calcext:value-type="float">
            <text:p>0,736795545594138</text:p>
          </table:table-cell>
          <table:table-cell table:formula="of:=COS(2*PI()*[.A340]/100)" office:value-type="float" office:value="-0.809016994374947" calcext:value-type="float">
            <text:p>-0,809016994374947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SIN((2*PI()*[.A341] - [.$H$1]) / 100)*[.$H$2]+[.$H$3]" office:value-type="float" office:value="0.692887997201776" calcext:value-type="float">
            <text:p>0,692887997201776</text:p>
          </table:table-cell>
          <table:table-cell table:formula="of:=COS(2*PI()*[.A341]/100)" office:value-type="float" office:value="-0.844327925502012" calcext:value-type="float">
            <text:p>-0,844327925502012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SIN((2*PI()*[.A342] - [.$H$1]) / 100)*[.$H$2]+[.$H$3]" office:value-type="float" office:value="0.64624593643487" calcext:value-type="float">
            <text:p>0,64624593643487</text:p>
          </table:table-cell>
          <table:table-cell table:formula="of:=COS(2*PI()*[.A342]/100)" office:value-type="float" office:value="-0.876306680043863" calcext:value-type="float">
            <text:p>-0,876306680043863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SIN((2*PI()*[.A343] - [.$H$1]) / 100)*[.$H$2]+[.$H$3]" office:value-type="float" office:value="0.597053438198539" calcext:value-type="float">
            <text:p>0,597053438198539</text:p>
          </table:table-cell>
          <table:table-cell table:formula="of:=COS(2*PI()*[.A343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SIN((2*PI()*[.A344] - [.$H$1]) / 100)*[.$H$2]+[.$H$3]" office:value-type="float" office:value="0.545504642809414" calcext:value-type="float">
            <text:p>0,545504642809414</text:p>
          </table:table-cell>
          <table:table-cell table:formula="of:=COS(2*PI()*[.A344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SIN((2*PI()*[.A345] - [.$H$1]) / 100)*[.$H$2]+[.$H$3]" office:value-type="float" office:value="0.49180298981248" calcext:value-type="float">
            <text:p>0,49180298981248</text:p>
          </table:table-cell>
          <table:table-cell table:formula="of:=COS(2*PI()*[.A34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SIN((2*PI()*[.A346] - [.$H$1]) / 100)*[.$H$2]+[.$H$3]" office:value-type="float" office:value="0.436160415098176" calcext:value-type="float">
            <text:p>0,436160415098176</text:p>
          </table:table-cell>
          <table:table-cell table:formula="of:=COS(2*PI()*[.A346]/100)" office:value-type="float" office:value="-0.96858316112863" calcext:value-type="float">
            <text:p>-0,96858316112863</text:p>
          </table:table-cell>
          <table:table-cell table:number-columns-repeated="1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SIN((2*PI()*[.A347] - [.$H$1]) / 100)*[.$H$2]+[.$H$3]" office:value-type="float" office:value="0.378796514488212" calcext:value-type="float">
            <text:p>0,378796514488212</text:p>
          </table:table-cell>
          <table:table-cell table:formula="of:=COS(2*PI()*[.A3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SIN((2*PI()*[.A348] - [.$H$1]) / 100)*[.$H$2]+[.$H$3]" office:value-type="float" office:value="0.319937677091237" calcext:value-type="float">
            <text:p>0,319937677091237</text:p>
          </table:table-cell>
          <table:table-cell table:formula="of:=COS(2*PI()*[.A348]/100)" office:value-type="float" office:value="-0.992114701314477" calcext:value-type="float">
            <text:p>-0,992114701314477</text:p>
          </table:table-cell>
          <table:table-cell table:number-columns-repeated="1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SIN((2*PI()*[.A349] - [.$H$1]) / 100)*[.$H$2]+[.$H$3]" office:value-type="float" office:value="0.259816191848397" calcext:value-type="float">
            <text:p>0,259816191848397</text:p>
          </table:table-cell>
          <table:table-cell table:formula="of:=COS(2*PI()*[.A3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SIN((2*PI()*[.A350] - [.$H$1]) / 100)*[.$H$2]+[.$H$3]" office:value-type="float" office:value="0.198669330795065" calcext:value-type="float">
            <text:p>0,198669330795065</text:p>
          </table:table-cell>
          <table:table-cell table:formula="of:=COS(2*PI()*[.A3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SIN((2*PI()*[.A351] - [.$H$1]) / 100)*[.$H$2]+[.$H$3]" office:value-type="float" office:value="0.136738412656462" calcext:value-type="float">
            <text:p>0,136738412656462</text:p>
          </table:table-cell>
          <table:table-cell table:formula="of:=COS(2*PI()*[.A351]/100)" office:value-type="float" office:value="-0.998026728428272" calcext:value-type="float">
            <text:p>-0,998026728428272</text:p>
          </table:table-cell>
          <table:table-cell table:number-columns-repeated="1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SIN((2*PI()*[.A352] - [.$H$1]) / 100)*[.$H$2]+[.$H$3]" office:value-type="float" office:value="0.074267850472949" calcext:value-type="float">
            <text:p>0,074267850472949</text:p>
          </table:table-cell>
          <table:table-cell table:formula="of:=COS(2*PI()*[.A3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SIN((2*PI()*[.A353] - [.$H$1]) / 100)*[.$H$2]+[.$H$3]" office:value-type="float" office:value="0.011504187013366" calcext:value-type="float">
            <text:p>0,011504187013366</text:p>
          </table:table-cell>
          <table:table-cell table:formula="of:=COS(2*PI()*[.A3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SIN((2*PI()*[.A354] - [.$H$1]) / 100)*[.$H$2]+[.$H$3]" office:value-type="float" office:value="-0.0513048782165956" calcext:value-type="float">
            <text:p>-0,051304878216596</text:p>
          </table:table-cell>
          <table:table-cell table:formula="of:=COS(2*PI()*[.A3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SIN((2*PI()*[.A355] - [.$H$1]) / 100)*[.$H$2]+[.$H$3]" office:value-type="float" office:value="-0.113911466531199" calcext:value-type="float">
            <text:p>-0,113911466531199</text:p>
          </table:table-cell>
          <table:table-cell table:formula="of:=COS(2*PI()*[.A35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SIN((2*PI()*[.A356] - [.$H$1]) / 100)*[.$H$2]+[.$H$3]" office:value-type="float" office:value="-0.176068498328609" calcext:value-type="float">
            <text:p>-0,176068498328609</text:p>
          </table:table-cell>
          <table:table-cell table:formula="of:=COS(2*PI()*[.A356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SIN((2*PI()*[.A357] - [.$H$1]) / 100)*[.$H$2]+[.$H$3]" office:value-type="float" office:value="-0.237530668201155" calcext:value-type="float">
            <text:p>-0,237530668201155</text:p>
          </table:table-cell>
          <table:table-cell table:formula="of:=COS(2*PI()*[.A357]/100)" office:value-type="float" office:value="-0.904827052466021" calcext:value-type="float">
            <text:p>-0,904827052466021</text:p>
          </table:table-cell>
          <table:table-cell table:number-columns-repeated="1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SIN((2*PI()*[.A358] - [.$H$1]) / 100)*[.$H$2]+[.$H$3]" office:value-type="float" office:value="-0.298055413043757" calcext:value-type="float">
            <text:p>-0,298055413043757</text:p>
          </table:table-cell>
          <table:table-cell table:formula="of:=COS(2*PI()*[.A3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SIN((2*PI()*[.A359] - [.$H$1]) / 100)*[.$H$2]+[.$H$3]" office:value-type="float" office:value="-0.357403869339635" calcext:value-type="float">
            <text:p>-0,357403869339635</text:p>
          </table:table-cell>
          <table:table-cell table:formula="of:=COS(2*PI()*[.A359]/100)" office:value-type="float" office:value="-0.844327925502017" calcext:value-type="float">
            <text:p>-0,844327925502017</text:p>
          </table:table-cell>
          <table:table-cell table:number-columns-repeated="1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SIN((2*PI()*[.A360] - [.$H$1]) / 100)*[.$H$2]+[.$H$3]" office:value-type="float" office:value="-0.415341815845532" calcext:value-type="float">
            <text:p>-0,415341815845532</text:p>
          </table:table-cell>
          <table:table-cell table:formula="of:=COS(2*PI()*[.A360]/100)" office:value-type="float" office:value="-0.809016994374948" calcext:value-type="float">
            <text:p>-0,809016994374948</text:p>
          </table:table-cell>
          <table:table-cell table:number-columns-repeated="1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SIN((2*PI()*[.A361] - [.$H$1]) / 100)*[.$H$2]+[.$H$3]" office:value-type="float" office:value="-0.471640597955907" calcext:value-type="float">
            <text:p>-0,471640597955907</text:p>
          </table:table-cell>
          <table:table-cell table:formula="of:=COS(2*PI()*[.A361]/100)" office:value-type="float" office:value="-0.77051324277579" calcext:value-type="float">
            <text:p>-0,77051324277579</text:p>
          </table:table-cell>
          <table:table-cell table:number-columns-repeated="1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SIN((2*PI()*[.A362] - [.$H$1]) / 100)*[.$H$2]+[.$H$3]" office:value-type="float" office:value="-0.526078030098249" calcext:value-type="float">
            <text:p>-0,526078030098249</text:p>
          </table:table-cell>
          <table:table-cell table:formula="of:=COS(2*PI()*[.A362]/100)" office:value-type="float" office:value="-0.728968627421413" calcext:value-type="float">
            <text:p>-0,728968627421413</text:p>
          </table:table-cell>
          <table:table-cell table:number-columns-repeated="1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SIN((2*PI()*[.A363] - [.$H$1]) / 100)*[.$H$2]+[.$H$3]" office:value-type="float" office:value="-0.578439272597983" calcext:value-type="float">
            <text:p>-0,578439272597983</text:p>
          </table:table-cell>
          <table:table-cell table:formula="of:=COS(2*PI()*[.A363]/100)" office:value-type="float" office:value="-0.684547105928688" calcext:value-type="float">
            <text:p>-0,684547105928688</text:p>
          </table:table-cell>
          <table:table-cell table:number-columns-repeated="1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SIN((2*PI()*[.A364] - [.$H$1]) / 100)*[.$H$2]+[.$H$3]" office:value-type="float" office:value="-0.628517679552534" calcext:value-type="float">
            <text:p>-0,628517679552534</text:p>
          </table:table-cell>
          <table:table-cell table:formula="of:=COS(2*PI()*[.A364]/100)" office:value-type="float" office:value="-0.637423989748692" calcext:value-type="float">
            <text:p>-0,637423989748692</text:p>
          </table:table-cell>
          <table:table-cell table:number-columns-repeated="1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SIN((2*PI()*[.A365] - [.$H$1]) / 100)*[.$H$2]+[.$H$3]" office:value-type="float" office:value="-0.676115614368311" calcext:value-type="float">
            <text:p>-0,676115614368311</text:p>
          </table:table-cell>
          <table:table-cell table:formula="of:=COS(2*PI()*[.A36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SIN((2*PI()*[.A366] - [.$H$1]) / 100)*[.$H$2]+[.$H$3]" office:value-type="float" office:value="-0.721045229742013" calcext:value-type="float">
            <text:p>-0,721045229742013</text:p>
          </table:table-cell>
          <table:table-cell table:formula="of:=COS(2*PI()*[.A366]/100)" office:value-type="float" office:value="-0.535826794978999" calcext:value-type="float">
            <text:p>-0,535826794978999</text:p>
          </table:table-cell>
          <table:table-cell table:number-columns-repeated="1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SIN((2*PI()*[.A367] - [.$H$1]) / 100)*[.$H$2]+[.$H$3]" office:value-type="float" office:value="-0.76312920900816" calcext:value-type="float">
            <text:p>-0,76312920900816</text:p>
          </table:table-cell>
          <table:table-cell table:formula="of:=COS(2*PI()*[.A367]/100)" office:value-type="float" office:value="-0.481753674101715" calcext:value-type="float">
            <text:p>-0,481753674101715</text:p>
          </table:table-cell>
          <table:table-cell table:number-columns-repeated="1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SIN((2*PI()*[.A368] - [.$H$1]) / 100)*[.$H$2]+[.$H$3]" office:value-type="float" office:value="-0.802201465926919" calcext:value-type="float">
            <text:p>-0,802201465926919</text:p>
          </table:table-cell>
          <table:table-cell table:formula="of:=COS(2*PI()*[.A368]/100)" office:value-type="float" office:value="-0.425779291565076" calcext:value-type="float">
            <text:p>-0,425779291565076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SIN((2*PI()*[.A369] - [.$H$1]) / 100)*[.$H$2]+[.$H$3]" office:value-type="float" office:value="-0.838107800150658" calcext:value-type="float">
            <text:p>-0,838107800150658</text:p>
          </table:table-cell>
          <table:table-cell table:formula="of:=COS(2*PI()*[.A369]/100)" office:value-type="float" office:value="-0.368124552684678" calcext:value-type="float">
            <text:p>-0,368124552684678</text:p>
          </table:table-cell>
          <table:table-cell table:number-columns-repeated="1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SIN((2*PI()*[.A370] - [.$H$1]) / 100)*[.$H$2]+[.$H$3]" office:value-type="float" office:value="-0.87070650578223" calcext:value-type="float">
            <text:p>-0,87070650578223</text:p>
          </table:table-cell>
          <table:table-cell table:formula="of:=COS(2*PI()*[.A370]/100)" office:value-type="float" office:value="-0.309016994374948" calcext:value-type="float">
            <text:p>-0,309016994374948</text:p>
          </table:table-cell>
          <table:table-cell table:number-columns-repeated="1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SIN((2*PI()*[.A371] - [.$H$1]) / 100)*[.$H$2]+[.$H$3]" office:value-type="float" office:value="-0.899868930623448" calcext:value-type="float">
            <text:p>-0,899868930623448</text:p>
          </table:table-cell>
          <table:table-cell table:formula="of:=COS(2*PI()*[.A371]/100)" office:value-type="float" office:value="-0.248689887164856" calcext:value-type="float">
            <text:p>-0,248689887164856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SIN((2*PI()*[.A372] - [.$H$1]) / 100)*[.$H$2]+[.$H$3]" office:value-type="float" office:value="-0.925479983906501" calcext:value-type="float">
            <text:p>-0,925479983906501</text:p>
          </table:table-cell>
          <table:table-cell table:formula="of:=COS(2*PI()*[.A372]/100)" office:value-type="float" office:value="-0.187381314585726" calcext:value-type="float">
            <text:p>-0,187381314585726</text:p>
          </table:table-cell>
          <table:table-cell table:number-columns-repeated="1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SIN((2*PI()*[.A373] - [.$H$1]) / 100)*[.$H$2]+[.$H$3]" office:value-type="float" office:value="-0.947438590504664" calcext:value-type="float">
            <text:p>-0,947438590504664</text:p>
          </table:table-cell>
          <table:table-cell table:formula="of:=COS(2*PI()*[.A373]/100)" office:value-type="float" office:value="-0.125333233564306" calcext:value-type="float">
            <text:p>-0,125333233564306</text:p>
          </table:table-cell>
          <table:table-cell table:number-columns-repeated="1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SIN((2*PI()*[.A374] - [.$H$1]) / 100)*[.$H$2]+[.$H$3]" office:value-type="float" office:value="-0.965658089829624" calcext:value-type="float">
            <text:p>-0,965658089829624</text:p>
          </table:table-cell>
          <table:table-cell table:formula="of:=COS(2*PI()*[.A374]/100)" office:value-type="float" office:value="-0.0627905195293122" calcext:value-type="float">
            <text:p>-0,062790519529312</text:p>
          </table:table-cell>
          <table:table-cell table:number-columns-repeated="1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SIN((2*PI()*[.A375] - [.$H$1]) / 100)*[.$H$2]+[.$H$3]" office:value-type="float" office:value="-0.980066577841241" calcext:value-type="float">
            <text:p>-0,980066577841241</text:p>
          </table:table-cell>
          <table:table-cell table:formula="of:=COS(2*PI()*[.A375]/100)" office:value-type="float" office:value="-2.69484193876076E-015" calcext:value-type="float">
            <text:p>-2,69484193876076E-15</text:p>
          </table:table-cell>
          <table:table-cell table:number-columns-repeated="1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SIN((2*PI()*[.A376] - [.$H$1]) / 100)*[.$H$2]+[.$H$3]" office:value-type="float" office:value="-0.990607190819949" calcext:value-type="float">
            <text:p>-0,990607190819949</text:p>
          </table:table-cell>
          <table:table-cell table:formula="of:=COS(2*PI()*[.A376]/100)" office:value-type="float" office:value="0.0627905195293139" calcext:value-type="float">
            <text:p>0,062790519529314</text:p>
          </table:table-cell>
          <table:table-cell table:number-columns-repeated="1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SIN((2*PI()*[.A377] - [.$H$1]) / 100)*[.$H$2]+[.$H$3]" office:value-type="float" office:value="-0.997238329781867" calcext:value-type="float">
            <text:p>-0,997238329781867</text:p>
          </table:table-cell>
          <table:table-cell table:formula="of:=COS(2*PI()*[.A377]/100)" office:value-type="float" office:value="0.125333233564301" calcext:value-type="float">
            <text:p>0,125333233564301</text:p>
          </table:table-cell>
          <table:table-cell table:number-columns-repeated="1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SIN((2*PI()*[.A378] - [.$H$1]) / 100)*[.$H$2]+[.$H$3]" office:value-type="float" office:value="-0.999933824650992" calcext:value-type="float">
            <text:p>-0,999933824650992</text:p>
          </table:table-cell>
          <table:table-cell table:formula="of:=COS(2*PI()*[.A378]/100)" office:value-type="float" office:value="0.187381314585724" calcext:value-type="float">
            <text:p>0,187381314585724</text:p>
          </table:table-cell>
          <table:table-cell table:number-columns-repeated="1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SIN((2*PI()*[.A379] - [.$H$1]) / 100)*[.$H$2]+[.$H$3]" office:value-type="float" office:value="-0.99868303754053" calcext:value-type="float">
            <text:p>-0,99868303754053</text:p>
          </table:table-cell>
          <table:table-cell table:formula="of:=COS(2*PI()*[.A379]/100)" office:value-type="float" office:value="0.248689887164854" calcext:value-type="float">
            <text:p>0,248689887164854</text:p>
          </table:table-cell>
          <table:table-cell table:number-columns-repeated="1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SIN((2*PI()*[.A380] - [.$H$1]) / 100)*[.$H$2]+[.$H$3]" office:value-type="float" office:value="-0.993490904735776" calcext:value-type="float">
            <text:p>-0,993490904735776</text:p>
          </table:table-cell>
          <table:table-cell table:formula="of:=COS(2*PI()*[.A380]/100)" office:value-type="float" office:value="0.309016994374947" calcext:value-type="float">
            <text:p>0,309016994374947</text:p>
          </table:table-cell>
          <table:table-cell table:number-columns-repeated="1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SIN((2*PI()*[.A381] - [.$H$1]) / 100)*[.$H$2]+[.$H$3]" office:value-type="float" office:value="-0.984377917212851" calcext:value-type="float">
            <text:p>-0,984377917212851</text:p>
          </table:table-cell>
          <table:table-cell table:formula="of:=COS(2*PI()*[.A381]/100)" office:value-type="float" office:value="0.368124552684677" calcext:value-type="float">
            <text:p>0,368124552684677</text:p>
          </table:table-cell>
          <table:table-cell table:number-columns-repeated="1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SIN((2*PI()*[.A382] - [.$H$1]) / 100)*[.$H$2]+[.$H$3]" office:value-type="float" office:value="-0.971380039770178" calcext:value-type="float">
            <text:p>-0,971380039770178</text:p>
          </table:table-cell>
          <table:table-cell table:formula="of:=COS(2*PI()*[.A382]/100)" office:value-type="float" office:value="0.425779291565071" calcext:value-type="float">
            <text:p>0,425779291565071</text:p>
          </table:table-cell>
          <table:table-cell table:number-columns-repeated="1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SIN((2*PI()*[.A383] - [.$H$1]) / 100)*[.$H$2]+[.$H$3]" office:value-type="float" office:value="-0.954548569091859" calcext:value-type="float">
            <text:p>-0,954548569091859</text:p>
          </table:table-cell>
          <table:table-cell table:formula="of:=COS(2*PI()*[.A383]/100)" office:value-type="float" office:value="0.481753674101713" calcext:value-type="float">
            <text:p>0,481753674101713</text:p>
          </table:table-cell>
          <table:table-cell table:number-columns-repeated="1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SIN((2*PI()*[.A384] - [.$H$1]) / 100)*[.$H$2]+[.$H$3]" office:value-type="float" office:value="-0.933949931303095" calcext:value-type="float">
            <text:p>-0,933949931303095</text:p>
          </table:table-cell>
          <table:table-cell table:formula="of:=COS(2*PI()*[.A384]/100)" office:value-type="float" office:value="0.535826794978995" calcext:value-type="float">
            <text:p>0,535826794978995</text:p>
          </table:table-cell>
          <table:table-cell table:number-columns-repeated="1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SIN((2*PI()*[.A385] - [.$H$1]) / 100)*[.$H$2]+[.$H$3]" office:value-type="float" office:value="-0.909665419816613" calcext:value-type="float">
            <text:p>-0,909665419816613</text:p>
          </table:table-cell>
          <table:table-cell table:formula="of:=COS(2*PI()*[.A385]/100)" office:value-type="float" office:value="0.587785252292474" calcext:value-type="float">
            <text:p>0,587785252292474</text:p>
          </table:table-cell>
          <table:table-cell table:number-columns-repeated="1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SIN((2*PI()*[.A386] - [.$H$1]) / 100)*[.$H$2]+[.$H$3]" office:value-type="float" office:value="-0.881790874504717" calcext:value-type="float">
            <text:p>-0,881790874504717</text:p>
          </table:table-cell>
          <table:table-cell table:formula="of:=COS(2*PI()*[.A386]/100)" office:value-type="float" office:value="0.637423989748687" calcext:value-type="float">
            <text:p>0,637423989748687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SIN((2*PI()*[.A387] - [.$H$1]) / 100)*[.$H$2]+[.$H$3]" office:value-type="float" office:value="-0.850436303463078" calcext:value-type="float">
            <text:p>-0,850436303463078</text:p>
          </table:table-cell>
          <table:table-cell table:formula="of:=COS(2*PI()*[.A387]/100)" office:value-type="float" office:value="0.684547105928689" calcext:value-type="float">
            <text:p>0,684547105928689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SIN((2*PI()*[.A388] - [.$H$1]) / 100)*[.$H$2]+[.$H$3]" office:value-type="float" office:value="-0.815725448859064" calcext:value-type="float">
            <text:p>-0,815725448859064</text:p>
          </table:table-cell>
          <table:table-cell table:formula="of:=COS(2*PI()*[.A388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SIN((2*PI()*[.A389] - [.$H$1]) / 100)*[.$H$2]+[.$H$3]" office:value-type="float" office:value="-0.777795298577908" calcext:value-type="float">
            <text:p>-0,777795298577908</text:p>
          </table:table-cell>
          <table:table-cell table:formula="of:=COS(2*PI()*[.A389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SIN((2*PI()*[.A390] - [.$H$1]) / 100)*[.$H$2]+[.$H$3]" office:value-type="float" office:value="-0.73679554559414" calcext:value-type="float">
            <text:p>-0,73679554559414</text:p>
          </table:table-cell>
          <table:table-cell table:formula="of:=COS(2*PI()*[.A39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SIN((2*PI()*[.A391] - [.$H$1]) / 100)*[.$H$2]+[.$H$3]" office:value-type="float" office:value="-0.692887997201774" calcext:value-type="float">
            <text:p>-0,692887997201774</text:p>
          </table:table-cell>
          <table:table-cell table:formula="of:=COS(2*PI()*[.A391]/100)" office:value-type="float" office:value="0.844327925502014" calcext:value-type="float">
            <text:p>0,844327925502014</text:p>
          </table:table-cell>
          <table:table-cell table:number-columns-repeated="1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SIN((2*PI()*[.A392] - [.$H$1]) / 100)*[.$H$2]+[.$H$3]" office:value-type="float" office:value="-0.64624593643487" calcext:value-type="float">
            <text:p>-0,64624593643487</text:p>
          </table:table-cell>
          <table:table-cell table:formula="of:=COS(2*PI()*[.A392]/100)" office:value-type="float" office:value="0.876306680043863" calcext:value-type="float">
            <text:p>0,876306680043863</text:p>
          </table:table-cell>
          <table:table-cell table:number-columns-repeated="1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SIN((2*PI()*[.A393] - [.$H$1]) / 100)*[.$H$2]+[.$H$3]" office:value-type="float" office:value="-0.597053438198542" calcext:value-type="float">
            <text:p>-0,597053438198542</text:p>
          </table:table-cell>
          <table:table-cell table:formula="of:=COS(2*PI()*[.A393]/100)" office:value-type="float" office:value="0.904827052466019" calcext:value-type="float">
            <text:p>0,904827052466019</text:p>
          </table:table-cell>
          <table:table-cell table:number-columns-repeated="1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SIN((2*PI()*[.A394] - [.$H$1]) / 100)*[.$H$2]+[.$H$3]" office:value-type="float" office:value="-0.545504642809414" calcext:value-type="float">
            <text:p>-0,545504642809414</text:p>
          </table:table-cell>
          <table:table-cell table:formula="of:=COS(2*PI()*[.A394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SIN((2*PI()*[.A395] - [.$H$1]) / 100)*[.$H$2]+[.$H$3]" office:value-type="float" office:value="-0.491802989812483" calcext:value-type="float">
            <text:p>-0,491802989812483</text:p>
          </table:table-cell>
          <table:table-cell table:formula="of:=COS(2*PI()*[.A39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SIN((2*PI()*[.A396] - [.$H$1]) / 100)*[.$H$2]+[.$H$3]" office:value-type="float" office:value="-0.436160415098173" calcext:value-type="float">
            <text:p>-0,436160415098173</text:p>
          </table:table-cell>
          <table:table-cell table:formula="of:=COS(2*PI()*[.A396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SIN((2*PI()*[.A397] - [.$H$1]) / 100)*[.$H$2]+[.$H$3]" office:value-type="float" office:value="-0.378796514488216" calcext:value-type="float">
            <text:p>-0,378796514488216</text:p>
          </table:table-cell>
          <table:table-cell table:formula="of:=COS(2*PI()*[.A3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SIN((2*PI()*[.A398] - [.$H$1]) / 100)*[.$H$2]+[.$H$3]" office:value-type="float" office:value="-0.319937677091234" calcext:value-type="float">
            <text:p>-0,319937677091234</text:p>
          </table:table-cell>
          <table:table-cell table:formula="of:=COS(2*PI()*[.A3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SIN((2*PI()*[.A399] - [.$H$1]) / 100)*[.$H$2]+[.$H$3]" office:value-type="float" office:value="-0.2598161918484" calcext:value-type="float">
            <text:p>-0,2598161918484</text:p>
          </table:table-cell>
          <table:table-cell table:formula="of:=COS(2*PI()*[.A3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SIN((2*PI()*[.A400] - [.$H$1]) / 100)*[.$H$2]+[.$H$3]" office:value-type="float" office:value="-0.198669330795061" calcext:value-type="float">
            <text:p>-0,198669330795061</text:p>
          </table:table-cell>
          <table:table-cell table:formula="of:=COS(2*PI()*[.A4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SIN((2*PI()*[.A401] - [.$H$1]) / 100)*[.$H$2]+[.$H$3]" office:value-type="float" office:value="-0.136738412656462" calcext:value-type="float">
            <text:p>-0,136738412656462</text:p>
          </table:table-cell>
          <table:table-cell table:formula="of:=COS(2*PI()*[.A401]/100)" office:value-type="float" office:value="0.998026728428272" calcext:value-type="float">
            <text:p>0,998026728428272</text:p>
          </table:table-cell>
          <table:table-cell table:number-columns-repeated="1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SIN((2*PI()*[.A402] - [.$H$1]) / 100)*[.$H$2]+[.$H$3]" office:value-type="float" office:value="-0.0742678504729456" calcext:value-type="float">
            <text:p>-0,074267850472946</text:p>
          </table:table-cell>
          <table:table-cell table:formula="of:=COS(2*PI()*[.A4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SIN((2*PI()*[.A403] - [.$H$1]) / 100)*[.$H$2]+[.$H$3]" office:value-type="float" office:value="-0.0115041870133662" calcext:value-type="float">
            <text:p>-0,011504187013366</text:p>
          </table:table-cell>
          <table:table-cell table:formula="of:=COS(2*PI()*[.A4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SIN((2*PI()*[.A404] - [.$H$1]) / 100)*[.$H$2]+[.$H$3]" office:value-type="float" office:value="0.051304878216592" calcext:value-type="float">
            <text:p>0,051304878216592</text:p>
          </table:table-cell>
          <table:table-cell table:formula="of:=COS(2*PI()*[.A404]/100)" office:value-type="float" office:value="0.968583161128632" calcext:value-type="float">
            <text:p>0,968583161128632</text:p>
          </table:table-cell>
          <table:table-cell table:number-columns-repeated="1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SIN((2*PI()*[.A405] - [.$H$1]) / 100)*[.$H$2]+[.$H$3]" office:value-type="float" office:value="0.113911466531199" calcext:value-type="float">
            <text:p>0,113911466531199</text:p>
          </table:table-cell>
          <table:table-cell table:formula="of:=COS(2*PI()*[.A405]/100)" office:value-type="float" office:value="0.951056516295154" calcext:value-type="float">
            <text:p>0,951056516295154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SIN((2*PI()*[.A406] - [.$H$1]) / 100)*[.$H$2]+[.$H$3]" office:value-type="float" office:value="0.176068498328605" calcext:value-type="float">
            <text:p>0,176068498328605</text:p>
          </table:table-cell>
          <table:table-cell table:formula="of:=COS(2*PI()*[.A406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SIN((2*PI()*[.A407] - [.$H$1]) / 100)*[.$H$2]+[.$H$3]" office:value-type="float" office:value="0.237530668201158" calcext:value-type="float">
            <text:p>0,237530668201158</text:p>
          </table:table-cell>
          <table:table-cell table:formula="of:=COS(2*PI()*[.A407]/100)" office:value-type="float" office:value="0.90482705246602" calcext:value-type="float">
            <text:p>0,90482705246602</text:p>
          </table:table-cell>
          <table:table-cell table:number-columns-repeated="1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SIN((2*PI()*[.A408] - [.$H$1]) / 100)*[.$H$2]+[.$H$3]" office:value-type="float" office:value="0.298055413043754" calcext:value-type="float">
            <text:p>0,298055413043754</text:p>
          </table:table-cell>
          <table:table-cell table:formula="of:=COS(2*PI()*[.A408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SIN((2*PI()*[.A409] - [.$H$1]) / 100)*[.$H$2]+[.$H$3]" office:value-type="float" office:value="0.357403869339638" calcext:value-type="float">
            <text:p>0,357403869339638</text:p>
          </table:table-cell>
          <table:table-cell table:formula="of:=COS(2*PI()*[.A409]/100)" office:value-type="float" office:value="0.844327925502015" calcext:value-type="float">
            <text:p>0,844327925502015</text:p>
          </table:table-cell>
          <table:table-cell table:number-columns-repeated="1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SIN((2*PI()*[.A410] - [.$H$1]) / 100)*[.$H$2]+[.$H$3]" office:value-type="float" office:value="0.415341815845532" calcext:value-type="float">
            <text:p>0,415341815845532</text:p>
          </table:table-cell>
          <table:table-cell table:formula="of:=COS(2*PI()*[.A410]/100)" office:value-type="float" office:value="0.809016994374948" calcext:value-type="float">
            <text:p>0,809016994374948</text:p>
          </table:table-cell>
          <table:table-cell table:number-columns-repeated="1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SIN((2*PI()*[.A411] - [.$H$1]) / 100)*[.$H$2]+[.$H$3]" office:value-type="float" office:value="0.47164059795591" calcext:value-type="float">
            <text:p>0,47164059795591</text:p>
          </table:table-cell>
          <table:table-cell table:formula="of:=COS(2*PI()*[.A411]/100)" office:value-type="float" office:value="0.77051324277579" calcext:value-type="float">
            <text:p>0,77051324277579</text:p>
          </table:table-cell>
          <table:table-cell table:number-columns-repeated="1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SIN((2*PI()*[.A412] - [.$H$1]) / 100)*[.$H$2]+[.$H$3]" office:value-type="float" office:value="0.526078030098249" calcext:value-type="float">
            <text:p>0,526078030098249</text:p>
          </table:table-cell>
          <table:table-cell table:formula="of:=COS(2*PI()*[.A412]/100)" office:value-type="float" office:value="0.728968627421413" calcext:value-type="float">
            <text:p>0,728968627421413</text:p>
          </table:table-cell>
          <table:table-cell table:number-columns-repeated="1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SIN((2*PI()*[.A413] - [.$H$1]) / 100)*[.$H$2]+[.$H$3]" office:value-type="float" office:value="0.57843927259798" calcext:value-type="float">
            <text:p>0,57843927259798</text:p>
          </table:table-cell>
          <table:table-cell table:formula="of:=COS(2*PI()*[.A413]/100)" office:value-type="float" office:value="0.68454710592869" calcext:value-type="float">
            <text:p>0,68454710592869</text:p>
          </table:table-cell>
          <table:table-cell table:number-columns-repeated="1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SIN((2*PI()*[.A414] - [.$H$1]) / 100)*[.$H$2]+[.$H$3]" office:value-type="float" office:value="0.628517679552534" calcext:value-type="float">
            <text:p>0,628517679552534</text:p>
          </table:table-cell>
          <table:table-cell table:formula="of:=COS(2*PI()*[.A414]/100)" office:value-type="float" office:value="0.637423989748692" calcext:value-type="float">
            <text:p>0,637423989748692</text:p>
          </table:table-cell>
          <table:table-cell table:number-columns-repeated="1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SIN((2*PI()*[.A415] - [.$H$1]) / 100)*[.$H$2]+[.$H$3]" office:value-type="float" office:value="0.676115614368308" calcext:value-type="float">
            <text:p>0,676115614368308</text:p>
          </table:table-cell>
          <table:table-cell table:formula="of:=COS(2*PI()*[.A41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SIN((2*PI()*[.A416] - [.$H$1]) / 100)*[.$H$2]+[.$H$3]" office:value-type="float" office:value="0.721045229742016" calcext:value-type="float">
            <text:p>0,721045229742016</text:p>
          </table:table-cell>
          <table:table-cell table:formula="of:=COS(2*PI()*[.A416]/100)" office:value-type="float" office:value="0.535826794978996" calcext:value-type="float">
            <text:p>0,535826794978996</text:p>
          </table:table-cell>
          <table:table-cell table:number-columns-repeated="1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SIN((2*PI()*[.A417] - [.$H$1]) / 100)*[.$H$2]+[.$H$3]" office:value-type="float" office:value="0.763129209008158" calcext:value-type="float">
            <text:p>0,763129209008158</text:p>
          </table:table-cell>
          <table:table-cell table:formula="of:=COS(2*PI()*[.A417]/100)" office:value-type="float" office:value="0.481753674101715" calcext:value-type="float">
            <text:p>0,481753674101715</text:p>
          </table:table-cell>
          <table:table-cell table:number-columns-repeated="1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SIN((2*PI()*[.A418] - [.$H$1]) / 100)*[.$H$2]+[.$H$3]" office:value-type="float" office:value="0.802201465926921" calcext:value-type="float">
            <text:p>0,802201465926921</text:p>
          </table:table-cell>
          <table:table-cell table:formula="of:=COS(2*PI()*[.A4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SIN((2*PI()*[.A419] - [.$H$1]) / 100)*[.$H$2]+[.$H$3]" office:value-type="float" office:value="0.838107800150658" calcext:value-type="float">
            <text:p>0,838107800150658</text:p>
          </table:table-cell>
          <table:table-cell table:formula="of:=COS(2*PI()*[.A419]/100)" office:value-type="float" office:value="0.368124552684679" calcext:value-type="float">
            <text:p>0,368124552684679</text:p>
          </table:table-cell>
          <table:table-cell table:number-columns-repeated="1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SIN((2*PI()*[.A420] - [.$H$1]) / 100)*[.$H$2]+[.$H$3]" office:value-type="float" office:value="0.870706505782232" calcext:value-type="float">
            <text:p>0,870706505782232</text:p>
          </table:table-cell>
          <table:table-cell table:formula="of:=COS(2*PI()*[.A420]/100)" office:value-type="float" office:value="0.309016994374948" calcext:value-type="float">
            <text:p>0,309016994374948</text:p>
          </table:table-cell>
          <table:table-cell table:number-columns-repeated="1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SIN((2*PI()*[.A421] - [.$H$1]) / 100)*[.$H$2]+[.$H$3]" office:value-type="float" office:value="0.899868930623448" calcext:value-type="float">
            <text:p>0,899868930623448</text:p>
          </table:table-cell>
          <table:table-cell table:formula="of:=COS(2*PI()*[.A421]/100)" office:value-type="float" office:value="0.248689887164856" calcext:value-type="float">
            <text:p>0,248689887164856</text:p>
          </table:table-cell>
          <table:table-cell table:number-columns-repeated="1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SIN((2*PI()*[.A422] - [.$H$1]) / 100)*[.$H$2]+[.$H$3]" office:value-type="float" office:value="0.925479983906502" calcext:value-type="float">
            <text:p>0,925479983906502</text:p>
          </table:table-cell>
          <table:table-cell table:formula="of:=COS(2*PI()*[.A422]/100)" office:value-type="float" office:value="0.187381314585726" calcext:value-type="float">
            <text:p>0,187381314585726</text:p>
          </table:table-cell>
          <table:table-cell table:number-columns-repeated="1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SIN((2*PI()*[.A423] - [.$H$1]) / 100)*[.$H$2]+[.$H$3]" office:value-type="float" office:value="0.947438590504664" calcext:value-type="float">
            <text:p>0,947438590504664</text:p>
          </table:table-cell>
          <table:table-cell table:formula="of:=COS(2*PI()*[.A423]/100)" office:value-type="float" office:value="0.125333233564306" calcext:value-type="float">
            <text:p>0,125333233564306</text:p>
          </table:table-cell>
          <table:table-cell table:number-columns-repeated="1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SIN((2*PI()*[.A424] - [.$H$1]) / 100)*[.$H$2]+[.$H$3]" office:value-type="float" office:value="0.965658089829623" calcext:value-type="float">
            <text:p>0,965658089829623</text:p>
          </table:table-cell>
          <table:table-cell table:formula="of:=COS(2*PI()*[.A424]/100)" office:value-type="float" office:value="0.0627905195293123" calcext:value-type="float">
            <text:p>0,062790519529312</text:p>
          </table:table-cell>
          <table:table-cell table:number-columns-repeated="1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SIN((2*PI()*[.A425] - [.$H$1]) / 100)*[.$H$2]+[.$H$3]" office:value-type="float" office:value="0.980066577841241" calcext:value-type="float">
            <text:p>0,980066577841241</text:p>
          </table:table-cell>
          <table:table-cell table:formula="of:=COS(2*PI()*[.A425]/100)" office:value-type="float" office:value="2.8173066186755E-015" calcext:value-type="float">
            <text:p>2,8173066186755E-15</text:p>
          </table:table-cell>
          <table:table-cell table:number-columns-repeated="1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SIN((2*PI()*[.A426] - [.$H$1]) / 100)*[.$H$2]+[.$H$3]" office:value-type="float" office:value="0.990607190819949" calcext:value-type="float">
            <text:p>0,990607190819949</text:p>
          </table:table-cell>
          <table:table-cell table:formula="of:=COS(2*PI()*[.A426]/100)" office:value-type="float" office:value="-0.0627905195293137" calcext:value-type="float">
            <text:p>-0,062790519529314</text:p>
          </table:table-cell>
          <table:table-cell table:number-columns-repeated="1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SIN((2*PI()*[.A427] - [.$H$1]) / 100)*[.$H$2]+[.$H$3]" office:value-type="float" office:value="0.997238329781867" calcext:value-type="float">
            <text:p>0,997238329781867</text:p>
          </table:table-cell>
          <table:table-cell table:formula="of:=COS(2*PI()*[.A4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SIN((2*PI()*[.A428] - [.$H$1]) / 100)*[.$H$2]+[.$H$3]" office:value-type="float" office:value="0.999933824650992" calcext:value-type="float">
            <text:p>0,999933824650992</text:p>
          </table:table-cell>
          <table:table-cell table:formula="of:=COS(2*PI()*[.A428]/100)" office:value-type="float" office:value="-0.187381314585724" calcext:value-type="float">
            <text:p>-0,187381314585724</text:p>
          </table:table-cell>
          <table:table-cell table:number-columns-repeated="1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SIN((2*PI()*[.A429] - [.$H$1]) / 100)*[.$H$2]+[.$H$3]" office:value-type="float" office:value="0.99868303754053" calcext:value-type="float">
            <text:p>0,99868303754053</text:p>
          </table:table-cell>
          <table:table-cell table:formula="of:=COS(2*PI()*[.A429]/100)" office:value-type="float" office:value="-0.248689887164854" calcext:value-type="float">
            <text:p>-0,248689887164854</text:p>
          </table:table-cell>
          <table:table-cell table:number-columns-repeated="1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SIN((2*PI()*[.A430] - [.$H$1]) / 100)*[.$H$2]+[.$H$3]" office:value-type="float" office:value="0.993490904735776" calcext:value-type="float">
            <text:p>0,993490904735776</text:p>
          </table:table-cell>
          <table:table-cell table:formula="of:=COS(2*PI()*[.A430]/100)" office:value-type="float" office:value="-0.309016994374946" calcext:value-type="float">
            <text:p>-0,309016994374946</text:p>
          </table:table-cell>
          <table:table-cell table:number-columns-repeated="1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SIN((2*PI()*[.A431] - [.$H$1]) / 100)*[.$H$2]+[.$H$3]" office:value-type="float" office:value="0.98437791721285" calcext:value-type="float">
            <text:p>0,98437791721285</text:p>
          </table:table-cell>
          <table:table-cell table:formula="of:=COS(2*PI()*[.A431]/100)" office:value-type="float" office:value="-0.368124552684677" calcext:value-type="float">
            <text:p>-0,368124552684677</text:p>
          </table:table-cell>
          <table:table-cell table:number-columns-repeated="1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SIN((2*PI()*[.A432] - [.$H$1]) / 100)*[.$H$2]+[.$H$3]" office:value-type="float" office:value="0.971380039770178" calcext:value-type="float">
            <text:p>0,971380039770178</text:p>
          </table:table-cell>
          <table:table-cell table:formula="of:=COS(2*PI()*[.A432]/100)" office:value-type="float" office:value="-0.425779291565071" calcext:value-type="float">
            <text:p>-0,425779291565071</text:p>
          </table:table-cell>
          <table:table-cell table:number-columns-repeated="1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SIN((2*PI()*[.A433] - [.$H$1]) / 100)*[.$H$2]+[.$H$3]" office:value-type="float" office:value="0.954548569091859" calcext:value-type="float">
            <text:p>0,954548569091859</text:p>
          </table:table-cell>
          <table:table-cell table:formula="of:=COS(2*PI()*[.A433]/100)" office:value-type="float" office:value="-0.481753674101717" calcext:value-type="float">
            <text:p>-0,481753674101717</text:p>
          </table:table-cell>
          <table:table-cell table:number-columns-repeated="1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SIN((2*PI()*[.A434] - [.$H$1]) / 100)*[.$H$2]+[.$H$3]" office:value-type="float" office:value="0.933949931303095" calcext:value-type="float">
            <text:p>0,933949931303095</text:p>
          </table:table-cell>
          <table:table-cell table:formula="of:=COS(2*PI()*[.A434]/100)" office:value-type="float" office:value="-0.535826794978995" calcext:value-type="float">
            <text:p>-0,535826794978995</text:p>
          </table:table-cell>
          <table:table-cell table:number-columns-repeated="1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SIN((2*PI()*[.A435] - [.$H$1]) / 100)*[.$H$2]+[.$H$3]" office:value-type="float" office:value="0.909665419816614" calcext:value-type="float">
            <text:p>0,909665419816614</text:p>
          </table:table-cell>
          <table:table-cell table:formula="of:=COS(2*PI()*[.A435]/100)" office:value-type="float" office:value="-0.587785252292474" calcext:value-type="float">
            <text:p>-0,587785252292474</text:p>
          </table:table-cell>
          <table:table-cell table:number-columns-repeated="1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SIN((2*PI()*[.A436] - [.$H$1]) / 100)*[.$H$2]+[.$H$3]" office:value-type="float" office:value="0.881790874504717" calcext:value-type="float">
            <text:p>0,881790874504717</text:p>
          </table:table-cell>
          <table:table-cell table:formula="of:=COS(2*PI()*[.A436]/100)" office:value-type="float" office:value="-0.637423989748687" calcext:value-type="float">
            <text:p>-0,637423989748687</text:p>
          </table:table-cell>
          <table:table-cell table:number-columns-repeated="1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SIN((2*PI()*[.A437] - [.$H$1]) / 100)*[.$H$2]+[.$H$3]" office:value-type="float" office:value="0.850436303463078" calcext:value-type="float">
            <text:p>0,850436303463078</text:p>
          </table:table-cell>
          <table:table-cell table:formula="of:=COS(2*PI()*[.A437]/100)" office:value-type="float" office:value="-0.684547105928689" calcext:value-type="float">
            <text:p>-0,684547105928689</text:p>
          </table:table-cell>
          <table:table-cell table:number-columns-repeated="1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SIN((2*PI()*[.A438] - [.$H$1]) / 100)*[.$H$2]+[.$H$3]" office:value-type="float" office:value="0.815725448859062" calcext:value-type="float">
            <text:p>0,815725448859062</text:p>
          </table:table-cell>
          <table:table-cell table:formula="of:=COS(2*PI()*[.A4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SIN((2*PI()*[.A439] - [.$H$1]) / 100)*[.$H$2]+[.$H$3]" office:value-type="float" office:value="0.777795298577908" calcext:value-type="float">
            <text:p>0,777795298577908</text:p>
          </table:table-cell>
          <table:table-cell table:formula="of:=COS(2*PI()*[.A439]/100)" office:value-type="float" office:value="-0.770513242775789" calcext:value-type="float">
            <text:p>-0,770513242775789</text:p>
          </table:table-cell>
          <table:table-cell table:number-columns-repeated="1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SIN((2*PI()*[.A440] - [.$H$1]) / 100)*[.$H$2]+[.$H$3]" office:value-type="float" office:value="0.736795545594138" calcext:value-type="float">
            <text:p>0,736795545594138</text:p>
          </table:table-cell>
          <table:table-cell table:formula="of:=COS(2*PI()*[.A440]/100)" office:value-type="float" office:value="-0.809016994374947" calcext:value-type="float">
            <text:p>-0,809016994374947</text:p>
          </table:table-cell>
          <table:table-cell table:number-columns-repeated="1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SIN((2*PI()*[.A441] - [.$H$1]) / 100)*[.$H$2]+[.$H$3]" office:value-type="float" office:value="0.692887997201774" calcext:value-type="float">
            <text:p>0,692887997201774</text:p>
          </table:table-cell>
          <table:table-cell table:formula="of:=COS(2*PI()*[.A441]/100)" office:value-type="float" office:value="-0.844327925502014" calcext:value-type="float">
            <text:p>-0,844327925502014</text:p>
          </table:table-cell>
          <table:table-cell table:number-columns-repeated="1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SIN((2*PI()*[.A442] - [.$H$1]) / 100)*[.$H$2]+[.$H$3]" office:value-type="float" office:value="0.64624593643487" calcext:value-type="float">
            <text:p>0,64624593643487</text:p>
          </table:table-cell>
          <table:table-cell table:formula="of:=COS(2*PI()*[.A442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SIN((2*PI()*[.A443] - [.$H$1]) / 100)*[.$H$2]+[.$H$3]" office:value-type="float" office:value="0.597053438198542" calcext:value-type="float">
            <text:p>0,597053438198542</text:p>
          </table:table-cell>
          <table:table-cell table:formula="of:=COS(2*PI()*[.A443]/100)" office:value-type="float" office:value="-0.904827052466019" calcext:value-type="float">
            <text:p>-0,904827052466019</text:p>
          </table:table-cell>
          <table:table-cell table:number-columns-repeated="1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SIN((2*PI()*[.A444] - [.$H$1]) / 100)*[.$H$2]+[.$H$3]" office:value-type="float" office:value="0.545504642809414" calcext:value-type="float">
            <text:p>0,545504642809414</text:p>
          </table:table-cell>
          <table:table-cell table:formula="of:=COS(2*PI()*[.A444]/100)" office:value-type="float" office:value="-0.929776485888252" calcext:value-type="float">
            <text:p>-0,929776485888252</text:p>
          </table:table-cell>
          <table:table-cell table:number-columns-repeated="1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SIN((2*PI()*[.A445] - [.$H$1]) / 100)*[.$H$2]+[.$H$3]" office:value-type="float" office:value="0.491802989812483" calcext:value-type="float">
            <text:p>0,491802989812483</text:p>
          </table:table-cell>
          <table:table-cell table:formula="of:=COS(2*PI()*[.A44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SIN((2*PI()*[.A446] - [.$H$1]) / 100)*[.$H$2]+[.$H$3]" office:value-type="float" office:value="0.436160415098173" calcext:value-type="float">
            <text:p>0,436160415098173</text:p>
          </table:table-cell>
          <table:table-cell table:formula="of:=COS(2*PI()*[.A446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SIN((2*PI()*[.A447] - [.$H$1]) / 100)*[.$H$2]+[.$H$3]" office:value-type="float" office:value="0.378796514488216" calcext:value-type="float">
            <text:p>0,378796514488216</text:p>
          </table:table-cell>
          <table:table-cell table:formula="of:=COS(2*PI()*[.A447]/100)" office:value-type="float" office:value="-0.982287250728688" calcext:value-type="float">
            <text:p>-0,982287250728688</text:p>
          </table:table-cell>
          <table:table-cell table:number-columns-repeated="1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SIN((2*PI()*[.A448] - [.$H$1]) / 100)*[.$H$2]+[.$H$3]" office:value-type="float" office:value="0.319937677091234" calcext:value-type="float">
            <text:p>0,319937677091234</text:p>
          </table:table-cell>
          <table:table-cell table:formula="of:=COS(2*PI()*[.A4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SIN((2*PI()*[.A449] - [.$H$1]) / 100)*[.$H$2]+[.$H$3]" office:value-type="float" office:value="0.259816191848397" calcext:value-type="float">
            <text:p>0,259816191848397</text:p>
          </table:table-cell>
          <table:table-cell table:formula="of:=COS(2*PI()*[.A4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SIN((2*PI()*[.A450] - [.$H$1]) / 100)*[.$H$2]+[.$H$3]" office:value-type="float" office:value="0.198669330795062" calcext:value-type="float">
            <text:p>0,198669330795062</text:p>
          </table:table-cell>
          <table:table-cell table:formula="of:=COS(2*PI()*[.A4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SIN((2*PI()*[.A451] - [.$H$1]) / 100)*[.$H$2]+[.$H$3]" office:value-type="float" office:value="0.136738412656462" calcext:value-type="float">
            <text:p>0,136738412656462</text:p>
          </table:table-cell>
          <table:table-cell table:formula="of:=COS(2*PI()*[.A451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SIN((2*PI()*[.A452] - [.$H$1]) / 100)*[.$H$2]+[.$H$3]" office:value-type="float" office:value="0.0742678504729458" calcext:value-type="float">
            <text:p>0,074267850472946</text:p>
          </table:table-cell>
          <table:table-cell table:formula="of:=COS(2*PI()*[.A4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SIN((2*PI()*[.A453] - [.$H$1]) / 100)*[.$H$2]+[.$H$3]" office:value-type="float" office:value="0.0115041870133663" calcext:value-type="float">
            <text:p>0,011504187013366</text:p>
          </table:table-cell>
          <table:table-cell table:formula="of:=COS(2*PI()*[.A453]/100)" office:value-type="float" office:value="-0.982287250728688" calcext:value-type="float">
            <text:p>-0,982287250728688</text:p>
          </table:table-cell>
          <table:table-cell table:number-columns-repeated="1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SIN((2*PI()*[.A454] - [.$H$1]) / 100)*[.$H$2]+[.$H$3]" office:value-type="float" office:value="-0.0513048782165918" calcext:value-type="float">
            <text:p>-0,051304878216592</text:p>
          </table:table-cell>
          <table:table-cell table:formula="of:=COS(2*PI()*[.A454]/100)" office:value-type="float" office:value="-0.968583161128632" calcext:value-type="float">
            <text:p>-0,968583161128632</text:p>
          </table:table-cell>
          <table:table-cell table:number-columns-repeated="1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SIN((2*PI()*[.A455] - [.$H$1]) / 100)*[.$H$2]+[.$H$3]" office:value-type="float" office:value="-0.113911466531202" calcext:value-type="float">
            <text:p>-0,113911466531202</text:p>
          </table:table-cell>
          <table:table-cell table:formula="of:=COS(2*PI()*[.A45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SIN((2*PI()*[.A456] - [.$H$1]) / 100)*[.$H$2]+[.$H$3]" office:value-type="float" office:value="-0.176068498328605" calcext:value-type="float">
            <text:p>-0,176068498328605</text:p>
          </table:table-cell>
          <table:table-cell table:formula="of:=COS(2*PI()*[.A456]/100)" office:value-type="float" office:value="-0.929776485888253" calcext:value-type="float">
            <text:p>-0,929776485888253</text:p>
          </table:table-cell>
          <table:table-cell table:number-columns-repeated="1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SIN((2*PI()*[.A457] - [.$H$1]) / 100)*[.$H$2]+[.$H$3]" office:value-type="float" office:value="-0.237530668201158" calcext:value-type="float">
            <text:p>-0,237530668201158</text:p>
          </table:table-cell>
          <table:table-cell table:formula="of:=COS(2*PI()*[.A457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SIN((2*PI()*[.A458] - [.$H$1]) / 100)*[.$H$2]+[.$H$3]" office:value-type="float" office:value="-0.298055413043754" calcext:value-type="float">
            <text:p>-0,298055413043754</text:p>
          </table:table-cell>
          <table:table-cell table:formula="of:=COS(2*PI()*[.A458]/100)" office:value-type="float" office:value="-0.876306680043865" calcext:value-type="float">
            <text:p>-0,876306680043865</text:p>
          </table:table-cell>
          <table:table-cell table:number-columns-repeated="1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SIN((2*PI()*[.A459] - [.$H$1]) / 100)*[.$H$2]+[.$H$3]" office:value-type="float" office:value="-0.357403869339638" calcext:value-type="float">
            <text:p>-0,357403869339638</text:p>
          </table:table-cell>
          <table:table-cell table:formula="of:=COS(2*PI()*[.A459]/100)" office:value-type="float" office:value="-0.844327925502016" calcext:value-type="float">
            <text:p>-0,844327925502016</text:p>
          </table:table-cell>
          <table:table-cell table:number-columns-repeated="1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SIN((2*PI()*[.A460] - [.$H$1]) / 100)*[.$H$2]+[.$H$3]" office:value-type="float" office:value="-0.415341815845532" calcext:value-type="float">
            <text:p>-0,415341815845532</text:p>
          </table:table-cell>
          <table:table-cell table:formula="of:=COS(2*PI()*[.A460]/100)" office:value-type="float" office:value="-0.809016994374946" calcext:value-type="float">
            <text:p>-0,809016994374946</text:p>
          </table:table-cell>
          <table:table-cell table:number-columns-repeated="1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SIN((2*PI()*[.A461] - [.$H$1]) / 100)*[.$H$2]+[.$H$3]" office:value-type="float" office:value="-0.47164059795591" calcext:value-type="float">
            <text:p>-0,47164059795591</text:p>
          </table:table-cell>
          <table:table-cell table:formula="of:=COS(2*PI()*[.A461]/100)" office:value-type="float" office:value="-0.77051324277579" calcext:value-type="float">
            <text:p>-0,77051324277579</text:p>
          </table:table-cell>
          <table:table-cell table:number-columns-repeated="1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SIN((2*PI()*[.A462] - [.$H$1]) / 100)*[.$H$2]+[.$H$3]" office:value-type="float" office:value="-0.526078030098249" calcext:value-type="float">
            <text:p>-0,526078030098249</text:p>
          </table:table-cell>
          <table:table-cell table:formula="of:=COS(2*PI()*[.A462]/100)" office:value-type="float" office:value="-0.72896862742141" calcext:value-type="float">
            <text:p>-0,72896862742141</text:p>
          </table:table-cell>
          <table:table-cell table:number-columns-repeated="1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SIN((2*PI()*[.A463] - [.$H$1]) / 100)*[.$H$2]+[.$H$3]" office:value-type="float" office:value="-0.57843927259798" calcext:value-type="float">
            <text:p>-0,57843927259798</text:p>
          </table:table-cell>
          <table:table-cell table:formula="of:=COS(2*PI()*[.A463]/100)" office:value-type="float" office:value="-0.68454710592869" calcext:value-type="float">
            <text:p>-0,68454710592869</text:p>
          </table:table-cell>
          <table:table-cell table:number-columns-repeated="1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SIN((2*PI()*[.A464] - [.$H$1]) / 100)*[.$H$2]+[.$H$3]" office:value-type="float" office:value="-0.628517679552537" calcext:value-type="float">
            <text:p>-0,628517679552537</text:p>
          </table:table-cell>
          <table:table-cell table:formula="of:=COS(2*PI()*[.A464]/100)" office:value-type="float" office:value="-0.637423989748689" calcext:value-type="float">
            <text:p>-0,637423989748689</text:p>
          </table:table-cell>
          <table:table-cell table:number-columns-repeated="1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SIN((2*PI()*[.A465] - [.$H$1]) / 100)*[.$H$2]+[.$H$3]" office:value-type="float" office:value="-0.676115614368308" calcext:value-type="float">
            <text:p>-0,676115614368308</text:p>
          </table:table-cell>
          <table:table-cell table:formula="of:=COS(2*PI()*[.A465]/100)" office:value-type="float" office:value="-0.587785252292475" calcext:value-type="float">
            <text:p>-0,587785252292475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SIN((2*PI()*[.A466] - [.$H$1]) / 100)*[.$H$2]+[.$H$3]" office:value-type="float" office:value="-0.721045229742016" calcext:value-type="float">
            <text:p>-0,721045229742016</text:p>
          </table:table-cell>
          <table:table-cell table:formula="of:=COS(2*PI()*[.A466]/100)" office:value-type="float" office:value="-0.535826794978996" calcext:value-type="float">
            <text:p>-0,535826794978996</text:p>
          </table:table-cell>
          <table:table-cell table:number-columns-repeated="1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SIN((2*PI()*[.A467] - [.$H$1]) / 100)*[.$H$2]+[.$H$3]" office:value-type="float" office:value="-0.763129209008158" calcext:value-type="float">
            <text:p>-0,763129209008158</text:p>
          </table:table-cell>
          <table:table-cell table:formula="of:=COS(2*PI()*[.A467]/100)" office:value-type="float" office:value="-0.481753674101718" calcext:value-type="float">
            <text:p>-0,481753674101718</text:p>
          </table:table-cell>
          <table:table-cell table:number-columns-repeated="1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SIN((2*PI()*[.A468] - [.$H$1]) / 100)*[.$H$2]+[.$H$3]" office:value-type="float" office:value="-0.802201465926921" calcext:value-type="float">
            <text:p>-0,802201465926921</text:p>
          </table:table-cell>
          <table:table-cell table:formula="of:=COS(2*PI()*[.A468]/100)" office:value-type="float" office:value="-0.425779291565073" calcext:value-type="float">
            <text:p>-0,425779291565073</text:p>
          </table:table-cell>
          <table:table-cell table:number-columns-repeated="1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SIN((2*PI()*[.A469] - [.$H$1]) / 100)*[.$H$2]+[.$H$3]" office:value-type="float" office:value="-0.838107800150656" calcext:value-type="float">
            <text:p>-0,838107800150656</text:p>
          </table:table-cell>
          <table:table-cell table:formula="of:=COS(2*PI()*[.A469]/100)" office:value-type="float" office:value="-0.368124552684682" calcext:value-type="float">
            <text:p>-0,368124552684682</text:p>
          </table:table-cell>
          <table:table-cell table:number-columns-repeated="1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SIN((2*PI()*[.A470] - [.$H$1]) / 100)*[.$H$2]+[.$H$3]" office:value-type="float" office:value="-0.870706505782232" calcext:value-type="float">
            <text:p>-0,870706505782232</text:p>
          </table:table-cell>
          <table:table-cell table:formula="of:=COS(2*PI()*[.A470]/100)" office:value-type="float" office:value="-0.309016994374948" calcext:value-type="float">
            <text:p>-0,309016994374948</text:p>
          </table:table-cell>
          <table:table-cell table:number-columns-repeated="1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SIN((2*PI()*[.A471] - [.$H$1]) / 100)*[.$H$2]+[.$H$3]" office:value-type="float" office:value="-0.899868930623448" calcext:value-type="float">
            <text:p>-0,899868930623448</text:p>
          </table:table-cell>
          <table:table-cell table:formula="of:=COS(2*PI()*[.A471]/100)" office:value-type="float" office:value="-0.248689887164853" calcext:value-type="float">
            <text:p>-0,248689887164853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SIN((2*PI()*[.A472] - [.$H$1]) / 100)*[.$H$2]+[.$H$3]" office:value-type="float" office:value="-0.925479983906502" calcext:value-type="float">
            <text:p>-0,925479983906502</text:p>
          </table:table-cell>
          <table:table-cell table:formula="of:=COS(2*PI()*[.A472]/100)" office:value-type="float" office:value="-0.187381314585726" calcext:value-type="float">
            <text:p>-0,187381314585726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SIN((2*PI()*[.A473] - [.$H$1]) / 100)*[.$H$2]+[.$H$3]" office:value-type="float" office:value="-0.947438590504665" calcext:value-type="float">
            <text:p>-0,947438590504665</text:p>
          </table:table-cell>
          <table:table-cell table:formula="of:=COS(2*PI()*[.A473]/100)" office:value-type="float" office:value="-0.125333233564303" calcext:value-type="float">
            <text:p>-0,125333233564303</text:p>
          </table:table-cell>
          <table:table-cell table:number-columns-repeated="1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SIN((2*PI()*[.A474] - [.$H$1]) / 100)*[.$H$2]+[.$H$3]" office:value-type="float" office:value="-0.965658089829623" calcext:value-type="float">
            <text:p>-0,965658089829623</text:p>
          </table:table-cell>
          <table:table-cell table:formula="of:=COS(2*PI()*[.A474]/100)" office:value-type="float" office:value="-0.062790519529316" calcext:value-type="float">
            <text:p>-0,062790519529316</text:p>
          </table:table-cell>
          <table:table-cell table:number-columns-repeated="1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SIN((2*PI()*[.A475] - [.$H$1]) / 100)*[.$H$2]+[.$H$3]" office:value-type="float" office:value="-0.980066577841242" calcext:value-type="float">
            <text:p>-0,980066577841242</text:p>
          </table:table-cell>
          <table:table-cell table:formula="of:=COS(2*PI()*[.A475]/100)" office:value-type="float" office:value="6.12942380210265E-016" calcext:value-type="float">
            <text:p>6,12942380210265E-16</text:p>
          </table:table-cell>
          <table:table-cell table:number-columns-repeated="1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SIN((2*PI()*[.A476] - [.$H$1]) / 100)*[.$H$2]+[.$H$3]" office:value-type="float" office:value="-0.990607190819949" calcext:value-type="float">
            <text:p>-0,990607190819949</text:p>
          </table:table-cell>
          <table:table-cell table:formula="of:=COS(2*PI()*[.A476]/100)" office:value-type="float" office:value="0.0627905195293101" calcext:value-type="float">
            <text:p>0,06279051952931</text:p>
          </table:table-cell>
          <table:table-cell table:number-columns-repeated="1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SIN((2*PI()*[.A477] - [.$H$1]) / 100)*[.$H$2]+[.$H$3]" office:value-type="float" office:value="-0.997238329781867" calcext:value-type="float">
            <text:p>-0,997238329781867</text:p>
          </table:table-cell>
          <table:table-cell table:formula="of:=COS(2*PI()*[.A477]/100)" office:value-type="float" office:value="0.125333233564304" calcext:value-type="float">
            <text:p>0,125333233564304</text:p>
          </table:table-cell>
          <table:table-cell table:number-columns-repeated="1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SIN((2*PI()*[.A478] - [.$H$1]) / 100)*[.$H$2]+[.$H$3]" office:value-type="float" office:value="-0.999933824650992" calcext:value-type="float">
            <text:p>-0,999933824650992</text:p>
          </table:table-cell>
          <table:table-cell table:formula="of:=COS(2*PI()*[.A478]/100)" office:value-type="float" office:value="0.187381314585721" calcext:value-type="float">
            <text:p>0,187381314585721</text:p>
          </table:table-cell>
          <table:table-cell table:number-columns-repeated="1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SIN((2*PI()*[.A479] - [.$H$1]) / 100)*[.$H$2]+[.$H$3]" office:value-type="float" office:value="-0.99868303754053" calcext:value-type="float">
            <text:p>-0,99868303754053</text:p>
          </table:table-cell>
          <table:table-cell table:formula="of:=COS(2*PI()*[.A479]/100)" office:value-type="float" office:value="0.248689887164854" calcext:value-type="float">
            <text:p>0,248689887164854</text:p>
          </table:table-cell>
          <table:table-cell table:number-columns-repeated="1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SIN((2*PI()*[.A480] - [.$H$1]) / 100)*[.$H$2]+[.$H$3]" office:value-type="float" office:value="-0.993490904735777" calcext:value-type="float">
            <text:p>-0,993490904735777</text:p>
          </table:table-cell>
          <table:table-cell table:formula="of:=COS(2*PI()*[.A480]/100)" office:value-type="float" office:value="0.309016994374943" calcext:value-type="float">
            <text:p>0,309016994374943</text:p>
          </table:table-cell>
          <table:table-cell table:number-columns-repeated="1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SIN((2*PI()*[.A481] - [.$H$1]) / 100)*[.$H$2]+[.$H$3]" office:value-type="float" office:value="-0.98437791721285" calcext:value-type="float">
            <text:p>-0,98437791721285</text:p>
          </table:table-cell>
          <table:table-cell table:formula="of:=COS(2*PI()*[.A481]/100)" office:value-type="float" office:value="0.368124552684676" calcext:value-type="float">
            <text:p>0,368124552684676</text:p>
          </table:table-cell>
          <table:table-cell table:number-columns-repeated="1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SIN((2*PI()*[.A482] - [.$H$1]) / 100)*[.$H$2]+[.$H$3]" office:value-type="float" office:value="-0.971380039770177" calcext:value-type="float">
            <text:p>-0,971380039770177</text:p>
          </table:table-cell>
          <table:table-cell table:formula="of:=COS(2*PI()*[.A482]/100)" office:value-type="float" office:value="0.425779291565074" calcext:value-type="float">
            <text:p>0,425779291565074</text:p>
          </table:table-cell>
          <table:table-cell table:number-columns-repeated="1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SIN((2*PI()*[.A483] - [.$H$1]) / 100)*[.$H$2]+[.$H$3]" office:value-type="float" office:value="-0.954548569091859" calcext:value-type="float">
            <text:p>-0,954548569091859</text:p>
          </table:table-cell>
          <table:table-cell table:formula="of:=COS(2*PI()*[.A483]/100)" office:value-type="float" office:value="0.481753674101713" calcext:value-type="float">
            <text:p>0,481753674101713</text:p>
          </table:table-cell>
          <table:table-cell table:number-columns-repeated="1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SIN((2*PI()*[.A484] - [.$H$1]) / 100)*[.$H$2]+[.$H$3]" office:value-type="float" office:value="-0.933949931303094" calcext:value-type="float">
            <text:p>-0,933949931303094</text:p>
          </table:table-cell>
          <table:table-cell table:formula="of:=COS(2*PI()*[.A484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SIN((2*PI()*[.A485] - [.$H$1]) / 100)*[.$H$2]+[.$H$3]" office:value-type="float" office:value="-0.909665419816614" calcext:value-type="float">
            <text:p>-0,909665419816614</text:p>
          </table:table-cell>
          <table:table-cell table:formula="of:=COS(2*PI()*[.A485]/100)" office:value-type="float" office:value="0.587785252292471" calcext:value-type="float">
            <text:p>0,587785252292471</text:p>
          </table:table-cell>
          <table:table-cell table:number-columns-repeated="1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SIN((2*PI()*[.A486] - [.$H$1]) / 100)*[.$H$2]+[.$H$3]" office:value-type="float" office:value="-0.881790874504715" calcext:value-type="float">
            <text:p>-0,881790874504715</text:p>
          </table:table-cell>
          <table:table-cell table:formula="of:=COS(2*PI()*[.A486]/100)" office:value-type="float" office:value="0.63742398974869" calcext:value-type="float">
            <text:p>0,63742398974869</text:p>
          </table:table-cell>
          <table:table-cell table:number-columns-repeated="1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SIN((2*PI()*[.A487] - [.$H$1]) / 100)*[.$H$2]+[.$H$3]" office:value-type="float" office:value="-0.85043630346308" calcext:value-type="float">
            <text:p>-0,85043630346308</text:p>
          </table:table-cell>
          <table:table-cell table:formula="of:=COS(2*PI()*[.A487]/100)" office:value-type="float" office:value="0.684547105928686" calcext:value-type="float">
            <text:p>0,684547105928686</text:p>
          </table:table-cell>
          <table:table-cell table:number-columns-repeated="1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SIN((2*PI()*[.A488] - [.$H$1]) / 100)*[.$H$2]+[.$H$3]" office:value-type="float" office:value="-0.815725448859062" calcext:value-type="float">
            <text:p>-0,815725448859062</text:p>
          </table:table-cell>
          <table:table-cell table:formula="of:=COS(2*PI()*[.A488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SIN((2*PI()*[.A489] - [.$H$1]) / 100)*[.$H$2]+[.$H$3]" office:value-type="float" office:value="-0.77779529857791" calcext:value-type="float">
            <text:p>-0,77779529857791</text:p>
          </table:table-cell>
          <table:table-cell table:formula="of:=COS(2*PI()*[.A489]/100)" office:value-type="float" office:value="0.770513242775786" calcext:value-type="float">
            <text:p>0,770513242775786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SIN((2*PI()*[.A490] - [.$H$1]) / 100)*[.$H$2]+[.$H$3]" office:value-type="float" office:value="-0.736795545594138" calcext:value-type="float">
            <text:p>-0,736795545594138</text:p>
          </table:table-cell>
          <table:table-cell table:formula="of:=COS(2*PI()*[.A490]/100)" office:value-type="float" office:value="0.809016994374947" calcext:value-type="float">
            <text:p>0,809016994374947</text:p>
          </table:table-cell>
          <table:table-cell table:number-columns-repeated="1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SIN((2*PI()*[.A491] - [.$H$1]) / 100)*[.$H$2]+[.$H$3]" office:value-type="float" office:value="-0.692887997201771" calcext:value-type="float">
            <text:p>-0,692887997201771</text:p>
          </table:table-cell>
          <table:table-cell table:formula="of:=COS(2*PI()*[.A491]/100)" office:value-type="float" office:value="0.844327925502016" calcext:value-type="float">
            <text:p>0,844327925502016</text:p>
          </table:table-cell>
          <table:table-cell table:number-columns-repeated="1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SIN((2*PI()*[.A492] - [.$H$1]) / 100)*[.$H$2]+[.$H$3]" office:value-type="float" office:value="-0.64624593643487" calcext:value-type="float">
            <text:p>-0,64624593643487</text:p>
          </table:table-cell>
          <table:table-cell table:formula="of:=COS(2*PI()*[.A492]/100)" office:value-type="float" office:value="0.876306680043863" calcext:value-type="float">
            <text:p>0,876306680043863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SIN((2*PI()*[.A493] - [.$H$1]) / 100)*[.$H$2]+[.$H$3]" office:value-type="float" office:value="-0.597053438198539" calcext:value-type="float">
            <text:p>-0,597053438198539</text:p>
          </table:table-cell>
          <table:table-cell table:formula="of:=COS(2*PI()*[.A493]/100)" office:value-type="float" office:value="0.90482705246602" calcext:value-type="float">
            <text:p>0,90482705246602</text:p>
          </table:table-cell>
          <table:table-cell table:number-columns-repeated="1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SIN((2*PI()*[.A494] - [.$H$1]) / 100)*[.$H$2]+[.$H$3]" office:value-type="float" office:value="-0.545504642809414" calcext:value-type="float">
            <text:p>-0,545504642809414</text:p>
          </table:table-cell>
          <table:table-cell table:formula="of:=COS(2*PI()*[.A494]/100)" office:value-type="float" office:value="0.92977648588825" calcext:value-type="float">
            <text:p>0,92977648588825</text:p>
          </table:table-cell>
          <table:table-cell table:number-columns-repeated="1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SIN((2*PI()*[.A495] - [.$H$1]) / 100)*[.$H$2]+[.$H$3]" office:value-type="float" office:value="-0.49180298981248" calcext:value-type="float">
            <text:p>-0,49180298981248</text:p>
          </table:table-cell>
          <table:table-cell table:formula="of:=COS(2*PI()*[.A495]/100)" office:value-type="float" office:value="0.951056516295154" calcext:value-type="float">
            <text:p>0,951056516295154</text:p>
          </table:table-cell>
          <table:table-cell table:number-columns-repeated="1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SIN((2*PI()*[.A496] - [.$H$1]) / 100)*[.$H$2]+[.$H$3]" office:value-type="float" office:value="-0.436160415098176" calcext:value-type="float">
            <text:p>-0,436160415098176</text:p>
          </table:table-cell>
          <table:table-cell table:formula="of:=COS(2*PI()*[.A496]/100)" office:value-type="float" office:value="0.96858316112863" calcext:value-type="float">
            <text:p>0,96858316112863</text:p>
          </table:table-cell>
          <table:table-cell table:number-columns-repeated="1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SIN((2*PI()*[.A497] - [.$H$1]) / 100)*[.$H$2]+[.$H$3]" office:value-type="float" office:value="-0.378796514488213" calcext:value-type="float">
            <text:p>-0,378796514488213</text:p>
          </table:table-cell>
          <table:table-cell table:formula="of:=COS(2*PI()*[.A4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SIN((2*PI()*[.A498] - [.$H$1]) / 100)*[.$H$2]+[.$H$3]" office:value-type="float" office:value="-0.319937677091237" calcext:value-type="float">
            <text:p>-0,319937677091237</text:p>
          </table:table-cell>
          <table:table-cell table:formula="of:=COS(2*PI()*[.A498]/100)" office:value-type="float" office:value="0.992114701314477" calcext:value-type="float">
            <text:p>0,992114701314477</text:p>
          </table:table-cell>
          <table:table-cell table:number-columns-repeated="1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SIN((2*PI()*[.A499] - [.$H$1]) / 100)*[.$H$2]+[.$H$3]" office:value-type="float" office:value="-0.259816191848397" calcext:value-type="float">
            <text:p>-0,259816191848397</text:p>
          </table:table-cell>
          <table:table-cell table:formula="of:=COS(2*PI()*[.A4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IN((2*PI()*[.A500] - [.$H$1]) / 100)*[.$H$2]+[.$H$3]" office:value-type="float" office:value="-0.198669330795065" calcext:value-type="float">
            <text:p>-0,198669330795065</text:p>
          </table:table-cell>
          <table:table-cell table:formula="of:=COS(2*PI()*[.A5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SIN((2*PI()*[.A501] - [.$H$1]) / 100)*[.$H$2]+[.$H$3]" office:value-type="float" office:value="-0.136738412656462" calcext:value-type="float">
            <text:p>-0,136738412656462</text:p>
          </table:table-cell>
          <table:table-cell table:formula="of:=COS(2*PI()*[.A501]/100)" office:value-type="float" office:value="0.998026728428272" calcext:value-type="float">
            <text:p>0,998026728428272</text:p>
          </table:table-cell>
          <table:table-cell table:number-columns-repeated="1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SIN((2*PI()*[.A502] - [.$H$1]) / 100)*[.$H$2]+[.$H$3]" office:value-type="float" office:value="-0.0742678504729423" calcext:value-type="float">
            <text:p>-0,074267850472942</text:p>
          </table:table-cell>
          <table:table-cell table:formula="of:=COS(2*PI()*[.A5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SIN((2*PI()*[.A503] - [.$H$1]) / 100)*[.$H$2]+[.$H$3]" office:value-type="float" office:value="-0.0115041870133664" calcext:value-type="float">
            <text:p>-0,011504187013366</text:p>
          </table:table-cell>
          <table:table-cell table:formula="of:=COS(2*PI()*[.A5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SIN((2*PI()*[.A504] - [.$H$1]) / 100)*[.$H$2]+[.$H$3]" office:value-type="float" office:value="0.0513048782165953" calcext:value-type="float">
            <text:p>0,051304878216595</text:p>
          </table:table-cell>
          <table:table-cell table:formula="of:=COS(2*PI()*[.A504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SIN((2*PI()*[.A505] - [.$H$1]) / 100)*[.$H$2]+[.$H$3]" office:value-type="float" office:value="0.113911466531198" calcext:value-type="float">
            <text:p>0,113911466531198</text:p>
          </table:table-cell>
          <table:table-cell table:formula="of:=COS(2*PI()*[.A505]/100)" office:value-type="float" office:value="0.951056516295155" calcext:value-type="float">
            <text:p>0,951056516295155</text:p>
          </table:table-cell>
          <table:table-cell table:number-columns-repeated="1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SIN((2*PI()*[.A506] - [.$H$1]) / 100)*[.$H$2]+[.$H$3]" office:value-type="float" office:value="0.176068498328609" calcext:value-type="float">
            <text:p>0,176068498328609</text:p>
          </table:table-cell>
          <table:table-cell table:formula="of:=COS(2*PI()*[.A506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SIN((2*PI()*[.A507] - [.$H$1]) / 100)*[.$H$2]+[.$H$3]" office:value-type="float" office:value="0.237530668201154" calcext:value-type="float">
            <text:p>0,237530668201154</text:p>
          </table:table-cell>
          <table:table-cell table:formula="of:=COS(2*PI()*[.A507]/100)" office:value-type="float" office:value="0.904827052466021" calcext:value-type="float">
            <text:p>0,904827052466021</text:p>
          </table:table-cell>
          <table:table-cell table:number-columns-repeated="1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SIN((2*PI()*[.A508] - [.$H$1]) / 100)*[.$H$2]+[.$H$3]" office:value-type="float" office:value="0.298055413043757" calcext:value-type="float">
            <text:p>0,298055413043757</text:p>
          </table:table-cell>
          <table:table-cell table:formula="of:=COS(2*PI()*[.A508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SIN((2*PI()*[.A509] - [.$H$1]) / 100)*[.$H$2]+[.$H$3]" office:value-type="float" office:value="0.357403869339635" calcext:value-type="float">
            <text:p>0,357403869339635</text:p>
          </table:table-cell>
          <table:table-cell table:formula="of:=COS(2*PI()*[.A509]/100)" office:value-type="float" office:value="0.844327925502017" calcext:value-type="float">
            <text:p>0,844327925502017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SIN((2*PI()*[.A510] - [.$H$1]) / 100)*[.$H$2]+[.$H$3]" office:value-type="float" office:value="0.415341815845532" calcext:value-type="float">
            <text:p>0,415341815845532</text:p>
          </table:table-cell>
          <table:table-cell table:formula="of:=COS(2*PI()*[.A510]/100)" office:value-type="float" office:value="0.809016994374946" calcext:value-type="float">
            <text:p>0,809016994374946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SIN((2*PI()*[.A511] - [.$H$1]) / 100)*[.$H$2]+[.$H$3]" office:value-type="float" office:value="0.471640597955907" calcext:value-type="float">
            <text:p>0,471640597955907</text:p>
          </table:table-cell>
          <table:table-cell table:formula="of:=COS(2*PI()*[.A511]/100)" office:value-type="float" office:value="0.77051324277579" calcext:value-type="float">
            <text:p>0,77051324277579</text:p>
          </table:table-cell>
          <table:table-cell table:number-columns-repeated="1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SIN((2*PI()*[.A512] - [.$H$1]) / 100)*[.$H$2]+[.$H$3]" office:value-type="float" office:value="0.526078030098249" calcext:value-type="float">
            <text:p>0,526078030098249</text:p>
          </table:table-cell>
          <table:table-cell table:formula="of:=COS(2*PI()*[.A512]/100)" office:value-type="float" office:value="0.72896862742141" calcext:value-type="float">
            <text:p>0,72896862742141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SIN((2*PI()*[.A513] - [.$H$1]) / 100)*[.$H$2]+[.$H$3]" office:value-type="float" office:value="0.578439272597983" calcext:value-type="float">
            <text:p>0,578439272597983</text:p>
          </table:table-cell>
          <table:table-cell table:formula="of:=COS(2*PI()*[.A513]/100)" office:value-type="float" office:value="0.68454710592869" calcext:value-type="float">
            <text:p>0,68454710592869</text:p>
          </table:table-cell>
          <table:table-cell table:number-columns-repeated="1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SIN((2*PI()*[.A514] - [.$H$1]) / 100)*[.$H$2]+[.$H$3]" office:value-type="float" office:value="0.628517679552534" calcext:value-type="float">
            <text:p>0,628517679552534</text:p>
          </table:table-cell>
          <table:table-cell table:formula="of:=COS(2*PI()*[.A514]/100)" office:value-type="float" office:value="0.637423989748689" calcext:value-type="float">
            <text:p>0,637423989748689</text:p>
          </table:table-cell>
          <table:table-cell table:number-columns-repeated="1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SIN((2*PI()*[.A515] - [.$H$1]) / 100)*[.$H$2]+[.$H$3]" office:value-type="float" office:value="0.676115614368311" calcext:value-type="float">
            <text:p>0,676115614368311</text:p>
          </table:table-cell>
          <table:table-cell table:formula="of:=COS(2*PI()*[.A515]/100)" office:value-type="float" office:value="0.587785252292476" calcext:value-type="float">
            <text:p>0,587785252292476</text:p>
          </table:table-cell>
          <table:table-cell table:number-columns-repeated="1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SIN((2*PI()*[.A516] - [.$H$1]) / 100)*[.$H$2]+[.$H$3]" office:value-type="float" office:value="0.721045229742013" calcext:value-type="float">
            <text:p>0,721045229742013</text:p>
          </table:table-cell>
          <table:table-cell table:formula="of:=COS(2*PI()*[.A516]/100)" office:value-type="float" office:value="0.535826794978996" calcext:value-type="float">
            <text:p>0,535826794978996</text:p>
          </table:table-cell>
          <table:table-cell table:number-columns-repeated="1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SIN((2*PI()*[.A517] - [.$H$1]) / 100)*[.$H$2]+[.$H$3]" office:value-type="float" office:value="0.76312920900816" calcext:value-type="float">
            <text:p>0,76312920900816</text:p>
          </table:table-cell>
          <table:table-cell table:formula="of:=COS(2*PI()*[.A517]/100)" office:value-type="float" office:value="0.481753674101712" calcext:value-type="float">
            <text:p>0,481753674101712</text:p>
          </table:table-cell>
          <table:table-cell table:number-columns-repeated="1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SIN((2*PI()*[.A518] - [.$H$1]) / 100)*[.$H$2]+[.$H$3]" office:value-type="float" office:value="0.802201465926919" calcext:value-type="float">
            <text:p>0,802201465926919</text:p>
          </table:table-cell>
          <table:table-cell table:formula="of:=COS(2*PI()*[.A5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SIN((2*PI()*[.A519] - [.$H$1]) / 100)*[.$H$2]+[.$H$3]" office:value-type="float" office:value="0.838107800150658" calcext:value-type="float">
            <text:p>0,838107800150658</text:p>
          </table:table-cell>
          <table:table-cell table:formula="of:=COS(2*PI()*[.A519]/100)" office:value-type="float" office:value="0.368124552684676" calcext:value-type="float">
            <text:p>0,368124552684676</text:p>
          </table:table-cell>
          <table:table-cell table:number-columns-repeated="1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SIN((2*PI()*[.A520] - [.$H$1]) / 100)*[.$H$2]+[.$H$3]" office:value-type="float" office:value="0.87070650578223" calcext:value-type="float">
            <text:p>0,87070650578223</text:p>
          </table:table-cell>
          <table:table-cell table:formula="of:=COS(2*PI()*[.A520]/100)" office:value-type="float" office:value="0.309016994374949" calcext:value-type="float">
            <text:p>0,309016994374949</text:p>
          </table:table-cell>
          <table:table-cell table:number-columns-repeated="1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SIN((2*PI()*[.A521] - [.$H$1]) / 100)*[.$H$2]+[.$H$3]" office:value-type="float" office:value="0.899868930623448" calcext:value-type="float">
            <text:p>0,899868930623448</text:p>
          </table:table-cell>
          <table:table-cell table:formula="of:=COS(2*PI()*[.A521]/100)" office:value-type="float" office:value="0.248689887164853" calcext:value-type="float">
            <text:p>0,248689887164853</text:p>
          </table:table-cell>
          <table:table-cell table:number-columns-repeated="1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SIN((2*PI()*[.A522] - [.$H$1]) / 100)*[.$H$2]+[.$H$3]" office:value-type="float" office:value="0.925479983906501" calcext:value-type="float">
            <text:p>0,925479983906501</text:p>
          </table:table-cell>
          <table:table-cell table:formula="of:=COS(2*PI()*[.A522]/100)" office:value-type="float" office:value="0.187381314585727" calcext:value-type="float">
            <text:p>0,187381314585727</text:p>
          </table:table-cell>
          <table:table-cell table:number-columns-repeated="1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SIN((2*PI()*[.A523] - [.$H$1]) / 100)*[.$H$2]+[.$H$3]" office:value-type="float" office:value="0.947438590504664" calcext:value-type="float">
            <text:p>0,947438590504664</text:p>
          </table:table-cell>
          <table:table-cell table:formula="of:=COS(2*PI()*[.A523]/100)" office:value-type="float" office:value="0.125333233564303" calcext:value-type="float">
            <text:p>0,125333233564303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SIN((2*PI()*[.A524] - [.$H$1]) / 100)*[.$H$2]+[.$H$3]" office:value-type="float" office:value="0.965658089829624" calcext:value-type="float">
            <text:p>0,965658089829624</text:p>
          </table:table-cell>
          <table:table-cell table:formula="of:=COS(2*PI()*[.A524]/100)" office:value-type="float" office:value="0.0627905195293161" calcext:value-type="float">
            <text:p>0,062790519529316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SIN((2*PI()*[.A525] - [.$H$1]) / 100)*[.$H$2]+[.$H$3]" office:value-type="float" office:value="0.980066577841241" calcext:value-type="float">
            <text:p>0,980066577841241</text:p>
          </table:table-cell>
          <table:table-cell table:formula="of:=COS(2*PI()*[.A525]/100)" office:value-type="float" office:value="-4.9047770029553E-016" calcext:value-type="float">
            <text:p>-4,9047770029553E-16</text:p>
          </table:table-cell>
          <table:table-cell table:number-columns-repeated="1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SIN((2*PI()*[.A526] - [.$H$1]) / 100)*[.$H$2]+[.$H$3]" office:value-type="float" office:value="0.990607190819949" calcext:value-type="float">
            <text:p>0,990607190819949</text:p>
          </table:table-cell>
          <table:table-cell table:formula="of:=COS(2*PI()*[.A526]/100)" office:value-type="float" office:value="-0.0627905195293171" calcext:value-type="float">
            <text:p>-0,062790519529317</text:p>
          </table:table-cell>
          <table:table-cell table:number-columns-repeated="1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SIN((2*PI()*[.A527] - [.$H$1]) / 100)*[.$H$2]+[.$H$3]" office:value-type="float" office:value="0.997238329781867" calcext:value-type="float">
            <text:p>0,997238329781867</text:p>
          </table:table-cell>
          <table:table-cell table:formula="of:=COS(2*PI()*[.A5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SIN((2*PI()*[.A528] - [.$H$1]) / 100)*[.$H$2]+[.$H$3]" office:value-type="float" office:value="0.999933824650992" calcext:value-type="float">
            <text:p>0,999933824650992</text:p>
          </table:table-cell>
          <table:table-cell table:formula="of:=COS(2*PI()*[.A528]/100)" office:value-type="float" office:value="-0.187381314585728" calcext:value-type="float">
            <text:p>-0,187381314585728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SIN((2*PI()*[.A529] - [.$H$1]) / 100)*[.$H$2]+[.$H$3]" office:value-type="float" office:value="0.99868303754053" calcext:value-type="float">
            <text:p>0,99868303754053</text:p>
          </table:table-cell>
          <table:table-cell table:formula="of:=COS(2*PI()*[.A529]/100)" office:value-type="float" office:value="-0.248689887164854" calcext:value-type="float">
            <text:p>-0,248689887164854</text:p>
          </table:table-cell>
          <table:table-cell table:number-columns-repeated="1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SIN((2*PI()*[.A530] - [.$H$1]) / 100)*[.$H$2]+[.$H$3]" office:value-type="float" office:value="0.993490904735776" calcext:value-type="float">
            <text:p>0,993490904735776</text:p>
          </table:table-cell>
          <table:table-cell table:formula="of:=COS(2*PI()*[.A530]/100)" office:value-type="float" office:value="-0.30901699437495" calcext:value-type="float">
            <text:p>-0,30901699437495</text:p>
          </table:table-cell>
          <table:table-cell table:number-columns-repeated="1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SIN((2*PI()*[.A531] - [.$H$1]) / 100)*[.$H$2]+[.$H$3]" office:value-type="float" office:value="0.984377917212851" calcext:value-type="float">
            <text:p>0,984377917212851</text:p>
          </table:table-cell>
          <table:table-cell table:formula="of:=COS(2*PI()*[.A531]/100)" office:value-type="float" office:value="-0.368124552684676" calcext:value-type="float">
            <text:p>-0,368124552684676</text:p>
          </table:table-cell>
          <table:table-cell table:number-columns-repeated="1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SIN((2*PI()*[.A532] - [.$H$1]) / 100)*[.$H$2]+[.$H$3]" office:value-type="float" office:value="0.971380039770178" calcext:value-type="float">
            <text:p>0,971380039770178</text:p>
          </table:table-cell>
          <table:table-cell table:formula="of:=COS(2*PI()*[.A532]/100)" office:value-type="float" office:value="-0.425779291565074" calcext:value-type="float">
            <text:p>-0,425779291565074</text:p>
          </table:table-cell>
          <table:table-cell table:number-columns-repeated="1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SIN((2*PI()*[.A533] - [.$H$1]) / 100)*[.$H$2]+[.$H$3]" office:value-type="float" office:value="0.954548569091861" calcext:value-type="float">
            <text:p>0,954548569091861</text:p>
          </table:table-cell>
          <table:table-cell table:formula="of:=COS(2*PI()*[.A533]/100)" office:value-type="float" office:value="-0.481753674101713" calcext:value-type="float">
            <text:p>-0,481753674101713</text:p>
          </table:table-cell>
          <table:table-cell table:number-columns-repeated="1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SIN((2*PI()*[.A534] - [.$H$1]) / 100)*[.$H$2]+[.$H$3]" office:value-type="float" office:value="0.933949931303095" calcext:value-type="float">
            <text:p>0,933949931303095</text:p>
          </table:table-cell>
          <table:table-cell table:formula="of:=COS(2*PI()*[.A534]/100)" office:value-type="float" office:value="-0.535826794978997" calcext:value-type="float">
            <text:p>-0,535826794978997</text:p>
          </table:table-cell>
          <table:table-cell table:number-columns-repeated="1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SIN((2*PI()*[.A535] - [.$H$1]) / 100)*[.$H$2]+[.$H$3]" office:value-type="float" office:value="0.909665419816613" calcext:value-type="float">
            <text:p>0,909665419816613</text:p>
          </table:table-cell>
          <table:table-cell table:formula="of:=COS(2*PI()*[.A535]/100)" office:value-type="float" office:value="-0.587785252292476" calcext:value-type="float">
            <text:p>-0,587785252292476</text:p>
          </table:table-cell>
          <table:table-cell table:number-columns-repeated="1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SIN((2*PI()*[.A536] - [.$H$1]) / 100)*[.$H$2]+[.$H$3]" office:value-type="float" office:value="0.881790874504717" calcext:value-type="float">
            <text:p>0,881790874504717</text:p>
          </table:table-cell>
          <table:table-cell table:formula="of:=COS(2*PI()*[.A536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SIN((2*PI()*[.A537] - [.$H$1]) / 100)*[.$H$2]+[.$H$3]" office:value-type="float" office:value="0.850436303463078" calcext:value-type="float">
            <text:p>0,850436303463078</text:p>
          </table:table-cell>
          <table:table-cell table:formula="of:=COS(2*PI()*[.A537]/100)" office:value-type="float" office:value="-0.684547105928691" calcext:value-type="float">
            <text:p>-0,684547105928691</text:p>
          </table:table-cell>
          <table:table-cell table:number-columns-repeated="1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SIN((2*PI()*[.A538] - [.$H$1]) / 100)*[.$H$2]+[.$H$3]" office:value-type="float" office:value="0.815725448859064" calcext:value-type="float">
            <text:p>0,815725448859064</text:p>
          </table:table-cell>
          <table:table-cell table:formula="of:=COS(2*PI()*[.A5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SIN((2*PI()*[.A539] - [.$H$1]) / 100)*[.$H$2]+[.$H$3]" office:value-type="float" office:value="0.777795298577908" calcext:value-type="float">
            <text:p>0,777795298577908</text:p>
          </table:table-cell>
          <table:table-cell table:formula="of:=COS(2*PI()*[.A539]/100)" office:value-type="float" office:value="-0.770513242775791" calcext:value-type="float">
            <text:p>-0,770513242775791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SIN((2*PI()*[.A540] - [.$H$1]) / 100)*[.$H$2]+[.$H$3]" office:value-type="float" office:value="0.73679554559414" calcext:value-type="float">
            <text:p>0,73679554559414</text:p>
          </table:table-cell>
          <table:table-cell table:formula="of:=COS(2*PI()*[.A540]/100)" office:value-type="float" office:value="-0.809016994374947" calcext:value-type="float">
            <text:p>-0,809016994374947</text:p>
          </table:table-cell>
          <table:table-cell table:number-columns-repeated="1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SIN((2*PI()*[.A541] - [.$H$1]) / 100)*[.$H$2]+[.$H$3]" office:value-type="float" office:value="0.692887997201774" calcext:value-type="float">
            <text:p>0,692887997201774</text:p>
          </table:table-cell>
          <table:table-cell table:formula="of:=COS(2*PI()*[.A541]/100)" office:value-type="float" office:value="-0.844327925502016" calcext:value-type="float">
            <text:p>-0,844327925502016</text:p>
          </table:table-cell>
          <table:table-cell table:number-columns-repeated="1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SIN((2*PI()*[.A542] - [.$H$1]) / 100)*[.$H$2]+[.$H$3]" office:value-type="float" office:value="0.646245936434873" calcext:value-type="float">
            <text:p>0,646245936434873</text:p>
          </table:table-cell>
          <table:table-cell table:formula="of:=COS(2*PI()*[.A542]/100)" office:value-type="float" office:value="-0.876306680043863" calcext:value-type="float">
            <text:p>-0,876306680043863</text:p>
          </table:table-cell>
          <table:table-cell table:number-columns-repeated="1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SIN((2*PI()*[.A543] - [.$H$1]) / 100)*[.$H$2]+[.$H$3]" office:value-type="float" office:value="0.597053438198542" calcext:value-type="float">
            <text:p>0,597053438198542</text:p>
          </table:table-cell>
          <table:table-cell table:formula="of:=COS(2*PI()*[.A543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SIN((2*PI()*[.A544] - [.$H$1]) / 100)*[.$H$2]+[.$H$3]" office:value-type="float" office:value="0.545504642809411" calcext:value-type="float">
            <text:p>0,545504642809411</text:p>
          </table:table-cell>
          <table:table-cell table:formula="of:=COS(2*PI()*[.A544]/100)" office:value-type="float" office:value="-0.929776485888253" calcext:value-type="float">
            <text:p>-0,929776485888253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SIN((2*PI()*[.A545] - [.$H$1]) / 100)*[.$H$2]+[.$H$3]" office:value-type="float" office:value="0.491802989812483" calcext:value-type="float">
            <text:p>0,491802989812483</text:p>
          </table:table-cell>
          <table:table-cell table:formula="of:=COS(2*PI()*[.A54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SIN((2*PI()*[.A546] - [.$H$1]) / 100)*[.$H$2]+[.$H$3]" office:value-type="float" office:value="0.436160415098173" calcext:value-type="float">
            <text:p>0,436160415098173</text:p>
          </table:table-cell>
          <table:table-cell table:formula="of:=COS(2*PI()*[.A546]/100)" office:value-type="float" office:value="-0.968583161128632" calcext:value-type="float">
            <text:p>-0,968583161128632</text:p>
          </table:table-cell>
          <table:table-cell table:number-columns-repeated="1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SIN((2*PI()*[.A547] - [.$H$1]) / 100)*[.$H$2]+[.$H$3]" office:value-type="float" office:value="0.378796514488216" calcext:value-type="float">
            <text:p>0,378796514488216</text:p>
          </table:table-cell>
          <table:table-cell table:formula="of:=COS(2*PI()*[.A5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SIN((2*PI()*[.A548] - [.$H$1]) / 100)*[.$H$2]+[.$H$3]" office:value-type="float" office:value="0.319937677091234" calcext:value-type="float">
            <text:p>0,319937677091234</text:p>
          </table:table-cell>
          <table:table-cell table:formula="of:=COS(2*PI()*[.A5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SIN((2*PI()*[.A549] - [.$H$1]) / 100)*[.$H$2]+[.$H$3]" office:value-type="float" office:value="0.259816191848401" calcext:value-type="float">
            <text:p>0,259816191848401</text:p>
          </table:table-cell>
          <table:table-cell table:formula="of:=COS(2*PI()*[.A5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SIN((2*PI()*[.A550] - [.$H$1]) / 100)*[.$H$2]+[.$H$3]" office:value-type="float" office:value="0.198669330795062" calcext:value-type="float">
            <text:p>0,198669330795062</text:p>
          </table:table-cell>
          <table:table-cell table:formula="of:=COS(2*PI()*[.A5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SIN((2*PI()*[.A551] - [.$H$1]) / 100)*[.$H$2]+[.$H$3]" office:value-type="float" office:value="0.136738412656466" calcext:value-type="float">
            <text:p>0,136738412656466</text:p>
          </table:table-cell>
          <table:table-cell table:formula="of:=COS(2*PI()*[.A551]/100)" office:value-type="float" office:value="-0.998026728428272" calcext:value-type="float">
            <text:p>-0,998026728428272</text:p>
          </table:table-cell>
          <table:table-cell table:number-columns-repeated="1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SIN((2*PI()*[.A552] - [.$H$1]) / 100)*[.$H$2]+[.$H$3]" office:value-type="float" office:value="0.074267850472946" calcext:value-type="float">
            <text:p>0,074267850472946</text:p>
          </table:table-cell>
          <table:table-cell table:formula="of:=COS(2*PI()*[.A5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SIN((2*PI()*[.A553] - [.$H$1]) / 100)*[.$H$2]+[.$H$3]" office:value-type="float" office:value="0.0115041870133701" calcext:value-type="float">
            <text:p>0,01150418701337</text:p>
          </table:table-cell>
          <table:table-cell table:formula="of:=COS(2*PI()*[.A5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SIN((2*PI()*[.A554] - [.$H$1]) / 100)*[.$H$2]+[.$H$3]" office:value-type="float" office:value="-0.0513048782165916" calcext:value-type="float">
            <text:p>-0,051304878216592</text:p>
          </table:table-cell>
          <table:table-cell table:formula="of:=COS(2*PI()*[.A5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SIN((2*PI()*[.A555] - [.$H$1]) / 100)*[.$H$2]+[.$H$3]" office:value-type="float" office:value="-0.113911466531202" calcext:value-type="float">
            <text:p>-0,113911466531202</text:p>
          </table:table-cell>
          <table:table-cell table:formula="of:=COS(2*PI()*[.A555]/100)" office:value-type="float" office:value="-0.951056516295152" calcext:value-type="float">
            <text:p>-0,951056516295152</text:p>
          </table:table-cell>
          <table:table-cell table:number-columns-repeated="1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SIN((2*PI()*[.A556] - [.$H$1]) / 100)*[.$H$2]+[.$H$3]" office:value-type="float" office:value="-0.176068498328605" calcext:value-type="float">
            <text:p>-0,176068498328605</text:p>
          </table:table-cell>
          <table:table-cell table:formula="of:=COS(2*PI()*[.A556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SIN((2*PI()*[.A557] - [.$H$1]) / 100)*[.$H$2]+[.$H$3]" office:value-type="float" office:value="-0.237530668201158" calcext:value-type="float">
            <text:p>-0,237530668201158</text:p>
          </table:table-cell>
          <table:table-cell table:formula="of:=COS(2*PI()*[.A557]/100)" office:value-type="float" office:value="-0.904827052466018" calcext:value-type="float">
            <text:p>-0,904827052466018</text:p>
          </table:table-cell>
          <table:table-cell table:number-columns-repeated="1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SIN((2*PI()*[.A558] - [.$H$1]) / 100)*[.$H$2]+[.$H$3]" office:value-type="float" office:value="-0.298055413043753" calcext:value-type="float">
            <text:p>-0,298055413043753</text:p>
          </table:table-cell>
          <table:table-cell table:formula="of:=COS(2*PI()*[.A5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SIN((2*PI()*[.A559] - [.$H$1]) / 100)*[.$H$2]+[.$H$3]" office:value-type="float" office:value="-0.357403869339638" calcext:value-type="float">
            <text:p>-0,357403869339638</text:p>
          </table:table-cell>
          <table:table-cell table:formula="of:=COS(2*PI()*[.A559]/100)" office:value-type="float" office:value="-0.844327925502014" calcext:value-type="float">
            <text:p>-0,844327925502014</text:p>
          </table:table-cell>
          <table:table-cell table:number-columns-repeated="1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SIN((2*PI()*[.A560] - [.$H$1]) / 100)*[.$H$2]+[.$H$3]" office:value-type="float" office:value="-0.415341815845529" calcext:value-type="float">
            <text:p>-0,415341815845529</text:p>
          </table:table-cell>
          <table:table-cell table:formula="of:=COS(2*PI()*[.A560]/100)" office:value-type="float" office:value="-0.809016994374948" calcext:value-type="float">
            <text:p>-0,809016994374948</text:p>
          </table:table-cell>
          <table:table-cell table:number-columns-repeated="1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SIN((2*PI()*[.A561] - [.$H$1]) / 100)*[.$H$2]+[.$H$3]" office:value-type="float" office:value="-0.47164059795591" calcext:value-type="float">
            <text:p>-0,47164059795591</text:p>
          </table:table-cell>
          <table:table-cell table:formula="of:=COS(2*PI()*[.A561]/100)" office:value-type="float" office:value="-0.770513242775788" calcext:value-type="float">
            <text:p>-0,770513242775788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SIN((2*PI()*[.A562] - [.$H$1]) / 100)*[.$H$2]+[.$H$3]" office:value-type="float" office:value="-0.526078030098245" calcext:value-type="float">
            <text:p>-0,526078030098245</text:p>
          </table:table-cell>
          <table:table-cell table:formula="of:=COS(2*PI()*[.A562]/100)" office:value-type="float" office:value="-0.728968627421413" calcext:value-type="float">
            <text:p>-0,728968627421413</text:p>
          </table:table-cell>
          <table:table-cell table:number-columns-repeated="1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SIN((2*PI()*[.A563] - [.$H$1]) / 100)*[.$H$2]+[.$H$3]" office:value-type="float" office:value="-0.57843927259798" calcext:value-type="float">
            <text:p>-0,57843927259798</text:p>
          </table:table-cell>
          <table:table-cell table:formula="of:=COS(2*PI()*[.A563]/100)" office:value-type="float" office:value="-0.684547105928688" calcext:value-type="float">
            <text:p>-0,684547105928688</text:p>
          </table:table-cell>
          <table:table-cell table:number-columns-repeated="1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SIN((2*PI()*[.A564] - [.$H$1]) / 100)*[.$H$2]+[.$H$3]" office:value-type="float" office:value="-0.628517679552531" calcext:value-type="float">
            <text:p>-0,628517679552531</text:p>
          </table:table-cell>
          <table:table-cell table:formula="of:=COS(2*PI()*[.A564]/100)" office:value-type="float" office:value="-0.637423989748692" calcext:value-type="float">
            <text:p>-0,637423989748692</text:p>
          </table:table-cell>
          <table:table-cell table:number-columns-repeated="1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SIN((2*PI()*[.A565] - [.$H$1]) / 100)*[.$H$2]+[.$H$3]" office:value-type="float" office:value="-0.676115614368308" calcext:value-type="float">
            <text:p>-0,676115614368308</text:p>
          </table:table-cell>
          <table:table-cell table:formula="of:=COS(2*PI()*[.A56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SIN((2*PI()*[.A566] - [.$H$1]) / 100)*[.$H$2]+[.$H$3]" office:value-type="float" office:value="-0.721045229742016" calcext:value-type="float">
            <text:p>-0,721045229742016</text:p>
          </table:table-cell>
          <table:table-cell table:formula="of:=COS(2*PI()*[.A566]/100)" office:value-type="float" office:value="-0.535826794978994" calcext:value-type="float">
            <text:p>-0,535826794978994</text:p>
          </table:table-cell>
          <table:table-cell table:number-columns-repeated="1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SIN((2*PI()*[.A567] - [.$H$1]) / 100)*[.$H$2]+[.$H$3]" office:value-type="float" office:value="-0.763129209008157" calcext:value-type="float">
            <text:p>-0,763129209008157</text:p>
          </table:table-cell>
          <table:table-cell table:formula="of:=COS(2*PI()*[.A567]/100)" office:value-type="float" office:value="-0.481753674101716" calcext:value-type="float">
            <text:p>-0,481753674101716</text:p>
          </table:table-cell>
          <table:table-cell table:number-columns-repeated="1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SIN((2*PI()*[.A568] - [.$H$1]) / 100)*[.$H$2]+[.$H$3]" office:value-type="float" office:value="-0.802201465926921" calcext:value-type="float">
            <text:p>-0,802201465926921</text:p>
          </table:table-cell>
          <table:table-cell table:formula="of:=COS(2*PI()*[.A568]/100)" office:value-type="float" office:value="-0.42577929156507" calcext:value-type="float">
            <text:p>-0,42577929156507</text:p>
          </table:table-cell>
          <table:table-cell table:number-columns-repeated="1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SIN((2*PI()*[.A569] - [.$H$1]) / 100)*[.$H$2]+[.$H$3]" office:value-type="float" office:value="-0.838107800150656" calcext:value-type="float">
            <text:p>-0,838107800150656</text:p>
          </table:table-cell>
          <table:table-cell table:formula="of:=COS(2*PI()*[.A569]/100)" office:value-type="float" office:value="-0.368124552684679" calcext:value-type="float">
            <text:p>-0,368124552684679</text:p>
          </table:table-cell>
          <table:table-cell table:number-columns-repeated="1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SIN((2*PI()*[.A570] - [.$H$1]) / 100)*[.$H$2]+[.$H$3]" office:value-type="float" office:value="-0.870706505782232" calcext:value-type="float">
            <text:p>-0,870706505782232</text:p>
          </table:table-cell>
          <table:table-cell table:formula="of:=COS(2*PI()*[.A570]/100)" office:value-type="float" office:value="-0.309016994374945" calcext:value-type="float">
            <text:p>-0,309016994374945</text:p>
          </table:table-cell>
          <table:table-cell table:number-columns-repeated="1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SIN((2*PI()*[.A571] - [.$H$1]) / 100)*[.$H$2]+[.$H$3]" office:value-type="float" office:value="-0.899868930623446" calcext:value-type="float">
            <text:p>-0,899868930623446</text:p>
          </table:table-cell>
          <table:table-cell table:formula="of:=COS(2*PI()*[.A571]/100)" office:value-type="float" office:value="-0.248689887164856" calcext:value-type="float">
            <text:p>-0,248689887164856</text:p>
          </table:table-cell>
          <table:table-cell table:number-columns-repeated="1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SIN((2*PI()*[.A572] - [.$H$1]) / 100)*[.$H$2]+[.$H$3]" office:value-type="float" office:value="-0.925479983906502" calcext:value-type="float">
            <text:p>-0,925479983906502</text:p>
          </table:table-cell>
          <table:table-cell table:formula="of:=COS(2*PI()*[.A572]/100)" office:value-type="float" office:value="-0.187381314585723" calcext:value-type="float">
            <text:p>-0,187381314585723</text:p>
          </table:table-cell>
          <table:table-cell table:number-columns-repeated="1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SIN((2*PI()*[.A573] - [.$H$1]) / 100)*[.$H$2]+[.$H$3]" office:value-type="float" office:value="-0.947438590504663" calcext:value-type="float">
            <text:p>-0,947438590504663</text:p>
          </table:table-cell>
          <table:table-cell table:formula="of:=COS(2*PI()*[.A573]/100)" office:value-type="float" office:value="-0.125333233564307" calcext:value-type="float">
            <text:p>-0,125333233564307</text:p>
          </table:table-cell>
          <table:table-cell table:number-columns-repeated="1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SIN((2*PI()*[.A574] - [.$H$1]) / 100)*[.$H$2]+[.$H$3]" office:value-type="float" office:value="-0.965658089829623" calcext:value-type="float">
            <text:p>-0,965658089829623</text:p>
          </table:table-cell>
          <table:table-cell table:formula="of:=COS(2*PI()*[.A574]/100)" office:value-type="float" office:value="-0.0627905195293127" calcext:value-type="float">
            <text:p>-0,062790519529313</text:p>
          </table:table-cell>
          <table:table-cell table:number-columns-repeated="1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SIN((2*PI()*[.A575] - [.$H$1]) / 100)*[.$H$2]+[.$H$3]" office:value-type="float" office:value="-0.98006657784124" calcext:value-type="float">
            <text:p>-0,98006657784124</text:p>
          </table:table-cell>
          <table:table-cell table:formula="of:=COS(2*PI()*[.A575]/100)" office:value-type="float" office:value="-3.18470065841971E-015" calcext:value-type="float">
            <text:p>-3,18470065841971E-15</text:p>
          </table:table-cell>
          <table:table-cell table:number-columns-repeated="1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SIN((2*PI()*[.A576] - [.$H$1]) / 100)*[.$H$2]+[.$H$3]" office:value-type="float" office:value="-0.990607190819949" calcext:value-type="float">
            <text:p>-0,990607190819949</text:p>
          </table:table-cell>
          <table:table-cell table:formula="of:=COS(2*PI()*[.A576]/100)" office:value-type="float" office:value="0.0627905195293134" calcext:value-type="float">
            <text:p>0,062790519529313</text:p>
          </table:table-cell>
          <table:table-cell table:number-columns-repeated="1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SIN((2*PI()*[.A577] - [.$H$1]) / 100)*[.$H$2]+[.$H$3]" office:value-type="float" office:value="-0.997238329781867" calcext:value-type="float">
            <text:p>-0,997238329781867</text:p>
          </table:table-cell>
          <table:table-cell table:formula="of:=COS(2*PI()*[.A577]/100)" office:value-type="float" office:value="0.125333233564307" calcext:value-type="float">
            <text:p>0,125333233564307</text:p>
          </table:table-cell>
          <table:table-cell table:number-columns-repeated="1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SIN((2*PI()*[.A578] - [.$H$1]) / 100)*[.$H$2]+[.$H$3]" office:value-type="float" office:value="-0.999933824650992" calcext:value-type="float">
            <text:p>-0,999933824650992</text:p>
          </table:table-cell>
          <table:table-cell table:formula="of:=COS(2*PI()*[.A578]/100)" office:value-type="float" office:value="0.187381314585724" calcext:value-type="float">
            <text:p>0,187381314585724</text:p>
          </table:table-cell>
          <table:table-cell table:number-columns-repeated="1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SIN((2*PI()*[.A579] - [.$H$1]) / 100)*[.$H$2]+[.$H$3]" office:value-type="float" office:value="-0.99868303754053" calcext:value-type="float">
            <text:p>-0,99868303754053</text:p>
          </table:table-cell>
          <table:table-cell table:formula="of:=COS(2*PI()*[.A579]/100)" office:value-type="float" office:value="0.248689887164857" calcext:value-type="float">
            <text:p>0,248689887164857</text:p>
          </table:table-cell>
          <table:table-cell table:number-columns-repeated="1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SIN((2*PI()*[.A580] - [.$H$1]) / 100)*[.$H$2]+[.$H$3]" office:value-type="float" office:value="-0.993490904735777" calcext:value-type="float">
            <text:p>-0,993490904735777</text:p>
          </table:table-cell>
          <table:table-cell table:formula="of:=COS(2*PI()*[.A580]/100)" office:value-type="float" office:value="0.309016994374946" calcext:value-type="float">
            <text:p>0,309016994374946</text:p>
          </table:table-cell>
          <table:table-cell table:number-columns-repeated="1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SIN((2*PI()*[.A581] - [.$H$1]) / 100)*[.$H$2]+[.$H$3]" office:value-type="float" office:value="-0.984377917212851" calcext:value-type="float">
            <text:p>-0,984377917212851</text:p>
          </table:table-cell>
          <table:table-cell table:formula="of:=COS(2*PI()*[.A581]/100)" office:value-type="float" office:value="0.36812455268468" calcext:value-type="float">
            <text:p>0,36812455268468</text:p>
          </table:table-cell>
          <table:table-cell table:number-columns-repeated="1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SIN((2*PI()*[.A582] - [.$H$1]) / 100)*[.$H$2]+[.$H$3]" office:value-type="float" office:value="-0.971380039770179" calcext:value-type="float">
            <text:p>-0,971380039770179</text:p>
          </table:table-cell>
          <table:table-cell table:formula="of:=COS(2*PI()*[.A582]/100)" office:value-type="float" office:value="0.425779291565071" calcext:value-type="float">
            <text:p>0,425779291565071</text:p>
          </table:table-cell>
          <table:table-cell table:number-columns-repeated="1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SIN((2*PI()*[.A583] - [.$H$1]) / 100)*[.$H$2]+[.$H$3]" office:value-type="float" office:value="-0.954548569091859" calcext:value-type="float">
            <text:p>-0,954548569091859</text:p>
          </table:table-cell>
          <table:table-cell table:formula="of:=COS(2*PI()*[.A583]/100)" office:value-type="float" office:value="0.481753674101716" calcext:value-type="float">
            <text:p>0,481753674101716</text:p>
          </table:table-cell>
          <table:table-cell table:number-columns-repeated="1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SIN((2*PI()*[.A584] - [.$H$1]) / 100)*[.$H$2]+[.$H$3]" office:value-type="float" office:value="-0.933949931303097" calcext:value-type="float">
            <text:p>-0,933949931303097</text:p>
          </table:table-cell>
          <table:table-cell table:formula="of:=COS(2*PI()*[.A584]/100)" office:value-type="float" office:value="0.535826794978994" calcext:value-type="float">
            <text:p>0,535826794978994</text:p>
          </table:table-cell>
          <table:table-cell table:number-columns-repeated="1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SIN((2*PI()*[.A585] - [.$H$1]) / 100)*[.$H$2]+[.$H$3]" office:value-type="float" office:value="-0.909665419816615" calcext:value-type="float">
            <text:p>-0,909665419816615</text:p>
          </table:table-cell>
          <table:table-cell table:formula="of:=COS(2*PI()*[.A58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SIN((2*PI()*[.A586] - [.$H$1]) / 100)*[.$H$2]+[.$H$3]" office:value-type="float" office:value="-0.881790874504719" calcext:value-type="float">
            <text:p>-0,881790874504719</text:p>
          </table:table-cell>
          <table:table-cell table:formula="of:=COS(2*PI()*[.A586]/100)" office:value-type="float" office:value="0.637423989748687" calcext:value-type="float">
            <text:p>0,637423989748687</text:p>
          </table:table-cell>
          <table:table-cell table:number-columns-repeated="1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SIN((2*PI()*[.A587] - [.$H$1]) / 100)*[.$H$2]+[.$H$3]" office:value-type="float" office:value="-0.85043630346308" calcext:value-type="float">
            <text:p>-0,85043630346308</text:p>
          </table:table-cell>
          <table:table-cell table:formula="of:=COS(2*PI()*[.A587]/100)" office:value-type="float" office:value="0.684547105928688" calcext:value-type="float">
            <text:p>0,684547105928688</text:p>
          </table:table-cell>
          <table:table-cell table:number-columns-repeated="1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SIN((2*PI()*[.A588] - [.$H$1]) / 100)*[.$H$2]+[.$H$3]" office:value-type="float" office:value="-0.815725448859062" calcext:value-type="float">
            <text:p>-0,815725448859062</text:p>
          </table:table-cell>
          <table:table-cell table:formula="of:=COS(2*PI()*[.A588]/100)" office:value-type="float" office:value="0.728968627421413" calcext:value-type="float">
            <text:p>0,728968627421413</text:p>
          </table:table-cell>
          <table:table-cell table:number-columns-repeated="1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SIN((2*PI()*[.A589] - [.$H$1]) / 100)*[.$H$2]+[.$H$3]" office:value-type="float" office:value="-0.77779529857791" calcext:value-type="float">
            <text:p>-0,77779529857791</text:p>
          </table:table-cell>
          <table:table-cell table:formula="of:=COS(2*PI()*[.A589]/100)" office:value-type="float" office:value="0.770513242775789" calcext:value-type="float">
            <text:p>0,770513242775789</text:p>
          </table:table-cell>
          <table:table-cell table:number-columns-repeated="1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SIN((2*PI()*[.A590] - [.$H$1]) / 100)*[.$H$2]+[.$H$3]" office:value-type="float" office:value="-0.736795545594138" calcext:value-type="float">
            <text:p>-0,736795545594138</text:p>
          </table:table-cell>
          <table:table-cell table:formula="of:=COS(2*PI()*[.A590]/100)" office:value-type="float" office:value="0.809016994374949" calcext:value-type="float">
            <text:p>0,809016994374949</text:p>
          </table:table-cell>
          <table:table-cell table:number-columns-repeated="1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SIN((2*PI()*[.A591] - [.$H$1]) / 100)*[.$H$2]+[.$H$3]" office:value-type="float" office:value="-0.692887997201777" calcext:value-type="float">
            <text:p>-0,692887997201777</text:p>
          </table:table-cell>
          <table:table-cell table:formula="of:=COS(2*PI()*[.A591]/100)" office:value-type="float" office:value="0.844327925502014" calcext:value-type="float">
            <text:p>0,844327925502014</text:p>
          </table:table-cell>
          <table:table-cell table:number-columns-repeated="1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SIN((2*PI()*[.A592] - [.$H$1]) / 100)*[.$H$2]+[.$H$3]" office:value-type="float" office:value="-0.64624593643487" calcext:value-type="float">
            <text:p>-0,64624593643487</text:p>
          </table:table-cell>
          <table:table-cell table:formula="of:=COS(2*PI()*[.A592]/100)" office:value-type="float" office:value="0.876306680043864" calcext:value-type="float">
            <text:p>0,876306680043864</text:p>
          </table:table-cell>
          <table:table-cell table:number-columns-repeated="1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SIN((2*PI()*[.A593] - [.$H$1]) / 100)*[.$H$2]+[.$H$3]" office:value-type="float" office:value="-0.597053438198545" calcext:value-type="float">
            <text:p>-0,597053438198545</text:p>
          </table:table-cell>
          <table:table-cell table:formula="of:=COS(2*PI()*[.A593]/100)" office:value-type="float" office:value="0.904827052466018" calcext:value-type="float">
            <text:p>0,904827052466018</text:p>
          </table:table-cell>
          <table:table-cell table:number-columns-repeated="1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SIN((2*PI()*[.A594] - [.$H$1]) / 100)*[.$H$2]+[.$H$3]" office:value-type="float" office:value="-0.545504642809415" calcext:value-type="float">
            <text:p>-0,545504642809415</text:p>
          </table:table-cell>
          <table:table-cell table:formula="of:=COS(2*PI()*[.A594]/100)" office:value-type="float" office:value="0.929776485888252" calcext:value-type="float">
            <text:p>0,929776485888252</text:p>
          </table:table-cell>
          <table:table-cell table:number-columns-repeated="1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SIN((2*PI()*[.A595] - [.$H$1]) / 100)*[.$H$2]+[.$H$3]" office:value-type="float" office:value="-0.491802989812487" calcext:value-type="float">
            <text:p>-0,491802989812487</text:p>
          </table:table-cell>
          <table:table-cell table:formula="of:=COS(2*PI()*[.A595]/100)" office:value-type="float" office:value="0.951056516295152" calcext:value-type="float">
            <text:p>0,951056516295152</text:p>
          </table:table-cell>
          <table:table-cell table:number-columns-repeated="1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SIN((2*PI()*[.A596] - [.$H$1]) / 100)*[.$H$2]+[.$H$3]" office:value-type="float" office:value="-0.436160415098176" calcext:value-type="float">
            <text:p>-0,436160415098176</text:p>
          </table:table-cell>
          <table:table-cell table:formula="of:=COS(2*PI()*[.A596]/100)" office:value-type="float" office:value="0.968583161128631" calcext:value-type="float">
            <text:p>0,968583161128631</text:p>
          </table:table-cell>
          <table:table-cell table:number-columns-repeated="1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SIN((2*PI()*[.A597] - [.$H$1]) / 100)*[.$H$2]+[.$H$3]" office:value-type="float" office:value="-0.37879651448822" calcext:value-type="float">
            <text:p>-0,37879651448822</text:p>
          </table:table-cell>
          <table:table-cell table:formula="of:=COS(2*PI()*[.A597]/100)" office:value-type="float" office:value="0.982287250728688" calcext:value-type="float">
            <text:p>0,982287250728688</text:p>
          </table:table-cell>
          <table:table-cell table:number-columns-repeated="1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SIN((2*PI()*[.A598] - [.$H$1]) / 100)*[.$H$2]+[.$H$3]" office:value-type="float" office:value="-0.319937677091237" calcext:value-type="float">
            <text:p>-0,319937677091237</text:p>
          </table:table-cell>
          <table:table-cell table:formula="of:=COS(2*PI()*[.A5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SIN((2*PI()*[.A599] - [.$H$1]) / 100)*[.$H$2]+[.$H$3]" office:value-type="float" office:value="-0.259816191848397" calcext:value-type="float">
            <text:p>-0,259816191848397</text:p>
          </table:table-cell>
          <table:table-cell table:formula="of:=COS(2*PI()*[.A599]/100)" office:value-type="float" office:value="0.998026728428272" calcext:value-type="float">
            <text:p>0,998026728428272</text:p>
          </table:table-cell>
          <table:table-cell table:number-columns-repeated="1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SIN((2*PI()*[.A600] - [.$H$1]) / 100)*[.$H$2]+[.$H$3]" office:value-type="float" office:value="-0.198669330795065" calcext:value-type="float">
            <text:p>-0,198669330795065</text:p>
          </table:table-cell>
          <table:table-cell table:formula="of:=COS(2*PI()*[.A6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SIN((2*PI()*[.A601] - [.$H$1]) / 100)*[.$H$2]+[.$H$3]" office:value-type="float" office:value="-0.136738412656462" calcext:value-type="float">
            <text:p>-0,136738412656462</text:p>
          </table:table-cell>
          <table:table-cell table:formula="of:=COS(2*PI()*[.A601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SIN((2*PI()*[.A602] - [.$H$1]) / 100)*[.$H$2]+[.$H$3]" office:value-type="float" office:value="-0.0742678504729497" calcext:value-type="float">
            <text:p>-0,07426785047295</text:p>
          </table:table-cell>
          <table:table-cell table:formula="of:=COS(2*PI()*[.A6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SIN((2*PI()*[.A603] - [.$H$1]) / 100)*[.$H$2]+[.$H$3]" office:value-type="float" office:value="-0.0115041870133666" calcext:value-type="float">
            <text:p>-0,011504187013367</text:p>
          </table:table-cell>
          <table:table-cell table:formula="of:=COS(2*PI()*[.A603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SIN((2*PI()*[.A604] - [.$H$1]) / 100)*[.$H$2]+[.$H$3]" office:value-type="float" office:value="0.0513048782165879" calcext:value-type="float">
            <text:p>0,051304878216588</text:p>
          </table:table-cell>
          <table:table-cell table:formula="of:=COS(2*PI()*[.A604]/100)" office:value-type="float" office:value="0.968583161128632" calcext:value-type="float">
            <text:p>0,968583161128632</text:p>
          </table:table-cell>
          <table:table-cell table:number-columns-repeated="1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SIN((2*PI()*[.A605] - [.$H$1]) / 100)*[.$H$2]+[.$H$3]" office:value-type="float" office:value="0.113911466531198" calcext:value-type="float">
            <text:p>0,113911466531198</text:p>
          </table:table-cell>
          <table:table-cell table:formula="of:=COS(2*PI()*[.A60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SIN((2*PI()*[.A606] - [.$H$1]) / 100)*[.$H$2]+[.$H$3]" office:value-type="float" office:value="0.176068498328601" calcext:value-type="float">
            <text:p>0,176068498328601</text:p>
          </table:table-cell>
          <table:table-cell table:formula="of:=COS(2*PI()*[.A606]/100)" office:value-type="float" office:value="0.929776485888253" calcext:value-type="float">
            <text:p>0,929776485888253</text:p>
          </table:table-cell>
          <table:table-cell table:number-columns-repeated="1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SIN((2*PI()*[.A607] - [.$H$1]) / 100)*[.$H$2]+[.$H$3]" office:value-type="float" office:value="0.237530668201154" calcext:value-type="float">
            <text:p>0,237530668201154</text:p>
          </table:table-cell>
          <table:table-cell table:formula="of:=COS(2*PI()*[.A607]/100)" office:value-type="float" office:value="0.90482705246602" calcext:value-type="float">
            <text:p>0,90482705246602</text:p>
          </table:table-cell>
          <table:table-cell table:number-columns-repeated="1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SIN((2*PI()*[.A608] - [.$H$1]) / 100)*[.$H$2]+[.$H$3]" office:value-type="float" office:value="0.29805541304375" calcext:value-type="float">
            <text:p>0,29805541304375</text:p>
          </table:table-cell>
          <table:table-cell table:formula="of:=COS(2*PI()*[.A608]/100)" office:value-type="float" office:value="0.876306680043866" calcext:value-type="float">
            <text:p>0,876306680043866</text:p>
          </table:table-cell>
          <table:table-cell table:number-columns-repeated="1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SIN((2*PI()*[.A609] - [.$H$1]) / 100)*[.$H$2]+[.$H$3]" office:value-type="float" office:value="0.357403869339634" calcext:value-type="float">
            <text:p>0,357403869339634</text:p>
          </table:table-cell>
          <table:table-cell table:formula="of:=COS(2*PI()*[.A609]/100)" office:value-type="float" office:value="0.844327925502016" calcext:value-type="float">
            <text:p>0,844327925502016</text:p>
          </table:table-cell>
          <table:table-cell table:number-columns-repeated="1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SIN((2*PI()*[.A610] - [.$H$1]) / 100)*[.$H$2]+[.$H$3]" office:value-type="float" office:value="0.415341815845532" calcext:value-type="float">
            <text:p>0,415341815845532</text:p>
          </table:table-cell>
          <table:table-cell table:formula="of:=COS(2*PI()*[.A610]/100)" office:value-type="float" office:value="0.809016994374946" calcext:value-type="float">
            <text:p>0,809016994374946</text:p>
          </table:table-cell>
          <table:table-cell table:number-columns-repeated="1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SIN((2*PI()*[.A611] - [.$H$1]) / 100)*[.$H$2]+[.$H$3]" office:value-type="float" office:value="0.471640597955906" calcext:value-type="float">
            <text:p>0,471640597955906</text:p>
          </table:table-cell>
          <table:table-cell table:formula="of:=COS(2*PI()*[.A611]/100)" office:value-type="float" office:value="0.77051324277579" calcext:value-type="float">
            <text:p>0,77051324277579</text:p>
          </table:table-cell>
          <table:table-cell table:number-columns-repeated="1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SIN((2*PI()*[.A612] - [.$H$1]) / 100)*[.$H$2]+[.$H$3]" office:value-type="float" office:value="0.526078030098248" calcext:value-type="float">
            <text:p>0,526078030098248</text:p>
          </table:table-cell>
          <table:table-cell table:formula="of:=COS(2*PI()*[.A612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SIN((2*PI()*[.A613] - [.$H$1]) / 100)*[.$H$2]+[.$H$3]" office:value-type="float" office:value="0.578439272597977" calcext:value-type="float">
            <text:p>0,578439272597977</text:p>
          </table:table-cell>
          <table:table-cell table:formula="of:=COS(2*PI()*[.A613]/100)" office:value-type="float" office:value="0.684547105928691" calcext:value-type="float">
            <text:p>0,684547105928691</text:p>
          </table:table-cell>
          <table:table-cell table:number-columns-repeated="1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SIN((2*PI()*[.A614] - [.$H$1]) / 100)*[.$H$2]+[.$H$3]" office:value-type="float" office:value="0.628517679552534" calcext:value-type="float">
            <text:p>0,628517679552534</text:p>
          </table:table-cell>
          <table:table-cell table:formula="of:=COS(2*PI()*[.A614]/100)" office:value-type="float" office:value="0.637423989748689" calcext:value-type="float">
            <text:p>0,637423989748689</text:p>
          </table:table-cell>
          <table:table-cell table:number-columns-repeated="1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SIN((2*PI()*[.A615] - [.$H$1]) / 100)*[.$H$2]+[.$H$3]" office:value-type="float" office:value="0.676115614368305" calcext:value-type="float">
            <text:p>0,676115614368305</text:p>
          </table:table-cell>
          <table:table-cell table:formula="of:=COS(2*PI()*[.A615]/100)" office:value-type="float" office:value="0.587785252292476" calcext:value-type="float">
            <text:p>0,587785252292476</text:p>
          </table:table-cell>
          <table:table-cell table:number-columns-repeated="1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SIN((2*PI()*[.A616] - [.$H$1]) / 100)*[.$H$2]+[.$H$3]" office:value-type="float" office:value="0.721045229742013" calcext:value-type="float">
            <text:p>0,721045229742013</text:p>
          </table:table-cell>
          <table:table-cell table:formula="of:=COS(2*PI()*[.A616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SIN((2*PI()*[.A617] - [.$H$1]) / 100)*[.$H$2]+[.$H$3]" office:value-type="float" office:value="0.763129209008155" calcext:value-type="float">
            <text:p>0,763129209008155</text:p>
          </table:table-cell>
          <table:table-cell table:formula="of:=COS(2*PI()*[.A617]/100)" office:value-type="float" office:value="0.481753674101719" calcext:value-type="float">
            <text:p>0,481753674101719</text:p>
          </table:table-cell>
          <table:table-cell table:number-columns-repeated="1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SIN((2*PI()*[.A618] - [.$H$1]) / 100)*[.$H$2]+[.$H$3]" office:value-type="float" office:value="0.802201465926919" calcext:value-type="float">
            <text:p>0,802201465926919</text:p>
          </table:table-cell>
          <table:table-cell table:formula="of:=COS(2*PI()*[.A618]/100)" office:value-type="float" office:value="0.425779291565073" calcext:value-type="float">
            <text:p>0,425779291565073</text:p>
          </table:table-cell>
          <table:table-cell table:number-columns-repeated="1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SIN((2*PI()*[.A619] - [.$H$1]) / 100)*[.$H$2]+[.$H$3]" office:value-type="float" office:value="0.838107800150658" calcext:value-type="float">
            <text:p>0,838107800150658</text:p>
          </table:table-cell>
          <table:table-cell table:formula="of:=COS(2*PI()*[.A619]/100)" office:value-type="float" office:value="0.368124552684676" calcext:value-type="float">
            <text:p>0,368124552684676</text:p>
          </table:table-cell>
          <table:table-cell table:number-columns-repeated="1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SIN((2*PI()*[.A620] - [.$H$1]) / 100)*[.$H$2]+[.$H$3]" office:value-type="float" office:value="0.87070650578223" calcext:value-type="float">
            <text:p>0,87070650578223</text:p>
          </table:table-cell>
          <table:table-cell table:formula="of:=COS(2*PI()*[.A620]/100)" office:value-type="float" office:value="0.309016994374949" calcext:value-type="float">
            <text:p>0,309016994374949</text:p>
          </table:table-cell>
          <table:table-cell table:number-columns-repeated="1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SIN((2*PI()*[.A621] - [.$H$1]) / 100)*[.$H$2]+[.$H$3]" office:value-type="float" office:value="0.899868930623448" calcext:value-type="float">
            <text:p>0,899868930623448</text:p>
          </table:table-cell>
          <table:table-cell table:formula="of:=COS(2*PI()*[.A621]/100)" office:value-type="float" office:value="0.248689887164853" calcext:value-type="float">
            <text:p>0,248689887164853</text:p>
          </table:table-cell>
          <table:table-cell table:number-columns-repeated="1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SIN((2*PI()*[.A622] - [.$H$1]) / 100)*[.$H$2]+[.$H$3]" office:value-type="float" office:value="0.925479983906501" calcext:value-type="float">
            <text:p>0,925479983906501</text:p>
          </table:table-cell>
          <table:table-cell table:formula="of:=COS(2*PI()*[.A622]/100)" office:value-type="float" office:value="0.187381314585727" calcext:value-type="float">
            <text:p>0,187381314585727</text:p>
          </table:table-cell>
          <table:table-cell table:number-columns-repeated="1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SIN((2*PI()*[.A623] - [.$H$1]) / 100)*[.$H$2]+[.$H$3]" office:value-type="float" office:value="0.947438590504664" calcext:value-type="float">
            <text:p>0,947438590504664</text:p>
          </table:table-cell>
          <table:table-cell table:formula="of:=COS(2*PI()*[.A623]/100)" office:value-type="float" office:value="0.125333233564303" calcext:value-type="float">
            <text:p>0,125333233564303</text:p>
          </table:table-cell>
          <table:table-cell table:number-columns-repeated="1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SIN((2*PI()*[.A624] - [.$H$1]) / 100)*[.$H$2]+[.$H$3]" office:value-type="float" office:value="0.965658089829622" calcext:value-type="float">
            <text:p>0,965658089829622</text:p>
          </table:table-cell>
          <table:table-cell table:formula="of:=COS(2*PI()*[.A624]/100)" office:value-type="float" office:value="0.0627905195293163" calcext:value-type="float">
            <text:p>0,062790519529316</text:p>
          </table:table-cell>
          <table:table-cell table:number-columns-repeated="1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SIN((2*PI()*[.A625] - [.$H$1]) / 100)*[.$H$2]+[.$H$3]" office:value-type="float" office:value="0.980066577841241" calcext:value-type="float">
            <text:p>0,980066577841241</text:p>
          </table:table-cell>
          <table:table-cell table:formula="of:=COS(2*PI()*[.A625]/100)" office:value-type="float" office:value="-2.45548340466059E-016" calcext:value-type="float">
            <text:p>-2,45548340466059E-16</text:p>
          </table:table-cell>
          <table:table-cell table:number-columns-repeated="1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SIN((2*PI()*[.A626] - [.$H$1]) / 100)*[.$H$2]+[.$H$3]" office:value-type="float" office:value="0.990607190819948" calcext:value-type="float">
            <text:p>0,990607190819948</text:p>
          </table:table-cell>
          <table:table-cell table:formula="of:=COS(2*PI()*[.A626]/100)" office:value-type="float" office:value="-0.0627905195293097" calcext:value-type="float">
            <text:p>-0,06279051952931</text:p>
          </table:table-cell>
          <table:table-cell table:number-columns-repeated="1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SIN((2*PI()*[.A627] - [.$H$1]) / 100)*[.$H$2]+[.$H$3]" office:value-type="float" office:value="0.997238329781867" calcext:value-type="float">
            <text:p>0,997238329781867</text:p>
          </table:table-cell>
          <table:table-cell table:formula="of:=COS(2*PI()*[.A6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SIN((2*PI()*[.A628] - [.$H$1]) / 100)*[.$H$2]+[.$H$3]" office:value-type="float" office:value="0.999933824650992" calcext:value-type="float">
            <text:p>0,999933824650992</text:p>
          </table:table-cell>
          <table:table-cell table:formula="of:=COS(2*PI()*[.A628]/100)" office:value-type="float" office:value="-0.18738131458572" calcext:value-type="float">
            <text:p>-0,18738131458572</text:p>
          </table:table-cell>
          <table:table-cell table:number-columns-repeated="1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SIN((2*PI()*[.A629] - [.$H$1]) / 100)*[.$H$2]+[.$H$3]" office:value-type="float" office:value="0.998683037540531" calcext:value-type="float">
            <text:p>0,998683037540531</text:p>
          </table:table-cell>
          <table:table-cell table:formula="of:=COS(2*PI()*[.A629]/100)" office:value-type="float" office:value="-0.248689887164854" calcext:value-type="float">
            <text:p>-0,248689887164854</text:p>
          </table:table-cell>
          <table:table-cell table:number-columns-repeated="1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SIN((2*PI()*[.A630] - [.$H$1]) / 100)*[.$H$2]+[.$H$3]" office:value-type="float" office:value="0.993490904735776" calcext:value-type="float">
            <text:p>0,993490904735776</text:p>
          </table:table-cell>
          <table:table-cell table:formula="of:=COS(2*PI()*[.A630]/100)" office:value-type="float" office:value="-0.309016994374949" calcext:value-type="float">
            <text:p>-0,309016994374949</text:p>
          </table:table-cell>
          <table:table-cell table:number-columns-repeated="1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SIN((2*PI()*[.A631] - [.$H$1]) / 100)*[.$H$2]+[.$H$3]" office:value-type="float" office:value="0.984377917212851" calcext:value-type="float">
            <text:p>0,984377917212851</text:p>
          </table:table-cell>
          <table:table-cell table:formula="of:=COS(2*PI()*[.A631]/100)" office:value-type="float" office:value="-0.368124552684676" calcext:value-type="float">
            <text:p>-0,368124552684676</text:p>
          </table:table-cell>
          <table:table-cell table:number-columns-repeated="1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SIN((2*PI()*[.A632] - [.$H$1]) / 100)*[.$H$2]+[.$H$3]" office:value-type="float" office:value="0.971380039770178" calcext:value-type="float">
            <text:p>0,971380039770178</text:p>
          </table:table-cell>
          <table:table-cell table:formula="of:=COS(2*PI()*[.A632]/100)" office:value-type="float" office:value="-0.425779291565074" calcext:value-type="float">
            <text:p>-0,425779291565074</text:p>
          </table:table-cell>
          <table:table-cell table:number-columns-repeated="1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SIN((2*PI()*[.A633] - [.$H$1]) / 100)*[.$H$2]+[.$H$3]" office:value-type="float" office:value="0.954548569091861" calcext:value-type="float">
            <text:p>0,954548569091861</text:p>
          </table:table-cell>
          <table:table-cell table:formula="of:=COS(2*PI()*[.A633]/100)" office:value-type="float" office:value="-0.481753674101713" calcext:value-type="float">
            <text:p>-0,481753674101713</text:p>
          </table:table-cell>
          <table:table-cell table:number-columns-repeated="1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SIN((2*PI()*[.A634] - [.$H$1]) / 100)*[.$H$2]+[.$H$3]" office:value-type="float" office:value="0.933949931303095" calcext:value-type="float">
            <text:p>0,933949931303095</text:p>
          </table:table-cell>
          <table:table-cell table:formula="of:=COS(2*PI()*[.A634]/100)" office:value-type="float" office:value="-0.535826794978997" calcext:value-type="float">
            <text:p>-0,535826794978997</text:p>
          </table:table-cell>
          <table:table-cell table:number-columns-repeated="1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SIN((2*PI()*[.A635] - [.$H$1]) / 100)*[.$H$2]+[.$H$3]" office:value-type="float" office:value="0.909665419816616" calcext:value-type="float">
            <text:p>0,909665419816616</text:p>
          </table:table-cell>
          <table:table-cell table:formula="of:=COS(2*PI()*[.A635]/100)" office:value-type="float" office:value="-0.58778525229247" calcext:value-type="float">
            <text:p>-0,58778525229247</text:p>
          </table:table-cell>
          <table:table-cell table:number-columns-repeated="1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SIN((2*PI()*[.A636] - [.$H$1]) / 100)*[.$H$2]+[.$H$3]" office:value-type="float" office:value="0.881790874504717" calcext:value-type="float">
            <text:p>0,881790874504717</text:p>
          </table:table-cell>
          <table:table-cell table:formula="of:=COS(2*PI()*[.A636]/100)" office:value-type="float" office:value="-0.63742398974869" calcext:value-type="float">
            <text:p>-0,63742398974869</text:p>
          </table:table-cell>
          <table:table-cell table:number-columns-repeated="1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SIN((2*PI()*[.A637] - [.$H$1]) / 100)*[.$H$2]+[.$H$3]" office:value-type="float" office:value="0.850436303463078" calcext:value-type="float">
            <text:p>0,850436303463078</text:p>
          </table:table-cell>
          <table:table-cell table:formula="of:=COS(2*PI()*[.A637]/100)" office:value-type="float" office:value="-0.684547105928686" calcext:value-type="float">
            <text:p>-0,684547105928686</text:p>
          </table:table-cell>
          <table:table-cell table:number-columns-repeated="1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SIN((2*PI()*[.A638] - [.$H$1]) / 100)*[.$H$2]+[.$H$3]" office:value-type="float" office:value="0.815725448859064" calcext:value-type="float">
            <text:p>0,815725448859064</text:p>
          </table:table-cell>
          <table:table-cell table:formula="of:=COS(2*PI()*[.A6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SIN((2*PI()*[.A639] - [.$H$1]) / 100)*[.$H$2]+[.$H$3]" office:value-type="float" office:value="0.777795298577908" calcext:value-type="float">
            <text:p>0,777795298577908</text:p>
          </table:table-cell>
          <table:table-cell table:formula="of:=COS(2*PI()*[.A639]/100)" office:value-type="float" office:value="-0.770513242775786" calcext:value-type="float">
            <text:p>-0,770513242775786</text:p>
          </table:table-cell>
          <table:table-cell table:number-columns-repeated="1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SIN((2*PI()*[.A640] - [.$H$1]) / 100)*[.$H$2]+[.$H$3]" office:value-type="float" office:value="0.736795545594141" calcext:value-type="float">
            <text:p>0,736795545594141</text:p>
          </table:table-cell>
          <table:table-cell table:formula="of:=COS(2*PI()*[.A640]/100)" office:value-type="float" office:value="-0.809016994374946" calcext:value-type="float">
            <text:p>-0,809016994374946</text:p>
          </table:table-cell>
          <table:table-cell table:number-columns-repeated="1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SIN((2*PI()*[.A641] - [.$H$1]) / 100)*[.$H$2]+[.$H$3]" office:value-type="float" office:value="0.692887997201774" calcext:value-type="float">
            <text:p>0,692887997201774</text:p>
          </table:table-cell>
          <table:table-cell table:formula="of:=COS(2*PI()*[.A641]/100)" office:value-type="float" office:value="-0.844327925502016" calcext:value-type="float">
            <text:p>-0,844327925502016</text:p>
          </table:table-cell>
          <table:table-cell table:number-columns-repeated="1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SIN((2*PI()*[.A642] - [.$H$1]) / 100)*[.$H$2]+[.$H$3]" office:value-type="float" office:value="0.646245936434873" calcext:value-type="float">
            <text:p>0,646245936434873</text:p>
          </table:table-cell>
          <table:table-cell table:formula="of:=COS(2*PI()*[.A642]/100)" office:value-type="float" office:value="-0.876306680043862" calcext:value-type="float">
            <text:p>-0,876306680043862</text:p>
          </table:table-cell>
          <table:table-cell table:number-columns-repeated="1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SIN((2*PI()*[.A643] - [.$H$1]) / 100)*[.$H$2]+[.$H$3]" office:value-type="float" office:value="0.597053438198542" calcext:value-type="float">
            <text:p>0,597053438198542</text:p>
          </table:table-cell>
          <table:table-cell table:formula="of:=COS(2*PI()*[.A643]/100)" office:value-type="float" office:value="-0.90482705246602" calcext:value-type="float">
            <text:p>-0,90482705246602</text:p>
          </table:table-cell>
          <table:table-cell table:number-columns-repeated="1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SIN((2*PI()*[.A644] - [.$H$1]) / 100)*[.$H$2]+[.$H$3]" office:value-type="float" office:value="0.545504642809418" calcext:value-type="float">
            <text:p>0,545504642809418</text:p>
          </table:table-cell>
          <table:table-cell table:formula="of:=COS(2*PI()*[.A644]/100)" office:value-type="float" office:value="-0.92977648588825" calcext:value-type="float">
            <text:p>-0,92977648588825</text:p>
          </table:table-cell>
          <table:table-cell table:number-columns-repeated="1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SIN((2*PI()*[.A645] - [.$H$1]) / 100)*[.$H$2]+[.$H$3]" office:value-type="float" office:value="0.491802989812484" calcext:value-type="float">
            <text:p>0,491802989812484</text:p>
          </table:table-cell>
          <table:table-cell table:formula="of:=COS(2*PI()*[.A645]/100)" office:value-type="float" office:value="-0.951056516295154" calcext:value-type="float">
            <text:p>-0,951056516295154</text:p>
          </table:table-cell>
          <table:table-cell table:number-columns-repeated="1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SIN((2*PI()*[.A646] - [.$H$1]) / 100)*[.$H$2]+[.$H$3]" office:value-type="float" office:value="0.436160415098173" calcext:value-type="float">
            <text:p>0,436160415098173</text:p>
          </table:table-cell>
          <table:table-cell table:formula="of:=COS(2*PI()*[.A646]/100)" office:value-type="float" office:value="-0.96858316112863" calcext:value-type="float">
            <text:p>-0,96858316112863</text:p>
          </table:table-cell>
          <table:table-cell table:number-columns-repeated="1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SIN((2*PI()*[.A647] - [.$H$1]) / 100)*[.$H$2]+[.$H$3]" office:value-type="float" office:value="0.378796514488216" calcext:value-type="float">
            <text:p>0,378796514488216</text:p>
          </table:table-cell>
          <table:table-cell table:formula="of:=COS(2*PI()*[.A6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SIN((2*PI()*[.A648] - [.$H$1]) / 100)*[.$H$2]+[.$H$3]" office:value-type="float" office:value="0.319937677091234" calcext:value-type="float">
            <text:p>0,319937677091234</text:p>
          </table:table-cell>
          <table:table-cell table:formula="of:=COS(2*PI()*[.A648]/100)" office:value-type="float" office:value="-0.992114701314477" calcext:value-type="float">
            <text:p>-0,992114701314477</text:p>
          </table:table-cell>
          <table:table-cell table:number-columns-repeated="1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SIN((2*PI()*[.A649] - [.$H$1]) / 100)*[.$H$2]+[.$H$3]" office:value-type="float" office:value="0.259816191848401" calcext:value-type="float">
            <text:p>0,259816191848401</text:p>
          </table:table-cell>
          <table:table-cell table:formula="of:=COS(2*PI()*[.A6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SIN((2*PI()*[.A650] - [.$H$1]) / 100)*[.$H$2]+[.$H$3]" office:value-type="float" office:value="0.198669330795062" calcext:value-type="float">
            <text:p>0,198669330795062</text:p>
          </table:table-cell>
          <table:table-cell table:formula="of:=COS(2*PI()*[.A6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SIN((2*PI()*[.A651] - [.$H$1]) / 100)*[.$H$2]+[.$H$3]" office:value-type="float" office:value="0.136738412656466" calcext:value-type="float">
            <text:p>0,136738412656466</text:p>
          </table:table-cell>
          <table:table-cell table:formula="of:=COS(2*PI()*[.A651]/100)" office:value-type="float" office:value="-0.998026728428272" calcext:value-type="float">
            <text:p>-0,998026728428272</text:p>
          </table:table-cell>
          <table:table-cell table:number-columns-repeated="1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SIN((2*PI()*[.A652] - [.$H$1]) / 100)*[.$H$2]+[.$H$3]" office:value-type="float" office:value="0.0742678504729462" calcext:value-type="float">
            <text:p>0,074267850472946</text:p>
          </table:table-cell>
          <table:table-cell table:formula="of:=COS(2*PI()*[.A6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SIN((2*PI()*[.A653] - [.$H$1]) / 100)*[.$H$2]+[.$H$3]" office:value-type="float" office:value="0.0115041870133632" calcext:value-type="float">
            <text:p>0,011504187013363</text:p>
          </table:table-cell>
          <table:table-cell table:formula="of:=COS(2*PI()*[.A653]/100)" office:value-type="float" office:value="-0.982287250728688" calcext:value-type="float">
            <text:p>-0,982287250728688</text:p>
          </table:table-cell>
          <table:table-cell table:number-columns-repeated="1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SIN((2*PI()*[.A654] - [.$H$1]) / 100)*[.$H$2]+[.$H$3]" office:value-type="float" office:value="-0.0513048782165914" calcext:value-type="float">
            <text:p>-0,051304878216591</text:p>
          </table:table-cell>
          <table:table-cell table:formula="of:=COS(2*PI()*[.A654]/100)" office:value-type="float" office:value="-0.968583161128631" calcext:value-type="float">
            <text:p>-0,968583161128631</text:p>
          </table:table-cell>
          <table:table-cell table:number-columns-repeated="1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SIN((2*PI()*[.A655] - [.$H$1]) / 100)*[.$H$2]+[.$H$3]" office:value-type="float" office:value="-0.113911466531201" calcext:value-type="float">
            <text:p>-0,113911466531201</text:p>
          </table:table-cell>
          <table:table-cell table:formula="of:=COS(2*PI()*[.A655]/100)" office:value-type="float" office:value="-0.951056516295155" calcext:value-type="float">
            <text:p>-0,951056516295155</text:p>
          </table:table-cell>
          <table:table-cell table:number-columns-repeated="1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SIN((2*PI()*[.A656] - [.$H$1]) / 100)*[.$H$2]+[.$H$3]" office:value-type="float" office:value="-0.176068498328605" calcext:value-type="float">
            <text:p>-0,176068498328605</text:p>
          </table:table-cell>
          <table:table-cell table:formula="of:=COS(2*PI()*[.A656]/100)" office:value-type="float" office:value="-0.929776485888254" calcext:value-type="float">
            <text:p>-0,929776485888254</text:p>
          </table:table-cell>
          <table:table-cell table:number-columns-repeated="1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SIN((2*PI()*[.A657] - [.$H$1]) / 100)*[.$H$2]+[.$H$3]" office:value-type="float" office:value="-0.237530668201157" calcext:value-type="float">
            <text:p>-0,237530668201157</text:p>
          </table:table-cell>
          <table:table-cell table:formula="of:=COS(2*PI()*[.A657]/100)" office:value-type="float" office:value="-0.904827052466018" calcext:value-type="float">
            <text:p>-0,904827052466018</text:p>
          </table:table-cell>
          <table:table-cell table:number-columns-repeated="1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SIN((2*PI()*[.A658] - [.$H$1]) / 100)*[.$H$2]+[.$H$3]" office:value-type="float" office:value="-0.298055413043753" calcext:value-type="float">
            <text:p>-0,298055413043753</text:p>
          </table:table-cell>
          <table:table-cell table:formula="of:=COS(2*PI()*[.A6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SIN((2*PI()*[.A659] - [.$H$1]) / 100)*[.$H$2]+[.$H$3]" office:value-type="float" office:value="-0.357403869339638" calcext:value-type="float">
            <text:p>-0,357403869339638</text:p>
          </table:table-cell>
          <table:table-cell table:formula="of:=COS(2*PI()*[.A659]/100)" office:value-type="float" office:value="-0.844327925502018" calcext:value-type="float">
            <text:p>-0,844327925502018</text:p>
          </table:table-cell>
          <table:table-cell table:number-columns-repeated="1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SIN((2*PI()*[.A660] - [.$H$1]) / 100)*[.$H$2]+[.$H$3]" office:value-type="float" office:value="-0.415341815845528" calcext:value-type="float">
            <text:p>-0,415341815845528</text:p>
          </table:table-cell>
          <table:table-cell table:formula="of:=COS(2*PI()*[.A660]/100)" office:value-type="float" office:value="-0.809016994374952" calcext:value-type="float">
            <text:p>-0,809016994374952</text:p>
          </table:table-cell>
          <table:table-cell table:number-columns-repeated="1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SIN((2*PI()*[.A661] - [.$H$1]) / 100)*[.$H$2]+[.$H$3]" office:value-type="float" office:value="-0.471640597955909" calcext:value-type="float">
            <text:p>-0,471640597955909</text:p>
          </table:table-cell>
          <table:table-cell table:formula="of:=COS(2*PI()*[.A661]/100)" office:value-type="float" office:value="-0.770513242775788" calcext:value-type="float">
            <text:p>-0,770513242775788</text:p>
          </table:table-cell>
          <table:table-cell table:number-columns-repeated="1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SIN((2*PI()*[.A662] - [.$H$1]) / 100)*[.$H$2]+[.$H$3]" office:value-type="float" office:value="-0.526078030098245" calcext:value-type="float">
            <text:p>-0,526078030098245</text:p>
          </table:table-cell>
          <table:table-cell table:formula="of:=COS(2*PI()*[.A662]/100)" office:value-type="float" office:value="-0.728968627421413" calcext:value-type="float">
            <text:p>-0,728968627421413</text:p>
          </table:table-cell>
          <table:table-cell table:number-columns-repeated="1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SIN((2*PI()*[.A663] - [.$H$1]) / 100)*[.$H$2]+[.$H$3]" office:value-type="float" office:value="-0.57843927259798" calcext:value-type="float">
            <text:p>-0,57843927259798</text:p>
          </table:table-cell>
          <table:table-cell table:formula="of:=COS(2*PI()*[.A663]/100)" office:value-type="float" office:value="-0.684547105928693" calcext:value-type="float">
            <text:p>-0,684547105928693</text:p>
          </table:table-cell>
          <table:table-cell table:number-columns-repeated="1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SIN((2*PI()*[.A664] - [.$H$1]) / 100)*[.$H$2]+[.$H$3]" office:value-type="float" office:value="-0.628517679552536" calcext:value-type="float">
            <text:p>-0,628517679552536</text:p>
          </table:table-cell>
          <table:table-cell table:formula="of:=COS(2*PI()*[.A664]/100)" office:value-type="float" office:value="-0.637423989748687" calcext:value-type="float">
            <text:p>-0,637423989748687</text:p>
          </table:table-cell>
          <table:table-cell table:number-columns-repeated="1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SIN((2*PI()*[.A665] - [.$H$1]) / 100)*[.$H$2]+[.$H$3]" office:value-type="float" office:value="-0.676115614368308" calcext:value-type="float">
            <text:p>-0,676115614368308</text:p>
          </table:table-cell>
          <table:table-cell table:formula="of:=COS(2*PI()*[.A66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SIN((2*PI()*[.A666] - [.$H$1]) / 100)*[.$H$2]+[.$H$3]" office:value-type="float" office:value="-0.721045229742015" calcext:value-type="float">
            <text:p>-0,721045229742015</text:p>
          </table:table-cell>
          <table:table-cell table:formula="of:=COS(2*PI()*[.A666]/100)" office:value-type="float" office:value="-0.535826794979" calcext:value-type="float">
            <text:p>-0,535826794979</text:p>
          </table:table-cell>
          <table:table-cell table:number-columns-repeated="1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SIN((2*PI()*[.A667] - [.$H$1]) / 100)*[.$H$2]+[.$H$3]" office:value-type="float" office:value="-0.763129209008157" calcext:value-type="float">
            <text:p>-0,763129209008157</text:p>
          </table:table-cell>
          <table:table-cell table:formula="of:=COS(2*PI()*[.A667]/100)" office:value-type="float" office:value="-0.481753674101722" calcext:value-type="float">
            <text:p>-0,481753674101722</text:p>
          </table:table-cell>
          <table:table-cell table:number-columns-repeated="1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SIN((2*PI()*[.A668] - [.$H$1]) / 100)*[.$H$2]+[.$H$3]" office:value-type="float" office:value="-0.802201465926921" calcext:value-type="float">
            <text:p>-0,802201465926921</text:p>
          </table:table-cell>
          <table:table-cell table:formula="of:=COS(2*PI()*[.A668]/100)" office:value-type="float" office:value="-0.42577929156507" calcext:value-type="float">
            <text:p>-0,42577929156507</text:p>
          </table:table-cell>
          <table:table-cell table:number-columns-repeated="1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SIN((2*PI()*[.A669] - [.$H$1]) / 100)*[.$H$2]+[.$H$3]" office:value-type="float" office:value="-0.838107800150656" calcext:value-type="float">
            <text:p>-0,838107800150656</text:p>
          </table:table-cell>
          <table:table-cell table:formula="of:=COS(2*PI()*[.A669]/100)" office:value-type="float" office:value="-0.368124552684679" calcext:value-type="float">
            <text:p>-0,368124552684679</text:p>
          </table:table-cell>
          <table:table-cell table:number-columns-repeated="1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SIN((2*PI()*[.A670] - [.$H$1]) / 100)*[.$H$2]+[.$H$3]" office:value-type="float" office:value="-0.870706505782232" calcext:value-type="float">
            <text:p>-0,870706505782232</text:p>
          </table:table-cell>
          <table:table-cell table:formula="of:=COS(2*PI()*[.A670]/100)" office:value-type="float" office:value="-0.309016994374952" calcext:value-type="float">
            <text:p>-0,309016994374952</text:p>
          </table:table-cell>
          <table:table-cell table:number-columns-repeated="1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SIN((2*PI()*[.A671] - [.$H$1]) / 100)*[.$H$2]+[.$H$3]" office:value-type="float" office:value="-0.899868930623446" calcext:value-type="float">
            <text:p>-0,899868930623446</text:p>
          </table:table-cell>
          <table:table-cell table:formula="of:=COS(2*PI()*[.A671]/100)" office:value-type="float" office:value="-0.248689887164864" calcext:value-type="float">
            <text:p>-0,248689887164864</text:p>
          </table:table-cell>
          <table:table-cell table:number-columns-repeated="1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SIN((2*PI()*[.A672] - [.$H$1]) / 100)*[.$H$2]+[.$H$3]" office:value-type="float" office:value="-0.925479983906502" calcext:value-type="float">
            <text:p>-0,925479983906502</text:p>
          </table:table-cell>
          <table:table-cell table:formula="of:=COS(2*PI()*[.A672]/100)" office:value-type="float" office:value="-0.187381314585723" calcext:value-type="float">
            <text:p>-0,187381314585723</text:p>
          </table:table-cell>
          <table:table-cell table:number-columns-repeated="1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SIN((2*PI()*[.A673] - [.$H$1]) / 100)*[.$H$2]+[.$H$3]" office:value-type="float" office:value="-0.947438590504665" calcext:value-type="float">
            <text:p>-0,947438590504665</text:p>
          </table:table-cell>
          <table:table-cell table:formula="of:=COS(2*PI()*[.A673]/100)" office:value-type="float" office:value="-0.125333233564307" calcext:value-type="float">
            <text:p>-0,125333233564307</text:p>
          </table:table-cell>
          <table:table-cell table:number-columns-repeated="1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SIN((2*PI()*[.A674] - [.$H$1]) / 100)*[.$H$2]+[.$H$3]" office:value-type="float" office:value="-0.965658089829623" calcext:value-type="float">
            <text:p>-0,965658089829623</text:p>
          </table:table-cell>
          <table:table-cell table:formula="of:=COS(2*PI()*[.A674]/100)" office:value-type="float" office:value="-0.06279051952932" calcext:value-type="float">
            <text:p>-0,06279051952932</text:p>
          </table:table-cell>
          <table:table-cell table:number-columns-repeated="1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SIN((2*PI()*[.A675] - [.$H$1]) / 100)*[.$H$2]+[.$H$3]" office:value-type="float" office:value="-0.980066577841242" calcext:value-type="float">
            <text:p>-0,980066577841242</text:p>
          </table:table-cell>
          <table:table-cell table:formula="of:=COS(2*PI()*[.A675]/100)" office:value-type="float" office:value="3.67579733935182E-015" calcext:value-type="float">
            <text:p>3,67579733935182E-15</text:p>
          </table:table-cell>
          <table:table-cell table:number-columns-repeated="1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SIN((2*PI()*[.A676] - [.$H$1]) / 100)*[.$H$2]+[.$H$3]" office:value-type="float" office:value="-0.990607190819949" calcext:value-type="float">
            <text:p>-0,990607190819949</text:p>
          </table:table-cell>
          <table:table-cell table:formula="of:=COS(2*PI()*[.A676]/100)" office:value-type="float" office:value="0.0627905195293131" calcext:value-type="float">
            <text:p>0,062790519529313</text:p>
          </table:table-cell>
          <table:table-cell table:number-columns-repeated="1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SIN((2*PI()*[.A677] - [.$H$1]) / 100)*[.$H$2]+[.$H$3]" office:value-type="float" office:value="-0.997238329781867" calcext:value-type="float">
            <text:p>-0,997238329781867</text:p>
          </table:table-cell>
          <table:table-cell table:formula="of:=COS(2*PI()*[.A677]/100)" office:value-type="float" office:value="0.1253332335643" calcext:value-type="float">
            <text:p>0,1253332335643</text:p>
          </table:table-cell>
          <table:table-cell table:number-columns-repeated="1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SIN((2*PI()*[.A678] - [.$H$1]) / 100)*[.$H$2]+[.$H$3]" office:value-type="float" office:value="-0.999933824650992" calcext:value-type="float">
            <text:p>-0,999933824650992</text:p>
          </table:table-cell>
          <table:table-cell table:formula="of:=COS(2*PI()*[.A678]/100)" office:value-type="float" office:value="0.187381314585717" calcext:value-type="float">
            <text:p>0,187381314585717</text:p>
          </table:table-cell>
          <table:table-cell table:number-columns-repeated="1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SIN((2*PI()*[.A679] - [.$H$1]) / 100)*[.$H$2]+[.$H$3]" office:value-type="float" office:value="-0.99868303754053" calcext:value-type="float">
            <text:p>-0,99868303754053</text:p>
          </table:table-cell>
          <table:table-cell table:formula="of:=COS(2*PI()*[.A679]/100)" office:value-type="float" office:value="0.248689887164857" calcext:value-type="float">
            <text:p>0,248689887164857</text:p>
          </table:table-cell>
          <table:table-cell table:number-columns-repeated="1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SIN((2*PI()*[.A680] - [.$H$1]) / 100)*[.$H$2]+[.$H$3]" office:value-type="float" office:value="-0.993490904735777" calcext:value-type="float">
            <text:p>-0,993490904735777</text:p>
          </table:table-cell>
          <table:table-cell table:formula="of:=COS(2*PI()*[.A680]/100)" office:value-type="float" office:value="0.309016994374946" calcext:value-type="float">
            <text:p>0,309016994374946</text:p>
          </table:table-cell>
          <table:table-cell table:number-columns-repeated="1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SIN((2*PI()*[.A681] - [.$H$1]) / 100)*[.$H$2]+[.$H$3]" office:value-type="float" office:value="-0.984377917212851" calcext:value-type="float">
            <text:p>-0,984377917212851</text:p>
          </table:table-cell>
          <table:table-cell table:formula="of:=COS(2*PI()*[.A681]/100)" office:value-type="float" office:value="0.368124552684673" calcext:value-type="float">
            <text:p>0,368124552684673</text:p>
          </table:table-cell>
          <table:table-cell table:number-columns-repeated="1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SIN((2*PI()*[.A682] - [.$H$1]) / 100)*[.$H$2]+[.$H$3]" office:value-type="float" office:value="-0.971380039770179" calcext:value-type="float">
            <text:p>-0,971380039770179</text:p>
          </table:table-cell>
          <table:table-cell table:formula="of:=COS(2*PI()*[.A682]/100)" office:value-type="float" office:value="0.425779291565064" calcext:value-type="float">
            <text:p>0,425779291565064</text:p>
          </table:table-cell>
          <table:table-cell table:number-columns-repeated="1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SIN((2*PI()*[.A683] - [.$H$1]) / 100)*[.$H$2]+[.$H$3]" office:value-type="float" office:value="-0.95454856909186" calcext:value-type="float">
            <text:p>-0,95454856909186</text:p>
          </table:table-cell>
          <table:table-cell table:formula="of:=COS(2*PI()*[.A683]/100)" office:value-type="float" office:value="0.481753674101716" calcext:value-type="float">
            <text:p>0,481753674101716</text:p>
          </table:table-cell>
          <table:table-cell table:number-columns-repeated="1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SIN((2*PI()*[.A684] - [.$H$1]) / 100)*[.$H$2]+[.$H$3]" office:value-type="float" office:value="-0.933949931303094" calcext:value-type="float">
            <text:p>-0,933949931303094</text:p>
          </table:table-cell>
          <table:table-cell table:formula="of:=COS(2*PI()*[.A684]/100)" office:value-type="float" office:value="0.535826794978994" calcext:value-type="float">
            <text:p>0,535826794978994</text:p>
          </table:table-cell>
          <table:table-cell table:number-columns-repeated="1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SIN((2*PI()*[.A685] - [.$H$1]) / 100)*[.$H$2]+[.$H$3]" office:value-type="float" office:value="-0.909665419816615" calcext:value-type="float">
            <text:p>-0,909665419816615</text:p>
          </table:table-cell>
          <table:table-cell table:formula="of:=COS(2*PI()*[.A685]/100)" office:value-type="float" office:value="0.587785252292467" calcext:value-type="float">
            <text:p>0,587785252292467</text:p>
          </table:table-cell>
          <table:table-cell table:number-columns-repeated="1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SIN((2*PI()*[.A686] - [.$H$1]) / 100)*[.$H$2]+[.$H$3]" office:value-type="float" office:value="-0.881790874504715" calcext:value-type="float">
            <text:p>-0,881790874504715</text:p>
          </table:table-cell>
          <table:table-cell table:formula="of:=COS(2*PI()*[.A686]/100)" office:value-type="float" office:value="0.637423989748692" calcext:value-type="float">
            <text:p>0,637423989748692</text:p>
          </table:table-cell>
          <table:table-cell table:number-columns-repeated="1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SIN((2*PI()*[.A687] - [.$H$1]) / 100)*[.$H$2]+[.$H$3]" office:value-type="float" office:value="-0.85043630346308" calcext:value-type="float">
            <text:p>-0,85043630346308</text:p>
          </table:table-cell>
          <table:table-cell table:formula="of:=COS(2*PI()*[.A687]/100)" office:value-type="float" office:value="0.684547105928688" calcext:value-type="float">
            <text:p>0,684547105928688</text:p>
          </table:table-cell>
          <table:table-cell table:number-columns-repeated="1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SIN((2*PI()*[.A688] - [.$H$1]) / 100)*[.$H$2]+[.$H$3]" office:value-type="float" office:value="-0.815725448859062" calcext:value-type="float">
            <text:p>-0,815725448859062</text:p>
          </table:table-cell>
          <table:table-cell table:formula="of:=COS(2*PI()*[.A688]/100)" office:value-type="float" office:value="0.728968627421408" calcext:value-type="float">
            <text:p>0,728968627421408</text:p>
          </table:table-cell>
          <table:table-cell table:number-columns-repeated="1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SIN((2*PI()*[.A689] - [.$H$1]) / 100)*[.$H$2]+[.$H$3]" office:value-type="float" office:value="-0.77779529857791" calcext:value-type="float">
            <text:p>-0,77779529857791</text:p>
          </table:table-cell>
          <table:table-cell table:formula="of:=COS(2*PI()*[.A689]/100)" office:value-type="float" office:value="0.770513242775784" calcext:value-type="float">
            <text:p>0,770513242775784</text:p>
          </table:table-cell>
          <table:table-cell table:number-columns-repeated="1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SIN((2*PI()*[.A690] - [.$H$1]) / 100)*[.$H$2]+[.$H$3]" office:value-type="float" office:value="-0.736795545594138" calcext:value-type="float">
            <text:p>-0,736795545594138</text:p>
          </table:table-cell>
          <table:table-cell table:formula="of:=COS(2*PI()*[.A690]/100)" office:value-type="float" office:value="0.809016994374949" calcext:value-type="float">
            <text:p>0,809016994374949</text:p>
          </table:table-cell>
          <table:table-cell table:number-columns-repeated="1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SIN((2*PI()*[.A691] - [.$H$1]) / 100)*[.$H$2]+[.$H$3]" office:value-type="float" office:value="-0.692887997201772" calcext:value-type="float">
            <text:p>-0,692887997201772</text:p>
          </table:table-cell>
          <table:table-cell table:formula="of:=COS(2*PI()*[.A691]/100)" office:value-type="float" office:value="0.844327925502014" calcext:value-type="float">
            <text:p>0,844327925502014</text:p>
          </table:table-cell>
          <table:table-cell table:number-columns-repeated="1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SIN((2*PI()*[.A692] - [.$H$1]) / 100)*[.$H$2]+[.$H$3]" office:value-type="float" office:value="-0.64624593643487" calcext:value-type="float">
            <text:p>-0,64624593643487</text:p>
          </table:table-cell>
          <table:table-cell table:formula="of:=COS(2*PI()*[.A692]/100)" office:value-type="float" office:value="0.876306680043861" calcext:value-type="float">
            <text:p>0,876306680043861</text:p>
          </table:table-cell>
          <table:table-cell table:number-columns-repeated="1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SIN((2*PI()*[.A693] - [.$H$1]) / 100)*[.$H$2]+[.$H$3]" office:value-type="float" office:value="-0.597053438198545" calcext:value-type="float">
            <text:p>-0,597053438198545</text:p>
          </table:table-cell>
          <table:table-cell table:formula="of:=COS(2*PI()*[.A693]/100)" office:value-type="float" office:value="0.904827052466018" calcext:value-type="float">
            <text:p>0,904827052466018</text:p>
          </table:table-cell>
          <table:table-cell table:number-columns-repeated="1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SIN((2*PI()*[.A694] - [.$H$1]) / 100)*[.$H$2]+[.$H$3]" office:value-type="float" office:value="-0.545504642809415" calcext:value-type="float">
            <text:p>-0,545504642809415</text:p>
          </table:table-cell>
          <table:table-cell table:formula="of:=COS(2*PI()*[.A694]/100)" office:value-type="float" office:value="0.929776485888251" calcext:value-type="float">
            <text:p>0,929776485888251</text:p>
          </table:table-cell>
          <table:table-cell table:number-columns-repeated="1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SIN((2*PI()*[.A695] - [.$H$1]) / 100)*[.$H$2]+[.$H$3]" office:value-type="float" office:value="-0.491802989812481" calcext:value-type="float">
            <text:p>-0,491802989812481</text:p>
          </table:table-cell>
          <table:table-cell table:formula="of:=COS(2*PI()*[.A695]/100)" office:value-type="float" office:value="0.951056516295152" calcext:value-type="float">
            <text:p>0,951056516295152</text:p>
          </table:table-cell>
          <table:table-cell table:number-columns-repeated="1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SIN((2*PI()*[.A696] - [.$H$1]) / 100)*[.$H$2]+[.$H$3]" office:value-type="float" office:value="-0.436160415098177" calcext:value-type="float">
            <text:p>-0,436160415098177</text:p>
          </table:table-cell>
          <table:table-cell table:formula="of:=COS(2*PI()*[.A696]/100)" office:value-type="float" office:value="0.968583161128629" calcext:value-type="float">
            <text:p>0,968583161128629</text:p>
          </table:table-cell>
          <table:table-cell table:number-columns-repeated="1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SIN((2*PI()*[.A697] - [.$H$1]) / 100)*[.$H$2]+[.$H$3]" office:value-type="float" office:value="-0.378796514488213" calcext:value-type="float">
            <text:p>-0,378796514488213</text:p>
          </table:table-cell>
          <table:table-cell table:formula="of:=COS(2*PI()*[.A697]/100)" office:value-type="float" office:value="0.982287250728689" calcext:value-type="float">
            <text:p>0,982287250728689</text:p>
          </table:table-cell>
          <table:table-cell table:number-columns-repeated="1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SIN((2*PI()*[.A698] - [.$H$1]) / 100)*[.$H$2]+[.$H$3]" office:value-type="float" office:value="-0.319937677091238" calcext:value-type="float">
            <text:p>-0,319937677091238</text:p>
          </table:table-cell>
          <table:table-cell table:formula="of:=COS(2*PI()*[.A6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SIN((2*PI()*[.A699] - [.$H$1]) / 100)*[.$H$2]+[.$H$3]" office:value-type="float" office:value="-0.259816191848397" calcext:value-type="float">
            <text:p>-0,259816191848397</text:p>
          </table:table-cell>
          <table:table-cell table:formula="of:=COS(2*PI()*[.A6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SIN((2*PI()*[.A700] - [.$H$1]) / 100)*[.$H$2]+[.$H$3]" office:value-type="float" office:value="-0.198669330795066" calcext:value-type="float">
            <text:p>-0,198669330795066</text:p>
          </table:table-cell>
          <table:table-cell table:formula="of:=COS(2*PI()*[.A7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SIN((2*PI()*[.A701] - [.$H$1]) / 100)*[.$H$2]+[.$H$3]" office:value-type="float" office:value="-0.136738412656463" calcext:value-type="float">
            <text:p>-0,136738412656463</text:p>
          </table:table-cell>
          <table:table-cell table:formula="of:=COS(2*PI()*[.A701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SIN((2*PI()*[.A702] - [.$H$1]) / 100)*[.$H$2]+[.$H$3]" office:value-type="float" office:value="-0.0742678504729428" calcext:value-type="float">
            <text:p>-0,074267850472943</text:p>
          </table:table-cell>
          <table:table-cell table:formula="of:=COS(2*PI()*[.A702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SIN((2*PI()*[.A703] - [.$H$1]) / 100)*[.$H$2]+[.$H$3]" office:value-type="float" office:value="-0.0115041870133669" calcext:value-type="float">
            <text:p>-0,011504187013367</text:p>
          </table:table-cell>
          <table:table-cell table:formula="of:=COS(2*PI()*[.A703]/100)" office:value-type="float" office:value="0.98228725072869" calcext:value-type="float">
            <text:p>0,98228725072869</text:p>
          </table:table-cell>
          <table:table-cell table:number-columns-repeated="1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SIN((2*PI()*[.A704] - [.$H$1]) / 100)*[.$H$2]+[.$H$3]" office:value-type="float" office:value="0.0513048782165877" calcext:value-type="float">
            <text:p>0,051304878216588</text:p>
          </table:table-cell>
          <table:table-cell table:formula="of:=COS(2*PI()*[.A704]/100)" office:value-type="float" office:value="0.968583161128632" calcext:value-type="float">
            <text:p>0,968583161128632</text:p>
          </table:table-cell>
          <table:table-cell table:number-columns-repeated="1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SIN((2*PI()*[.A705] - [.$H$1]) / 100)*[.$H$2]+[.$H$3]" office:value-type="float" office:value="0.113911466531198" calcext:value-type="float">
            <text:p>0,113911466531198</text:p>
          </table:table-cell>
          <table:table-cell table:formula="of:=COS(2*PI()*[.A705]/100)" office:value-type="float" office:value="0.951056516295153" calcext:value-type="float">
            <text:p>0,951056516295153</text:p>
          </table:table-cell>
          <table:table-cell table:number-columns-repeated="1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SIN((2*PI()*[.A706] - [.$H$1]) / 100)*[.$H$2]+[.$H$3]" office:value-type="float" office:value="0.176068498328608" calcext:value-type="float">
            <text:p>0,176068498328608</text:p>
          </table:table-cell>
          <table:table-cell table:formula="of:=COS(2*PI()*[.A706]/100)" office:value-type="float" office:value="0.929776485888253" calcext:value-type="float">
            <text:p>0,929776485888253</text:p>
          </table:table-cell>
          <table:table-cell table:number-columns-repeated="1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SIN((2*PI()*[.A707] - [.$H$1]) / 100)*[.$H$2]+[.$H$3]" office:value-type="float" office:value="0.237530668201154" calcext:value-type="float">
            <text:p>0,237530668201154</text:p>
          </table:table-cell>
          <table:table-cell table:formula="of:=COS(2*PI()*[.A707]/100)" office:value-type="float" office:value="0.904827052466023" calcext:value-type="float">
            <text:p>0,904827052466023</text:p>
          </table:table-cell>
          <table:table-cell table:number-columns-repeated="1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SIN((2*PI()*[.A708] - [.$H$1]) / 100)*[.$H$2]+[.$H$3]" office:value-type="float" office:value="0.298055413043756" calcext:value-type="float">
            <text:p>0,298055413043756</text:p>
          </table:table-cell>
          <table:table-cell table:formula="of:=COS(2*PI()*[.A708]/100)" office:value-type="float" office:value="0.876306680043862" calcext:value-type="float">
            <text:p>0,876306680043862</text:p>
          </table:table-cell>
          <table:table-cell table:number-columns-repeated="1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SIN((2*PI()*[.A709] - [.$H$1]) / 100)*[.$H$2]+[.$H$3]" office:value-type="float" office:value="0.357403869339641" calcext:value-type="float">
            <text:p>0,357403869339641</text:p>
          </table:table-cell>
          <table:table-cell table:formula="of:=COS(2*PI()*[.A709]/100)" office:value-type="float" office:value="0.844327925502016" calcext:value-type="float">
            <text:p>0,844327925502016</text:p>
          </table:table-cell>
          <table:table-cell table:number-columns-repeated="1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SIN((2*PI()*[.A710] - [.$H$1]) / 100)*[.$H$2]+[.$H$3]" office:value-type="float" office:value="0.415341815845531" calcext:value-type="float">
            <text:p>0,415341815845531</text:p>
          </table:table-cell>
          <table:table-cell table:formula="of:=COS(2*PI()*[.A710]/100)" office:value-type="float" office:value="0.809016994374951" calcext:value-type="float">
            <text:p>0,809016994374951</text:p>
          </table:table-cell>
          <table:table-cell table:number-columns-repeated="1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SIN((2*PI()*[.A711] - [.$H$1]) / 100)*[.$H$2]+[.$H$3]" office:value-type="float" office:value="0.471640597955906" calcext:value-type="float">
            <text:p>0,471640597955906</text:p>
          </table:table-cell>
          <table:table-cell table:formula="of:=COS(2*PI()*[.A711]/100)" office:value-type="float" office:value="0.770513242775791" calcext:value-type="float">
            <text:p>0,770513242775791</text:p>
          </table:table-cell>
          <table:table-cell table:number-columns-repeated="1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SIN((2*PI()*[.A712] - [.$H$1]) / 100)*[.$H$2]+[.$H$3]" office:value-type="float" office:value="0.526078030098248" calcext:value-type="float">
            <text:p>0,526078030098248</text:p>
          </table:table-cell>
          <table:table-cell table:formula="of:=COS(2*PI()*[.A712]/100)" office:value-type="float" office:value="0.728968627421411" calcext:value-type="float">
            <text:p>0,728968627421411</text:p>
          </table:table-cell>
          <table:table-cell table:number-columns-repeated="1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SIN((2*PI()*[.A713] - [.$H$1]) / 100)*[.$H$2]+[.$H$3]" office:value-type="float" office:value="0.578439272597983" calcext:value-type="float">
            <text:p>0,578439272597983</text:p>
          </table:table-cell>
          <table:table-cell table:formula="of:=COS(2*PI()*[.A713]/100)" office:value-type="float" office:value="0.684547105928691" calcext:value-type="float">
            <text:p>0,684547105928691</text:p>
          </table:table-cell>
          <table:table-cell table:number-columns-repeated="1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SIN((2*PI()*[.A714] - [.$H$1]) / 100)*[.$H$2]+[.$H$3]" office:value-type="float" office:value="0.628517679552533" calcext:value-type="float">
            <text:p>0,628517679552533</text:p>
          </table:table-cell>
          <table:table-cell table:formula="of:=COS(2*PI()*[.A714]/100)" office:value-type="float" office:value="0.637423989748695" calcext:value-type="float">
            <text:p>0,637423989748695</text:p>
          </table:table-cell>
          <table:table-cell table:number-columns-repeated="1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SIN((2*PI()*[.A715] - [.$H$1]) / 100)*[.$H$2]+[.$H$3]" office:value-type="float" office:value="0.67611561436831" calcext:value-type="float">
            <text:p>0,67611561436831</text:p>
          </table:table-cell>
          <table:table-cell table:formula="of:=COS(2*PI()*[.A715]/100)" office:value-type="float" office:value="0.58778525229247" calcext:value-type="float">
            <text:p>0,58778525229247</text:p>
          </table:table-cell>
          <table:table-cell table:number-columns-repeated="1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SIN((2*PI()*[.A716] - [.$H$1]) / 100)*[.$H$2]+[.$H$3]" office:value-type="float" office:value="0.721045229742013" calcext:value-type="float">
            <text:p>0,721045229742013</text:p>
          </table:table-cell>
          <table:table-cell table:formula="of:=COS(2*PI()*[.A716]/100)" office:value-type="float" office:value="0.535826794978997" calcext:value-type="float">
            <text:p>0,535826794978997</text:p>
          </table:table-cell>
          <table:table-cell table:number-columns-repeated="1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SIN((2*PI()*[.A717] - [.$H$1]) / 100)*[.$H$2]+[.$H$3]" office:value-type="float" office:value="0.76312920900816" calcext:value-type="float">
            <text:p>0,76312920900816</text:p>
          </table:table-cell>
          <table:table-cell table:formula="of:=COS(2*PI()*[.A717]/100)" office:value-type="float" office:value="0.481753674101719" calcext:value-type="float">
            <text:p>0,481753674101719</text:p>
          </table:table-cell>
          <table:table-cell table:number-columns-repeated="1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SIN((2*PI()*[.A718] - [.$H$1]) / 100)*[.$H$2]+[.$H$3]" office:value-type="float" office:value="0.802201465926919" calcext:value-type="float">
            <text:p>0,802201465926919</text:p>
          </table:table-cell>
          <table:table-cell table:formula="of:=COS(2*PI()*[.A718]/100)" office:value-type="float" office:value="0.42577929156508" calcext:value-type="float">
            <text:p>0,42577929156508</text:p>
          </table:table-cell>
          <table:table-cell table:number-columns-repeated="1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SIN((2*PI()*[.A719] - [.$H$1]) / 100)*[.$H$2]+[.$H$3]" office:value-type="float" office:value="0.838107800150657" calcext:value-type="float">
            <text:p>0,838107800150657</text:p>
          </table:table-cell>
          <table:table-cell table:formula="of:=COS(2*PI()*[.A719]/100)" office:value-type="float" office:value="0.368124552684676" calcext:value-type="float">
            <text:p>0,368124552684676</text:p>
          </table:table-cell>
          <table:table-cell table:number-columns-repeated="1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SIN((2*PI()*[.A720] - [.$H$1]) / 100)*[.$H$2]+[.$H$3]" office:value-type="float" office:value="0.870706505782233" calcext:value-type="float">
            <text:p>0,870706505782233</text:p>
          </table:table-cell>
          <table:table-cell table:formula="of:=COS(2*PI()*[.A720]/100)" office:value-type="float" office:value="0.309016994374949" calcext:value-type="float">
            <text:p>0,309016994374949</text:p>
          </table:table-cell>
          <table:table-cell table:number-columns-repeated="1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SIN((2*PI()*[.A721] - [.$H$1]) / 100)*[.$H$2]+[.$H$3]" office:value-type="float" office:value="0.899868930623448" calcext:value-type="float">
            <text:p>0,899868930623448</text:p>
          </table:table-cell>
          <table:table-cell table:formula="of:=COS(2*PI()*[.A721]/100)" office:value-type="float" office:value="0.24868988716486" calcext:value-type="float">
            <text:p>0,24868988716486</text:p>
          </table:table-cell>
          <table:table-cell table:number-columns-repeated="1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SIN((2*PI()*[.A722] - [.$H$1]) / 100)*[.$H$2]+[.$H$3]" office:value-type="float" office:value="0.925479983906501" calcext:value-type="float">
            <text:p>0,925479983906501</text:p>
          </table:table-cell>
          <table:table-cell table:formula="of:=COS(2*PI()*[.A722]/100)" office:value-type="float" office:value="0.187381314585727" calcext:value-type="float">
            <text:p>0,187381314585727</text:p>
          </table:table-cell>
          <table:table-cell table:number-columns-repeated="1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SIN((2*PI()*[.A723] - [.$H$1]) / 100)*[.$H$2]+[.$H$3]" office:value-type="float" office:value="0.947438590504664" calcext:value-type="float">
            <text:p>0,947438590504664</text:p>
          </table:table-cell>
          <table:table-cell table:formula="of:=COS(2*PI()*[.A723]/100)" office:value-type="float" office:value="0.125333233564304" calcext:value-type="float">
            <text:p>0,125333233564304</text:p>
          </table:table-cell>
          <table:table-cell table:number-columns-repeated="1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SIN((2*PI()*[.A724] - [.$H$1]) / 100)*[.$H$2]+[.$H$3]" office:value-type="float" office:value="0.965658089829624" calcext:value-type="float">
            <text:p>0,965658089829624</text:p>
          </table:table-cell>
          <table:table-cell table:formula="of:=COS(2*PI()*[.A724]/100)" office:value-type="float" office:value="0.0627905195293166" calcext:value-type="float">
            <text:p>0,062790519529317</text:p>
          </table:table-cell>
          <table:table-cell table:number-columns-repeated="1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SIN((2*PI()*[.A725] - [.$H$1]) / 100)*[.$H$2]+[.$H$3]" office:value-type="float" office:value="0.980066577841241" calcext:value-type="float">
            <text:p>0,980066577841241</text:p>
          </table:table-cell>
          <table:table-cell table:formula="of:=COS(2*PI()*[.A725]/100)" office:value-type="float" office:value="7.10480837696441E-015" calcext:value-type="float">
            <text:p>7,10480837696441E-15</text:p>
          </table:table-cell>
          <table:table-cell table:number-columns-repeated="1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SIN((2*PI()*[.A726] - [.$H$1]) / 100)*[.$H$2]+[.$H$3]" office:value-type="float" office:value="0.990607190819949" calcext:value-type="float">
            <text:p>0,990607190819949</text:p>
          </table:table-cell>
          <table:table-cell table:formula="of:=COS(2*PI()*[.A726]/100)" office:value-type="float" office:value="-0.0627905195293166" calcext:value-type="float">
            <text:p>-0,062790519529317</text:p>
          </table:table-cell>
          <table:table-cell table:number-columns-repeated="1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SIN((2*PI()*[.A727] - [.$H$1]) / 100)*[.$H$2]+[.$H$3]" office:value-type="float" office:value="0.997238329781868" calcext:value-type="float">
            <text:p>0,997238329781868</text:p>
          </table:table-cell>
          <table:table-cell table:formula="of:=COS(2*PI()*[.A727]/100)" office:value-type="float" office:value="-0.125333233564304" calcext:value-type="float">
            <text:p>-0,125333233564304</text:p>
          </table:table-cell>
          <table:table-cell table:number-columns-repeated="1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SIN((2*PI()*[.A728] - [.$H$1]) / 100)*[.$H$2]+[.$H$3]" office:value-type="float" office:value="0.999933824650992" calcext:value-type="float">
            <text:p>0,999933824650992</text:p>
          </table:table-cell>
          <table:table-cell table:formula="of:=COS(2*PI()*[.A728]/100)" office:value-type="float" office:value="-0.18738131458572" calcext:value-type="float">
            <text:p>-0,18738131458572</text:p>
          </table:table-cell>
          <table:table-cell table:number-columns-repeated="1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SIN((2*PI()*[.A729] - [.$H$1]) / 100)*[.$H$2]+[.$H$3]" office:value-type="float" office:value="0.998683037540531" calcext:value-type="float">
            <text:p>0,998683037540531</text:p>
          </table:table-cell>
          <table:table-cell table:formula="of:=COS(2*PI()*[.A729]/100)" office:value-type="float" office:value="-0.248689887164853" calcext:value-type="float">
            <text:p>-0,248689887164853</text:p>
          </table:table-cell>
          <table:table-cell table:number-columns-repeated="1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SIN((2*PI()*[.A730] - [.$H$1]) / 100)*[.$H$2]+[.$H$3]" office:value-type="float" office:value="0.993490904735776" calcext:value-type="float">
            <text:p>0,993490904735776</text:p>
          </table:table-cell>
          <table:table-cell table:formula="of:=COS(2*PI()*[.A730]/100)" office:value-type="float" office:value="-0.309016994374949" calcext:value-type="float">
            <text:p>-0,309016994374949</text:p>
          </table:table-cell>
          <table:table-cell table:number-columns-repeated="1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SIN((2*PI()*[.A731] - [.$H$1]) / 100)*[.$H$2]+[.$H$3]" office:value-type="float" office:value="0.98437791721285" calcext:value-type="float">
            <text:p>0,98437791721285</text:p>
          </table:table-cell>
          <table:table-cell table:formula="of:=COS(2*PI()*[.A731]/100)" office:value-type="float" office:value="-0.368124552684676" calcext:value-type="float">
            <text:p>-0,368124552684676</text:p>
          </table:table-cell>
          <table:table-cell table:number-columns-repeated="1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SIN((2*PI()*[.A732] - [.$H$1]) / 100)*[.$H$2]+[.$H$3]" office:value-type="float" office:value="0.971380039770178" calcext:value-type="float">
            <text:p>0,971380039770178</text:p>
          </table:table-cell>
          <table:table-cell table:formula="of:=COS(2*PI()*[.A732]/100)" office:value-type="float" office:value="-0.425779291565067" calcext:value-type="float">
            <text:p>-0,425779291565067</text:p>
          </table:table-cell>
          <table:table-cell table:number-columns-repeated="1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SIN((2*PI()*[.A733] - [.$H$1]) / 100)*[.$H$2]+[.$H$3]" office:value-type="float" office:value="0.954548569091861" calcext:value-type="float">
            <text:p>0,954548569091861</text:p>
          </table:table-cell>
          <table:table-cell table:formula="of:=COS(2*PI()*[.A733]/100)" office:value-type="float" office:value="-0.481753674101713" calcext:value-type="float">
            <text:p>-0,481753674101713</text:p>
          </table:table-cell>
          <table:table-cell table:number-columns-repeated="1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SIN((2*PI()*[.A734] - [.$H$1]) / 100)*[.$H$2]+[.$H$3]" office:value-type="float" office:value="0.933949931303095" calcext:value-type="float">
            <text:p>0,933949931303095</text:p>
          </table:table-cell>
          <table:table-cell table:formula="of:=COS(2*PI()*[.A734]/100)" office:value-type="float" office:value="-0.535826794978997" calcext:value-type="float">
            <text:p>-0,535826794978997</text:p>
          </table:table-cell>
          <table:table-cell table:number-columns-repeated="1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SIN((2*PI()*[.A735] - [.$H$1]) / 100)*[.$H$2]+[.$H$3]" office:value-type="float" office:value="0.909665419816613" calcext:value-type="float">
            <text:p>0,909665419816613</text:p>
          </table:table-cell>
          <table:table-cell table:formula="of:=COS(2*PI()*[.A735]/100)" office:value-type="float" office:value="-0.58778525229247" calcext:value-type="float">
            <text:p>-0,58778525229247</text:p>
          </table:table-cell>
          <table:table-cell table:number-columns-repeated="1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SIN((2*PI()*[.A736] - [.$H$1]) / 100)*[.$H$2]+[.$H$3]" office:value-type="float" office:value="0.881790874504717" calcext:value-type="float">
            <text:p>0,881790874504717</text:p>
          </table:table-cell>
          <table:table-cell table:formula="of:=COS(2*PI()*[.A736]/100)" office:value-type="float" office:value="-0.637423989748684" calcext:value-type="float">
            <text:p>-0,637423989748684</text:p>
          </table:table-cell>
          <table:table-cell table:number-columns-repeated="1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SIN((2*PI()*[.A737] - [.$H$1]) / 100)*[.$H$2]+[.$H$3]" office:value-type="float" office:value="0.850436303463078" calcext:value-type="float">
            <text:p>0,850436303463078</text:p>
          </table:table-cell>
          <table:table-cell table:formula="of:=COS(2*PI()*[.A737]/100)" office:value-type="float" office:value="-0.684547105928691" calcext:value-type="float">
            <text:p>-0,684547105928691</text:p>
          </table:table-cell>
          <table:table-cell table:number-columns-repeated="1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SIN((2*PI()*[.A738] - [.$H$1]) / 100)*[.$H$2]+[.$H$3]" office:value-type="float" office:value="0.81572544885906" calcext:value-type="float">
            <text:p>0,81572544885906</text:p>
          </table:table-cell>
          <table:table-cell table:formula="of:=COS(2*PI()*[.A738]/100)" office:value-type="float" office:value="-0.728968627421411" calcext:value-type="float">
            <text:p>-0,728968627421411</text:p>
          </table:table-cell>
          <table:table-cell table:number-columns-repeated="1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SIN((2*PI()*[.A739] - [.$H$1]) / 100)*[.$H$2]+[.$H$3]" office:value-type="float" office:value="0.777795298577908" calcext:value-type="float">
            <text:p>0,777795298577908</text:p>
          </table:table-cell>
          <table:table-cell table:formula="of:=COS(2*PI()*[.A739]/100)" office:value-type="float" office:value="-0.770513242775786" calcext:value-type="float">
            <text:p>-0,770513242775786</text:p>
          </table:table-cell>
          <table:table-cell table:number-columns-repeated="1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SIN((2*PI()*[.A740] - [.$H$1]) / 100)*[.$H$2]+[.$H$3]" office:value-type="float" office:value="0.736795545594141" calcext:value-type="float">
            <text:p>0,736795545594141</text:p>
          </table:table-cell>
          <table:table-cell table:formula="of:=COS(2*PI()*[.A740]/100)" office:value-type="float" office:value="-0.809016994374946" calcext:value-type="float">
            <text:p>-0,809016994374946</text:p>
          </table:table-cell>
          <table:table-cell table:number-columns-repeated="1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SIN((2*PI()*[.A741] - [.$H$1]) / 100)*[.$H$2]+[.$H$3]" office:value-type="float" office:value="0.692887997201775" calcext:value-type="float">
            <text:p>0,692887997201775</text:p>
          </table:table-cell>
          <table:table-cell table:formula="of:=COS(2*PI()*[.A741]/100)" office:value-type="float" office:value="-0.844327925502016" calcext:value-type="float">
            <text:p>-0,844327925502016</text:p>
          </table:table-cell>
          <table:table-cell table:number-columns-repeated="1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SIN((2*PI()*[.A742] - [.$H$1]) / 100)*[.$H$2]+[.$H$3]" office:value-type="float" office:value="0.646245936434868" calcext:value-type="float">
            <text:p>0,646245936434868</text:p>
          </table:table-cell>
          <table:table-cell table:formula="of:=COS(2*PI()*[.A742]/100)" office:value-type="float" office:value="-0.876306680043862" calcext:value-type="float">
            <text:p>-0,876306680043862</text:p>
          </table:table-cell>
          <table:table-cell table:number-columns-repeated="1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SIN((2*PI()*[.A743] - [.$H$1]) / 100)*[.$H$2]+[.$H$3]" office:value-type="float" office:value="0.597053438198543" calcext:value-type="float">
            <text:p>0,597053438198543</text:p>
          </table:table-cell>
          <table:table-cell table:formula="of:=COS(2*PI()*[.A743]/100)" office:value-type="float" office:value="-0.904827052466017" calcext:value-type="float">
            <text:p>-0,904827052466017</text:p>
          </table:table-cell>
          <table:table-cell table:number-columns-repeated="1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SIN((2*PI()*[.A744] - [.$H$1]) / 100)*[.$H$2]+[.$H$3]" office:value-type="float" office:value="0.545504642809418" calcext:value-type="float">
            <text:p>0,545504642809418</text:p>
          </table:table-cell>
          <table:table-cell table:formula="of:=COS(2*PI()*[.A744]/100)" office:value-type="float" office:value="-0.92977648588825" calcext:value-type="float">
            <text:p>-0,92977648588825</text:p>
          </table:table-cell>
          <table:table-cell table:number-columns-repeated="1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SIN((2*PI()*[.A745] - [.$H$1]) / 100)*[.$H$2]+[.$H$3]" office:value-type="float" office:value="0.491802989812478" calcext:value-type="float">
            <text:p>0,491802989812478</text:p>
          </table:table-cell>
          <table:table-cell table:formula="of:=COS(2*PI()*[.A745]/100)" office:value-type="float" office:value="-0.951056516295153" calcext:value-type="float">
            <text:p>-0,951056516295153</text:p>
          </table:table-cell>
          <table:table-cell table:number-columns-repeated="1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SIN((2*PI()*[.A746] - [.$H$1]) / 100)*[.$H$2]+[.$H$3]" office:value-type="float" office:value="0.436160415098174" calcext:value-type="float">
            <text:p>0,436160415098174</text:p>
          </table:table-cell>
          <table:table-cell table:formula="of:=COS(2*PI()*[.A746]/100)" office:value-type="float" office:value="-0.96858316112863" calcext:value-type="float">
            <text:p>-0,96858316112863</text:p>
          </table:table-cell>
          <table:table-cell table:number-columns-repeated="1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SIN((2*PI()*[.A747] - [.$H$1]) / 100)*[.$H$2]+[.$H$3]" office:value-type="float" office:value="0.378796514488217" calcext:value-type="float">
            <text:p>0,378796514488217</text:p>
          </table:table-cell>
          <table:table-cell table:formula="of:=COS(2*PI()*[.A747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SIN((2*PI()*[.A748] - [.$H$1]) / 100)*[.$H$2]+[.$H$3]" office:value-type="float" office:value="0.319937677091234" calcext:value-type="float">
            <text:p>0,319937677091234</text:p>
          </table:table-cell>
          <table:table-cell table:formula="of:=COS(2*PI()*[.A748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SIN((2*PI()*[.A749] - [.$H$1]) / 100)*[.$H$2]+[.$H$3]" office:value-type="float" office:value="0.259816191848394" calcext:value-type="float">
            <text:p>0,259816191848394</text:p>
          </table:table-cell>
          <table:table-cell table:formula="of:=COS(2*PI()*[.A749]/100)" office:value-type="float" office:value="-0.998026728428271" calcext:value-type="float">
            <text:p>-0,998026728428271</text:p>
          </table:table-cell>
          <table:table-cell table:number-columns-repeated="1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SIN((2*PI()*[.A750] - [.$H$1]) / 100)*[.$H$2]+[.$H$3]" office:value-type="float" office:value="0.198669330795062" calcext:value-type="float">
            <text:p>0,198669330795062</text:p>
          </table:table-cell>
          <table:table-cell table:formula="of:=COS(2*PI()*[.A750]/100)"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SIN((2*PI()*[.A751] - [.$H$1]) / 100)*[.$H$2]+[.$H$3]" office:value-type="float" office:value="0.136738412656466" calcext:value-type="float">
            <text:p>0,136738412656466</text:p>
          </table:table-cell>
          <table:table-cell table:formula="of:=COS(2*PI()*[.A751]/100)" office:value-type="float" office:value="-0.998026728428272" calcext:value-type="float">
            <text:p>-0,998026728428272</text:p>
          </table:table-cell>
          <table:table-cell table:number-columns-repeated="1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SIN((2*PI()*[.A752] - [.$H$1]) / 100)*[.$H$2]+[.$H$3]" office:value-type="float" office:value="0.0742678504729465" calcext:value-type="float">
            <text:p>0,074267850472947</text:p>
          </table:table-cell>
          <table:table-cell table:formula="of:=COS(2*PI()*[.A752]/100)" office:value-type="float" office:value="-0.992114701314478" calcext:value-type="float">
            <text:p>-0,992114701314478</text:p>
          </table:table-cell>
          <table:table-cell table:number-columns-repeated="1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SIN((2*PI()*[.A753] - [.$H$1]) / 100)*[.$H$2]+[.$H$3]" office:value-type="float" office:value="0.0115041870133635" calcext:value-type="float">
            <text:p>0,011504187013364</text:p>
          </table:table-cell>
          <table:table-cell table:formula="of:=COS(2*PI()*[.A753]/100)" office:value-type="float" office:value="-0.982287250728689" calcext:value-type="float">
            <text:p>-0,982287250728689</text:p>
          </table:table-cell>
          <table:table-cell table:number-columns-repeated="1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SIN((2*PI()*[.A754] - [.$H$1]) / 100)*[.$H$2]+[.$H$3]" office:value-type="float" office:value="-0.0513048782165911" calcext:value-type="float">
            <text:p>-0,051304878216591</text:p>
          </table:table-cell>
          <table:table-cell table:formula="of:=COS(2*PI()*[.A754]/100)" office:value-type="float" office:value="-0.968583161128633" calcext:value-type="float">
            <text:p>-0,968583161128633</text:p>
          </table:table-cell>
          <table:table-cell table:number-columns-repeated="1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SIN((2*PI()*[.A755] - [.$H$1]) / 100)*[.$H$2]+[.$H$3]" office:value-type="float" office:value="-0.113911466531194" calcext:value-type="float">
            <text:p>-0,113911466531194</text:p>
          </table:table-cell>
          <table:table-cell table:formula="of:=COS(2*PI()*[.A755]/100)" office:value-type="float" office:value="-0.951056516295155" calcext:value-type="float">
            <text:p>-0,951056516295155</text:p>
          </table:table-cell>
          <table:table-cell table:number-columns-repeated="1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SIN((2*PI()*[.A756] - [.$H$1]) / 100)*[.$H$2]+[.$H$3]" office:value-type="float" office:value="-0.176068498328611" calcext:value-type="float">
            <text:p>-0,176068498328611</text:p>
          </table:table-cell>
          <table:table-cell table:formula="of:=COS(2*PI()*[.A756]/100)" office:value-type="float" office:value="-0.929776485888251" calcext:value-type="float">
            <text:p>-0,929776485888251</text:p>
          </table:table-cell>
          <table:table-cell table:number-columns-repeated="1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SIN((2*PI()*[.A757] - [.$H$1]) / 100)*[.$H$2]+[.$H$3]" office:value-type="float" office:value="-0.237530668201157" calcext:value-type="float">
            <text:p>-0,237530668201157</text:p>
          </table:table-cell>
          <table:table-cell table:formula="of:=COS(2*PI()*[.A757]/100)" office:value-type="float" office:value="-0.904827052466021" calcext:value-type="float">
            <text:p>-0,904827052466021</text:p>
          </table:table-cell>
          <table:table-cell table:number-columns-repeated="1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SIN((2*PI()*[.A758] - [.$H$1]) / 100)*[.$H$2]+[.$H$3]" office:value-type="float" office:value="-0.298055413043753" calcext:value-type="float">
            <text:p>-0,298055413043753</text:p>
          </table:table-cell>
          <table:table-cell table:formula="of:=COS(2*PI()*[.A758]/100)" office:value-type="float" office:value="-0.876306680043864" calcext:value-type="float">
            <text:p>-0,876306680043864</text:p>
          </table:table-cell>
          <table:table-cell table:number-columns-repeated="1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SIN((2*PI()*[.A759] - [.$H$1]) / 100)*[.$H$2]+[.$H$3]" office:value-type="float" office:value="-0.357403869339637" calcext:value-type="float">
            <text:p>-0,357403869339637</text:p>
          </table:table-cell>
          <table:table-cell table:formula="of:=COS(2*PI()*[.A759]/100)" office:value-type="float" office:value="-0.844327925502014" calcext:value-type="float">
            <text:p>-0,844327925502014</text:p>
          </table:table-cell>
          <table:table-cell table:number-columns-repeated="1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SIN((2*PI()*[.A760] - [.$H$1]) / 100)*[.$H$2]+[.$H$3]" office:value-type="float" office:value="-0.415341815845535" calcext:value-type="float">
            <text:p>-0,415341815845535</text:p>
          </table:table-cell>
          <table:table-cell table:formula="of:=COS(2*PI()*[.A760]/100)" office:value-type="float" office:value="-0.809016994374949" calcext:value-type="float">
            <text:p>-0,809016994374949</text:p>
          </table:table-cell>
          <table:table-cell table:number-columns-repeated="1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SIN((2*PI()*[.A761] - [.$H$1]) / 100)*[.$H$2]+[.$H$3]" office:value-type="float" office:value="-0.471640597955909" calcext:value-type="float">
            <text:p>-0,471640597955909</text:p>
          </table:table-cell>
          <table:table-cell table:formula="of:=COS(2*PI()*[.A761]/100)" office:value-type="float" office:value="-0.770513242775793" calcext:value-type="float">
            <text:p>-0,770513242775793</text:p>
          </table:table-cell>
          <table:table-cell table:number-columns-repeated="1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SIN((2*PI()*[.A762] - [.$H$1]) / 100)*[.$H$2]+[.$H$3]" office:value-type="float" office:value="-0.526078030098245" calcext:value-type="float">
            <text:p>-0,526078030098245</text:p>
          </table:table-cell>
          <table:table-cell table:formula="of:=COS(2*PI()*[.A762]/100)" office:value-type="float" office:value="-0.728968627421413" calcext:value-type="float">
            <text:p>-0,728968627421413</text:p>
          </table:table-cell>
          <table:table-cell table:number-columns-repeated="1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SIN((2*PI()*[.A763] - [.$H$1]) / 100)*[.$H$2]+[.$H$3]" office:value-type="float" office:value="-0.578439272597985" calcext:value-type="float">
            <text:p>-0,578439272597985</text:p>
          </table:table-cell>
          <table:table-cell table:formula="of:=COS(2*PI()*[.A763]/100)" office:value-type="float" office:value="-0.684547105928688" calcext:value-type="float">
            <text:p>-0,684547105928688</text:p>
          </table:table-cell>
          <table:table-cell table:number-columns-repeated="1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SIN((2*PI()*[.A764] - [.$H$1]) / 100)*[.$H$2]+[.$H$3]" office:value-type="float" office:value="-0.628517679552536" calcext:value-type="float">
            <text:p>-0,628517679552536</text:p>
          </table:table-cell>
          <table:table-cell table:formula="of:=COS(2*PI()*[.A764]/100)" office:value-type="float" office:value="-0.637423989748692" calcext:value-type="float">
            <text:p>-0,637423989748692</text:p>
          </table:table-cell>
          <table:table-cell table:number-columns-repeated="1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SIN((2*PI()*[.A765] - [.$H$1]) / 100)*[.$H$2]+[.$H$3]" office:value-type="float" office:value="-0.676115614368308" calcext:value-type="float">
            <text:p>-0,676115614368308</text:p>
          </table:table-cell>
          <table:table-cell table:formula="of:=COS(2*PI()*[.A765]/100)" office:value-type="float" office:value="-0.587785252292473" calcext:value-type="float">
            <text:p>-0,587785252292473</text:p>
          </table:table-cell>
          <table:table-cell table:number-columns-repeated="1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SIN((2*PI()*[.A766] - [.$H$1]) / 100)*[.$H$2]+[.$H$3]" office:value-type="float" office:value="-0.72104522974201" calcext:value-type="float">
            <text:p>-0,72104522974201</text:p>
          </table:table-cell>
          <table:table-cell table:formula="of:=COS(2*PI()*[.A766]/100)" office:value-type="float" office:value="-0.535826794979" calcext:value-type="float">
            <text:p>-0,535826794979</text:p>
          </table:table-cell>
          <table:table-cell table:number-columns-repeated="1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SIN((2*PI()*[.A767] - [.$H$1]) / 100)*[.$H$2]+[.$H$3]" office:value-type="float" office:value="-0.763129209008162" calcext:value-type="float">
            <text:p>-0,763129209008162</text:p>
          </table:table-cell>
          <table:table-cell table:formula="of:=COS(2*PI()*[.A767]/100)" office:value-type="float" office:value="-0.481753674101716" calcext:value-type="float">
            <text:p>-0,481753674101716</text:p>
          </table:table-cell>
          <table:table-cell table:number-columns-repeated="1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SIN((2*PI()*[.A768] - [.$H$1]) / 100)*[.$H$2]+[.$H$3]" office:value-type="float" office:value="-0.802201465926921" calcext:value-type="float">
            <text:p>-0,802201465926921</text:p>
          </table:table-cell>
          <table:table-cell table:formula="of:=COS(2*PI()*[.A768]/100)" office:value-type="float" office:value="-0.425779291565077" calcext:value-type="float">
            <text:p>-0,425779291565077</text:p>
          </table:table-cell>
          <table:table-cell table:number-columns-repeated="1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SIN((2*PI()*[.A769] - [.$H$1]) / 100)*[.$H$2]+[.$H$3]" office:value-type="float" office:value="-0.838107800150655" calcext:value-type="float">
            <text:p>-0,838107800150655</text:p>
          </table:table-cell>
          <table:table-cell table:formula="of:=COS(2*PI()*[.A769]/100)" office:value-type="float" office:value="-0.368124552684679" calcext:value-type="float">
            <text:p>-0,368124552684679</text:p>
          </table:table-cell>
          <table:table-cell table:number-columns-repeated="1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SIN((2*PI()*[.A770] - [.$H$1]) / 100)*[.$H$2]+[.$H$3]" office:value-type="float" office:value="-0.870706505782232" calcext:value-type="float">
            <text:p>-0,870706505782232</text:p>
          </table:table-cell>
          <table:table-cell table:formula="of:=COS(2*PI()*[.A770]/100)" office:value-type="float" office:value="-0.309016994374946" calcext:value-type="float">
            <text:p>-0,309016994374946</text:p>
          </table:table-cell>
          <table:table-cell table:number-columns-repeated="1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SIN((2*PI()*[.A771] - [.$H$1]) / 100)*[.$H$2]+[.$H$3]" office:value-type="float" office:value="-0.899868930623449" calcext:value-type="float">
            <text:p>-0,899868930623449</text:p>
          </table:table-cell>
          <table:table-cell table:formula="of:=COS(2*PI()*[.A771]/100)" office:value-type="float" office:value="-0.248689887164857" calcext:value-type="float">
            <text:p>-0,248689887164857</text:p>
          </table:table-cell>
          <table:table-cell table:number-columns-repeated="1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SIN((2*PI()*[.A772] - [.$H$1]) / 100)*[.$H$2]+[.$H$3]" office:value-type="float" office:value="-0.925479983906502" calcext:value-type="float">
            <text:p>-0,925479983906502</text:p>
          </table:table-cell>
          <table:table-cell table:formula="of:=COS(2*PI()*[.A772]/100)" office:value-type="float" office:value="-0.187381314585731" calcext:value-type="float">
            <text:p>-0,187381314585731</text:p>
          </table:table-cell>
          <table:table-cell table:number-columns-repeated="1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SIN((2*PI()*[.A773] - [.$H$1]) / 100)*[.$H$2]+[.$H$3]" office:value-type="float" office:value="-0.947438590504663" calcext:value-type="float">
            <text:p>-0,947438590504663</text:p>
          </table:table-cell>
          <table:table-cell table:formula="of:=COS(2*PI()*[.A773]/100)" office:value-type="float" office:value="-0.125333233564307" calcext:value-type="float">
            <text:p>-0,125333233564307</text:p>
          </table:table-cell>
          <table:table-cell table:number-columns-repeated="1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SIN((2*PI()*[.A774] - [.$H$1]) / 100)*[.$H$2]+[.$H$3]" office:value-type="float" office:value="-0.965658089829625" calcext:value-type="float">
            <text:p>-0,965658089829625</text:p>
          </table:table-cell>
          <table:table-cell table:formula="of:=COS(2*PI()*[.A774]/100)" office:value-type="float" office:value="-0.0627905195293131" calcext:value-type="float">
            <text:p>-0,062790519529313</text:p>
          </table:table-cell>
          <table:table-cell table:number-columns-repeated="1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SIN((2*PI()*[.A775] - [.$H$1]) / 100)*[.$H$2]+[.$H$3]" office:value-type="float" office:value="-0.980066577841242" calcext:value-type="float">
            <text:p>-0,980066577841242</text:p>
          </table:table-cell>
          <table:table-cell table:formula="of:=COS(2*PI()*[.A775]/100)" office:value-type="float" office:value="-3.67455937807865E-015" calcext:value-type="float">
            <text:p>-3,67455937807865E-15</text:p>
          </table:table-cell>
          <table:table-cell table:number-columns-repeated="1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SIN((2*PI()*[.A776] - [.$H$1]) / 100)*[.$H$2]+[.$H$3]" office:value-type="float" office:value="-0.990607190819949" calcext:value-type="float">
            <text:p>-0,990607190819949</text:p>
          </table:table-cell>
          <table:table-cell table:formula="of:=COS(2*PI()*[.A776]/100)" office:value-type="float" office:value="0.0627905195293129" calcext:value-type="float">
            <text:p>0,062790519529313</text:p>
          </table:table-cell>
          <table:table-cell table:number-columns-repeated="1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SIN((2*PI()*[.A777] - [.$H$1]) / 100)*[.$H$2]+[.$H$3]" office:value-type="float" office:value="-0.997238329781867" calcext:value-type="float">
            <text:p>-0,997238329781867</text:p>
          </table:table-cell>
          <table:table-cell table:formula="of:=COS(2*PI()*[.A777]/100)" office:value-type="float" office:value="0.1253332335643" calcext:value-type="float">
            <text:p>0,1253332335643</text:p>
          </table:table-cell>
          <table:table-cell table:number-columns-repeated="1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SIN((2*PI()*[.A778] - [.$H$1]) / 100)*[.$H$2]+[.$H$3]" office:value-type="float" office:value="-0.999933824650992" calcext:value-type="float">
            <text:p>-0,999933824650992</text:p>
          </table:table-cell>
          <table:table-cell table:formula="of:=COS(2*PI()*[.A778]/100)" office:value-type="float" office:value="0.187381314585723" calcext:value-type="float">
            <text:p>0,187381314585723</text:p>
          </table:table-cell>
          <table:table-cell table:number-columns-repeated="1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SIN((2*PI()*[.A779] - [.$H$1]) / 100)*[.$H$2]+[.$H$3]" office:value-type="float" office:value="-0.99868303754053" calcext:value-type="float">
            <text:p>-0,99868303754053</text:p>
          </table:table-cell>
          <table:table-cell table:formula="of:=COS(2*PI()*[.A779]/100)" office:value-type="float" office:value="0.24868988716485" calcext:value-type="float">
            <text:p>0,24868988716485</text:p>
          </table:table-cell>
          <table:table-cell table:number-columns-repeated="1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SIN((2*PI()*[.A780] - [.$H$1]) / 100)*[.$H$2]+[.$H$3]" office:value-type="float" office:value="-0.993490904735777" calcext:value-type="float">
            <text:p>-0,993490904735777</text:p>
          </table:table-cell>
          <table:table-cell table:formula="of:=COS(2*PI()*[.A780]/100)" office:value-type="float" office:value="0.309016994374946" calcext:value-type="float">
            <text:p>0,309016994374946</text:p>
          </table:table-cell>
          <table:table-cell table:number-columns-repeated="1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SIN((2*PI()*[.A781] - [.$H$1]) / 100)*[.$H$2]+[.$H$3]" office:value-type="float" office:value="-0.984377917212849" calcext:value-type="float">
            <text:p>-0,984377917212849</text:p>
          </table:table-cell>
          <table:table-cell table:formula="of:=COS(2*PI()*[.A781]/100)" office:value-type="float" office:value="0.368124552684679" calcext:value-type="float">
            <text:p>0,368124552684679</text:p>
          </table:table-cell>
          <table:table-cell table:number-columns-repeated="1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SIN((2*PI()*[.A782] - [.$H$1]) / 100)*[.$H$2]+[.$H$3]" office:value-type="float" office:value="-0.971380039770177" calcext:value-type="float">
            <text:p>-0,971380039770177</text:p>
          </table:table-cell>
          <table:table-cell table:formula="of:=COS(2*PI()*[.A782]/100)" office:value-type="float" office:value="0.42577929156507" calcext:value-type="float">
            <text:p>0,42577929156507</text:p>
          </table:table-cell>
          <table:table-cell table:number-columns-repeated="1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SIN((2*PI()*[.A783] - [.$H$1]) / 100)*[.$H$2]+[.$H$3]" office:value-type="float" office:value="-0.95454856909186" calcext:value-type="float">
            <text:p>-0,95454856909186</text:p>
          </table:table-cell>
          <table:table-cell table:formula="of:=COS(2*PI()*[.A783]/100)" office:value-type="float" office:value="0.481753674101716" calcext:value-type="float">
            <text:p>0,481753674101716</text:p>
          </table:table-cell>
          <table:table-cell table:number-columns-repeated="1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SIN((2*PI()*[.A784] - [.$H$1]) / 100)*[.$H$2]+[.$H$3]" office:value-type="float" office:value="-0.933949931303097" calcext:value-type="float">
            <text:p>-0,933949931303097</text:p>
          </table:table-cell>
          <table:table-cell table:formula="of:=COS(2*PI()*[.A784]/100)" office:value-type="float" office:value="0.535826794978994" calcext:value-type="float">
            <text:p>0,535826794978994</text:p>
          </table:table-cell>
          <table:table-cell table:number-columns-repeated="1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SIN((2*PI()*[.A785] - [.$H$1]) / 100)*[.$H$2]+[.$H$3]" office:value-type="float" office:value="-0.909665419816612" calcext:value-type="float">
            <text:p>-0,909665419816612</text:p>
          </table:table-cell>
          <table:table-cell table:formula="of:=COS(2*PI()*[.A785]/100)" office:value-type="float" office:value="0.587785252292473" calcext:value-type="float">
            <text:p>0,587785252292473</text:p>
          </table:table-cell>
          <table:table-cell table:number-columns-repeated="1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SIN((2*PI()*[.A786] - [.$H$1]) / 100)*[.$H$2]+[.$H$3]" office:value-type="float" office:value="-0.881790874504716" calcext:value-type="float">
            <text:p>-0,881790874504716</text:p>
          </table:table-cell>
          <table:table-cell table:formula="of:=COS(2*PI()*[.A786]/100)" office:value-type="float" office:value="0.637423989748687" calcext:value-type="float">
            <text:p>0,637423989748687</text:p>
          </table:table-cell>
          <table:table-cell table:number-columns-repeated="1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SIN((2*PI()*[.A787] - [.$H$1]) / 100)*[.$H$2]+[.$H$3]" office:value-type="float" office:value="-0.85043630346308" calcext:value-type="float">
            <text:p>-0,85043630346308</text:p>
          </table:table-cell>
          <table:table-cell table:formula="of:=COS(2*PI()*[.A787]/100)" office:value-type="float" office:value="0.684547105928688" calcext:value-type="float">
            <text:p>0,684547105928688</text:p>
          </table:table-cell>
          <table:table-cell table:number-columns-repeated="1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SIN((2*PI()*[.A788] - [.$H$1]) / 100)*[.$H$2]+[.$H$3]" office:value-type="float" office:value="-0.815725448859066" calcext:value-type="float">
            <text:p>-0,815725448859066</text:p>
          </table:table-cell>
          <table:table-cell table:formula="of:=COS(2*PI()*[.A788]/100)" office:value-type="float" office:value="0.728968627421408" calcext:value-type="float">
            <text:p>0,728968627421408</text:p>
          </table:table-cell>
          <table:table-cell table:number-columns-repeated="1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SIN((2*PI()*[.A789] - [.$H$1]) / 100)*[.$H$2]+[.$H$3]" office:value-type="float" office:value="-0.777795298577906" calcext:value-type="float">
            <text:p>-0,777795298577906</text:p>
          </table:table-cell>
          <table:table-cell table:formula="of:=COS(2*PI()*[.A789]/100)" office:value-type="float" office:value="0.770513242775788" calcext:value-type="float">
            <text:p>0,770513242775788</text:p>
          </table:table-cell>
          <table:table-cell table:number-columns-repeated="1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SIN((2*PI()*[.A790] - [.$H$1]) / 100)*[.$H$2]+[.$H$3]" office:value-type="float" office:value="-0.736795545594138" calcext:value-type="float">
            <text:p>-0,736795545594138</text:p>
          </table:table-cell>
          <table:table-cell table:formula="of:=COS(2*PI()*[.A790]/100)" office:value-type="float" office:value="0.809016994374944" calcext:value-type="float">
            <text:p>0,809016994374944</text:p>
          </table:table-cell>
          <table:table-cell table:number-columns-repeated="1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SIN((2*PI()*[.A791] - [.$H$1]) / 100)*[.$H$2]+[.$H$3]" office:value-type="float" office:value="-0.692887997201777" calcext:value-type="float">
            <text:p>-0,692887997201777</text:p>
          </table:table-cell>
          <table:table-cell table:formula="of:=COS(2*PI()*[.A791]/100)" office:value-type="float" office:value="0.844327925502014" calcext:value-type="float">
            <text:p>0,844327925502014</text:p>
          </table:table-cell>
          <table:table-cell/>
          <table:table-cell office:value-type="float" office:value="-0.000409506779415869" calcext:value-type="float">
            <text:p>-0,000409506779416</text:p>
          </table:table-cell>
          <table:table-cell office:value-type="float" office:value="-0.00237941454878883" calcext:value-type="float">
            <text:p>-0,002379414548789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SIN((2*PI()*[.A792] - [.$H$1]) / 100)*[.$H$2]+[.$H$3]" office:value-type="float" office:value="-0.646245936434865" calcext:value-type="float">
            <text:p>-0,646245936434865</text:p>
          </table:table-cell>
          <table:table-cell table:formula="of:=COS(2*PI()*[.A792]/100)" office:value-type="float" office:value="0.876306680043864" calcext:value-type="float">
            <text:p>0,876306680043864</text:p>
          </table:table-cell>
          <table:table-cell/>
          <table:table-cell office:value-type="float" office:value="-0.000781552168419242" calcext:value-type="float">
            <text:p>-0,000781552168419</text:p>
          </table:table-cell>
          <table:table-cell office:value-type="float" office:value="-0.0050381379423156" calcext:value-type="float">
            <text:p>-0,005038137942316</text:p>
          </table:table-cell>
          <table:table-cell table:number-columns-repeated="10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SIN((2*PI()*[.A793] - [.$H$1]) / 100)*[.$H$2]+[.$H$3]" office:value-type="float" office:value="-0.59705343819854" calcext:value-type="float">
            <text:p>-0,59705343819854</text:p>
          </table:table-cell>
          <table:table-cell table:formula="of:=COS(2*PI()*[.A793]/100)" office:value-type="float" office:value="0.904827052466018" calcext:value-type="float">
            <text:p>0,904827052466018</text:p>
          </table:table-cell>
          <table:table-cell/>
          <table:table-cell office:value-type="float" office:value="-54.7122288881821" calcext:value-type="float">
            <text:p>-54,7122288881821</text:p>
          </table:table-cell>
          <table:table-cell office:value-type="float" office:value="-396.240226073564" calcext:value-type="float">
            <text:p>-396,240226073564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SIN((2*PI()*[.A794] - [.$H$1]) / 100)*[.$H$2]+[.$H$3]" office:value-type="float" office:value="-0.545504642809415" calcext:value-type="float">
            <text:p>-0,545504642809415</text:p>
          </table:table-cell>
          <table:table-cell table:formula="of:=COS(2*PI()*[.A794]/100)" office:value-type="float" office:value="0.929776485888251" calcext:value-type="float">
            <text:p>0,929776485888251</text:p>
          </table:table-cell>
          <table:table-cell/>
          <table:table-cell office:value-type="float" office:value="0.000690852154038107" calcext:value-type="float">
            <text:p>0,000690852154038</text:p>
          </table:table-cell>
          <table:table-cell office:value-type="float" office:value="0.00571115158680493" calcext:value-type="float">
            <text:p>0,005711151586805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SIN((2*PI()*[.A795] - [.$H$1]) / 100)*[.$H$2]+[.$H$3]" office:value-type="float" office:value="-0.491802989812487" calcext:value-type="float">
            <text:p>-0,491802989812487</text:p>
          </table:table-cell>
          <table:table-cell table:formula="of:=COS(2*PI()*[.A795]/100)" office:value-type="float" office:value="0.951056516295152" calcext:value-type="float">
            <text:p>0,951056516295152</text:p>
          </table:table-cell>
          <table:table-cell/>
          <table:table-cell office:value-type="float" office:value="0.000317665859058625" calcext:value-type="float">
            <text:p>0,000317665859059</text:p>
          </table:table-cell>
          <table:table-cell office:value-type="float" office:value="0.00306047870022497" calcext:value-type="float">
            <text:p>0,003060478700225</text:p>
          </table:table-cell>
          <table:table-cell table:number-columns-repeated="10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SIN((2*PI()*[.A796] - [.$H$1]) / 100)*[.$H$2]+[.$H$3]" office:value-type="float" office:value="-0.43616041509817" calcext:value-type="float">
            <text:p>-0,43616041509817</text:p>
          </table:table-cell>
          <table:table-cell table:formula="of:=COS(2*PI()*[.A796]/100)" office:value-type="float" office:value="0.968583161128631" calcext:value-type="float">
            <text:p>0,968583161128631</text:p>
          </table:table-cell>
          <table:table-cell/>
          <table:table-cell office:value-type="float" office:value="0.000190321909729896" calcext:value-type="float">
            <text:p>0,00019032190973</text:p>
          </table:table-cell>
          <table:table-cell office:value-type="float" office:value="0.00219826279600242" calcext:value-type="float">
            <text:p>0,002198262796002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SIN((2*PI()*[.A797] - [.$H$1]) / 100)*[.$H$2]+[.$H$3]" office:value-type="float" office:value="-0.378796514488213" calcext:value-type="float">
            <text:p>-0,378796514488213</text:p>
          </table:table-cell>
          <table:table-cell table:formula="of:=COS(2*PI()*[.A797]/100)" office:value-type="float" office:value="0.982287250728688" calcext:value-type="float">
            <text:p>0,982287250728688</text:p>
          </table:table-cell>
          <table:table-cell/>
          <table:table-cell office:value-type="float" office:value="0.000123885800370677" calcext:value-type="float">
            <text:p>0,000123885800371</text:p>
          </table:table-cell>
          <table:table-cell office:value-type="float" office:value="0.00178715766548211" calcext:value-type="float">
            <text:p>0,001787157665482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SIN((2*PI()*[.A798] - [.$H$1]) / 100)*[.$H$2]+[.$H$3]" office:value-type="float" office:value="-0.319937677091238" calcext:value-type="float">
            <text:p>-0,319937677091238</text:p>
          </table:table-cell>
          <table:table-cell table:formula="of:=COS(2*PI()*[.A798]/100)" office:value-type="float" office:value="0.992114701314478" calcext:value-type="float">
            <text:p>0,992114701314478</text:p>
          </table:table-cell>
          <table:table-cell table:number-columns-repeated="1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SIN((2*PI()*[.A799] - [.$H$1]) / 100)*[.$H$2]+[.$H$3]" office:value-type="float" office:value="-0.259816191848405" calcext:value-type="float">
            <text:p>-0,259816191848405</text:p>
          </table:table-cell>
          <table:table-cell table:formula="of:=COS(2*PI()*[.A799]/100)" office:value-type="float" office:value="0.998026728428271" calcext:value-type="float">
            <text:p>0,998026728428271</text:p>
          </table:table-cell>
          <table:table-cell table:number-columns-repeated="1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SIN((2*PI()*[.A800] - [.$H$1]) / 100)*[.$H$2]+[.$H$3]" office:value-type="float" office:value="-0.198669330795059" calcext:value-type="float">
            <text:p>-0,198669330795059</text:p>
          </table:table-cell>
          <table:table-cell table:formula="of:=COS(2*PI()*[.A800]/100)" office:value-type="float" office:value="1" calcext:value-type="float">
            <text:p>1</text:p>
          </table:table-cell>
          <table:table-cell table:number-columns-repeated="13"/>
        </table:table-row>
        <table:table-row table:style-name="ro1" table:number-rows-repeated="104777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.00.0000</text:date>, <text:time style:data-style-name="N2" text:time-value="15:44:32.3568891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13:47:35.042143776</meta:creation-date>
    <dc:date>2022-07-08T16:07:13.536836179</dc:date>
    <meta:editing-duration>PT1H48M26S</meta:editing-duration>
    <meta:editing-cycles>22</meta:editing-cycles>
    <meta:generator>LibreOffice/7.0.4.2$Linux_X86_64 LibreOffice_project/00$Build-2</meta:generator>
    <meta:document-statistic meta:table-count="1" meta:cell-count="2442" meta:object-count="5"/>
  </office:meta>
</office:document-meta>
</file>

<file path=Basic/Standard/Phase_detector.xml><?xml version="1.0" encoding="utf-8"?>
<!DOCTYPE module  PUBLIC '-//OpenOffice.org//DTD OfficeDocument 1.0//EN'  'module.dtd'>
<script:module xmlns:script="http://openoffice.org/2000/script" script:name="Phase_detector" script:language="StarBasic" script:moduleType="normal">REM  *****  BASIC  *****

Sub Quadrature

Dim oDoc As Object
Dim S As Object
oDoc=ThisComponent
S = oDoc.getCurrentController.activeSheet

STP = 1

SUMM0 = 0

for i = 0 to 799
  	S.getCellByPosition(4, i).setString("")
  	S.getCellByPosition(5, i).setString("")
  	SUMM0 = SUMM0 + S.getCellByPosition(1, i).Value
next i

AVG = SUMM0 / 800
S.getCellByPosition(7, 3).setValue(AVG)

for i = 6 to 11
	SUMM1 = 0
	SUMM2 = 0
  	for j = 0 to 799 step STP
  		if S.getCellByPosition(1, j).getValue() &lt;&gt; 0 then
  			SUMM1 = SUMM1 + cos(2 * 3.1415926 * j * i / 800) * (S.getCellByPosition(1, j).Value - AVG)
  			SUMM2 = SUMM2 + sin(2 * 3.1415926 * j * i / 800) * (S.getCellByPosition(1, j).Value - AVG)
  		end if
  	next j
  	S.getCellByPosition(4, i).setValue(SUMM1)
  	S.getCellByPosition(5, i).setValue(SUMM2)
next i

for i = 790 to 796
	SUMM1 = 0
	SUMM2 = 0
  	for j = 0 to 799 step STP
  		if S.getCellByPosition(1, j).getValue() &lt;&gt; 0 then
  			SUMM1 = SUMM1 + S.getCellByPosition(1, j).Value * cos(2 * 3.1415926 * j * i / 800)
  			SUMM2 = SUMM2 + S.getCellByPosition(1, j).Value * sin(2 * 3.1415926 * j * i / 800)
  		end if
  	next j
  	S.getCellByPosition(4, i).setValue(SUMM1)
  	S.getCellByPosition(5, i).setValue(SUMM2)
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hase_detect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26cm" svg:height="7.784cm" xlink:href=".." xlink:type="simple" chart:class="chart:line" chart:style-name="ch1">
        <chart:plot-area chart:style-name="ch2" table:cell-range-address="Лист1.B1:Лист1.C800" svg:x="-0.009cm" svg:y="0.144cm" svg:width="19.327cm" svg:height="7.623cm">
          <chart:coordinate-region svg:x="0.824cm" svg:y="0.343cm" svg:width="18.494cm" svg:height="7.225cm"/>
          <chart:axis chart:dimension="x" chart:name="primary-x" chart:style-name="ch3"/>
          <chart:axis chart:dimension="y" chart:name="primary-y" chart:style-name="ch4"/>
          <chart:series chart:style-name="ch5" chart:values-cell-range-address="Лист1.B1:Лист1.B800" chart:class="chart:line">
            <chart:data-point chart:repeated="800"/>
          </chart:series>
          <chart:series chart:style-name="ch6" chart:values-cell-range-address="Лист1.C1:Лист1.C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6738412656461">
                <text:p>-0.136738412656461</text:p>
                <draw:g>
                  <svg:desc>Лист1.B1:Лист1.B800</svg:desc>
                </draw:g>
              </table:table-cell>
              <table:table-cell office:value-type="float" office:value="0.998026728428271">
                <text:p>0.998026728428271</text:p>
                <draw:g>
                  <svg:desc>Лист1.C1:Лист1.C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742678504729447">
                <text:p>-0.074267850472944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15041870133648">
                <text:p>-0.011504187013364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3048782165936">
                <text:p>0.051304878216593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911466531201">
                <text:p>0.113911466531201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6068498328608">
                <text:p>0.17606849832860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7530668201157">
                <text:p>0.237530668201157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8055413043757">
                <text:p>0.29805541304375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7403869339638">
                <text:p>0.35740386933963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341815845532">
                <text:p>0.41534181584553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164059795591">
                <text:p>0.4716405979559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2607803009825">
                <text:p>0.52607803009825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8439272597981">
                <text:p>0.57843927259798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8517679552535">
                <text:p>0.62851767955253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7611561436831">
                <text:p>0.6761156143683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21045229742015">
                <text:p>0.721045229742015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6312920900816">
                <text:p>0.763129209008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2201465926921">
                <text:p>0.80220146592692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0706505782232">
                <text:p>0.870706505782232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868930623449">
                <text:p>0.89986893062344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5479983906503">
                <text:p>0.92547998390650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65658089829623">
                <text:p>0.965658089829623</text:p>
              </table:table-cell>
              <table:table-cell office:value-type="float" office:value="0.0627905195293135">
                <text:p>0.0627905195293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066577841242">
                <text:p>0.980066577841242</text:p>
              </table:table-cell>
              <table:table-cell office:value-type="float" office:value="6.12323399573677E-017">
                <text:p>6.12323399573677E-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34">
                <text:p>-0.06279051952931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54548569091859">
                <text:p>0.95454856909185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33949931303094">
                <text:p>0.933949931303094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09665419816614">
                <text:p>0.90966541981661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81790874504716">
                <text:p>0.88179087450471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0436303463078">
                <text:p>0.85043630346307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15725448859062">
                <text:p>0.8157254488590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6795545594138">
                <text:p>0.73679554559413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2887997201774">
                <text:p>0.69288799720177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46245936434869">
                <text:p>0.64624593643486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97053438198541">
                <text:p>0.597053438198541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5504642809413">
                <text:p>0.545504642809413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1802989812481">
                <text:p>0.49180298981248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6160415098174">
                <text:p>0.43616041509817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8796514488213">
                <text:p>0.378796514488213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9937677091234">
                <text:p>0.31993767709123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9816191848397">
                <text:p>0.259816191848397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36738412656461">
                <text:p>0.13673841265646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42678504729443">
                <text:p>0.074267850472944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5041870133649">
                <text:p>0.0115041870133649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13048782165933">
                <text:p>-0.051304878216593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13911466531201">
                <text:p>-0.11391146653120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76068498328607">
                <text:p>-0.176068498328607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37530668201157">
                <text:p>-0.237530668201157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298055413043757">
                <text:p>-0.29805541304375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57403869339638">
                <text:p>-0.35740386933963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5341815845532">
                <text:p>-0.41534181584553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7164059795591">
                <text:p>-0.47164059795591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2607803009825">
                <text:p>-0.52607803009825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78439272597981">
                <text:p>-0.578439272597981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28517679552535">
                <text:p>-0.628517679552535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67611561436831">
                <text:p>-0.6761156143683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21045229742015">
                <text:p>-0.72104522974201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63129209008159">
                <text:p>-0.76312920900815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02201465926921">
                <text:p>-0.802201465926921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38107800150658">
                <text:p>-0.83810780015065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899868930623449">
                <text:p>-0.899868930623449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25479983906503">
                <text:p>-0.925479983906503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47438590504664">
                <text:p>-0.94743859050466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132">
                <text:p>-0.06279051952931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80066577841241">
                <text:p>-0.980066577841241</text:p>
              </table:table-cell>
              <table:table-cell office:value-type="float" office:value="-1.83697019872103E-016">
                <text:p>-1.83697019872103E-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28">
                <text:p>0.06279051952931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93490904735776">
                <text:p>-0.9934909047357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8437791721285">
                <text:p>-0.98437791721285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71380039770178">
                <text:p>-0.97138003977017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33949931303094">
                <text:p>-0.93394993130309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09665419816614">
                <text:p>-0.90966541981661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81790874504716">
                <text:p>-0.881790874504716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50436303463078">
                <text:p>-0.85043630346307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815725448859062">
                <text:p>-0.81572544885906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777795298577908">
                <text:p>-0.77779529857790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92887997201773">
                <text:p>-0.692887997201773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46245936434869">
                <text:p>-0.64624593643486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97053438198541">
                <text:p>-0.597053438198541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545504642809413">
                <text:p>-0.545504642809413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491802989812482">
                <text:p>-0.49180298981248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36160415098174">
                <text:p>-0.43616041509817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78796514488214">
                <text:p>-0.37879651448821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19937677091235">
                <text:p>-0.319937677091235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59816191848397">
                <text:p>-0.259816191848397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36738412656461">
                <text:p>-0.136738412656461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742678504729449">
                <text:p>-0.0742678504729449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115041870133654">
                <text:p>-0.011504187013365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3048782165936">
                <text:p>0.051304878216593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13911466531201">
                <text:p>0.113911466531201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76068498328608">
                <text:p>0.176068498328608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7530668201157">
                <text:p>0.237530668201157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8055413043756">
                <text:p>0.298055413043756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7403869339637">
                <text:p>0.357403869339637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15341815845533">
                <text:p>0.41534181584553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71640597955911">
                <text:p>0.47164059795591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6078030098249">
                <text:p>0.526078030098249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78439272597981">
                <text:p>0.578439272597981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28517679552535">
                <text:p>0.62851767955253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611561436831">
                <text:p>0.6761156143683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721045229742015">
                <text:p>0.721045229742015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763129209008159">
                <text:p>0.763129209008159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02201465926921">
                <text:p>0.80220146592692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38107800150657">
                <text:p>0.838107800150657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70706505782232">
                <text:p>0.870706505782232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9868930623449">
                <text:p>0.899868930623449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25479983906503">
                <text:p>0.925479983906503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5658089829623">
                <text:p>0.965658089829623</text:p>
              </table:table-cell>
              <table:table-cell office:value-type="float" office:value="0.0627905195293142">
                <text:p>0.06279051952931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1.19434011948696E-015">
                <text:p>1.19434011948696E-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36">
                <text:p>-0.0627905195293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4548569091859">
                <text:p>0.954548569091859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09665419816614">
                <text:p>0.90966541981661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81790874504716">
                <text:p>0.881790874504716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50436303463079">
                <text:p>0.850436303463079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5725448859062">
                <text:p>0.81572544885906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736795545594138">
                <text:p>0.73679554559413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2887997201773">
                <text:p>0.692887997201773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46245936434869">
                <text:p>0.64624593643486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97053438198541">
                <text:p>0.597053438198541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5504642809414">
                <text:p>0.54550464280941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91802989812483">
                <text:p>0.49180298981248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6160415098174">
                <text:p>0.43616041509817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8796514488214">
                <text:p>0.3787965144882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19937677091235">
                <text:p>0.31993767709123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59816191848398">
                <text:p>0.25981619184839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8669330795061">
                <text:p>0.1986693307950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36738412656461">
                <text:p>0.13673841265646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74267850472945">
                <text:p>0.07426785047294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15041870133655">
                <text:p>0.011504187013365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513048782165926">
                <text:p>-0.051304878216592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13911466531201">
                <text:p>-0.11391146653120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76068498328608">
                <text:p>-0.176068498328608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237530668201157">
                <text:p>-0.237530668201157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298055413043756">
                <text:p>-0.298055413043756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57403869339639">
                <text:p>-0.357403869339639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415341815845533">
                <text:p>-0.415341815845533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47164059795591">
                <text:p>-0.47164059795591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526078030098249">
                <text:p>-0.526078030098249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78439272597981">
                <text:p>-0.578439272597981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628517679552535">
                <text:p>-0.628517679552535</text:p>
              </table:table-cell>
              <table:table-cell office:value-type="float" office:value="-0.637423989748691">
                <text:p>-0.6374239897486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676115614368309">
                <text:p>-0.676115614368309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721045229742015">
                <text:p>-0.72104522974201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63129209008159">
                <text:p>-0.76312920900815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802201465926922">
                <text:p>-0.80220146592692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838107800150658">
                <text:p>-0.83810780015065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899868930623448">
                <text:p>-0.89986893062344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925479983906503">
                <text:p>-0.925479983906503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947438590504664">
                <text:p>-0.947438590504664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152">
                <text:p>-0.06279051952931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80066577841241">
                <text:p>-0.980066577841241</text:p>
              </table:table-cell>
              <table:table-cell office:value-type="float" office:value="-2.20498321910182E-015">
                <text:p>-2.20498321910182E-0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26">
                <text:p>0.06279051952931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93490904735776">
                <text:p>-0.9934909047357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8437791721285">
                <text:p>-0.98437791721285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71380039770178">
                <text:p>-0.971380039770178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4">
                <text:p>0.4817536741017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33949931303095">
                <text:p>-0.933949931303095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09665419816614">
                <text:p>-0.90966541981661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881790874504717">
                <text:p>-0.881790874504717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850436303463078">
                <text:p>-0.85043630346307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815725448859061">
                <text:p>-0.815725448859061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77795298577907">
                <text:p>-0.777795298577907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736795545594137">
                <text:p>-0.73679554559413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92887997201774">
                <text:p>-0.69288799720177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646245936434869">
                <text:p>-0.646245936434869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597053438198541">
                <text:p>-0.597053438198541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545504642809414">
                <text:p>-0.54550464280941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491802989812483">
                <text:p>-0.49180298981248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36160415098176">
                <text:p>-0.43616041509817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78796514488215">
                <text:p>-0.378796514488215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19937677091233">
                <text:p>-0.31993767709123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259816191848396">
                <text:p>-0.25981619184839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36738412656461">
                <text:p>-0.136738412656461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742678504729451">
                <text:p>-0.0742678504729451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115041870133657">
                <text:p>-0.0115041870133657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513048782165925">
                <text:p>0.0513048782165925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3911466531199">
                <text:p>0.11391146653119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76068498328606">
                <text:p>0.176068498328606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37530668201155">
                <text:p>0.237530668201155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98055413043758">
                <text:p>0.29805541304375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57403869339639">
                <text:p>0.357403869339639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15341815845533">
                <text:p>0.415341815845533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7164059795591">
                <text:p>0.4716405979559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26078030098249">
                <text:p>0.526078030098249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78439272597981">
                <text:p>0.578439272597981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8517679552534">
                <text:p>0.62851767955253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76115614368309">
                <text:p>0.676115614368309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721045229742014">
                <text:p>0.72104522974201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63129209008159">
                <text:p>0.76312920900815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802201465926921">
                <text:p>0.802201465926921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870706505782232">
                <text:p>0.87070650578223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25479983906503">
                <text:p>0.925479983906503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65658089829623">
                <text:p>0.965658089829623</text:p>
              </table:table-cell>
              <table:table-cell office:value-type="float" office:value="0.0627905195293136">
                <text:p>0.0627905195293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5.51091059616309E-016">
                <text:p>5.51091059616309E-0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25">
                <text:p>-0.06279051952931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54548569091859">
                <text:p>0.954548569091859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09665419816614">
                <text:p>0.90966541981661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881790874504716">
                <text:p>0.88179087450471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850436303463079">
                <text:p>0.850436303463079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5725448859062">
                <text:p>0.815725448859062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736795545594139">
                <text:p>0.736795545594139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92887997201774">
                <text:p>0.69288799720177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646245936434869">
                <text:p>0.646245936434869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97053438198542">
                <text:p>0.59705343819854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45504642809412">
                <text:p>0.545504642809412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91802989812481">
                <text:p>0.49180298981248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6160415098174">
                <text:p>0.43616041509817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78796514488214">
                <text:p>0.37879651448821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19937677091235">
                <text:p>0.31993767709123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9816191848398">
                <text:p>0.259816191848398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98669330795063">
                <text:p>0.1986693307950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36738412656461">
                <text:p>0.13673841265646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42678504729453">
                <text:p>0.0742678504729453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1504187013364">
                <text:p>0.0115041870133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513048782165941">
                <text:p>-0.0513048782165941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13911466531201">
                <text:p>-0.11391146653120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76068498328607">
                <text:p>-0.176068498328607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237530668201157">
                <text:p>-0.237530668201157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298055413043754">
                <text:p>-0.298055413043754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357403869339639">
                <text:p>-0.357403869339639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15341815845532">
                <text:p>-0.41534181584553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47164059795591">
                <text:p>-0.47164059795591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26078030098249">
                <text:p>-0.526078030098249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78439272597981">
                <text:p>-0.578439272597981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628517679552534">
                <text:p>-0.628517679552534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676115614368309">
                <text:p>-0.676115614368309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721045229742014">
                <text:p>-0.72104522974201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763129209008158">
                <text:p>-0.7631292090081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802201465926922">
                <text:p>-0.802201465926922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838107800150658">
                <text:p>-0.83810780015065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899868930623448">
                <text:p>-0.89986893062344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25479983906503">
                <text:p>-0.925479983906503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947438590504664">
                <text:p>-0.947438590504664</text:p>
              </table:table-cell>
              <table:table-cell office:value-type="float" office:value="-0.125333233564302">
                <text:p>-0.1253332335643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119">
                <text:p>-0.06279051952931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980066577841241">
                <text:p>-0.980066577841241</text:p>
              </table:table-cell>
              <table:table-cell office:value-type="float" office:value="1.10280109986921E-015">
                <text:p>1.10280109986921E-0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41">
                <text:p>0.06279051952931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93490904735776">
                <text:p>-0.9934909047357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8437791721285">
                <text:p>-0.98437791721285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71380039770178">
                <text:p>-0.971380039770178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33949931303095">
                <text:p>-0.933949931303095</text:p>
              </table:table-cell>
              <table:table-cell office:value-type="float" office:value="0.535826794978998">
                <text:p>0.5358267949789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909665419816614">
                <text:p>-0.90966541981661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881790874504715">
                <text:p>-0.88179087450471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850436303463078">
                <text:p>-0.85043630346307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815725448859062">
                <text:p>-0.81572544885906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777795298577907">
                <text:p>-0.777795298577907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692887997201774">
                <text:p>-0.692887997201774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64624593643487">
                <text:p>-0.6462459364348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597053438198542">
                <text:p>-0.59705343819854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45504642809414">
                <text:p>-0.545504642809414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9180298981248">
                <text:p>-0.4918029898124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36160415098173">
                <text:p>-0.43616041509817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378796514488212">
                <text:p>-0.37879651448821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319937677091233">
                <text:p>-0.31993767709123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259816191848396">
                <text:p>-0.25981619184839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36738412656462">
                <text:p>-0.1367384126564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742678504729454">
                <text:p>-0.074267850472945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115041870133659">
                <text:p>-0.0115041870133659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513048782165922">
                <text:p>0.0513048782165922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13911466531202">
                <text:p>0.11391146653120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76068498328609">
                <text:p>0.17606849832860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37530668201158">
                <text:p>0.23753066820115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98055413043757">
                <text:p>0.29805541304375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57403869339638">
                <text:p>0.35740386933963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15341815845532">
                <text:p>0.41534181584553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7164059795591">
                <text:p>0.4716405979559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526078030098249">
                <text:p>0.526078030098249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78439272597981">
                <text:p>0.578439272597981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28517679552534">
                <text:p>0.628517679552534</text:p>
              </table:table-cell>
              <table:table-cell office:value-type="float" office:value="0.637423989748691">
                <text:p>0.6374239897486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76115614368311">
                <text:p>0.676115614368311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721045229742016">
                <text:p>0.7210452297420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312920900816">
                <text:p>0.7631292090081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802201465926922">
                <text:p>0.802201465926922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870706505782232">
                <text:p>0.87070650578223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25479983906503">
                <text:p>0.925479983906503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65658089829623">
                <text:p>0.965658089829623</text:p>
              </table:table-cell>
              <table:table-cell office:value-type="float" office:value="0.0627905195293156">
                <text:p>0.06279051952931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2.57237725884603E-015">
                <text:p>2.57237725884603E-0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04">
                <text:p>-0.06279051952931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1">
                <text:p>-0.1873813145857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93490904735777">
                <text:p>0.993490904735777</text:p>
              </table:table-cell>
              <table:table-cell office:value-type="float" office:value="-0.309016994374943">
                <text:p>-0.3090169943749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1380039770177">
                <text:p>0.971380039770177</text:p>
              </table:table-cell>
              <table:table-cell office:value-type="float" office:value="-0.425779291565075">
                <text:p>-0.42577929156507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54548569091859">
                <text:p>0.954548569091859</text:p>
              </table:table-cell>
              <table:table-cell office:value-type="float" office:value="-0.481753674101714">
                <text:p>-0.4817536741017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33949931303094">
                <text:p>0.933949931303094</text:p>
              </table:table-cell>
              <table:table-cell office:value-type="float" office:value="-0.535826794978998">
                <text:p>-0.5358267949789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09665419816614">
                <text:p>0.909665419816614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881790874504715">
                <text:p>0.881790874504715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85043630346308">
                <text:p>0.85043630346308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15725448859062">
                <text:p>0.8157254488590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7779529857791">
                <text:p>0.77779529857791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36795545594138">
                <text:p>0.73679554559413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92887997201776">
                <text:p>0.692887997201776</text:p>
              </table:table-cell>
              <table:table-cell office:value-type="float" office:value="-0.844327925502012">
                <text:p>-0.8443279255020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4624593643487">
                <text:p>0.64624593643487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97053438198539">
                <text:p>0.597053438198539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45504642809414">
                <text:p>0.54550464280941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9180298981248">
                <text:p>0.4918029898124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36160415098176">
                <text:p>0.436160415098176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78796514488212">
                <text:p>0.37879651448821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19937677091237">
                <text:p>0.319937677091237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59816191848397">
                <text:p>0.259816191848397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98669330795065">
                <text:p>0.1986693307950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36738412656462">
                <text:p>0.1367384126564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74267850472949">
                <text:p>0.074267850472949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1504187013366">
                <text:p>0.01150418701336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513048782165956">
                <text:p>-0.051304878216595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13911466531199">
                <text:p>-0.11391146653119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76068498328609">
                <text:p>-0.176068498328609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37530668201155">
                <text:p>-0.237530668201155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98055413043757">
                <text:p>-0.29805541304375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357403869339635">
                <text:p>-0.357403869339635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415341815845532">
                <text:p>-0.415341815845532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471640597955907">
                <text:p>-0.471640597955907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526078030098249">
                <text:p>-0.526078030098249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578439272597983">
                <text:p>-0.578439272597983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628517679552534">
                <text:p>-0.628517679552534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676115614368311">
                <text:p>-0.67611561436831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21045229742013">
                <text:p>-0.721045229742013</text:p>
              </table:table-cell>
              <table:table-cell office:value-type="float" office:value="-0.535826794978999">
                <text:p>-0.5358267949789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76312920900816">
                <text:p>-0.76312920900816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802201465926919">
                <text:p>-0.802201465926919</text:p>
              </table:table-cell>
              <table:table-cell office:value-type="float" office:value="-0.425779291565076">
                <text:p>-0.42577929156507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838107800150658">
                <text:p>-0.838107800150658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87070650578223">
                <text:p>-0.87070650578223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899868930623448">
                <text:p>-0.899868930623448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925479983906501">
                <text:p>-0.925479983906501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947438590504664">
                <text:p>-0.947438590504664</text:p>
              </table:table-cell>
              <table:table-cell office:value-type="float" office:value="-0.125333233564306">
                <text:p>-0.12533323356430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965658089829624">
                <text:p>-0.965658089829624</text:p>
              </table:table-cell>
              <table:table-cell office:value-type="float" office:value="-0.0627905195293122">
                <text:p>-0.06279051952931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980066577841241">
                <text:p>-0.980066577841241</text:p>
              </table:table-cell>
              <table:table-cell office:value-type="float" office:value="-2.69484193876076E-015">
                <text:p>-2.69484193876076E-0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39">
                <text:p>0.062790519529313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1">
                <text:p>0.1253332335643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993490904735776">
                <text:p>-0.993490904735776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984377917212851">
                <text:p>-0.984377917212851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971380039770178">
                <text:p>-0.971380039770178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933949931303095">
                <text:p>-0.933949931303095</text:p>
              </table:table-cell>
              <table:table-cell office:value-type="float" office:value="0.535826794978995">
                <text:p>0.5358267949789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909665419816613">
                <text:p>-0.909665419816613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881790874504717">
                <text:p>-0.881790874504717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850436303463078">
                <text:p>-0.85043630346307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815725448859064">
                <text:p>-0.815725448859064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777795298577908">
                <text:p>-0.777795298577908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73679554559414">
                <text:p>-0.7367955455941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692887997201774">
                <text:p>-0.692887997201774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64624593643487">
                <text:p>-0.6462459364348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597053438198542">
                <text:p>-0.59705343819854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545504642809414">
                <text:p>-0.54550464280941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91802989812483">
                <text:p>-0.49180298981248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436160415098173">
                <text:p>-0.43616041509817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378796514488216">
                <text:p>-0.37879651448821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319937677091234">
                <text:p>-0.319937677091234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2598161918484">
                <text:p>-0.259816191848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98669330795061">
                <text:p>-0.1986693307950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36738412656462">
                <text:p>-0.1367384126564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742678504729456">
                <text:p>-0.0742678504729456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115041870133662">
                <text:p>-0.011504187013366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51304878216592">
                <text:p>0.051304878216592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13911466531199">
                <text:p>0.11391146653119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76068498328605">
                <text:p>0.17606849832860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37530668201158">
                <text:p>0.23753066820115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98055413043754">
                <text:p>0.298055413043754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57403869339638">
                <text:p>0.357403869339638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5341815845532">
                <text:p>0.415341815845532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7164059795591">
                <text:p>0.47164059795591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526078030098249">
                <text:p>0.526078030098249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7843927259798">
                <text:p>0.5784392725979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628517679552534">
                <text:p>0.628517679552534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76115614368308">
                <text:p>0.67611561436830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721045229742016">
                <text:p>0.721045229742016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63129209008158">
                <text:p>0.7631292090081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802201465926921">
                <text:p>0.802201465926921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70706505782232">
                <text:p>0.87070650578223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925479983906502">
                <text:p>0.925479983906502</text:p>
              </table:table-cell>
              <table:table-cell office:value-type="float" office:value="0.187381314585726">
                <text:p>0.18738131458572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6">
                <text:p>0.1253332335643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965658089829623">
                <text:p>0.965658089829623</text:p>
              </table:table-cell>
              <table:table-cell office:value-type="float" office:value="0.0627905195293123">
                <text:p>0.0627905195293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2.8173066186755E-015">
                <text:p>2.8173066186755E-0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37">
                <text:p>-0.06279051952931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4">
                <text:p>-0.1873813145857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1">
                <text:p>-0.4257792915650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954548569091859">
                <text:p>0.954548569091859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5">
                <text:p>-0.5358267949789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909665419816614">
                <text:p>0.909665419816614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881790874504717">
                <text:p>0.881790874504717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0436303463078">
                <text:p>0.85043630346307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815725448859062">
                <text:p>0.815725448859062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736795545594138">
                <text:p>0.736795545594138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92887997201774">
                <text:p>0.692887997201774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624593643487">
                <text:p>0.64624593643487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597053438198542">
                <text:p>0.59705343819854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45504642809414">
                <text:p>0.545504642809414</text:p>
              </table:table-cell>
              <table:table-cell office:value-type="float" office:value="-0.929776485888252">
                <text:p>-0.9297764858882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91802989812483">
                <text:p>0.49180298981248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6160415098173">
                <text:p>0.436160415098173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78796514488216">
                <text:p>0.378796514488216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19937677091234">
                <text:p>0.31993767709123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59816191848397">
                <text:p>0.259816191848397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98669330795062">
                <text:p>0.198669330795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36738412656462">
                <text:p>0.1367384126564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742678504729458">
                <text:p>0.074267850472945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15041870133663">
                <text:p>0.0115041870133663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513048782165918">
                <text:p>-0.0513048782165918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13911466531202">
                <text:p>-0.11391146653120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76068498328605">
                <text:p>-0.176068498328605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237530668201158">
                <text:p>-0.23753066820115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298055413043754">
                <text:p>-0.298055413043754</text:p>
              </table:table-cell>
              <table:table-cell office:value-type="float" office:value="-0.876306680043865">
                <text:p>-0.8763066800438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357403869339638">
                <text:p>-0.35740386933963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15341815845532">
                <text:p>-0.415341815845532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47164059795591">
                <text:p>-0.47164059795591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526078030098249">
                <text:p>-0.526078030098249</text:p>
              </table:table-cell>
              <table:table-cell office:value-type="float" office:value="-0.72896862742141">
                <text:p>-0.728968627421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57843927259798">
                <text:p>-0.5784392725979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628517679552537">
                <text:p>-0.628517679552537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676115614368308">
                <text:p>-0.676115614368308</text:p>
              </table:table-cell>
              <table:table-cell office:value-type="float" office:value="-0.587785252292475">
                <text:p>-0.5877852522924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721045229742016">
                <text:p>-0.721045229742016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763129209008158">
                <text:p>-0.763129209008158</text:p>
              </table:table-cell>
              <table:table-cell office:value-type="float" office:value="-0.481753674101718">
                <text:p>-0.4817536741017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802201465926921">
                <text:p>-0.802201465926921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838107800150656">
                <text:p>-0.838107800150656</text:p>
              </table:table-cell>
              <table:table-cell office:value-type="float" office:value="-0.368124552684682">
                <text:p>-0.3681245526846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899868930623448">
                <text:p>-0.899868930623448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925479983906502">
                <text:p>-0.925479983906502</text:p>
              </table:table-cell>
              <table:table-cell office:value-type="float" office:value="-0.187381314585726">
                <text:p>-0.1873813145857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947438590504665">
                <text:p>-0.947438590504665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16">
                <text:p>-0.0627905195293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980066577841242">
                <text:p>-0.980066577841242</text:p>
              </table:table-cell>
              <table:table-cell office:value-type="float" office:value="6.12942380210265E-016">
                <text:p>6.12942380210265E-01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01">
                <text:p>0.06279051952931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1">
                <text:p>0.1873813145857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993490904735777">
                <text:p>-0.993490904735777</text:p>
              </table:table-cell>
              <table:table-cell office:value-type="float" office:value="0.309016994374943">
                <text:p>0.3090169943749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98437791721285">
                <text:p>-0.98437791721285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971380039770177">
                <text:p>-0.971380039770177</text:p>
              </table:table-cell>
              <table:table-cell office:value-type="float" office:value="0.425779291565074">
                <text:p>0.4257792915650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3">
                <text:p>0.4817536741017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933949931303094">
                <text:p>-0.933949931303094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909665419816614">
                <text:p>-0.90966541981661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881790874504715">
                <text:p>-0.881790874504715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85043630346308">
                <text:p>-0.85043630346308</text:p>
              </table:table-cell>
              <table:table-cell office:value-type="float" office:value="0.684547105928686">
                <text:p>0.6845471059286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815725448859062">
                <text:p>-0.815725448859062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77779529857791">
                <text:p>-0.77779529857791</text:p>
              </table:table-cell>
              <table:table-cell office:value-type="float" office:value="0.770513242775786">
                <text:p>0.7705132427757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692887997201771">
                <text:p>-0.692887997201771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64624593643487">
                <text:p>-0.64624593643487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597053438198539">
                <text:p>-0.597053438198539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545504642809414">
                <text:p>-0.545504642809414</text:p>
              </table:table-cell>
              <table:table-cell office:value-type="float" office:value="0.92977648588825">
                <text:p>0.929776485888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49180298981248">
                <text:p>-0.4918029898124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436160415098176">
                <text:p>-0.436160415098176</text:p>
              </table:table-cell>
              <table:table-cell office:value-type="float" office:value="0.96858316112863">
                <text:p>0.968583161128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378796514488213">
                <text:p>-0.37879651448821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319937677091237">
                <text:p>-0.319937677091237</text:p>
              </table:table-cell>
              <table:table-cell office:value-type="float" office:value="0.992114701314477">
                <text:p>0.9921147013144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259816191848397">
                <text:p>-0.259816191848397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98669330795065">
                <text:p>-0.198669330795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36738412656462">
                <text:p>-0.136738412656462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742678504729423">
                <text:p>-0.0742678504729423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115041870133664">
                <text:p>-0.0115041870133664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513048782165953">
                <text:p>0.0513048782165953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13911466531198">
                <text:p>0.113911466531198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76068498328609">
                <text:p>0.176068498328609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37530668201154">
                <text:p>0.237530668201154</text:p>
              </table:table-cell>
              <table:table-cell office:value-type="float" office:value="0.904827052466021">
                <text:p>0.9048270524660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98055413043757">
                <text:p>0.29805541304375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57403869339635">
                <text:p>0.357403869339635</text:p>
              </table:table-cell>
              <table:table-cell office:value-type="float" office:value="0.844327925502017">
                <text:p>0.84432792550201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15341815845532">
                <text:p>0.415341815845532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71640597955907">
                <text:p>0.471640597955907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526078030098249">
                <text:p>0.526078030098249</text:p>
              </table:table-cell>
              <table:table-cell office:value-type="float" office:value="0.72896862742141">
                <text:p>0.7289686274214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578439272597983">
                <text:p>0.578439272597983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628517679552534">
                <text:p>0.62851767955253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676115614368311">
                <text:p>0.676115614368311</text:p>
              </table:table-cell>
              <table:table-cell office:value-type="float" office:value="0.587785252292476">
                <text:p>0.5877852522924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721045229742013">
                <text:p>0.721045229742013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76312920900816">
                <text:p>0.76312920900816</text:p>
              </table:table-cell>
              <table:table-cell office:value-type="float" office:value="0.481753674101712">
                <text:p>0.4817536741017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802201465926919">
                <text:p>0.80220146592691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7070650578223">
                <text:p>0.8707065057822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925479983906501">
                <text:p>0.925479983906501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965658089829624">
                <text:p>0.965658089829624</text:p>
              </table:table-cell>
              <table:table-cell office:value-type="float" office:value="0.0627905195293161">
                <text:p>0.06279051952931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-4.9047770029553E-016">
                <text:p>-4.9047770029553E-01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71">
                <text:p>-0.06279051952931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8">
                <text:p>-0.18738131458572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99868303754053">
                <text:p>0.99868303754053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5">
                <text:p>-0.309016994374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984377917212851">
                <text:p>0.984377917212851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954548569091861">
                <text:p>0.954548569091861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909665419816613">
                <text:p>0.909665419816613</text:p>
              </table:table-cell>
              <table:table-cell office:value-type="float" office:value="-0.587785252292476">
                <text:p>-0.5877852522924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81790874504717">
                <text:p>0.881790874504717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850436303463078">
                <text:p>0.850436303463078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815725448859064">
                <text:p>0.81572544885906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73679554559414">
                <text:p>0.7367955455941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92887997201774">
                <text:p>0.69288799720177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646245936434873">
                <text:p>0.646245936434873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597053438198542">
                <text:p>0.59705343819854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545504642809411">
                <text:p>0.545504642809411</text:p>
              </table:table-cell>
              <table:table-cell office:value-type="float" office:value="-0.929776485888253">
                <text:p>-0.9297764858882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91802989812483">
                <text:p>0.49180298981248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36160415098173">
                <text:p>0.436160415098173</text:p>
              </table:table-cell>
              <table:table-cell office:value-type="float" office:value="-0.968583161128632">
                <text:p>-0.96858316112863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8796514488216">
                <text:p>0.37879651448821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19937677091234">
                <text:p>0.31993767709123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259816191848401">
                <text:p>0.25981619184840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8669330795062">
                <text:p>0.198669330795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6738412656466">
                <text:p>0.13673841265646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4267850472946">
                <text:p>0.074267850472946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15041870133701">
                <text:p>0.0115041870133701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513048782165916">
                <text:p>-0.051304878216591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113911466531202">
                <text:p>-0.113911466531202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176068498328605">
                <text:p>-0.176068498328605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237530668201158">
                <text:p>-0.237530668201158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298055413043753">
                <text:p>-0.29805541304375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357403869339638">
                <text:p>-0.357403869339638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415341815845529">
                <text:p>-0.415341815845529</text:p>
              </table:table-cell>
              <table:table-cell office:value-type="float" office:value="-0.809016994374948">
                <text:p>-0.8090169943749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47164059795591">
                <text:p>-0.47164059795591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526078030098245">
                <text:p>-0.526078030098245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57843927259798">
                <text:p>-0.57843927259798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628517679552531">
                <text:p>-0.628517679552531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676115614368308">
                <text:p>-0.67611561436830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721045229742016">
                <text:p>-0.721045229742016</text:p>
              </table:table-cell>
              <table:table-cell office:value-type="float" office:value="-0.535826794978994">
                <text:p>-0.53582679497899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763129209008157">
                <text:p>-0.763129209008157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802201465926921">
                <text:p>-0.802201465926921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838107800150656">
                <text:p>-0.83810780015065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5">
                <text:p>-0.30901699437494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899868930623446">
                <text:p>-0.89986893062344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925479983906502">
                <text:p>-0.92547998390650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947438590504663">
                <text:p>-0.947438590504663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127">
                <text:p>-0.06279051952931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98006657784124">
                <text:p>-0.98006657784124</text:p>
              </table:table-cell>
              <table:table-cell office:value-type="float" office:value="-3.18470065841971E-015">
                <text:p>-3.18470065841971E-0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34">
                <text:p>0.062790519529313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07">
                <text:p>0.1253332335643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7">
                <text:p>0.248689887164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993490904735777">
                <text:p>-0.993490904735777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984377917212851">
                <text:p>-0.984377917212851</text:p>
              </table:table-cell>
              <table:table-cell office:value-type="float" office:value="0.36812455268468">
                <text:p>0.3681245526846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971380039770179">
                <text:p>-0.971380039770179</text:p>
              </table:table-cell>
              <table:table-cell office:value-type="float" office:value="0.425779291565071">
                <text:p>0.42577929156507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954548569091859">
                <text:p>-0.954548569091859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933949931303097">
                <text:p>-0.933949931303097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909665419816615">
                <text:p>-0.90966541981661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881790874504719">
                <text:p>-0.881790874504719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85043630346308">
                <text:p>-0.8504363034630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815725448859062">
                <text:p>-0.815725448859062</text:p>
              </table:table-cell>
              <table:table-cell office:value-type="float" office:value="0.728968627421413">
                <text:p>0.728968627421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77779529857791">
                <text:p>-0.77779529857791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692887997201777">
                <text:p>-0.692887997201777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64624593643487">
                <text:p>-0.64624593643487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597053438198545">
                <text:p>-0.597053438198545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545504642809415">
                <text:p>-0.545504642809415</text:p>
              </table:table-cell>
              <table:table-cell office:value-type="float" office:value="0.929776485888252">
                <text:p>0.92977648588825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491802989812487">
                <text:p>-0.491802989812487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436160415098176">
                <text:p>-0.43616041509817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37879651448822">
                <text:p>-0.37879651448822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319937677091237">
                <text:p>-0.31993767709123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259816191848397">
                <text:p>-0.259816191848397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198669330795065">
                <text:p>-0.1986693307950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36738412656462">
                <text:p>-0.136738412656462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742678504729497">
                <text:p>-0.0742678504729497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115041870133666">
                <text:p>-0.011504187013366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513048782165879">
                <text:p>0.0513048782165879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13911466531198">
                <text:p>0.11391146653119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76068498328601">
                <text:p>0.176068498328601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37530668201154">
                <text:p>0.23753066820115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29805541304375">
                <text:p>0.29805541304375</text:p>
              </table:table-cell>
              <table:table-cell office:value-type="float" office:value="0.876306680043866">
                <text:p>0.8763066800438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357403869339634">
                <text:p>0.35740386933963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15341815845532">
                <text:p>0.415341815845532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71640597955906">
                <text:p>0.47164059795590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526078030098248">
                <text:p>0.52607803009824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78439272597977">
                <text:p>0.578439272597977</text:p>
              </table:table-cell>
              <table:table-cell office:value-type="float" office:value="0.684547105928691">
                <text:p>0.68454710592869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628517679552534">
                <text:p>0.628517679552534</text:p>
              </table:table-cell>
              <table:table-cell office:value-type="float" office:value="0.637423989748689">
                <text:p>0.63742398974868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676115614368305">
                <text:p>0.676115614368305</text:p>
              </table:table-cell>
              <table:table-cell office:value-type="float" office:value="0.587785252292476">
                <text:p>0.5877852522924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721045229742013">
                <text:p>0.72104522974201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763129209008155">
                <text:p>0.763129209008155</text:p>
              </table:table-cell>
              <table:table-cell office:value-type="float" office:value="0.481753674101719">
                <text:p>0.48175367410171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802201465926919">
                <text:p>0.802201465926919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838107800150658">
                <text:p>0.838107800150658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87070650578223">
                <text:p>0.8707065057822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53">
                <text:p>0.24868988716485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925479983906501">
                <text:p>0.925479983906501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965658089829622">
                <text:p>0.965658089829622</text:p>
              </table:table-cell>
              <table:table-cell office:value-type="float" office:value="0.0627905195293163">
                <text:p>0.06279051952931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-2.45548340466059E-016">
                <text:p>-2.45548340466059E-0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990607190819948">
                <text:p>0.990607190819948</text:p>
              </table:table-cell>
              <table:table-cell office:value-type="float" office:value="-0.0627905195293097">
                <text:p>-0.062790519529309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997238329781867">
                <text:p>0.997238329781867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">
                <text:p>-0.1873813145857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998683037540531">
                <text:p>0.998683037540531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984377917212851">
                <text:p>0.984377917212851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74">
                <text:p>-0.4257792915650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954548569091861">
                <text:p>0.954548569091861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909665419816616">
                <text:p>0.909665419816616</text:p>
              </table:table-cell>
              <table:table-cell office:value-type="float" office:value="-0.58778525229247">
                <text:p>-0.587785252292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881790874504717">
                <text:p>0.881790874504717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50436303463078">
                <text:p>0.850436303463078</text:p>
              </table:table-cell>
              <table:table-cell office:value-type="float" office:value="-0.684547105928686">
                <text:p>-0.68454710592868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15725448859064">
                <text:p>0.815725448859064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6">
                <text:p>-0.7705132427757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36795545594141">
                <text:p>0.736795545594141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692887997201774">
                <text:p>0.69288799720177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646245936434873">
                <text:p>0.646245936434873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597053438198542">
                <text:p>0.59705343819854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545504642809418">
                <text:p>0.545504642809418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91802989812484">
                <text:p>0.491802989812484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36160415098173">
                <text:p>0.436160415098173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378796514488216">
                <text:p>0.378796514488216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319937677091234">
                <text:p>0.319937677091234</text:p>
              </table:table-cell>
              <table:table-cell office:value-type="float" office:value="-0.992114701314477">
                <text:p>-0.9921147013144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59816191848401">
                <text:p>0.259816191848401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98669330795062">
                <text:p>0.198669330795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36738412656466">
                <text:p>0.13673841265646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742678504729462">
                <text:p>0.074267850472946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115041870133632">
                <text:p>0.0115041870133632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513048782165914">
                <text:p>-0.051304878216591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113911466531201">
                <text:p>-0.113911466531201</text:p>
              </table:table-cell>
              <table:table-cell office:value-type="float" office:value="-0.951056516295155">
                <text:p>-0.9510565162951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176068498328605">
                <text:p>-0.176068498328605</text:p>
              </table:table-cell>
              <table:table-cell office:value-type="float" office:value="-0.929776485888254">
                <text:p>-0.92977648588825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237530668201157">
                <text:p>-0.237530668201157</text:p>
              </table:table-cell>
              <table:table-cell office:value-type="float" office:value="-0.904827052466018">
                <text:p>-0.9048270524660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298055413043753">
                <text:p>-0.29805541304375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357403869339638">
                <text:p>-0.357403869339638</text:p>
              </table:table-cell>
              <table:table-cell office:value-type="float" office:value="-0.844327925502018">
                <text:p>-0.8443279255020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415341815845528">
                <text:p>-0.415341815845528</text:p>
              </table:table-cell>
              <table:table-cell office:value-type="float" office:value="-0.809016994374952">
                <text:p>-0.8090169943749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471640597955909">
                <text:p>-0.471640597955909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526078030098245">
                <text:p>-0.526078030098245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57843927259798">
                <text:p>-0.57843927259798</text:p>
              </table:table-cell>
              <table:table-cell office:value-type="float" office:value="-0.684547105928693">
                <text:p>-0.6845471059286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628517679552536">
                <text:p>-0.628517679552536</text:p>
              </table:table-cell>
              <table:table-cell office:value-type="float" office:value="-0.637423989748687">
                <text:p>-0.63742398974868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676115614368308">
                <text:p>-0.67611561436830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721045229742015">
                <text:p>-0.721045229742015</text:p>
              </table:table-cell>
              <table:table-cell office:value-type="float" office:value="-0.535826794979">
                <text:p>-0.5358267949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763129209008157">
                <text:p>-0.763129209008157</text:p>
              </table:table-cell>
              <table:table-cell office:value-type="float" office:value="-0.481753674101722">
                <text:p>-0.48175367410172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802201465926921">
                <text:p>-0.802201465926921</text:p>
              </table:table-cell>
              <table:table-cell office:value-type="float" office:value="-0.42577929156507">
                <text:p>-0.4257792915650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838107800150656">
                <text:p>-0.83810780015065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52">
                <text:p>-0.30901699437495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899868930623446">
                <text:p>-0.899868930623446</text:p>
              </table:table-cell>
              <table:table-cell office:value-type="float" office:value="-0.248689887164864">
                <text:p>-0.2486898871648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925479983906502">
                <text:p>-0.925479983906502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947438590504665">
                <text:p>-0.947438590504665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965658089829623">
                <text:p>-0.965658089829623</text:p>
              </table:table-cell>
              <table:table-cell office:value-type="float" office:value="-0.06279051952932">
                <text:p>-0.062790519529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980066577841242">
                <text:p>-0.980066577841242</text:p>
              </table:table-cell>
              <table:table-cell office:value-type="float" office:value="3.67579733935182E-015">
                <text:p>3.67579733935182E-01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31">
                <text:p>0.062790519529313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">
                <text:p>0.12533323356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17">
                <text:p>0.1873813145857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7">
                <text:p>0.2486898871648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993490904735777">
                <text:p>-0.993490904735777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984377917212851">
                <text:p>-0.984377917212851</text:p>
              </table:table-cell>
              <table:table-cell office:value-type="float" office:value="0.368124552684673">
                <text:p>0.36812455268467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971380039770179">
                <text:p>-0.971380039770179</text:p>
              </table:table-cell>
              <table:table-cell office:value-type="float" office:value="0.425779291565064">
                <text:p>0.4257792915650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95454856909186">
                <text:p>-0.9545485690918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933949931303094">
                <text:p>-0.933949931303094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909665419816615">
                <text:p>-0.909665419816615</text:p>
              </table:table-cell>
              <table:table-cell office:value-type="float" office:value="0.587785252292467">
                <text:p>0.5877852522924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881790874504715">
                <text:p>-0.881790874504715</text:p>
              </table:table-cell>
              <table:table-cell office:value-type="float" office:value="0.637423989748692">
                <text:p>0.6374239897486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85043630346308">
                <text:p>-0.8504363034630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815725448859062">
                <text:p>-0.815725448859062</text:p>
              </table:table-cell>
              <table:table-cell office:value-type="float" office:value="0.728968627421408">
                <text:p>0.7289686274214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77779529857791">
                <text:p>-0.77779529857791</text:p>
              </table:table-cell>
              <table:table-cell office:value-type="float" office:value="0.770513242775784">
                <text:p>0.7705132427757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9">
                <text:p>0.80901699437494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692887997201772">
                <text:p>-0.692887997201772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64624593643487">
                <text:p>-0.64624593643487</text:p>
              </table:table-cell>
              <table:table-cell office:value-type="float" office:value="0.876306680043861">
                <text:p>0.87630668004386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597053438198545">
                <text:p>-0.597053438198545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545504642809415">
                <text:p>-0.54550464280941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491802989812481">
                <text:p>-0.491802989812481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436160415098177">
                <text:p>-0.436160415098177</text:p>
              </table:table-cell>
              <table:table-cell office:value-type="float" office:value="0.968583161128629">
                <text:p>0.9685831611286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378796514488213">
                <text:p>-0.378796514488213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319937677091238">
                <text:p>-0.31993767709123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259816191848397">
                <text:p>-0.259816191848397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98669330795066">
                <text:p>-0.1986693307950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36738412656463">
                <text:p>-0.136738412656463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742678504729428">
                <text:p>-0.074267850472942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115041870133669">
                <text:p>-0.0115041870133669</text:p>
              </table:table-cell>
              <table:table-cell office:value-type="float" office:value="0.98228725072869">
                <text:p>0.9822872507286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513048782165877">
                <text:p>0.0513048782165877</text:p>
              </table:table-cell>
              <table:table-cell office:value-type="float" office:value="0.968583161128632">
                <text:p>0.96858316112863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13911466531198">
                <text:p>0.113911466531198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6068498328608">
                <text:p>0.176068498328608</text:p>
              </table:table-cell>
              <table:table-cell office:value-type="float" office:value="0.929776485888253">
                <text:p>0.92977648588825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237530668201154">
                <text:p>0.237530668201154</text:p>
              </table:table-cell>
              <table:table-cell office:value-type="float" office:value="0.904827052466023">
                <text:p>0.90482705246602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298055413043756">
                <text:p>0.298055413043756</text:p>
              </table:table-cell>
              <table:table-cell office:value-type="float" office:value="0.876306680043862">
                <text:p>0.8763066800438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357403869339641">
                <text:p>0.357403869339641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15341815845531">
                <text:p>0.415341815845531</text:p>
              </table:table-cell>
              <table:table-cell office:value-type="float" office:value="0.809016994374951">
                <text:p>0.80901699437495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71640597955906">
                <text:p>0.471640597955906</text:p>
              </table:table-cell>
              <table:table-cell office:value-type="float" office:value="0.770513242775791">
                <text:p>0.7705132427757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526078030098248">
                <text:p>0.52607803009824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578439272597983">
                <text:p>0.578439272597983</text:p>
              </table:table-cell>
              <table:table-cell office:value-type="float" office:value="0.684547105928691">
                <text:p>0.6845471059286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628517679552533">
                <text:p>0.628517679552533</text:p>
              </table:table-cell>
              <table:table-cell office:value-type="float" office:value="0.637423989748695">
                <text:p>0.6374239897486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67611561436831">
                <text:p>0.67611561436831</text:p>
              </table:table-cell>
              <table:table-cell office:value-type="float" office:value="0.58778525229247">
                <text:p>0.5877852522924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721045229742013">
                <text:p>0.721045229742013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76312920900816">
                <text:p>0.76312920900816</text:p>
              </table:table-cell>
              <table:table-cell office:value-type="float" office:value="0.481753674101719">
                <text:p>0.48175367410171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802201465926919">
                <text:p>0.802201465926919</text:p>
              </table:table-cell>
              <table:table-cell office:value-type="float" office:value="0.42577929156508">
                <text:p>0.425779291565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838107800150657">
                <text:p>0.838107800150657</text:p>
              </table:table-cell>
              <table:table-cell office:value-type="float" office:value="0.368124552684676">
                <text:p>0.36812455268467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870706505782233">
                <text:p>0.870706505782233</text:p>
              </table:table-cell>
              <table:table-cell office:value-type="float" office:value="0.309016994374949">
                <text:p>0.30901699437494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899868930623448">
                <text:p>0.899868930623448</text:p>
              </table:table-cell>
              <table:table-cell office:value-type="float" office:value="0.24868988716486">
                <text:p>0.2486898871648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925479983906501">
                <text:p>0.925479983906501</text:p>
              </table:table-cell>
              <table:table-cell office:value-type="float" office:value="0.187381314585727">
                <text:p>0.1873813145857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947438590504664">
                <text:p>0.947438590504664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965658089829624">
                <text:p>0.965658089829624</text:p>
              </table:table-cell>
              <table:table-cell office:value-type="float" office:value="0.0627905195293166">
                <text:p>0.062790519529316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980066577841241">
                <text:p>0.980066577841241</text:p>
              </table:table-cell>
              <table:table-cell office:value-type="float" office:value="7.10480837696441E-015">
                <text:p>7.10480837696441E-01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990607190819949">
                <text:p>0.990607190819949</text:p>
              </table:table-cell>
              <table:table-cell office:value-type="float" office:value="-0.0627905195293166">
                <text:p>-0.06279051952931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997238329781868">
                <text:p>0.99723832978186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999933824650992">
                <text:p>0.999933824650992</text:p>
              </table:table-cell>
              <table:table-cell office:value-type="float" office:value="-0.18738131458572">
                <text:p>-0.1873813145857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998683037540531">
                <text:p>0.998683037540531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993490904735776">
                <text:p>0.993490904735776</text:p>
              </table:table-cell>
              <table:table-cell office:value-type="float" office:value="-0.309016994374949">
                <text:p>-0.3090169943749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98437791721285">
                <text:p>0.98437791721285</text:p>
              </table:table-cell>
              <table:table-cell office:value-type="float" office:value="-0.368124552684676">
                <text:p>-0.36812455268467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971380039770178">
                <text:p>0.971380039770178</text:p>
              </table:table-cell>
              <table:table-cell office:value-type="float" office:value="-0.425779291565067">
                <text:p>-0.4257792915650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954548569091861">
                <text:p>0.954548569091861</text:p>
              </table:table-cell>
              <table:table-cell office:value-type="float" office:value="-0.481753674101713">
                <text:p>-0.4817536741017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933949931303095">
                <text:p>0.933949931303095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909665419816613">
                <text:p>0.909665419816613</text:p>
              </table:table-cell>
              <table:table-cell office:value-type="float" office:value="-0.58778525229247">
                <text:p>-0.5877852522924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881790874504717">
                <text:p>0.881790874504717</text:p>
              </table:table-cell>
              <table:table-cell office:value-type="float" office:value="-0.637423989748684">
                <text:p>-0.63742398974868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850436303463078">
                <text:p>0.850436303463078</text:p>
              </table:table-cell>
              <table:table-cell office:value-type="float" office:value="-0.684547105928691">
                <text:p>-0.68454710592869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81572544885906">
                <text:p>0.81572544885906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777795298577908">
                <text:p>0.777795298577908</text:p>
              </table:table-cell>
              <table:table-cell office:value-type="float" office:value="-0.770513242775786">
                <text:p>-0.77051324277578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736795545594141">
                <text:p>0.736795545594141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692887997201775">
                <text:p>0.692887997201775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646245936434868">
                <text:p>0.646245936434868</text:p>
              </table:table-cell>
              <table:table-cell office:value-type="float" office:value="-0.876306680043862">
                <text:p>-0.8763066800438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597053438198543">
                <text:p>0.597053438198543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545504642809418">
                <text:p>0.545504642809418</text:p>
              </table:table-cell>
              <table:table-cell office:value-type="float" office:value="-0.92977648588825">
                <text:p>-0.92977648588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91802989812478">
                <text:p>0.491802989812478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36160415098174">
                <text:p>0.436160415098174</text:p>
              </table:table-cell>
              <table:table-cell office:value-type="float" office:value="-0.96858316112863">
                <text:p>-0.9685831611286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378796514488217">
                <text:p>0.378796514488217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319937677091234">
                <text:p>0.319937677091234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59816191848394">
                <text:p>0.25981619184839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8669330795062">
                <text:p>0.1986693307950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36738412656466">
                <text:p>0.13673841265646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742678504729465">
                <text:p>0.0742678504729465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115041870133635">
                <text:p>0.0115041870133635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513048782165911">
                <text:p>-0.0513048782165911</text:p>
              </table:table-cell>
              <table:table-cell office:value-type="float" office:value="-0.968583161128633">
                <text:p>-0.96858316112863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113911466531194">
                <text:p>-0.113911466531194</text:p>
              </table:table-cell>
              <table:table-cell office:value-type="float" office:value="-0.951056516295155">
                <text:p>-0.95105651629515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176068498328611">
                <text:p>-0.176068498328611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237530668201157">
                <text:p>-0.237530668201157</text:p>
              </table:table-cell>
              <table:table-cell office:value-type="float" office:value="-0.904827052466021">
                <text:p>-0.90482705246602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298055413043753">
                <text:p>-0.298055413043753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357403869339637">
                <text:p>-0.357403869339637</text:p>
              </table:table-cell>
              <table:table-cell office:value-type="float" office:value="-0.844327925502014">
                <text:p>-0.84432792550201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415341815845535">
                <text:p>-0.415341815845535</text:p>
              </table:table-cell>
              <table:table-cell office:value-type="float" office:value="-0.809016994374949">
                <text:p>-0.80901699437494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471640597955909">
                <text:p>-0.471640597955909</text:p>
              </table:table-cell>
              <table:table-cell office:value-type="float" office:value="-0.770513242775793">
                <text:p>-0.7705132427757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526078030098245">
                <text:p>-0.526078030098245</text:p>
              </table:table-cell>
              <table:table-cell office:value-type="float" office:value="-0.728968627421413">
                <text:p>-0.728968627421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578439272597985">
                <text:p>-0.578439272597985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628517679552536">
                <text:p>-0.628517679552536</text:p>
              </table:table-cell>
              <table:table-cell office:value-type="float" office:value="-0.637423989748692">
                <text:p>-0.6374239897486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676115614368308">
                <text:p>-0.676115614368308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72104522974201">
                <text:p>-0.72104522974201</text:p>
              </table:table-cell>
              <table:table-cell office:value-type="float" office:value="-0.535826794979">
                <text:p>-0.53582679497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763129209008162">
                <text:p>-0.76312920900816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802201465926921">
                <text:p>-0.802201465926921</text:p>
              </table:table-cell>
              <table:table-cell office:value-type="float" office:value="-0.425779291565077">
                <text:p>-0.42577929156507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838107800150655">
                <text:p>-0.838107800150655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870706505782232">
                <text:p>-0.870706505782232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899868930623449">
                <text:p>-0.899868930623449</text:p>
              </table:table-cell>
              <table:table-cell office:value-type="float" office:value="-0.248689887164857">
                <text:p>-0.2486898871648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925479983906502">
                <text:p>-0.925479983906502</text:p>
              </table:table-cell>
              <table:table-cell office:value-type="float" office:value="-0.187381314585731">
                <text:p>-0.18738131458573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947438590504663">
                <text:p>-0.947438590504663</text:p>
              </table:table-cell>
              <table:table-cell office:value-type="float" office:value="-0.125333233564307">
                <text:p>-0.12533323356430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965658089829625">
                <text:p>-0.965658089829625</text:p>
              </table:table-cell>
              <table:table-cell office:value-type="float" office:value="-0.0627905195293131">
                <text:p>-0.062790519529313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980066577841242">
                <text:p>-0.980066577841242</text:p>
              </table:table-cell>
              <table:table-cell office:value-type="float" office:value="-3.67455937807865E-015">
                <text:p>-3.67455937807865E-01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990607190819949">
                <text:p>-0.990607190819949</text:p>
              </table:table-cell>
              <table:table-cell office:value-type="float" office:value="0.0627905195293129">
                <text:p>0.062790519529312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997238329781867">
                <text:p>-0.997238329781867</text:p>
              </table:table-cell>
              <table:table-cell office:value-type="float" office:value="0.1253332335643">
                <text:p>0.12533323356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999933824650992">
                <text:p>-0.999933824650992</text:p>
              </table:table-cell>
              <table:table-cell office:value-type="float" office:value="0.187381314585723">
                <text:p>0.1873813145857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99868303754053">
                <text:p>-0.99868303754053</text:p>
              </table:table-cell>
              <table:table-cell office:value-type="float" office:value="0.24868988716485">
                <text:p>0.248689887164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993490904735777">
                <text:p>-0.993490904735777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984377917212849">
                <text:p>-0.984377917212849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971380039770177">
                <text:p>-0.971380039770177</text:p>
              </table:table-cell>
              <table:table-cell office:value-type="float" office:value="0.42577929156507">
                <text:p>0.4257792915650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95454856909186">
                <text:p>-0.9545485690918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933949931303097">
                <text:p>-0.933949931303097</text:p>
              </table:table-cell>
              <table:table-cell office:value-type="float" office:value="0.535826794978994">
                <text:p>0.5358267949789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909665419816612">
                <text:p>-0.909665419816612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881790874504716">
                <text:p>-0.881790874504716</text:p>
              </table:table-cell>
              <table:table-cell office:value-type="float" office:value="0.637423989748687">
                <text:p>0.63742398974868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85043630346308">
                <text:p>-0.85043630346308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815725448859066">
                <text:p>-0.815725448859066</text:p>
              </table:table-cell>
              <table:table-cell office:value-type="float" office:value="0.728968627421408">
                <text:p>0.72896862742140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777795298577906">
                <text:p>-0.777795298577906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736795545594138">
                <text:p>-0.736795545594138</text:p>
              </table:table-cell>
              <table:table-cell office:value-type="float" office:value="0.809016994374944">
                <text:p>0.8090169943749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692887997201777">
                <text:p>-0.692887997201777</text:p>
              </table:table-cell>
              <table:table-cell office:value-type="float" office:value="0.844327925502014">
                <text:p>0.84432792550201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646245936434865">
                <text:p>-0.646245936434865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59705343819854">
                <text:p>-0.5970534381985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545504642809415">
                <text:p>-0.545504642809415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491802989812487">
                <text:p>-0.491802989812487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43616041509817">
                <text:p>-0.43616041509817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378796514488213">
                <text:p>-0.378796514488213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319937677091238">
                <text:p>-0.31993767709123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259816191848405">
                <text:p>-0.259816191848405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198669330795059">
                <text:p>-0.1986693307950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77cm" svg:height="3.773cm" xlink:href=".." xlink:type="simple" chart:class="chart:line" chart:style-name="ch1">
        <chart:plot-area chart:style-name="ch2" table:cell-range-address="Лист1.E1:Лист1.E800" svg:x="0.185cm" svg:y="0.075cm" svg:width="8.907cm" svg:height="3.623cm">
          <chart:coordinate-region svg:x="0.912cm" svg:y="0.274cm" svg:width="8.18cm" svg:height="3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E1:Лист1.E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E1:Лист1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00023994865631094">
                <text:p>-0.000002399486563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000609606584942024">
                <text:p>-0.00000609606584942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4.6951947200993">
                <text:p>-54.6951947200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889015994545717">
                <text:p>0.00000889015994545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518237116997611">
                <text:p>0.000005182371169976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395999475322206">
                <text:p>0.00000395999475322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0409506779415869">
                <text:p>-0.0004095067794158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781552168419242">
                <text:p>-0.00078155216841924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54.7122288881821">
                <text:p>-54.712228888182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690852154038107">
                <text:p>0.0006908521540381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17665859058625">
                <text:p>0.000317665859058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190321909729896">
                <text:p>0.0001903219097298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123885800370677">
                <text:p>0.00012388580037067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>N</mi>
            </munderover>
            <msub>
              <mi>x</mi>
              <mi>n</mi>
            </msub>
          </mrow>
          <mo stretchy="false">∗</mo>
          <mi>cos</mi>
        </mrow>
      </mrow>
      <mrow>
        <mo fence="true" stretchy="false">(</mo>
        <mrow>
          <mrow>
            <mn>2</mn>
            <mi>π</mi>
            <mrow>
              <mfrac>
                <mi>n</mi>
                <mi>N</mi>
              </mfrac>
              <mo stretchy="false">∗</mo>
              <mi>k</mi>
            </mrow>
          </mrow>
        </mrow>
        <mo fence="true" stretchy="false">)</mo>
      </mrow>
    </mrow>
    <annotation encoding="StarMath 5.0">X_k = sum from{n=0} to{N} x_n * cos( 2%pi {n over N} * k )</annotation>
  </semantics>
</math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48cm" svg:height="3.831cm" xlink:href=".." xlink:type="simple" chart:class="chart:line" chart:style-name="ch1">
        <chart:plot-area chart:style-name="ch2" table:cell-range-address="Лист1.F1:Лист1.F800" svg:x="0.184cm" svg:y="0.076cm" svg:width="8.88cm" svg:height="3.679cm">
          <chart:coordinate-region svg:x="1.096cm" svg:y="0.275cm" svg:width="7.968cm" svg:height="3.2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1.F1:Лист1.F800" chart:class="chart:line"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Лист1.F1:Лист1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31270103963656">
                <text:p>0.0000231270103963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504133146900666">
                <text:p>0.00005041331469006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6.242903093354">
                <text:p>396.242903093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0573251546261821">
                <text:p>-0.0000573251546261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301196214912165">
                <text:p>-0.00003011962149121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0020957161596117">
                <text:p>-0.0000209571615961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0237941454878883">
                <text:p>-0.002379414548788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50381379423156">
                <text:p>-0.005038137942315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396.240226073564">
                <text:p>-396.24022607356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571115158680493">
                <text:p>0.005711151586804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306047870022497">
                <text:p>0.0030604787002249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219826279600242">
                <text:p>0.002198262796002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178715766548211">
                <text:p>0.0017871576654821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>
  <semantics>
    <mrow>
      <mrow>
        <msub>
          <mi>X</mi>
          <mi>k</mi>
        </msub>
        <mo stretchy="false">=</mo>
        <mrow>
          <mrow>
            <munderover>
              <mo stretchy="false">∑</mo>
              <mrow>
                <mi>n</mi>
                <mo stretchy="false">=</mo>
                <mn>0</mn>
              </mrow>
              <mi>N</mi>
            </munderover>
            <msub>
              <mi>x</mi>
              <mi>n</mi>
            </msub>
          </mrow>
          <mo stretchy="false">∗</mo>
          <mi>sin</mi>
        </mrow>
      </mrow>
      <mrow>
        <mo fence="true" stretchy="false">(</mo>
        <mrow>
          <mrow>
            <mn>2</mn>
            <mi>π</mi>
            <mrow>
              <mfrac>
                <mi>n</mi>
                <mi>N</mi>
              </mfrac>
              <mo stretchy="false">∗</mo>
              <mi>k</mi>
            </mrow>
          </mrow>
        </mrow>
        <mo fence="true" stretchy="false">)</mo>
      </mrow>
    </mrow>
    <annotation encoding="StarMath 5.0">X_k = sum from{n=0} to{N} x_n * sin( 2%pi {n over N} * k )</annotation>
  </semantics>
</math>
</file>